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4a8a80"/>
    </style:style>
    <style:style style:name="P2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5b23bb"/>
    </style:style>
    <style:style style:name="P3" style:family="paragraph" style:parent-style-name="Standard">
      <style:text-properties style:text-underline-style="none" officeooo:paragraph-rsid="014a8a80"/>
    </style:style>
    <style:style style:name="P4" style:family="paragraph" style:parent-style-name="Standard">
      <style:text-properties style:text-underline-style="none" officeooo:paragraph-rsid="015b23bb"/>
    </style:style>
    <style:style style:name="P5" style:family="paragraph" style:parent-style-name="Standard">
      <style:text-properties style:text-underline-style="none" officeooo:paragraph-rsid="0185a901"/>
    </style:style>
    <style:style style:name="P6" style:family="paragraph" style:parent-style-name="Standard">
      <style:text-properties style:font-name="Courier New1" fo:font-weight="normal" officeooo:paragraph-rsid="00d3aae3" style:font-weight-asian="normal" style:font-weight-complex="normal"/>
    </style:style>
    <style:style style:name="P7" style:family="paragraph" style:parent-style-name="Standard">
      <style:text-properties officeooo:paragraph-rsid="00fcaee5"/>
    </style:style>
    <style:style style:name="P8" style:family="paragraph" style:parent-style-name="Standard">
      <style:text-properties officeooo:paragraph-rsid="01217dd6"/>
    </style:style>
    <style:style style:name="P9" style:family="paragraph" style:parent-style-name="Standar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b1116"/>
    </style:style>
    <style:style style:name="P10" style:family="paragraph" style:parent-style-name="Standar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none" fo:font-weight="bold" officeooo:paragraph-rsid="014a8a80" fo:background-color="#c0c0c0" style:language-asian="de" style:country-asian="DE" style:font-weight-asian="bold" style:font-name-complex="Courier New2"/>
    </style:style>
    <style:style style:name="P11" style:family="paragraph" style:parent-style-name="Standar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4a8a80"/>
    </style:style>
    <style:style style:name="P12" style:family="paragraph" style:parent-style-name="Standard">
      <style:paragraph-properties fo:margin-left="0in" fo:margin-right="1.3252in" fo:text-indent="0in" style:auto-text-indent="false"/>
      <style:text-properties style:text-underline-style="none" officeooo:paragraph-rsid="015b23bb"/>
    </style:style>
    <style:style style:name="P13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df234"/>
    </style:style>
    <style:style style:name="P14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c5c1d"/>
    </style:style>
    <style:style style:name="P15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b3cde"/>
    </style:style>
    <style:style style:name="P16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ab538"/>
    </style:style>
    <style:style style:name="P17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ddb5c"/>
    </style:style>
    <style:style style:name="P18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ffcff"/>
    </style:style>
    <style:style style:name="P19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3de48"/>
    </style:style>
    <style:style style:name="P20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ddf50"/>
    </style:style>
    <style:style style:name="P2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b2439"/>
    </style:style>
    <style:style style:name="P22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e605e"/>
    </style:style>
    <style:style style:name="P23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8596f"/>
    </style:style>
    <style:style style:name="P24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b27bb"/>
    </style:style>
    <style:style style:name="P25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c8c7f"/>
    </style:style>
    <style:style style:name="P26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c8c7f"/>
    </style:style>
    <style:style style:name="P27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e07a7"/>
    </style:style>
    <style:style style:name="P28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4ee72"/>
    </style:style>
    <style:style style:name="P29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5c16a"/>
    </style:style>
    <style:style style:name="P30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184f7"/>
    </style:style>
    <style:style style:name="P3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a8a80"/>
    </style:style>
    <style:style style:name="P3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cd9c9"/>
    </style:style>
    <style:style style:name="P3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d9004"/>
    </style:style>
    <style:style style:name="P3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ee530"/>
    </style:style>
    <style:style style:name="P35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0b5e6"/>
    </style:style>
    <style:style style:name="P3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0b5e6"/>
    </style:style>
    <style:style style:name="P3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29971"/>
    </style:style>
    <style:style style:name="P3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3554d"/>
    </style:style>
    <style:style style:name="P39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8d00b"/>
    </style:style>
    <style:style style:name="P40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b5412"/>
    </style:style>
    <style:style style:name="P41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f9263"/>
    </style:style>
    <style:style style:name="P42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2e7b1"/>
    </style:style>
    <style:style style:name="P43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60f66"/>
    </style:style>
    <style:style style:name="P4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826dd"/>
    </style:style>
    <style:style style:name="P4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82be0"/>
    </style:style>
    <style:style style:name="P4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8e336"/>
    </style:style>
    <style:style style:name="P4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2ae1b"/>
    </style:style>
    <style:style style:name="P4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373d6"/>
    </style:style>
    <style:style style:name="P49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718b8"/>
    </style:style>
    <style:style style:name="P50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aa248"/>
    </style:style>
    <style:style style:name="P51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e2981"/>
    </style:style>
    <style:style style:name="P5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4b37b"/>
    </style:style>
    <style:style style:name="P5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4ddd4"/>
    </style:style>
    <style:style style:name="P5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69556"/>
    </style:style>
    <style:style style:name="P55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935f4"/>
    </style:style>
    <style:style style:name="P56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b2439"/>
    </style:style>
    <style:style style:name="P57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cc343"/>
    </style:style>
    <style:style style:name="P58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d14e2"/>
    </style:style>
    <style:style style:name="P59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4e353"/>
    </style:style>
    <style:style style:name="P60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a4bb2"/>
    </style:style>
    <style:style style:name="P61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c2d5e"/>
    </style:style>
    <style:style style:name="P62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4bc60"/>
    </style:style>
    <style:style style:name="P6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bf838"/>
    </style:style>
    <style:style style:name="P6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d20f2"/>
    </style:style>
    <style:style style:name="P6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e9da7"/>
    </style:style>
    <style:style style:name="P6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1959a"/>
    </style:style>
    <style:style style:name="P6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326d5"/>
    </style:style>
    <style:style style:name="P6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326d5"/>
    </style:style>
    <style:style style:name="P69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57122"/>
    </style:style>
    <style:style style:name="P70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5ffd1"/>
    </style:style>
    <style:style style:name="P71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6a7ce"/>
    </style:style>
    <style:style style:name="P7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85fbe"/>
    </style:style>
    <style:style style:name="P7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d3aad"/>
    </style:style>
    <style:style style:name="P7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ffb43"/>
    </style:style>
    <style:style style:name="P7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91997"/>
    </style:style>
    <style:style style:name="P7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cbd12"/>
    </style:style>
    <style:style style:name="P7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17772"/>
    </style:style>
    <style:style style:name="P7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293e3"/>
    </style:style>
    <style:style style:name="P79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485a7"/>
    </style:style>
    <style:style style:name="P80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8596f"/>
    </style:style>
    <style:style style:name="P81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8596f"/>
    </style:style>
    <style:style style:name="P8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2ee90"/>
    </style:style>
    <style:style style:name="P8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2ee90"/>
    </style:style>
    <style:style style:name="P84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43540"/>
    </style:style>
    <style:style style:name="P85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44713"/>
    </style:style>
    <style:style style:name="P8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e61e2"/>
    </style:style>
    <style:style style:name="P87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95e63a"/>
    </style:style>
    <style:style style:name="P88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544b9"/>
    </style:style>
    <style:style style:name="P89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60bce"/>
    </style:style>
    <style:style style:name="P90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cf58df"/>
    </style:style>
    <style:style style:name="P91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cfce33"/>
    </style:style>
    <style:style style:name="P92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76484"/>
    </style:style>
    <style:style style:name="P93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8962d"/>
    </style:style>
    <style:style style:name="P94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c4880"/>
    </style:style>
    <style:style style:name="P95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cfa77"/>
    </style:style>
    <style:style style:name="P96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4127d"/>
    </style:style>
    <style:style style:name="P9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62aef"/>
    </style:style>
    <style:style style:name="P9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826d8"/>
    </style:style>
    <style:style style:name="P99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8c0ab"/>
    </style:style>
    <style:style style:name="P100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bc7e3"/>
    </style:style>
    <style:style style:name="P101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cf857"/>
    </style:style>
    <style:style style:name="P10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de578"/>
    </style:style>
    <style:style style:name="P103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eac14"/>
    </style:style>
    <style:style style:name="P104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064c3"/>
    </style:style>
    <style:style style:name="P10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184f7"/>
    </style:style>
    <style:style style:name="P106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36124"/>
    </style:style>
    <style:style style:name="P107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6a2f8"/>
    </style:style>
    <style:style style:name="P108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03d5b6"/>
    </style:style>
    <style:style style:name="P109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5c16a"/>
    </style:style>
    <style:style style:name="P110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f184f7"/>
    </style:style>
    <style:style style:name="P11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4a8a80"/>
    </style:style>
    <style:style style:name="P112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1e475"/>
    </style:style>
    <style:style style:name="P113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279a2"/>
    </style:style>
    <style:style style:name="P114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3a32e"/>
    </style:style>
    <style:style style:name="P115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826d8"/>
    </style:style>
    <style:style style:name="P116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2db61" style:font-size-asian="10pt" style:font-size-complex="10pt"/>
    </style:style>
    <style:style style:name="P117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af4a" style:font-size-asian="10pt" style:font-size-complex="10pt"/>
    </style:style>
    <style:style style:name="P118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a7981" style:font-size-asian="10pt" style:font-size-complex="10pt"/>
    </style:style>
    <style:style style:name="P119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cfce33" style:font-size-asian="10pt" style:font-size-complex="10pt"/>
    </style:style>
    <style:style style:name="P120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0da76ff" style:font-weight-asian="normal" style:font-weight-complex="normal"/>
    </style:style>
    <style:style style:name="P12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32e96d" style:font-weight-asian="normal" style:font-weight-complex="normal"/>
    </style:style>
    <style:style style:name="P122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cfce33" style:font-size-asian="10pt" style:font-size-complex="10pt"/>
    </style:style>
    <style:style style:name="P123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4ecd" style:font-size-asian="10pt" style:font-size-complex="10pt"/>
    </style:style>
    <style:style style:name="P124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a66c4" style:font-size-asian="10pt" style:font-size-complex="10pt"/>
    </style:style>
    <style:style style:name="P125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e195d"/>
    </style:style>
    <style:style style:name="P126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e07a7"/>
    </style:style>
    <style:style style:name="P127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ed085"/>
    </style:style>
    <style:style style:name="P128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cfce33"/>
    </style:style>
    <style:style style:name="P129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74ecd"/>
    </style:style>
    <style:style style:name="P130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a66c4"/>
    </style:style>
    <style:style style:name="P131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e47e5"/>
    </style:style>
    <style:style style:name="P132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718b8"/>
    </style:style>
    <style:style style:name="P133" style:family="paragraph" style:parent-style-name="HTML_20_Preformatted">
      <loext:graphic-properties draw:fill="solid" draw:fill-color="#ffffff"/>
      <style:paragraph-properties fo:margin-left="0in" fo:margin-right="1.3252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2ca92"/>
    </style:style>
    <style:style style:name="P134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0b3de48" style:font-size-asian="10pt" style:font-size-complex="10pt"/>
    </style:style>
    <style:style style:name="P135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4ecd" style:font-size-asian="10pt" style:font-size-complex="10pt"/>
    </style:style>
    <style:style style:name="P136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cfce33" style:font-size-asian="10pt" style:font-size-complex="10pt"/>
    </style:style>
    <style:style style:name="P137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0b3de48" fo:background-color="transparent" style:font-size-asian="10pt" style:font-size-complex="10pt"/>
    </style:style>
    <style:style style:name="P138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1de47e5" fo:background-color="transparent" style:font-size-asian="10pt" style:font-size-complex="10pt"/>
    </style:style>
    <style:style style:name="P139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cfce33" style:font-size-asian="10pt" style:font-size-complex="10pt"/>
    </style:style>
    <style:style style:name="P140" style:family="paragraph" style:parent-style-name="HTML_20_Preformatted">
      <loext:graphic-properties draw:fill="solid" draw:fill-color="#ffffff"/>
      <style:paragraph-properties fo:margin-left="0in" fo:margin-right="1.3252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659dd"/>
    </style:style>
    <style:style style:name="P141" style:family="paragraph" style:parent-style-name="HTML_20_Preformatted">
      <loext:graphic-properties draw:fill="solid" draw:fill-color="#ffffff"/>
      <style:paragraph-properties fo:margin-left="0in" fo:margin-right="1.3252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515df"/>
    </style:style>
    <style:style style:name="P142" style:family="paragraph" style:parent-style-name="Preformatted_20_Text">
      <loext:graphic-properties draw:fill="none"/>
      <style:paragraph-properties fo:margin-left="0in" fo:margin-right="1.3252in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none" fo:font-weight="bold" officeooo:paragraph-rsid="00b3de48" fo:background-color="#cccccc" style:font-weight-asian="bold" style:font-weight-complex="bold"/>
    </style:style>
    <style:style style:name="P143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1f2f3"/>
    </style:style>
    <style:style style:name="P144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2a158"/>
    </style:style>
    <style:style style:name="P145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c2d5e"/>
    </style:style>
    <style:style style:name="P146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2db61"/>
    </style:style>
    <style:style style:name="P147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41b50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none" fo:font-weight="bold" officeooo:paragraph-rsid="0104ddd4" fo:background-color="#c0c0c0" style:language-asian="de" style:country-asian="DE" style:font-weight-asian="bold" style:font-name-complex="Courier New2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none" fo:font-weight="bold" officeooo:rsid="005a3972" officeooo:paragraph-rsid="00b3de48" fo:background-color="transparent" style:language-asian="de" style:country-asian="DE" style:font-weight-asian="bold" style:font-name-complex="Courier New2"/>
    </style:style>
    <style:style style:name="P150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151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152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04b37b"/>
    </style:style>
    <style:style style:name="P153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069556"/>
    </style:style>
    <style:style style:name="P154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4127d"/>
    </style:style>
    <style:style style:name="P155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62aef"/>
    </style:style>
    <style:style style:name="P156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826d8"/>
    </style:style>
    <style:style style:name="P157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8c0ab"/>
    </style:style>
    <style:style style:name="P158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cf857"/>
    </style:style>
    <style:style style:name="P159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eac14"/>
    </style:style>
    <style:style style:name="P160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f064c3"/>
    </style:style>
    <style:style style:name="P161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f184f7"/>
    </style:style>
    <style:style style:name="P162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fo:font-weight="bold" officeooo:paragraph-rsid="00b3de48" fo:background-color="#cccccc" style:font-weight-asian="bold" style:font-weight-complex="bold"/>
    </style:style>
    <style:style style:name="P163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164" style:family="paragraph" style:parent-style-name="Preformatted_20_Text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165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e5c16a"/>
    </style:style>
    <style:style style:name="P166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f184f7"/>
    </style:style>
    <style:style style:name="P167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cf58df" style:font-size-asian="10pt" style:font-size-complex="10pt"/>
    </style:style>
    <style:style style:name="P168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af4a" style:font-size-asian="10pt" style:font-size-complex="10pt"/>
    </style:style>
    <style:style style:name="P169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a7981" style:font-size-asian="10pt" style:font-size-complex="10pt"/>
    </style:style>
    <style:style style:name="P170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none" fo:font-weight="bold" officeooo:paragraph-rsid="00b3de48" style:font-weight-asian="bold" style:font-weight-complex="bold"/>
    </style:style>
    <style:style style:name="P171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4a8a80"/>
    </style:style>
    <style:style style:name="P172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4a8a80" style:font-size-asian="10pt" style:font-size-complex="10pt"/>
    </style:style>
    <style:style style:name="P173" style:family="paragraph" style:parent-style-name="Standard">
      <style:paragraph-properties fo:margin-left="0in" fo:margin-right="1.3299in" fo:text-indent="0in" style:auto-text-indent="false">
        <style:tab-stops>
          <style:tab-stop style:position="3.9374in"/>
          <style:tab-stop style:position="4.25in"/>
        </style:tab-stops>
      </style:paragraph-properties>
      <style:text-properties officeooo:paragraph-rsid="014a8a80"/>
    </style:style>
    <style:style style:name="P174" style:family="paragraph" style:parent-style-name="HTML_20_Preformatted">
      <loext:graphic-properties draw:fill="solid" draw:fill-color="#ffffff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3166cc"/>
    </style:style>
    <style:style style:name="P175" style:family="paragraph" style:parent-style-name="HTML_20_Preformatted">
      <style:paragraph-properties fo:margin-left="0in" fo:margin-right="1.329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0pt" style:text-underline-style="none" fo:font-weight="bold" officeooo:paragraph-rsid="01b5eccb" style:font-size-asian="10pt" style:font-weight-asian="bold" style:font-size-complex="10pt"/>
    </style:style>
    <style:style style:name="P176" style:family="paragraph" style:parent-style-name="Preformatted_20_Text">
      <style:text-properties style:font-name="Courier New1" style:text-underline-style="none" fo:font-weight="bold" officeooo:paragraph-rsid="015b23bb" style:font-weight-asian="bold" style:font-weight-complex="bold"/>
    </style:style>
    <style:style style:name="P177" style:family="paragraph" style:parent-style-name="Preformatted_20_Text">
      <style:text-properties style:text-underline-style="none" fo:font-weight="bold" officeooo:paragraph-rsid="015b23bb" fo:background-color="#cccccc" style:font-weight-asian="bold" style:font-weight-complex="bold"/>
    </style:style>
    <style:style style:name="P178" style:family="paragraph" style:parent-style-name="Preformatted_20_Text">
      <style:text-properties style:text-line-through-style="solid" style:text-line-through-type="single" style:font-name="Courier New1" fo:background-color="#d0d0d0"/>
    </style:style>
    <style:style style:name="P179" style:family="paragraph" style:parent-style-name="Standard">
      <loext:graphic-properties draw:fill="solid" draw:fill-color="#ffffff"/>
      <style:paragraph-properties fo:margin-left="0in" fo:margin-right="1.2626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none" fo:font-weight="bold" officeooo:rsid="005a3972" officeooo:paragraph-rsid="015b23bb" fo:background-color="transparent" style:language-asian="de" style:country-asian="DE" style:font-weight-asian="bold" style:font-name-complex="Courier New2"/>
    </style:style>
    <style:style style:name="P180" style:family="paragraph" style:parent-style-name="Standard">
      <style:paragraph-properties fo:margin-left="0in" fo:margin-right="1.2626in" fo:text-indent="0in" style:auto-text-indent="false">
        <style:tab-stops>
          <style:tab-stop style:position="3.9374in"/>
          <style:tab-stop style:position="4.25in"/>
        </style:tab-stops>
      </style:paragraph-properties>
      <style:text-properties style:text-underline-style="none" officeooo:paragraph-rsid="015b23bb"/>
    </style:style>
    <style:style style:name="P18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0d14e2" style:font-size-asian="10pt" style:font-size-complex="10pt"/>
    </style:style>
    <style:style style:name="P18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officeooo:paragraph-rsid="00b9ce90"/>
    </style:style>
    <style:style style:name="P183" style:family="paragraph" style:parent-style-name="Preformatted_20_Text" style:master-page-name="">
      <loext:graphic-properties draw:fill="none"/>
      <style:paragraph-properties fo:margin-left="0in" fo:margin-right="0.4366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31959a" style:font-weight-asian="normal" style:font-weight-complex="normal"/>
    </style:style>
    <style:style style:name="P184" style:family="paragraph" style:parent-style-name="HTML_20_Preformatted">
      <loext:graphic-properties draw:fill="solid" draw:fill-color="#ffffff"/>
      <style:paragraph-properties fo:margin-left="0in" fo:margin-right="0.4366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0fe5031" style:font-weight-asian="normal" style:font-weight-complex="normal"/>
    </style:style>
    <style:style style:name="P185" style:family="paragraph" style:parent-style-name="HTML_20_Preformatted">
      <loext:graphic-properties draw:fill="solid" draw:fill-color="#ffffff"/>
      <style:paragraph-properties fo:margin-left="0in" fo:margin-right="0.4366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8b7ad"/>
    </style:style>
    <style:style style:name="P186" style:family="paragraph" style:parent-style-name="HTML_20_Preformatted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60f66"/>
    </style:style>
    <style:style style:name="P187" style:family="paragraph" style:parent-style-name="HTML_20_Preformatted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2a972"/>
    </style:style>
    <style:style style:name="P188" style:family="paragraph" style:parent-style-name="HTML_20_Preformatted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e605e"/>
    </style:style>
    <style:style style:name="P189" style:family="paragraph" style:parent-style-name="HTML_20_Preformatted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ffb43"/>
    </style:style>
    <style:style style:name="P190" style:family="paragraph" style:parent-style-name="HTML_20_Preformatted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0a324"/>
    </style:style>
    <style:style style:name="P191" style:family="paragraph" style:parent-style-name="HTML_20_Preformatted">
      <loext:graphic-properties draw:fill="solid" draw:fill-color="#ffffff"/>
      <style:paragraph-properties fo:margin-left="0in" fo:margin-right="0.5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2a972"/>
    </style:style>
    <style:style style:name="P192" style:family="paragraph" style:parent-style-name="HTML_20_Preformatted">
      <loext:graphic-properties draw:fill="solid" draw:fill-color="#ffffff"/>
      <style:paragraph-properties fo:margin-left="0in" fo:margin-right="0.5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0927d"/>
    </style:style>
    <style:style style:name="P193" style:family="paragraph" style:parent-style-name="HTML_20_Preformatted">
      <loext:graphic-properties draw:fill="solid" draw:fill-color="#ffffff"/>
      <style:paragraph-properties fo:margin-left="0in" fo:margin-right="0.5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8b838"/>
    </style:style>
    <style:style style:name="P194" style:family="paragraph" style:parent-style-name="HTML_20_Preformatted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paragraph-rsid="00b3de48" fo:background-color="#cccccc" style:font-size-asian="10pt" style:font-weight-asian="bold" style:font-size-complex="10pt" style:font-weight-complex="bold"/>
    </style:style>
    <style:style style:name="P195" style:family="paragraph" style:parent-style-name="Preformatted_20_Text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c36df"/>
    </style:style>
    <style:style style:name="P196" style:family="paragraph" style:parent-style-name="Preformatted_20_Text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2a972"/>
    </style:style>
    <style:style style:name="P197" style:family="paragraph" style:parent-style-name="Preformatted_20_Text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ffb43"/>
    </style:style>
    <style:style style:name="P198" style:family="paragraph" style:parent-style-name="Preformatted_20_Text">
      <loext:graphic-properties draw:fill="none"/>
      <style:paragraph-properties fo:margin-left="0in" fo:margin-right="0.5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0a324"/>
    </style:style>
    <style:style style:name="P199" style:family="paragraph" style:parent-style-name="Preformatted_20_Text">
      <loext:graphic-properties draw:fill="solid" draw:fill-color="#ffffff"/>
      <style:paragraph-properties fo:margin-left="0in" fo:margin-right="0.5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2a972"/>
    </style:style>
    <style:style style:name="P200" style:family="paragraph" style:parent-style-name="Preformatted_20_Text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bold" officeooo:paragraph-rsid="013e605e" style:font-weight-asian="bold"/>
    </style:style>
    <style:style style:name="P201" style:family="paragraph" style:parent-style-name="Preformatted_20_Text">
      <loext:graphic-properties draw:fill="solid" draw:fill-color="#ffffff"/>
      <style:paragraph-properties fo:margin-left="0in" fo:margin-right="0.5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50927d" fo:background-color="transparent" style:font-weight-asian="normal" style:font-weight-complex="normal"/>
    </style:style>
    <style:style style:name="P202" style:family="paragraph" style:parent-style-name="Preformatted_20_Text">
      <loext:graphic-properties draw:fill="solid" draw:fill-color="#ffffff" draw:opacity="100%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aeb2f2"/>
    </style:style>
    <style:style style:name="P203" style:family="paragraph" style:parent-style-name="Preformatted_20_Text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3de48"/>
    </style:style>
    <style:style style:name="P204" style:family="paragraph" style:parent-style-name="Preformatted_20_Text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Courier New1" officeooo:paragraph-rsid="01111d8d"/>
    </style:style>
    <style:style style:name="P205" style:family="paragraph" style:parent-style-name="Preformatted_20_Text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3bd494"/>
    </style:style>
    <style:style style:name="P206" style:family="paragraph" style:parent-style-name="Preformatted_20_Text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Courier New1" fo:font-weight="normal" style:font-weight-asian="normal" style:font-weight-complex="normal"/>
    </style:style>
    <style:style style:name="P207" style:family="paragraph" style:parent-style-name="Preformatted_20_Text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Courier New1" fo:font-weight="normal" officeooo:paragraph-rsid="0150927d" style:font-weight-asian="normal" style:font-weight-complex="normal"/>
    </style:style>
    <style:style style:name="P208" style:family="paragraph" style:parent-style-name="Preformatted_20_Text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eb2f2"/>
    </style:style>
    <style:style style:name="P209" style:family="paragraph" style:parent-style-name="Preformatted_20_Text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3de48"/>
    </style:style>
    <style:style style:name="P210" style:family="paragraph" style:parent-style-name="HTML_20_Preformatted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bd494"/>
    </style:style>
    <style:style style:name="P21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New1"/>
    </style:style>
    <style:style style:name="P21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1659dd"/>
    </style:style>
    <style:style style:name="P21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3de48"/>
    </style:style>
    <style:style style:name="P21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d76484"/>
    </style:style>
    <style:style style:name="P21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e62aef"/>
    </style:style>
    <style:style style:name="P216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e826d8"/>
    </style:style>
    <style:style style:name="P21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e8c0ab"/>
    </style:style>
    <style:style style:name="P218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f359ae"/>
    </style:style>
    <style:style style:name="P219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f515df"/>
    </style:style>
    <style:style style:name="P220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/>
      <style:text-properties style:font-name="Courier New1" fo:font-weight="normal" style:font-weight-asian="normal" style:font-weight-complex="normal"/>
    </style:style>
    <style:style style:name="P22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New1" fo:font-weight="normal" officeooo:paragraph-rsid="00d3aae3" style:font-weight-asian="normal" style:font-weight-complex="normal"/>
    </style:style>
    <style:style style:name="P22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New1" fo:font-weight="normal" officeooo:paragraph-rsid="01368bbc" style:font-weight-asian="normal" style:font-weight-complex="normal"/>
    </style:style>
    <style:style style:name="P22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385fbe" style:font-weight-asian="normal" style:font-weight-complex="normal"/>
    </style:style>
    <style:style style:name="P224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3ddc09" style:font-weight-asian="normal" style:font-weight-complex="normal"/>
    </style:style>
    <style:style style:name="P22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6485a7" style:font-weight-asian="normal" style:font-weight-complex="normal"/>
    </style:style>
    <style:style style:name="P226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72ee90" style:font-weight-asian="normal" style:font-weight-complex="normal"/>
    </style:style>
    <style:style style:name="P22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743540" style:font-weight-asian="normal" style:font-weight-complex="normal"/>
    </style:style>
    <style:style style:name="P22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d2b548" style:font-weight-asian="normal" style:font-weight-complex="normal"/>
    </style:style>
    <style:style style:name="P22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f6a2f8" style:font-weight-asian="normal" style:font-weight-complex="normal"/>
    </style:style>
    <style:style style:name="P230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0da76ff" style:font-weight-asian="normal" style:font-weight-complex="normal"/>
    </style:style>
    <style:style style:name="P231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0aeb2f2" style:font-weight-asian="normal" style:font-weight-complex="normal"/>
    </style:style>
    <style:style style:name="P23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0fe5031" style:font-weight-asian="normal" style:font-weight-complex="normal"/>
    </style:style>
    <style:style style:name="P23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7c8c7f" style:font-weight-asian="normal" style:font-weight-complex="normal"/>
    </style:style>
    <style:style style:name="P234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7e07a7" style:font-weight-asian="normal" style:font-weight-complex="normal"/>
    </style:style>
    <style:style style:name="P23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0bee530" style:font-weight-asian="bold"/>
    </style:style>
    <style:style style:name="P23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14e353" style:font-weight-asian="bold"/>
    </style:style>
    <style:style style:name="P23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744713" style:font-weight-asian="bold"/>
    </style:style>
    <style:style style:name="P23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0e718b8" style:font-weight-asian="bold" style:font-weight-complex="bold"/>
    </style:style>
    <style:style style:name="P23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0b9daa" style:font-weight-asian="bold" style:font-weight-complex="bold"/>
    </style:style>
    <style:style style:name="P24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72ee90" style:font-weight-asian="bold" style:font-weight-complex="bold"/>
    </style:style>
    <style:style style:name="P241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0e718b8" style:font-weight-asian="bold" style:font-weight-complex="bold"/>
    </style:style>
    <style:style style:name="P24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cdf234"/>
    </style:style>
    <style:style style:name="P24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62ca92"/>
    </style:style>
    <style:style style:name="P244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7c8c7f"/>
    </style:style>
    <style:style style:name="P245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7ed085"/>
    </style:style>
    <style:style style:name="P246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d74ecd"/>
    </style:style>
    <style:style style:name="P24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cd9c9"/>
    </style:style>
    <style:style style:name="P24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d9004"/>
    </style:style>
    <style:style style:name="P24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0b5e6"/>
    </style:style>
    <style:style style:name="P250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0b5e6"/>
    </style:style>
    <style:style style:name="P25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29971"/>
    </style:style>
    <style:style style:name="P25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29971"/>
    </style:style>
    <style:style style:name="P25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b5412"/>
    </style:style>
    <style:style style:name="P25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3de48"/>
    </style:style>
    <style:style style:name="P255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2e7b1"/>
    </style:style>
    <style:style style:name="P25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60f66"/>
    </style:style>
    <style:style style:name="P25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826dd"/>
    </style:style>
    <style:style style:name="P25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82be0"/>
    </style:style>
    <style:style style:name="P259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a76ff"/>
    </style:style>
    <style:style style:name="P26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2ae1b"/>
    </style:style>
    <style:style style:name="P261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aa248"/>
    </style:style>
    <style:style style:name="P26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e2981"/>
    </style:style>
    <style:style style:name="P26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d803d"/>
    </style:style>
    <style:style style:name="P26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ddf50"/>
    </style:style>
    <style:style style:name="P26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f3e6b"/>
    </style:style>
    <style:style style:name="P26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2a158"/>
    </style:style>
    <style:style style:name="P26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4b37b"/>
    </style:style>
    <style:style style:name="P268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69556"/>
    </style:style>
    <style:style style:name="P26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935f4"/>
    </style:style>
    <style:style style:name="P27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ab538"/>
    </style:style>
    <style:style style:name="P271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cc343"/>
    </style:style>
    <style:style style:name="P27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d14e2"/>
    </style:style>
    <style:style style:name="P27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4e353"/>
    </style:style>
    <style:style style:name="P274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c2d5e"/>
    </style:style>
    <style:style style:name="P27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85118"/>
    </style:style>
    <style:style style:name="P27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d20f2"/>
    </style:style>
    <style:style style:name="P277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e9da7"/>
    </style:style>
    <style:style style:name="P278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f9263"/>
    </style:style>
    <style:style style:name="P27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57122"/>
    </style:style>
    <style:style style:name="P28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5ffd1"/>
    </style:style>
    <style:style style:name="P281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6a7ce"/>
    </style:style>
    <style:style style:name="P28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d3aad"/>
    </style:style>
    <style:style style:name="P28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ffb43"/>
    </style:style>
    <style:style style:name="P28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91997"/>
    </style:style>
    <style:style style:name="P285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cbd12"/>
    </style:style>
    <style:style style:name="P286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5f34bc"/>
    </style:style>
    <style:style style:name="P28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0a324"/>
    </style:style>
    <style:style style:name="P288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17772"/>
    </style:style>
    <style:style style:name="P289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953280"/>
    </style:style>
    <style:style style:name="P290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7af4a"/>
    </style:style>
    <style:style style:name="P291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c4880"/>
    </style:style>
    <style:style style:name="P29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cfa77"/>
    </style:style>
    <style:style style:name="P29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4127d"/>
    </style:style>
    <style:style style:name="P294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b49b7"/>
    </style:style>
    <style:style style:name="P29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cf857"/>
    </style:style>
    <style:style style:name="P29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de578"/>
    </style:style>
    <style:style style:name="P29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eac14"/>
    </style:style>
    <style:style style:name="P29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064c3"/>
    </style:style>
    <style:style style:name="P299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184f7"/>
    </style:style>
    <style:style style:name="P30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326d5"/>
    </style:style>
    <style:style style:name="P30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fcaee5"/>
    </style:style>
    <style:style style:name="P30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1217dd6"/>
    </style:style>
    <style:style style:name="P303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30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24bc60"/>
    </style:style>
    <style:style style:name="P305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002in"/>
          <style:tab-stop style:position="9.5417in"/>
          <style:tab-stop style:position="10.178in"/>
        </style:tab-stops>
      </style:paragraph-properties>
      <style:text-properties style:font-name="Courier New" fo:font-weight="bold" officeooo:paragraph-rsid="00c8d00b" style:font-weight-asian="bold"/>
    </style:style>
    <style:style style:name="P306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bold" officeooo:paragraph-rsid="00d60f66" style:font-weight-asian="bold"/>
    </style:style>
    <style:style style:name="P307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bold" officeooo:paragraph-rsid="0104ddd4" style:font-weight-asian="bold"/>
    </style:style>
    <style:style style:name="P30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weight="bold" officeooo:paragraph-rsid="013326d5" style:font-weight-asian="bold"/>
    </style:style>
    <style:style style:name="P309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36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b3de48"/>
    </style:style>
    <style:style style:name="P310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a66c4"/>
    </style:style>
    <style:style style:name="P311" style:family="paragraph" style:parent-style-name="Preformatted_20_Text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e195d"/>
    </style:style>
    <style:style style:name="P31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c5c1d"/>
    </style:style>
    <style:style style:name="P31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8b7ad"/>
    </style:style>
    <style:style style:name="P31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ab538"/>
    </style:style>
    <style:style style:name="P315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8b838"/>
    </style:style>
    <style:style style:name="P316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c2d5e"/>
    </style:style>
    <style:style style:name="P317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ffcff"/>
    </style:style>
    <style:style style:name="P318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122in"/>
          <style:tab-stop style:position="9.5417in"/>
          <style:tab-stop style:position="10.178in"/>
        </style:tab-stops>
      </style:paragraph-properties>
      <style:text-properties officeooo:paragraph-rsid="00fb3cde"/>
    </style:style>
    <style:style style:name="P319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4972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cd5b4"/>
    </style:style>
    <style:style style:name="P32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ddf50"/>
    </style:style>
    <style:style style:name="P32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b2439"/>
    </style:style>
    <style:style style:name="P322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e605e"/>
    </style:style>
    <style:style style:name="P32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b27bb"/>
    </style:style>
    <style:style style:name="P324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c8c7f"/>
    </style:style>
    <style:style style:name="P325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4ee72"/>
    </style:style>
    <style:style style:name="P326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5c16a"/>
    </style:style>
    <style:style style:name="P327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f184f7"/>
    </style:style>
    <style:style style:name="P328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paragraph-rsid="00cf9263" style:font-weight-asian="bold"/>
    </style:style>
    <style:style style:name="P329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paragraph-rsid="016485a7" style:font-weight-asian="bold"/>
    </style:style>
    <style:style style:name="P330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paragraph-rsid="01a60bce" style:font-weight-asian="bold"/>
    </style:style>
    <style:style style:name="P331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paragraph-rsid="01357122" style:font-weight-asian="bold" style:font-weight-complex="bold"/>
    </style:style>
    <style:style style:name="P332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paragraph-rsid="00dd9a1c" fo:background-color="transparent" style:font-weight-asian="normal" style:font-weight-complex="normal"/>
    </style:style>
    <style:style style:name="P333" style:family="paragraph" style:parent-style-name="Preformatted_20_Text" style:master-page-name="">
      <loext:graphic-properties draw:fill="solid" draw:fill-color="#ffffff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paragraph-rsid="0131959a" style:font-weight-asian="normal" style:font-weight-complex="normal"/>
    </style:style>
    <style:style style:name="P334" style:family="paragraph" style:parent-style-name="HTML_20_Preformatted" style:master-page-name="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0b3de48" style:font-size-asian="10pt" style:font-size-complex="10pt"/>
    </style:style>
    <style:style style:name="P335" style:family="paragraph" style:parent-style-name="HTML_20_Preformatted" style:master-page-name="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officeooo:paragraph-rsid="00b3de48" fo:background-color="#c0c0c0"/>
    </style:style>
    <style:style style:name="P336" style:family="paragraph" style:parent-style-name="HTML_20_Preformatted" style:master-page-name="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0b3de48" style:font-size-asian="10pt" style:font-size-complex="10pt"/>
    </style:style>
    <style:style style:name="P337" style:family="paragraph" style:parent-style-name="Standard" style:master-page-name="">
      <loext:graphic-properties draw:fill="none"/>
      <style:paragraph-properties fo:margin-left="0in" fo:margin-right="0.5in" fo:text-align="start" style:justify-single-word="false" fo:orphans="2" fo:widows="2" fo:text-indent="0in" style:auto-text-indent="false" style:page-number="auto" fo:background-color="transparent" style:writing-mode="lr-tb"/>
    </style:style>
    <style:style style:name="P338" style:family="paragraph" style:parent-style-name="Standard" style:master-page-name="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1414efd"/>
    </style:style>
    <style:style style:name="P339" style:family="paragraph" style:parent-style-name="Preformatted_20_Text">
      <loext:graphic-properties draw:fill="none"/>
      <style:paragraph-properties fo:background-color="transparent" style:writing-mode="lr-tb"/>
      <style:text-properties style:font-name="Courier New1" style:text-underline-style="none" fo:font-weight="bold" officeooo:paragraph-rsid="014a8a80" fo:background-color="#cccccc" style:font-weight-asian="bold" style:font-weight-complex="bold"/>
    </style:style>
    <style:style style:name="P340" style:family="paragraph" style:parent-style-name="Standard" style:master-page-name="Standard">
      <loext:graphic-properties draw:fill="none"/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8.8717in"/>
        </style:tab-stops>
      </style:paragraph-properties>
      <style:text-properties style:font-name="Courier New1" officeooo:paragraph-rsid="00b557df"/>
    </style:style>
    <style:style style:name="P341" style:family="paragraph" style:parent-style-name="Preformatted_20_Text">
      <loext:graphic-properties draw:fill="solid" draw:fill-color="#ffffff" draw:opacity="100%"/>
      <style:paragraph-properties fo:margin-left="0in" fo:margin-right="0.5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8dc82"/>
    </style:style>
    <style:style style:name="P342" style:family="paragraph" style:parent-style-name="Preformatted_20_Text">
      <style:text-properties style:font-name="Courier New1" fo:font-weight="bold" officeooo:paragraph-rsid="01368bbc" style:font-weight-asian="bold" style:font-weight-complex="bold"/>
    </style:style>
    <style:style style:name="P343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e538a"/>
    </style:style>
    <style:style style:name="P344" style:family="paragraph" style:parent-style-name="Preformatted_20_Text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de47e5"/>
    </style:style>
    <style:style style:name="P345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0b3de48"/>
    </style:style>
    <style:style style:name="P34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14a8a80" fo:background-color="transparent" style:font-size-asian="10pt" style:font-size-complex="10pt"/>
    </style:style>
    <style:style style:name="P347" style:family="paragraph" style:parent-style-name="HTML_20_Preformatted">
      <loext:graphic-properties draw:fill="solid" draw:fill-color="#ffffff"/>
      <style:paragraph-properties fo:margin-left="0in" fo:margin-right="0.4366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88cf5"/>
    </style:style>
    <style:style style:name="P348" style:family="paragraph" style:parent-style-name="HTML_20_Preformatted">
      <loext:graphic-properties draw:fill="solid" draw:fill-color="#ffffff"/>
      <style:paragraph-properties fo:margin-left="0in" fo:margin-right="0.4366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0fb3cde" style:font-weight-asian="bold" style:font-weight-complex="bold"/>
    </style:style>
    <style:style style:name="P349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cd5b4"/>
    </style:style>
    <style:style style:name="P350" style:family="paragraph" style:parent-style-name="HTML_20_Preformatted" style:master-page-name="">
      <style:paragraph-properties fo:margin-left="0in" fo:margin-right="1.3252in" fo:text-indent="0in" style:auto-text-indent="false" style:page-number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11c59"/>
    </style:style>
    <style:style style:name="P351" style:family="paragraph" style:parent-style-name="HTML_20_Preformatted">
      <loext:graphic-properties draw:fill="none"/>
      <style:paragraph-properties fo:margin-left="0in" fo:margin-right="1.3252in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0b9daa" style:font-weight-asian="bold" style:font-weight-complex="bold"/>
    </style:style>
    <style:style style:name="P352" style:family="paragraph" style:parent-style-name="HTML_20_Preformatted">
      <loext:graphic-properties draw:fill="solid" draw:fill-color="#ffffff" draw:opacity="100%"/>
      <style:paragraph-properties fo:margin-left="0in" fo:margin-right="0.5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36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11c59"/>
    </style:style>
    <style:style style:name="P353" style:family="paragraph" style:parent-style-name="HTML_20_Preformatted" style:master-page-name="">
      <loext:graphic-properties draw:fill="solid" draw:fill-color="#ffffff"/>
      <style:paragraph-properties fo:margin-left="0in" fo:margin-right="0.5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paragraph-rsid="00b3de48" fo:background-color="#ffffff" style:font-size-asian="10pt" style:font-weight-asian="bold" style:font-name-complex="Courier New2" style:font-size-complex="10pt"/>
    </style:style>
    <style:style style:name="T1" style:family="text">
      <style:text-properties style:font-name="Courier New" fo:font-weight="bold" style:font-weight-asian="bold" style:font-name-complex="Courier New2"/>
    </style:style>
    <style:style style:name="T2" style:family="text">
      <style:text-properties style:font-name="Courier New" fo:font-weight="bold" fo:background-color="#c0c0c0" loext:char-shading-value="0" style:font-weight-asian="bold" style:font-name-complex="Courier New2"/>
    </style:style>
    <style:style style:name="T3" style:family="text">
      <style:text-properties style:font-name="Courier New" fo:font-weight="bold" officeooo:rsid="00208fa2" fo:background-color="#c0c0c0" loext:char-shading-value="0" style:font-weight-asian="bold" style:font-name-complex="Courier New2"/>
    </style:style>
    <style:style style:name="T4" style:family="text">
      <style:text-properties style:font-name="Courier New" fo:font-weight="bold" officeooo:rsid="002215ac" fo:background-color="#c0c0c0" loext:char-shading-value="0" style:font-weight-asian="bold" style:font-name-complex="Courier New2"/>
    </style:style>
    <style:style style:name="T5" style:family="text">
      <style:text-properties style:font-name="Courier New" fo:font-weight="bold" officeooo:rsid="0022326f" fo:background-color="#c0c0c0" loext:char-shading-value="0" style:font-weight-asian="bold" style:font-name-complex="Courier New2"/>
    </style:style>
    <style:style style:name="T6" style:family="text">
      <style:text-properties style:font-name="Courier New" fo:font-weight="bold" officeooo:rsid="0023150e" fo:background-color="#c0c0c0" loext:char-shading-value="0" style:font-weight-asian="bold" style:font-name-complex="Courier New2"/>
    </style:style>
    <style:style style:name="T7" style:family="text">
      <style:text-properties style:font-name="Courier New" fo:font-weight="bold" officeooo:rsid="0023ee51" fo:background-color="#c0c0c0" loext:char-shading-value="0" style:font-weight-asian="bold" style:font-name-complex="Courier New2"/>
    </style:style>
    <style:style style:name="T8" style:family="text">
      <style:text-properties style:font-name="Courier New" style:text-underline-style="none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9" style:family="text">
      <style:text-properties style:font-name="Courier New" style:text-underline-style="none" fo:font-weight="normal" officeooo:rsid="00468a9a" fo:background-color="transparent" loext:char-shading-value="0" style:language-asian="de" style:country-asian="DE" style:font-weight-asian="normal" style:font-name-complex="Courier New2" style:font-weight-complex="normal"/>
    </style:style>
    <style:style style:name="T10" style:family="text">
      <style:text-properties style:font-name="Courier New" officeooo:rsid="01a7ceda" fo:background-color="#cccccc" loext:char-shading-value="0" style:font-name-complex="Courier New2"/>
    </style:style>
    <style:style style:name="T11" style:family="text">
      <style:text-properties style:font-name="Courier New" officeooo:rsid="0023150e" fo:background-color="#cccccc" loext:char-shading-value="0" style:font-name-complex="Courier New2"/>
    </style:style>
    <style:style style:name="T12" style:family="text">
      <style:text-properties style:font-name="Courier New" officeooo:rsid="01a04109" fo:background-color="#c0c0c0" loext:char-shading-value="0" style:language-asian="de" style:country-asian="DE" style:font-name-complex="Courier New2"/>
    </style:style>
    <style:style style:name="T13" style:family="text">
      <style:text-properties style:font-name="Courier New" officeooo:rsid="00291c63" fo:background-color="#c0c0c0" loext:char-shading-value="0" style:language-asian="de" style:country-asian="DE" style:font-name-complex="Courier New2"/>
    </style:style>
    <style:style style:name="T14" style:family="text">
      <style:text-properties style:font-name="Courier New" officeooo:rsid="00468a9a" fo:background-color="transparent" loext:char-shading-value="0" style:font-name-complex="Courier New2"/>
    </style:style>
    <style:style style:name="T15" style:family="text">
      <style:text-properties style:font-name="Courier New" style:text-underline-style="solid" style:text-underline-width="auto" style:text-underline-color="font-color" fo:font-weight="bold" officeooo:rsid="00e373d6" fo:background-color="transparent" loext:char-shading-value="0" style:language-asian="de" style:country-asian="DE" style:font-weight-asian="bold" style:font-name-complex="Courier New2" style:font-weight-complex="bold"/>
    </style:style>
    <style:style style:name="T16" style:family="text">
      <style:text-properties style:font-name="Courier New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17" style:family="text">
      <style:text-properties fo:color="#000000" style:font-name="Courier New" fo:font-weight="bold" fo:background-color="#c0c0c0" loext:char-shading-value="0" style:language-asian="de" style:country-asian="DE" style:font-weight-asian="bold" style:font-name-complex="Courier New2"/>
    </style:style>
    <style:style style:name="T18" style:family="text">
      <style:text-properties fo:color="#000000" style:font-name="Courier New" fo:font-weight="bold" officeooo:rsid="001c5029" fo:background-color="#c0c0c0" loext:char-shading-value="0" style:language-asian="de" style:country-asian="DE" style:font-weight-asian="bold" style:font-name-complex="Courier New2"/>
    </style:style>
    <style:style style:name="T19" style:family="text">
      <style:text-properties fo:color="#000000" style:font-name="Courier New" fo:font-weight="bold" officeooo:rsid="002215ac" fo:background-color="#c0c0c0" loext:char-shading-value="0" style:language-asian="de" style:country-asian="DE" style:font-weight-asian="bold" style:font-name-complex="Courier New2"/>
    </style:style>
    <style:style style:name="T20" style:family="text">
      <style:text-properties fo:color="#000000" style:font-name="Courier New" fo:font-weight="bold" officeooo:rsid="0023150e" fo:background-color="#c0c0c0" loext:char-shading-value="0" style:language-asian="de" style:country-asian="DE" style:font-weight-asian="bold" style:font-name-complex="Courier New2"/>
    </style:style>
    <style:style style:name="T21" style:family="text">
      <style:text-properties fo:color="#000000" style:font-name="Courier New" fo:font-weight="bold" officeooo:rsid="00291c63" fo:background-color="#c0c0c0" loext:char-shading-value="0" style:language-asian="de" style:country-asian="DE" style:font-weight-asian="bold" style:font-name-complex="Courier New2"/>
    </style:style>
    <style:style style:name="T22" style:family="text">
      <style:text-properties fo:color="#000000" style:font-name="Courier New" fo:font-weight="bold" officeooo:rsid="002c7f35" fo:background-color="#c0c0c0" loext:char-shading-value="0" style:language-asian="de" style:country-asian="DE" style:font-weight-asian="bold" style:font-name-complex="Courier New2"/>
    </style:style>
    <style:style style:name="T23" style:family="text">
      <style:text-properties fo:color="#000000" style:font-name="Courier New" fo:font-weight="bold" officeooo:rsid="0041548f" fo:background-color="#c0c0c0" loext:char-shading-value="0" style:language-asian="de" style:country-asian="DE" style:font-weight-asian="bold" style:font-name-complex="Courier New2"/>
    </style:style>
    <style:style style:name="T24" style:family="text">
      <style:text-properties fo:color="#000000" style:font-name="Courier New" fo:font-weight="bold" officeooo:rsid="0044efd8" fo:background-color="#c0c0c0" loext:char-shading-value="0" style:language-asian="de" style:country-asian="DE" style:font-weight-asian="bold" style:font-name-complex="Courier New2"/>
    </style:style>
    <style:style style:name="T25" style:family="text">
      <style:text-properties fo:color="#000000" style:font-name="Courier New" fo:font-weight="bold" officeooo:rsid="00208fa2" fo:background-color="#c0c0c0" loext:char-shading-value="0" style:language-asian="de" style:country-asian="DE" style:font-weight-asian="bold" style:font-name-complex="Courier New2"/>
    </style:style>
    <style:style style:name="T26" style:family="text">
      <style:text-properties fo:color="#000000" style:font-name="Courier New" fo:font-weight="bold" officeooo:rsid="004a07d4" fo:background-color="#c0c0c0" loext:char-shading-value="0" style:language-asian="de" style:country-asian="DE" style:font-weight-asian="bold" style:font-name-complex="Courier New2"/>
    </style:style>
    <style:style style:name="T27" style:family="text">
      <style:text-properties fo:color="#000000" style:font-name="Courier New" fo:font-weight="bold" officeooo:rsid="003ed595" fo:background-color="#c0c0c0" loext:char-shading-value="0" style:language-asian="de" style:country-asian="DE" style:font-weight-asian="bold" style:font-name-complex="Courier New2"/>
    </style:style>
    <style:style style:name="T28" style:family="text">
      <style:text-properties fo:color="#000000" style:font-name="Courier New" fo:font-weight="bold" officeooo:rsid="004490c3" fo:background-color="#c0c0c0" loext:char-shading-value="0" style:language-asian="de" style:country-asian="DE" style:font-weight-asian="bold" style:font-name-complex="Courier New2"/>
    </style:style>
    <style:style style:name="T29" style:family="text">
      <style:text-properties fo:color="#000000" style:font-name="Courier New" fo:font-weight="bold" officeooo:rsid="003ed595" fo:background-color="#c0c0c0" loext:char-shading-value="0" style:language-asian="de" style:country-asian="DE" style:font-weight-asian="bold" style:font-name-complex="Courier New2" style:font-weight-complex="bold"/>
    </style:style>
    <style:style style:name="T30" style:family="text">
      <style:text-properties fo:color="#000000" style:font-name="Courier New" fo:font-weight="bold" officeooo:rsid="00a14261" fo:background-color="#c0c0c0" loext:char-shading-value="0" style:language-asian="de" style:country-asian="DE" style:font-weight-asian="bold" style:font-name-complex="Courier New2" style:font-weight-complex="bold"/>
    </style:style>
    <style:style style:name="T31" style:family="text">
      <style:text-properties fo:color="#000000" style:font-name="Courier New" fo:font-weight="bold" style:language-asian="de" style:country-asian="DE" style:font-weight-asian="bold" style:font-name-complex="Courier New2"/>
    </style:style>
    <style:style style:name="T32" style:family="text">
      <style:text-properties fo:color="#000000" style:font-name="Courier New" fo:font-weight="bold" officeooo:rsid="00468a9a" fo:background-color="#ffffff" loext:char-shading-value="0" style:language-asian="de" style:country-asian="DE" style:font-weight-asian="bold" style:font-name-complex="Courier New2" style:font-weight-complex="bold"/>
    </style:style>
    <style:style style:name="T33" style:family="text">
      <style:text-properties fo:color="#000000" style:font-name="Courier New" fo:font-weight="bold" officeooo:rsid="01de47e5" fo:background-color="#ffffff" loext:char-shading-value="0" style:language-asian="de" style:country-asian="DE" style:font-weight-asian="bold" style:font-name-complex="Courier New2" style:font-weight-complex="bold"/>
    </style:style>
    <style:style style:name="T34" style:family="text">
      <style:text-properties fo:color="#000000" style:font-name="Courier New" fo:font-weight="bold" fo:background-color="#d4ea6b" loext:char-shading-value="0" style:language-asian="de" style:country-asian="DE" style:font-weight-asian="bold" style:font-name-complex="Courier New2"/>
    </style:style>
    <style:style style:name="T35" style:family="text">
      <style:text-properties fo:color="#000000" style:font-name="Courier New" fo:font-weight="bold" officeooo:rsid="00468a9a" fo:background-color="#d4ea6b" loext:char-shading-value="0" style:language-asian="de" style:country-asian="DE" style:font-weight-asian="bold" style:font-name-complex="Courier New2"/>
    </style:style>
    <style:style style:name="T36" style:family="text">
      <style:text-properties fo:color="#000000" style:font-name="Courier New" fo:font-weight="bold" officeooo:rsid="0035fa23" fo:background-color="#d4ea6b" loext:char-shading-value="0" style:language-asian="de" style:country-asian="DE" style:font-weight-asian="bold" style:font-name-complex="Courier New2"/>
    </style:style>
    <style:style style:name="T37" style:family="text">
      <style:text-properties fo:color="#000000" style:font-name="Courier New" fo:font-weight="bold" officeooo:rsid="004a07d4" fo:background-color="#d4ea6b" loext:char-shading-value="0" style:language-asian="de" style:country-asian="DE" style:font-weight-asian="bold" style:font-name-complex="Courier New2"/>
    </style:style>
    <style:style style:name="T38" style:family="text">
      <style:text-properties fo:color="#000000" style:font-name="Courier New" fo:font-weight="bold" officeooo:rsid="004b88cf" fo:background-color="#d4ea6b" loext:char-shading-value="0" style:language-asian="de" style:country-asian="DE" style:font-weight-asian="bold" style:font-name-complex="Courier New2"/>
    </style:style>
    <style:style style:name="T39" style:family="text">
      <style:text-properties fo:color="#000000" style:font-name="Courier New" fo:font-weight="bold" officeooo:rsid="005855bb" fo:background-color="#d4ea6b" loext:char-shading-value="0" style:language-asian="de" style:country-asian="DE" style:font-weight-asian="bold" style:font-name-complex="Courier New2"/>
    </style:style>
    <style:style style:name="T40" style:family="text">
      <style:text-properties fo:color="#000000" style:font-name="Courier New" fo:font-weight="bold" officeooo:rsid="005a3972" fo:background-color="#d4ea6b" loext:char-shading-value="0" style:language-asian="de" style:country-asian="DE" style:font-weight-asian="bold" style:font-name-complex="Courier New2"/>
    </style:style>
    <style:style style:name="T41" style:family="text">
      <style:text-properties fo:color="#000000" style:font-name="Courier New" fo:font-weight="bold" officeooo:rsid="002c7f35" fo:background-color="#d4ea6b" loext:char-shading-value="0" style:language-asian="de" style:country-asian="DE" style:font-weight-asian="bold" style:font-name-complex="Courier New2"/>
    </style:style>
    <style:style style:name="T42" style:family="text">
      <style:text-properties fo:color="#000000" style:font-name="Courier New" fo:font-weight="bold" officeooo:rsid="0063b461" fo:background-color="#d4ea6b" loext:char-shading-value="0" style:language-asian="de" style:country-asian="DE" style:font-weight-asian="bold" style:font-name-complex="Courier New2"/>
    </style:style>
    <style:style style:name="T43" style:family="text">
      <style:text-properties fo:color="#000000" style:font-name="Courier New" fo:font-weight="bold" officeooo:rsid="009ff322" fo:background-color="#d4ea6b" loext:char-shading-value="0" style:language-asian="de" style:country-asian="DE" style:font-weight-asian="bold" style:font-name-complex="Courier New2"/>
    </style:style>
    <style:style style:name="T44" style:family="text">
      <style:text-properties fo:color="#000000" style:font-name="Courier New" fo:font-weight="bold" officeooo:rsid="00468a9a" fo:background-color="#d4ea6b" loext:char-shading-value="0" style:language-asian="de" style:country-asian="DE" style:font-weight-asian="bold" style:font-name-complex="Courier New2" style:font-weight-complex="bold"/>
    </style:style>
    <style:style style:name="T45" style:family="text">
      <style:text-properties fo:color="#000000" style:font-name="Courier New" fo:font-weight="bold" officeooo:rsid="00288e84" fo:background-color="#d4ea6b" loext:char-shading-value="0" style:language-asian="de" style:country-asian="DE" style:font-weight-asian="bold" style:font-name-complex="Courier New2" style:font-weight-complex="bold"/>
    </style:style>
    <style:style style:name="T46" style:family="text">
      <style:text-properties fo:color="#000000" style:font-name="Courier New" fo:font-weight="bold" officeooo:rsid="00a14261" fo:background-color="#d4ea6b" loext:char-shading-value="0" style:language-asian="de" style:country-asian="DE" style:font-weight-asian="bold" style:font-name-complex="Courier New2" style:font-weight-complex="bold"/>
    </style:style>
    <style:style style:name="T47" style:family="text">
      <style:text-properties fo:color="#000000" style:font-name="Courier New" fo:font-weight="bold" officeooo:rsid="004b88cf" fo:background-color="#d4ea6b" loext:char-shading-value="0" style:language-asian="de" style:country-asian="DE" style:font-weight-asian="bold" style:font-name-complex="Courier New2" style:font-weight-complex="bold"/>
    </style:style>
    <style:style style:name="T48" style:family="text">
      <style:text-properties fo:color="#000000" style:font-name="Courier New" fo:font-weight="bold" officeooo:rsid="010d14e2" fo:background-color="#d4ea6b" loext:char-shading-value="0" style:language-asian="de" style:country-asian="DE" style:font-weight-asian="bold" style:font-name-complex="Courier New2" style:font-weight-complex="bold"/>
    </style:style>
    <style:style style:name="T49" style:family="text">
      <style:text-properties fo:color="#000000" style:font-name="Courier New" fo:font-weight="bold" officeooo:rsid="017e07a7" fo:background-color="#d4ea6b" loext:char-shading-value="0" style:language-asian="de" style:country-asian="DE" style:font-weight-asian="bold" style:font-name-complex="Courier New2" style:font-weight-complex="bold"/>
    </style:style>
    <style:style style:name="T50" style:family="text">
      <style:text-properties fo:color="#000000" style:font-name="Courier New" fo:font-weight="bold" officeooo:rsid="01be087f" fo:background-color="#d4ea6b" loext:char-shading-value="0" style:language-asian="de" style:country-asian="DE" style:font-weight-asian="bold" style:font-name-complex="Courier New2" style:font-weight-complex="bold"/>
    </style:style>
    <style:style style:name="T51" style:family="text">
      <style:text-properties fo:color="#000000" style:font-name="Courier New" fo:font-weight="bold" officeooo:rsid="01c157e3" fo:background-color="#d4ea6b" loext:char-shading-value="0" style:language-asian="de" style:country-asian="DE" style:font-weight-asian="bold" style:font-name-complex="Courier New2" style:font-weight-complex="bold"/>
    </style:style>
    <style:style style:name="T52" style:family="text">
      <style:text-properties fo:color="#000000" style:font-name="Courier New" fo:font-weight="bold" officeooo:rsid="0065669a" fo:background-color="#d4ea6b" loext:char-shading-value="0" style:language-asian="de" style:country-asian="DE" style:font-weight-asian="bold" style:font-name-complex="Courier New2"/>
    </style:style>
    <style:style style:name="T53" style:family="text">
      <style:text-properties fo:color="#000000" style:font-name="Courier New" fo:font-weight="bold" officeooo:rsid="0023ee51" fo:background-color="#d4ea6b" loext:char-shading-value="0" style:language-asian="de" style:country-asian="DE" style:font-weight-asian="bold" style:font-name-complex="Courier New2" style:font-weight-complex="normal"/>
    </style:style>
    <style:style style:name="T54" style:family="text">
      <style:text-properties fo:color="#000000" style:font-name="Courier New" fo:font-weight="bold" officeooo:rsid="00588906" fo:background-color="#d4ea6b" loext:char-shading-value="0" style:language-asian="de" style:country-asian="DE" style:font-weight-asian="bold" style:font-name-complex="Courier New2" style:font-weight-complex="normal"/>
    </style:style>
    <style:style style:name="T55" style:family="text">
      <style:text-properties fo:color="#000000" style:font-name="Courier New" fo:font-weight="bold" officeooo:rsid="01069556" fo:background-color="#d4ea6b" loext:char-shading-value="0" style:language-asian="de" style:country-asian="DE" style:font-weight-asian="bold" style:font-name-complex="Courier New2" style:font-weight-complex="normal"/>
    </style:style>
    <style:style style:name="T56" style:family="text">
      <style:text-properties fo:color="#000000" style:font-name="Courier New" fo:font-weight="bold" officeooo:rsid="017e07a7" fo:background-color="#d4ea6b" loext:char-shading-value="0" style:language-asian="de" style:country-asian="DE" style:font-weight-asian="bold" style:font-name-complex="Courier New2" style:font-weight-complex="normal"/>
    </style:style>
    <style:style style:name="T57" style:family="text">
      <style:text-properties fo:color="#000000" style:font-name="Courier New" fo:font-weight="bold" officeooo:rsid="01a99b9b" fo:background-color="#d4ea6b" loext:char-shading-value="0" style:language-asian="de" style:country-asian="DE" style:font-weight-asian="bold" style:font-name-complex="Courier New2" style:font-weight-complex="normal"/>
    </style:style>
    <style:style style:name="T58" style:family="text">
      <style:text-properties fo:color="#000000" style:font-name="Courier New" fo:font-weight="bold" officeooo:rsid="01c157e3" fo:background-color="#d4ea6b" loext:char-shading-value="0" style:language-asian="de" style:country-asian="DE" style:font-weight-asian="bold" style:font-name-complex="Courier New2" style:font-weight-complex="normal"/>
    </style:style>
    <style:style style:name="T59" style:family="text">
      <style:text-properties fo:color="#000000" style:font-name="Courier New" fo:font-weight="bold" officeooo:rsid="00c0b5e6" fo:background-color="#d4ea6b" loext:char-shading-value="0" style:language-asian="de" style:country-asian="DE" style:font-weight-asian="bold" style:font-name-complex="Courier New2"/>
    </style:style>
    <style:style style:name="T60" style:family="text">
      <style:text-properties fo:color="#000000" style:font-name="Courier New" fo:font-weight="bold" officeooo:rsid="00c29971" fo:background-color="#d4ea6b" loext:char-shading-value="0" style:language-asian="de" style:country-asian="DE" style:font-weight-asian="bold" style:font-name-complex="Courier New2"/>
    </style:style>
    <style:style style:name="T61" style:family="text">
      <style:text-properties fo:color="#000000" style:font-name="Courier New" fo:font-weight="bold" officeooo:rsid="00c3554d" fo:background-color="#d4ea6b" loext:char-shading-value="0" style:language-asian="de" style:country-asian="DE" style:font-weight-asian="bold" style:font-name-complex="Courier New2"/>
    </style:style>
    <style:style style:name="T62" style:family="text">
      <style:text-properties fo:color="#000000" style:font-name="Courier New" fo:font-weight="bold" officeooo:rsid="0104b37b" fo:background-color="#d4ea6b" loext:char-shading-value="0" style:language-asian="de" style:country-asian="DE" style:font-weight-asian="bold" style:font-name-complex="Courier New2"/>
    </style:style>
    <style:style style:name="T63" style:family="text">
      <style:text-properties fo:color="#000000" style:font-name="Courier New" fo:font-weight="bold" officeooo:rsid="010cc343" fo:background-color="#d4ea6b" loext:char-shading-value="0" style:language-asian="de" style:country-asian="DE" style:font-weight-asian="bold" style:font-name-complex="Courier New2"/>
    </style:style>
    <style:style style:name="T64" style:family="text">
      <style:text-properties fo:color="#000000" style:font-name="Courier New" fo:font-weight="bold" officeooo:rsid="0124bc60" fo:background-color="#d4ea6b" loext:char-shading-value="0" style:language-asian="de" style:country-asian="DE" style:font-weight-asian="bold" style:font-name-complex="Courier New2"/>
    </style:style>
    <style:style style:name="T65" style:family="text">
      <style:text-properties fo:color="#000000" style:font-name="Courier New" fo:font-weight="bold" officeooo:rsid="013326d5" fo:background-color="#d4ea6b" loext:char-shading-value="0" style:language-asian="de" style:country-asian="DE" style:font-weight-asian="bold" style:font-name-complex="Courier New2"/>
    </style:style>
    <style:style style:name="T66" style:family="text">
      <style:text-properties fo:color="#000000" style:font-name="Courier New" fo:font-weight="bold" officeooo:rsid="01357122" fo:background-color="#d4ea6b" loext:char-shading-value="0" style:language-asian="de" style:country-asian="DE" style:font-weight-asian="bold" style:font-name-complex="Courier New2"/>
    </style:style>
    <style:style style:name="T67" style:family="text">
      <style:text-properties fo:color="#000000" style:font-name="Courier New" fo:font-weight="bold" officeooo:rsid="0135ffd1" fo:background-color="#d4ea6b" loext:char-shading-value="0" style:language-asian="de" style:country-asian="DE" style:font-weight-asian="bold" style:font-name-complex="Courier New2"/>
    </style:style>
    <style:style style:name="T68" style:family="text">
      <style:text-properties fo:color="#000000" style:font-name="Courier New" fo:font-weight="bold" officeooo:rsid="0172ee90" fo:background-color="#d4ea6b" loext:char-shading-value="0" style:language-asian="de" style:country-asian="DE" style:font-weight-asian="bold" style:font-name-complex="Courier New2"/>
    </style:style>
    <style:style style:name="T69" style:family="text">
      <style:text-properties fo:color="#000000" style:font-name="Courier New" fo:font-weight="bold" officeooo:rsid="017e61e2" fo:background-color="#d4ea6b" loext:char-shading-value="0" style:language-asian="de" style:country-asian="DE" style:font-weight-asian="bold" style:font-name-complex="Courier New2"/>
    </style:style>
    <style:style style:name="T70" style:family="text">
      <style:text-properties fo:color="#000000" style:font-name="Courier New" fo:font-weight="bold" officeooo:rsid="01804b8a" fo:background-color="#d4ea6b" loext:char-shading-value="0" style:language-asian="de" style:country-asian="DE" style:font-weight-asian="bold" style:font-name-complex="Courier New2"/>
    </style:style>
    <style:style style:name="T71" style:family="text">
      <style:text-properties fo:color="#000000" style:font-name="Courier New" fo:font-weight="bold" officeooo:rsid="0195e63a" fo:background-color="#d4ea6b" loext:char-shading-value="0" style:language-asian="de" style:country-asian="DE" style:font-weight-asian="bold" style:font-name-complex="Courier New2"/>
    </style:style>
    <style:style style:name="T72" style:family="text">
      <style:text-properties fo:color="#000000" style:font-name="Courier New" fo:font-weight="bold" officeooo:rsid="01a7aa8a" fo:background-color="#d4ea6b" loext:char-shading-value="0" style:language-asian="de" style:country-asian="DE" style:font-weight-asian="bold" style:font-name-complex="Courier New2"/>
    </style:style>
    <style:style style:name="T73" style:family="text">
      <style:text-properties fo:color="#000000" style:font-name="Courier New" fo:font-weight="bold" officeooo:rsid="01be087f" fo:background-color="#d4ea6b" loext:char-shading-value="0" style:language-asian="de" style:country-asian="DE" style:font-weight-asian="bold" style:font-name-complex="Courier New2"/>
    </style:style>
    <style:style style:name="T74" style:family="text">
      <style:text-properties fo:color="#000000" style:font-name="Courier New" fo:font-weight="bold" officeooo:rsid="01bee67e" fo:background-color="#d4ea6b" loext:char-shading-value="0" style:language-asian="de" style:country-asian="DE" style:font-weight-asian="bold" style:font-name-complex="Courier New2"/>
    </style:style>
    <style:style style:name="T75" style:family="text">
      <style:text-properties fo:color="#000000" style:font-name="Courier New" fo:font-weight="bold" officeooo:rsid="01c36c33" fo:background-color="#d4ea6b" loext:char-shading-value="0" style:language-asian="de" style:country-asian="DE" style:font-weight-asian="bold" style:font-name-complex="Courier New2"/>
    </style:style>
    <style:style style:name="T76" style:family="text">
      <style:text-properties fo:color="#000000" style:font-name="Courier New" fo:font-weight="bold" officeooo:rsid="01d2db61" fo:background-color="#d4ea6b" loext:char-shading-value="0" style:language-asian="de" style:country-asian="DE" style:font-weight-asian="bold" style:font-name-complex="Courier New2"/>
    </style:style>
    <style:style style:name="T77" style:family="text">
      <style:text-properties fo:color="#000000" style:font-name="Courier New" fo:font-weight="bold" officeooo:rsid="01e00bb9" fo:background-color="#d4ea6b" loext:char-shading-value="0" style:language-asian="de" style:country-asian="DE" style:font-weight-asian="bold" style:font-name-complex="Courier New2"/>
    </style:style>
    <style:style style:name="T78" style:family="text">
      <style:text-properties fo:color="#000000" style:font-name="Courier New" fo:font-weight="bold" officeooo:rsid="01e4127d" fo:background-color="#d4ea6b" loext:char-shading-value="0" style:language-asian="de" style:country-asian="DE" style:font-weight-asian="bold" style:font-name-complex="Courier New2"/>
    </style:style>
    <style:style style:name="T79" style:family="text">
      <style:text-properties fo:color="#000000" style:font-name="Courier New" fo:font-weight="bold" officeooo:rsid="01e826d8" fo:background-color="#d4ea6b" loext:char-shading-value="0" style:language-asian="de" style:country-asian="DE" style:font-weight-asian="bold" style:font-name-complex="Courier New2"/>
    </style:style>
    <style:style style:name="T80" style:family="text">
      <style:text-properties fo:color="#000000" style:font-name="Courier New" fo:font-weight="bold" officeooo:rsid="01ecf857" fo:background-color="#d4ea6b" loext:char-shading-value="0" style:language-asian="de" style:country-asian="DE" style:font-weight-asian="bold" style:font-name-complex="Courier New2"/>
    </style:style>
    <style:style style:name="T81" style:family="text">
      <style:text-properties fo:color="#000000" style:font-name="Courier New" fo:font-weight="bold" officeooo:rsid="01eeac14" fo:background-color="#d4ea6b" loext:char-shading-value="0" style:language-asian="de" style:country-asian="DE" style:font-weight-asian="bold" style:font-name-complex="Courier New2"/>
    </style:style>
    <style:style style:name="T82" style:family="text">
      <style:text-properties fo:color="#000000" style:font-name="Courier New" fo:font-weight="bold" officeooo:rsid="01f064c3" fo:background-color="#d4ea6b" loext:char-shading-value="0" style:language-asian="de" style:country-asian="DE" style:font-weight-asian="bold" style:font-name-complex="Courier New2"/>
    </style:style>
    <style:style style:name="T83" style:family="text">
      <style:text-properties fo:color="#000000" style:font-name="Courier New" fo:font-weight="bold" officeooo:rsid="01f184f7" fo:background-color="#d4ea6b" loext:char-shading-value="0" style:language-asian="de" style:country-asian="DE" style:font-weight-asian="bold" style:font-name-complex="Courier New2"/>
    </style:style>
    <style:style style:name="T84" style:family="text">
      <style:text-properties fo:color="#000000" style:font-name="Courier New" fo:font-weight="bold" officeooo:rsid="010b9daa" fo:background-color="#d4ea6b" loext:char-shading-value="0" style:language-asian="de" style:country-asian="DE" style:font-weight-asian="bold" style:font-name-complex="Courier New2"/>
    </style:style>
    <style:style style:name="T85" style:family="text">
      <style:text-properties fo:color="#000000" style:font-name="Courier New" fo:font-weight="bold" officeooo:rsid="00a0c27c" fo:background-color="#d4ea6b" loext:char-shading-value="0" style:language-asian="de" style:country-asian="DE" style:font-weight-asian="bold" style:font-name-complex="Courier New2"/>
    </style:style>
    <style:style style:name="T86" style:family="text">
      <style:text-properties fo:color="#000000" style:font-name="Courier New" fo:font-weight="bold" officeooo:rsid="00588906" fo:background-color="#d4ea6b" loext:char-shading-value="0" style:language-asian="de" style:country-asian="DE" style:font-weight-asian="bold" style:font-name-complex="Courier New2"/>
    </style:style>
    <style:style style:name="T87" style:family="text">
      <style:text-properties fo:color="#000000" style:font-name="Courier New" fo:font-weight="bold" officeooo:rsid="01fb49ee" fo:background-color="#d4ea6b" loext:char-shading-value="0" style:language-asian="de" style:country-asian="DE" style:font-weight-asian="bold" style:font-name-complex="Courier New2"/>
    </style:style>
    <style:style style:name="T88" style:family="text">
      <style:text-properties fo:color="#000000" style:font-name="Courier New" fo:font-weight="bold" officeooo:rsid="01fcb873" fo:background-color="#d4ea6b" loext:char-shading-value="0" style:language-asian="de" style:country-asian="DE" style:font-weight-asian="bold" style:font-name-complex="Courier New2"/>
    </style:style>
    <style:style style:name="T89" style:family="text">
      <style:text-properties fo:color="#000000" style:font-name="Courier New" fo:font-weight="bold" officeooo:rsid="01fd4e24" fo:background-color="#d4ea6b" loext:char-shading-value="0" style:language-asian="de" style:country-asian="DE" style:font-weight-asian="bold" style:font-name-complex="Courier New2"/>
    </style:style>
    <style:style style:name="T90" style:family="text">
      <style:text-properties fo:color="#000000" style:font-name="Courier New" fo:font-weight="bold" officeooo:rsid="01a90700" fo:background-color="#cccccc" loext:char-shading-value="0" style:language-asian="de" style:country-asian="DE" style:font-weight-asian="bold" style:font-name-complex="Courier New2" style:font-weight-complex="bold"/>
    </style:style>
    <style:style style:name="T91" style:family="text">
      <style:text-properties fo:color="#000000" style:font-name="Courier New" fo:font-weight="bold" officeooo:rsid="0233f548" fo:background-color="#cccccc" loext:char-shading-value="0" style:language-asian="de" style:country-asian="DE" style:font-weight-asian="bold" style:font-name-complex="Courier New2" style:font-weight-complex="bold"/>
    </style:style>
    <style:style style:name="T92" style:family="text">
      <style:text-properties fo:color="#000000" style:font-name="Courier New" fo:font-weight="bold" officeooo:rsid="00a14261" fo:background-color="#cccccc" loext:char-shading-value="0" style:language-asian="de" style:country-asian="DE" style:font-weight-asian="bold" style:font-name-complex="Courier New2" style:font-weight-complex="bold"/>
    </style:style>
    <style:style style:name="T93" style:family="text">
      <style:text-properties fo:color="#000000" style:font-name="Courier New" fo:font-weight="bold" officeooo:rsid="018b9852" fo:background-color="#cccccc" loext:char-shading-value="0" style:language-asian="de" style:country-asian="DE" style:font-weight-asian="bold" style:font-name-complex="Courier New2" style:font-weight-complex="bold"/>
    </style:style>
    <style:style style:name="T94" style:family="text">
      <style:text-properties fo:color="#000000" style:font-name="Courier New" fo:font-weight="bold" officeooo:rsid="0234208c" fo:background-color="#cccccc" loext:char-shading-value="0" style:language-asian="de" style:country-asian="DE" style:font-weight-asian="bold" style:font-name-complex="Courier New2" style:font-weight-complex="bold"/>
    </style:style>
    <style:style style:name="T95" style:family="text">
      <style:text-properties fo:color="#000000" style:font-name="Courier New" fo:font-weight="bold" officeooo:rsid="003ed595" fo:background-color="#cccccc" loext:char-shading-value="0" style:language-asian="de" style:country-asian="DE" style:font-weight-asian="bold" style:font-name-complex="Courier New2" style:font-weight-complex="bold"/>
    </style:style>
    <style:style style:name="T96" style:family="text">
      <style:text-properties fo:color="#000000" style:font-name="Courier New" fo:font-weight="bold" officeooo:rsid="00a14261" fo:background-color="#bababa" loext:char-shading-value="0" style:language-asian="de" style:country-asian="DE" style:font-weight-asian="bold" style:font-name-complex="Courier New2" style:font-weight-complex="bold"/>
    </style:style>
    <style:style style:name="T97" style:family="text">
      <style:text-properties fo:color="#000000" style:font-name="Courier New" fo:font-weight="bold" officeooo:rsid="016f249c" fo:background-color="#bababa" loext:char-shading-value="0" style:language-asian="de" style:country-asian="DE" style:font-weight-asian="bold" style:font-name-complex="Courier New2" style:font-weight-complex="bold"/>
    </style:style>
    <style:style style:name="T98" style:family="text">
      <style:text-properties fo:color="#000000" style:font-name="Courier New" fo:font-weight="bold" officeooo:rsid="00bee530" fo:background-color="#fe7f00" loext:char-shading-value="0" style:language-asian="de" style:country-asian="DE" style:font-weight-asian="bold" style:font-name-complex="Courier New2"/>
    </style:style>
    <style:style style:name="T99" style:family="text">
      <style:text-properties fo:color="#000000" style:font-name="Courier New" fo:font-weight="bold" officeooo:rsid="00bfcac7" fo:background-color="#fe7f00" loext:char-shading-value="0" style:language-asian="de" style:country-asian="DE" style:font-weight-asian="bold" style:font-name-complex="Courier New2"/>
    </style:style>
    <style:style style:name="T100" style:family="text">
      <style:text-properties fo:color="#000000" style:font-name="Courier New" fo:font-weight="bold" officeooo:rsid="0035fa23" fo:background-color="#fe7f00" loext:char-shading-value="0" style:language-asian="de" style:country-asian="DE" style:font-weight-asian="bold" style:font-name-complex="Courier New2"/>
    </style:style>
    <style:style style:name="T101" style:family="text">
      <style:text-properties fo:color="#000000" style:font-name="Courier New" fo:font-weight="bold" officeooo:rsid="00288e84" fo:background-color="#e3e300" loext:char-shading-value="0" style:language-asian="de" style:country-asian="DE" style:font-weight-asian="bold" style:font-name-complex="Courier New2" style:font-weight-complex="bold"/>
    </style:style>
    <style:style style:name="T102" style:family="text">
      <style:text-properties fo:color="#000000" style:font-name="Courier New" fo:font-weight="bold" officeooo:rsid="00468a9a" fo:background-color="transparent" loext:char-shading-value="0" style:language-asian="de" style:country-asian="DE" style:font-weight-asian="bold" style:font-name-complex="Courier New2"/>
    </style:style>
    <style:style style:name="T103" style:family="text">
      <style:text-properties fo:color="#000000" style:font-name="Courier New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104" style:family="text">
      <style:text-properties fo:color="#000000" style:font-name="Courier New" fo:font-weight="bold" officeooo:rsid="01cfce33" fo:background-color="transparent" loext:char-shading-value="0" style:language-asian="de" style:country-asian="DE" style:font-weight-asian="bold" style:font-name-complex="Courier New2" style:font-weight-complex="bold"/>
    </style:style>
    <style:style style:name="T105" style:family="text">
      <style:text-properties fo:color="#000000" style:font-name="Courier New" fo:font-weight="bold" officeooo:rsid="01d74ecd" fo:background-color="transparent" loext:char-shading-value="0" style:language-asian="de" style:country-asian="DE" style:font-weight-asian="bold" style:font-name-complex="Courier New2" style:font-weight-complex="bold"/>
    </style:style>
    <style:style style:name="T106" style:family="text">
      <style:text-properties fo:color="#000000" style:font-name="Courier New" fo:font-weight="bold" officeooo:rsid="01da66c4" fo:background-color="transparent" loext:char-shading-value="0" style:language-asian="de" style:country-asian="DE" style:font-weight-asian="bold" style:font-name-complex="Courier New2" style:font-weight-complex="bold"/>
    </style:style>
    <style:style style:name="T107" style:family="text">
      <style:text-properties fo:color="#000000" style:font-name="Courier New" fo:font-weight="bold" officeooo:rsid="01cf58df" fo:background-color="transparent" loext:char-shading-value="0" style:language-asian="de" style:country-asian="DE" style:font-weight-asian="bold" style:font-name-complex="Courier New2"/>
    </style:style>
    <style:style style:name="T108" style:family="text">
      <style:text-properties fo:color="#000000" style:font-name="Courier New" fo:font-weight="bold" officeooo:rsid="01d2b548" fo:background-color="transparent" loext:char-shading-value="0" style:language-asian="de" style:country-asian="DE" style:font-weight-asian="bold" style:font-name-complex="Courier New2"/>
    </style:style>
    <style:style style:name="T109" style:family="text">
      <style:text-properties fo:color="#000000" style:font-name="Courier New" fo:font-weight="bold" officeooo:rsid="01d7af4a" fo:background-color="transparent" loext:char-shading-value="0" style:language-asian="de" style:country-asian="DE" style:font-weight-asian="bold" style:font-name-complex="Courier New2"/>
    </style:style>
    <style:style style:name="T110" style:family="text">
      <style:text-properties fo:color="#000000" style:font-name="Courier New" fo:font-weight="bold" officeooo:rsid="01da7981" fo:background-color="transparent" loext:char-shading-value="0" style:language-asian="de" style:country-asian="DE" style:font-weight-asian="bold" style:font-name-complex="Courier New2"/>
    </style:style>
    <style:style style:name="T111" style:family="text">
      <style:text-properties fo:color="#000000" style:font-name="Courier New" fo:font-weight="bold" officeooo:rsid="01e00bb9" fo:background-color="transparent" loext:char-shading-value="0" style:language-asian="de" style:country-asian="DE" style:font-weight-asian="bold" style:font-name-complex="Courier New2"/>
    </style:style>
    <style:style style:name="T112" style:family="text">
      <style:text-properties fo:color="#000000" style:font-name="Courier New" fo:font-weight="bold" officeooo:rsid="01e3a32e" fo:background-color="transparent" loext:char-shading-value="0" style:language-asian="de" style:country-asian="DE" style:font-weight-asian="bold" style:font-name-complex="Courier New2"/>
    </style:style>
    <style:style style:name="T113" style:family="text">
      <style:text-properties fo:color="#000000" style:font-name="Courier New" fo:font-weight="bold" officeooo:rsid="01e5a1d9" fo:background-color="transparent" loext:char-shading-value="0" style:language-asian="de" style:country-asian="DE" style:font-weight-asian="bold" style:font-name-complex="Courier New2"/>
    </style:style>
    <style:style style:name="T114" style:family="text">
      <style:text-properties fo:color="#000000" style:font-name="Courier New" fo:font-weight="bold" officeooo:rsid="00468a9a" fo:background-color="transparent" loext:char-shading-value="0" style:font-weight-asian="bold" style:font-name-complex="Courier New2"/>
    </style:style>
    <style:style style:name="T115" style:family="text">
      <style:text-properties fo:color="#000000" style:font-name="Courier New" fo:font-weight="bold" officeooo:rsid="01e00bb9" fo:background-color="transparent" loext:char-shading-value="0" style:font-weight-asian="bold" style:font-name-complex="Courier New2"/>
    </style:style>
    <style:style style:name="T116" style:family="text">
      <style:text-properties fo:color="#000000" style:font-name="Courier New" fo:font-weight="bold" officeooo:rsid="01e1e475" fo:background-color="transparent" loext:char-shading-value="0" style:font-weight-asian="bold" style:font-name-complex="Courier New2"/>
    </style:style>
    <style:style style:name="T117" style:family="text">
      <style:text-properties fo:color="#000000" style:font-name="Courier New" fo:font-weight="bold" officeooo:rsid="01e279a2" fo:background-color="transparent" loext:char-shading-value="0" style:font-weight-asian="bold" style:font-name-complex="Courier New2"/>
    </style:style>
    <style:style style:name="T118" style:family="text">
      <style:text-properties fo:color="#000000" style:font-name="Courier New" fo:font-weight="bold" officeooo:rsid="01ecf857" fo:background-color="transparent" loext:char-shading-value="0" style:font-weight-asian="bold" style:font-name-complex="Courier New2"/>
    </style:style>
    <style:style style:name="T119" style:family="text">
      <style:text-properties fo:color="#000000" style:font-name="Courier New" fo:font-weight="bold" officeooo:rsid="00a14261" fo:background-color="#c6ea6b" loext:char-shading-value="0" style:language-asian="de" style:country-asian="DE" style:font-weight-asian="bold" style:font-name-complex="Courier New2" style:font-weight-complex="bold"/>
    </style:style>
    <style:style style:name="T120" style:family="text">
      <style:text-properties fo:color="#000000" style:font-name="Courier New" fo:font-weight="bold" officeooo:rsid="00e2ae1b" fo:background-color="#c6ea6b" loext:char-shading-value="0" style:language-asian="de" style:country-asian="DE" style:font-weight-asian="bold" style:font-name-complex="Courier New2" style:font-weight-complex="bold"/>
    </style:style>
    <style:style style:name="T121" style:family="text">
      <style:text-properties fo:color="#000000" style:font-name="Courier New" fo:font-weight="bold" officeooo:rsid="00468a9a" fo:background-color="#c6ea6b" loext:char-shading-value="0" style:language-asian="de" style:country-asian="DE" style:font-weight-asian="bold" style:font-name-complex="Courier New2" style:font-weight-complex="bold"/>
    </style:style>
    <style:style style:name="T122" style:family="text">
      <style:text-properties fo:color="#000000" style:font-name="Courier New" fo:font-weight="bold" officeooo:rsid="01c157e3" fo:background-color="#c6ea6b" loext:char-shading-value="0" style:language-asian="de" style:country-asian="DE" style:font-weight-asian="bold" style:font-name-complex="Courier New2" style:font-weight-complex="bold"/>
    </style:style>
    <style:style style:name="T123" style:family="text">
      <style:text-properties fo:color="#000000" style:font-name="Courier New" fo:font-weight="bold" officeooo:rsid="00468a9a" fo:background-color="#d0d0d0" loext:char-shading-value="0" style:language-asian="de" style:country-asian="DE" style:font-weight-asian="bold" style:font-name-complex="Courier New2"/>
    </style:style>
    <style:style style:name="T124" style:family="text">
      <style:text-properties fo:color="#000000" style:font-name="Courier New" fo:font-weight="bold" officeooo:rsid="00468a9a" fo:background-color="#d0d0d0" loext:char-shading-value="0" style:language-asian="de" style:country-asian="DE" style:font-weight-asian="bold" style:font-name-complex="Courier New2" style:font-weight-complex="bold"/>
    </style:style>
    <style:style style:name="T125" style:family="text">
      <style:text-properties fo:color="#000000" style:font-name="Courier New" fo:font-weight="bold" officeooo:rsid="01de47e5" fo:background-color="#d0d0d0" loext:char-shading-value="0" style:language-asian="de" style:country-asian="DE" style:font-weight-asian="bold" style:font-name-complex="Courier New2" style:font-weight-complex="bold"/>
    </style:style>
    <style:style style:name="T126" style:family="text">
      <style:text-properties fo:color="#000000" style:font-name="Courier New" fo:font-weight="bold" officeooo:rsid="01d74ecd" fo:background-color="#d0d0d0" loext:char-shading-value="0" style:language-asian="de" style:country-asian="DE" style:font-weight-asian="bold" style:font-name-complex="Courier New2" style:font-weight-complex="bold"/>
    </style:style>
    <style:style style:name="T127" style:family="text">
      <style:text-properties fo:color="#000000" style:font-name="Courier New" fo:font-weight="bold" officeooo:rsid="01f064c3" fo:background-color="#d0d0d0" loext:char-shading-value="0" style:language-asian="de" style:country-asian="DE" style:font-weight-asian="bold" style:font-name-complex="Courier New2"/>
    </style:style>
    <style:style style:name="T128" style:family="text">
      <style:text-properties fo:color="#000000" style:font-name="Courier New" fo:font-weight="bold" officeooo:rsid="01e826d8" fo:background-color="#d0d0d0" loext:char-shading-value="0" style:language-asian="de" style:country-asian="DE" style:font-weight-asian="bold" style:font-name-complex="Courier New2"/>
    </style:style>
    <style:style style:name="T129" style:family="text">
      <style:text-properties fo:color="#000000" style:font-name="Courier New" fo:font-weight="bold" officeooo:rsid="001c5029" fo:background-color="#d0d0d0" loext:char-shading-value="0" style:language-asian="de" style:country-asian="DE" style:font-weight-asian="bold" style:font-name-complex="Courier New2"/>
    </style:style>
    <style:style style:name="T130" style:family="text">
      <style:text-properties fo:color="#000000" style:font-name="Courier New" fo:font-weight="bold" officeooo:rsid="0065669a" fo:background-color="#d0d0d0" loext:char-shading-value="0" style:language-asian="de" style:country-asian="DE" style:font-weight-asian="bold" style:font-name-complex="Courier New2"/>
    </style:style>
    <style:style style:name="T131" style:family="text">
      <style:text-properties fo:color="#000000" style:font-name="Courier New" fo:font-weight="bold" officeooo:rsid="01d8962d" fo:background-color="#d0d0d0" loext:char-shading-value="0" style:language-asian="de" style:country-asian="DE" style:font-weight-asian="bold" style:font-name-complex="Courier New2"/>
    </style:style>
    <style:style style:name="T132" style:family="text">
      <style:text-properties fo:color="#000000" style:font-name="Courier New" fo:font-weight="bold" officeooo:rsid="01d7af4a" fo:background-color="#d0d0d0" loext:char-shading-value="0" style:language-asian="de" style:country-asian="DE" style:font-weight-asian="bold" style:font-name-complex="Courier New2"/>
    </style:style>
    <style:style style:name="T133" style:family="text">
      <style:text-properties fo:color="#000000" style:font-name="Courier New" fo:font-weight="bold" officeooo:rsid="01d2b548" fo:background-color="#d0d0d0" loext:char-shading-value="0" style:language-asian="de" style:country-asian="DE" style:font-weight-asian="bold" style:font-name-complex="Courier New2"/>
    </style:style>
    <style:style style:name="T134" style:family="text">
      <style:text-properties fo:color="#000000" style:font-name="Courier New" fo:font-weight="bold" officeooo:rsid="01cf58df" fo:background-color="#d0d0d0" loext:char-shading-value="0" style:language-asian="de" style:country-asian="DE" style:font-weight-asian="bold" style:font-name-complex="Courier New2"/>
    </style:style>
    <style:style style:name="T135" style:family="text">
      <style:text-properties fo:color="#000000" style:font-name="Courier New" fo:font-weight="bold" officeooo:rsid="01d2db61" fo:background-color="#d0d0d0" loext:char-shading-value="0" style:language-asian="de" style:country-asian="DE" style:font-weight-asian="bold" style:font-name-complex="Courier New2"/>
    </style:style>
    <style:style style:name="T136" style:family="text">
      <style:text-properties fo:color="#000000" style:font-name="Courier New" fo:font-weight="bold" officeooo:rsid="0023150e" fo:background-color="#d0d0d0" loext:char-shading-value="0" style:font-weight-asian="bold" style:font-name-complex="Courier New2" style:font-weight-complex="bold"/>
    </style:style>
    <style:style style:name="T137" style:family="text">
      <style:text-properties fo:color="#000000" style:font-name="Courier New" fo:font-weight="bold" officeooo:rsid="00468a9a" fo:background-color="#d0d0d0" loext:char-shading-value="0" style:font-weight-asian="bold" style:font-name-complex="Courier New2"/>
    </style:style>
    <style:style style:name="T138" style:family="text">
      <style:text-properties fo:color="#000000" style:font-name="Courier New" fo:font-weight="bold" officeooo:rsid="01e8c0ab" fo:background-color="#d0d0d0" loext:char-shading-value="0" style:font-weight-asian="bold" style:font-name-complex="Courier New2"/>
    </style:style>
    <style:style style:name="T139" style:family="text">
      <style:text-properties fo:color="#000000" style:font-name="Courier New" fo:font-weight="bold" officeooo:rsid="01e00bb9" fo:background-color="#d0d0d0" loext:char-shading-value="0" style:font-weight-asian="bold" style:font-name-complex="Courier New2"/>
    </style:style>
    <style:style style:name="T140" style:family="text">
      <style:text-properties fo:color="#000000" style:font-name="Courier New" fo:font-weight="bold" officeooo:rsid="01e826d8" fo:background-color="#d0d0d0" loext:char-shading-value="0" style:font-weight-asian="bold" style:font-name-complex="Courier New2"/>
    </style:style>
    <style:style style:name="T141" style:family="text">
      <style:text-properties fo:color="#000000" style:font-name="Courier New" fo:font-weight="bold" officeooo:rsid="01e4127d" fo:background-color="#d0d0d0" loext:char-shading-value="0" style:font-weight-asian="bold" style:font-name-complex="Courier New2"/>
    </style:style>
    <style:style style:name="T142" style:family="text">
      <style:text-properties fo:color="#000000" style:font-name="Courier New" fo:font-weight="bold" officeooo:rsid="02001e3d" fo:background-color="#d0d0d0" loext:char-shading-value="0" style:font-weight-asian="bold" style:font-name-complex="Courier New2"/>
    </style:style>
    <style:style style:name="T143" style:family="text">
      <style:text-properties fo:color="#000000" style:font-name="Courier New" fo:font-weight="bold" officeooo:rsid="01f184f7" fo:background-color="#d0d0d0" loext:char-shading-value="0" style:font-weight-asian="bold" style:font-name-complex="Courier New2"/>
    </style:style>
    <style:style style:name="T144" style:family="text">
      <style:text-properties fo:color="#000000" style:font-name="Courier New" style:text-underline-style="none" fo:font-weight="bold" fo:background-color="#c0c0c0" loext:char-shading-value="0" style:language-asian="de" style:country-asian="DE" style:font-weight-asian="bold" style:font-name-complex="Courier New2"/>
    </style:style>
    <style:style style:name="T145" style:family="text">
      <style:text-properties fo:color="#000000" style:font-name="Courier New" style:text-underline-style="none" fo:font-weight="bold" fo:background-color="#c0c0c0" loext:char-shading-value="0" style:font-weight-asian="bold" style:font-name-complex="Courier New2"/>
    </style:style>
    <style:style style:name="T146" style:family="text">
      <style:text-properties fo:color="#000000" style:font-name="Courier New" style:text-underline-style="none" fo:font-weight="bold" officeooo:rsid="0023150e" fo:background-color="#c0c0c0" loext:char-shading-value="0" style:font-weight-asian="bold" style:font-name-complex="Courier New2"/>
    </style:style>
    <style:style style:name="T147" style:family="text">
      <style:text-properties fo:color="#000000" style:font-name="Courier New" style:text-underline-style="none" fo:font-weight="bold" officeooo:rsid="00468a9a" fo:background-color="transparent" loext:char-shading-value="0" style:font-weight-asian="bold" style:font-name-complex="Courier New2"/>
    </style:style>
    <style:style style:name="T148" style:family="text">
      <style:text-properties fo:color="#000000" style:font-name="Courier New" fo:font-size="10pt" fo:font-weight="bold" officeooo:rsid="0104b37b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9" style:family="text">
      <style:text-properties fo:color="#000000" style:font-name="Courier New" fo:font-size="10pt" fo:font-weight="bold" officeooo:rsid="01e8c0ab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50" style:family="text">
      <style:text-properties fo:color="#000000" style:font-name="Courier New" fo:font-size="10pt" fo:font-weight="bold" officeooo:rsid="01382ca0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51" style:family="text">
      <style:text-properties fo:color="#000000" style:font-name="Courier New" fo:font-size="10pt" fo:font-weight="bold" officeooo:rsid="0104b37b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52" style:family="text">
      <style:text-properties fo:color="#000000" style:font-name="Courier New" fo:font-size="10pt" fo:font-style="normal" style:text-underline-style="none" fo:font-weight="bold" officeooo:rsid="00c0f479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3" style:family="text">
      <style:text-properties fo:color="#000000" style:font-name="Courier New" fo:font-size="10pt" fo:font-style="normal" style:text-underline-style="none" fo:font-weight="bold" officeooo:rsid="00a0c27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4" style:family="text">
      <style:text-properties fo:color="#000000" style:font-name="Courier New" fo:font-size="10pt" fo:font-style="normal" style:text-underline-style="none" fo:font-weight="bold" officeooo:rsid="005a3972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5" style:family="text">
      <style:text-properties fo:color="#000000" style:font-name="Courier New" fo:font-size="10pt" fo:font-style="normal" style:text-underline-style="none" fo:font-weight="bold" officeooo:rsid="01cf58df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6" style:family="text">
      <style:text-properties fo:color="#000000" style:font-name="Courier New" fo:font-size="10pt" fo:font-style="normal" style:text-underline-style="none" fo:font-weight="bold" officeooo:rsid="01fcb87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7" style:family="text">
      <style:text-properties fo:color="#000000" style:font-name="Courier New" fo:font-size="10pt" fo:font-style="normal" style:text-underline-style="none" fo:font-weight="bold" officeooo:rsid="01cf58df" fo:background-color="#d0d0d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8" style:family="text">
      <style:text-properties fo:color="#000000" style:font-name="Courier New" fo:font-size="10pt" fo:font-style="normal" fo:font-weight="bold" officeooo:rsid="00468a9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59" style:family="text">
      <style:text-properties fo:color="#000000" style:font-name="Courier New" fo:font-size="10pt" fo:font-style="normal" fo:font-weight="bold" officeooo:rsid="0143fb49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0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1d2057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e373d6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1cf58d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1cfce3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4" style:family="text">
      <style:text-properties fo:color="#000000" style:font-name="Courier New" fo:font-size="10pt" style:text-underline-style="none" fo:font-weight="bold" officeooo:rsid="00a0c27c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65" style:family="text">
      <style:text-properties fo:color="#000000" style:font-name="Courier New" fo:font-size="10pt" style:text-underline-style="none" fo:font-weight="bold" officeooo:rsid="00c0f479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66" style:family="text">
      <style:text-properties fo:color="#000000" style:font-name="Courier New" fo:font-size="10pt" style:text-underline-style="none" fo:font-weight="bold" officeooo:rsid="00468a9a" fo:background-color="transparent" loext:char-shading-value="0" style:font-size-asian="10pt" style:font-weight-asian="bold" style:font-name-complex="Courier New2" style:font-size-complex="10pt"/>
    </style:style>
    <style:style style:name="T167" style:family="text">
      <style:text-properties fo:color="#000000" style:font-name="Courier New" fo:font-size="10pt" style:text-underline-style="none" fo:font-weight="bold" officeooo:rsid="01de47e5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68" style:family="text">
      <style:text-properties fo:color="#000000" style:font-name="Courier New" fo:font-size="10pt" style:text-underline-style="none" fo:font-weight="bold" officeooo:rsid="00a14261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69" style:family="text">
      <style:text-properties fo:color="#000000" style:font-name="Courier New" fo:font-size="10pt" style:text-underline-style="none" fo:font-weight="bold" officeooo:rsid="016f249c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70" style:family="text">
      <style:text-properties fo:color="#000000" style:font-name="Courier New" fo:font-size="10pt" style:text-underline-style="none" fo:font-weight="bold" officeooo:rsid="00a14261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71" style:family="text">
      <style:text-properties fo:color="#000000" style:font-name="Courier New" fo:font-size="10pt" style:text-underline-style="none" fo:font-weight="bold" officeooo:rsid="00468a9a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72" style:family="text">
      <style:text-properties fo:color="#000000" style:font-name="Courier New" fo:font-size="10pt" style:text-underline-style="none" fo:font-weight="bold" officeooo:rsid="01de47e5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73" style:family="text">
      <style:text-properties fo:color="#000000" style:font-name="Courier New" fo:font-size="10pt" style:text-underline-style="none" fo:font-weight="bold" officeooo:rsid="01fb49ee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74" style:family="text">
      <style:text-properties fo:color="#000000" style:font-name="Courier New" fo:font-size="10pt" officeooo:rsid="005855bb" fo:background-color="#d4ea6b" loext:char-shading-value="0" style:font-size-asian="10pt" style:language-asian="de" style:country-asian="DE" style:font-name-complex="Courier New2" style:font-size-complex="10pt"/>
    </style:style>
    <style:style style:name="T175" style:family="text">
      <style:text-properties fo:color="#000000" style:font-name="Courier New" fo:font-size="10pt" officeooo:rsid="00d826dd" fo:background-color="#d4ea6b" loext:char-shading-value="0" style:font-size-asian="10pt" style:language-asian="de" style:country-asian="DE" style:font-name-complex="Courier New2" style:font-size-complex="10pt"/>
    </style:style>
    <style:style style:name="T176" style:family="text">
      <style:text-properties fo:color="#000000" style:font-name="Courier New" fo:font-size="10pt" officeooo:rsid="0104b37b" fo:background-color="#d4ea6b" loext:char-shading-value="0" style:font-size-asian="10pt" style:language-asian="de" style:country-asian="DE" style:font-name-complex="Courier New2" style:font-size-complex="10pt"/>
    </style:style>
    <style:style style:name="T177" style:family="text">
      <style:text-properties fo:color="#000000" style:font-name="Courier New" fo:font-size="10pt" officeooo:rsid="01743540" fo:background-color="#d4ea6b" loext:char-shading-value="0" style:font-size-asian="10pt" style:language-asian="de" style:country-asian="DE" style:font-name-complex="Courier New2" style:font-size-complex="10pt"/>
    </style:style>
    <style:style style:name="T178" style:family="text">
      <style:text-properties fo:color="#000000" style:font-name="Courier New" fo:font-size="10pt" officeooo:rsid="01c2108a" fo:background-color="#d4ea6b" loext:char-shading-value="0" style:font-size-asian="10pt" style:language-asian="de" style:country-asian="DE" style:font-name-complex="Courier New2" style:font-size-complex="10pt"/>
    </style:style>
    <style:style style:name="T179" style:family="text">
      <style:text-properties fo:color="#000000" style:font-name="Courier New" fo:font-size="10pt" officeooo:rsid="01382ca0" fo:background-color="#cccccc" loext:char-shading-value="0" style:font-size-asian="10pt" style:language-asian="de" style:country-asian="DE" style:font-name-complex="Courier New2" style:font-size-complex="10pt"/>
    </style:style>
    <style:style style:name="T180" style:family="text">
      <style:text-properties fo:color="#000000" style:font-name="Courier New" fo:font-size="10pt" officeooo:rsid="0104b37b" fo:background-color="#cccccc" loext:char-shading-value="0" style:font-size-asian="10pt" style:language-asian="de" style:country-asian="DE" style:font-name-complex="Courier New2" style:font-size-complex="10pt"/>
    </style:style>
    <style:style style:name="T181" style:family="text">
      <style:text-properties fo:color="#000000" style:font-name="Courier New" fo:font-size="10pt" officeooo:rsid="00468a9a" fo:background-color="transparent" loext:char-shading-value="0" style:font-size-asian="10pt" style:font-name-complex="Courier New2" style:font-size-complex="10pt"/>
    </style:style>
    <style:style style:name="T182" style:family="text">
      <style:text-properties fo:color="#000000" style:font-name="Courier New" fo:font-size="10pt" style:text-underline-style="solid" style:text-underline-width="auto" style:text-underline-color="font-color" fo:font-weight="bold" officeooo:rsid="00468a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3" style:family="text">
      <style:text-properties fo:color="#000000" style:font-name="Courier New" fo:font-size="10pt" officeooo:rsid="005855bb" fo:background-color="#bababa" loext:char-shading-value="0" style:font-size-asian="10pt" style:language-asian="de" style:country-asian="DE" style:font-name-complex="Courier New2" style:font-size-complex="10pt"/>
    </style:style>
    <style:style style:name="T184" style:family="text">
      <style:text-properties fo:color="#000000" style:font-name="Courier New" officeooo:rsid="010b9daa" fo:background-color="#d4ea6b" loext:char-shading-value="0" style:language-asian="de" style:country-asian="DE" style:font-name-complex="Courier New2"/>
    </style:style>
    <style:style style:name="T185" style:family="text">
      <style:text-properties fo:color="#000000" style:font-name="Courier New" officeooo:rsid="01043af0" fo:background-color="#d4ea6b" loext:char-shading-value="0" style:language-asian="de" style:country-asian="DE" style:font-name-complex="Courier New2"/>
    </style:style>
    <style:style style:name="T186" style:family="text">
      <style:text-properties fo:color="#000000" style:font-name="Courier New" officeooo:rsid="00a0c27c" fo:background-color="#d4ea6b" loext:char-shading-value="0" style:language-asian="de" style:country-asian="DE" style:font-name-complex="Courier New2"/>
    </style:style>
    <style:style style:name="T187" style:family="text">
      <style:text-properties fo:color="#000000" style:font-name="Courier New" officeooo:rsid="00588906" fo:background-color="#d4ea6b" loext:char-shading-value="0" style:language-asian="de" style:country-asian="DE" style:font-name-complex="Courier New2"/>
    </style:style>
    <style:style style:name="T188" style:family="text">
      <style:text-properties fo:color="#000000" style:font-name="Courier New" officeooo:rsid="01a7aa8a" fo:background-color="#d4ea6b" loext:char-shading-value="0" style:language-asian="de" style:country-asian="DE" style:font-name-complex="Courier New2"/>
    </style:style>
    <style:style style:name="T189" style:family="text">
      <style:text-properties fo:color="#000000" style:font-name="Courier New" officeooo:rsid="01043af0" fo:background-color="#c0c0c0" loext:char-shading-value="0" style:language-asian="de" style:country-asian="DE" style:font-name-complex="Courier New2"/>
    </style:style>
    <style:style style:name="T190" style:family="text">
      <style:text-properties fo:color="#000000" style:font-name="Courier New" officeooo:rsid="00468a9a" fo:background-color="transparent" loext:char-shading-value="0" style:language-asian="de" style:country-asian="DE" style:font-name-complex="Courier New2"/>
    </style:style>
    <style:style style:name="T191" style:family="text">
      <style:text-properties fo:color="#000000" style:font-name="Courier New" officeooo:rsid="00468a9a" fo:background-color="transparent" loext:char-shading-value="0" style:font-name-complex="Courier New2"/>
    </style:style>
    <style:style style:name="T192" style:family="text">
      <style:text-properties fo:color="#000000" style:font-name="Courier New" fo:font-style="normal" fo:font-weight="bold" officeooo:rsid="01cf58df" fo:background-color="#d0d0d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3" style:family="text">
      <style:text-properties fo:color="#000000" style:font-name="Courier New" fo:font-style="normal" fo:font-weight="bold" officeooo:rsid="00a0c27c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4" style:family="text">
      <style:text-properties fo:color="#000000" style:font-name="Courier New" fo:font-style="normal" fo:font-weight="bold" officeooo:rsid="005a3972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5" style:family="text">
      <style:text-properties fo:color="#000000" style:font-name="Courier New" fo:font-style="normal" fo:font-weight="bold" officeooo:rsid="01d7af4a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6" style:family="text">
      <style:text-properties fo:color="#000000" style:font-name="Courier New" fo:font-style="normal" fo:font-weight="bold" officeooo:rsid="01fd4e24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7" style:family="text">
      <style:text-properties fo:color="#000000" style:font-name="Courier New" fo:font-style="normal" style:text-underline-style="solid" style:text-underline-width="auto" style:text-underline-color="font-color" fo:font-weight="bold" officeooo:rsid="01cf58d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8" style:family="text">
      <style:text-properties fo:color="#000000" style:font-name="Courier New" fo:font-style="normal" style:text-underline-style="solid" style:text-underline-width="auto" style:text-underline-color="font-color" fo:font-weight="bold" officeooo:rsid="01cfce3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99" style:family="text">
      <style:text-properties fo:color="#000000" style:font-name="Courier New" style:text-underline-style="solid" style:text-underline-width="auto" style:text-underline-color="font-color" fo:font-weight="bold" officeooo:rsid="00e373d6" fo:background-color="transparent" loext:char-shading-value="0" style:language-asian="de" style:country-asian="DE" style:font-weight-asian="bold" style:font-name-complex="Courier New2" style:font-weight-complex="bold"/>
    </style:style>
    <style:style style:name="T200" style:family="text">
      <style:text-properties fo:color="#000000" style:font-name="Courier New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/>
    </style:style>
    <style:style style:name="T201" style:family="text">
      <style:text-properties fo:color="#000000" style:font-name="Courier New" style:text-underline-style="solid" style:text-underline-width="auto" style:text-underline-color="font-color" fo:font-weight="bold" officeooo:rsid="01cfce33" fo:background-color="transparent" loext:char-shading-value="0" style:language-asian="de" style:country-asian="DE" style:font-weight-asian="bold" style:font-name-complex="Courier New2"/>
    </style:style>
    <style:style style:name="T202" style:family="text">
      <style:text-properties fo:color="#000000" style:font-name="Courier New" style:text-underline-style="solid" style:text-underline-width="auto" style:text-underline-color="font-color" fo:font-weight="bold" officeooo:rsid="00468a9a" fo:background-color="#d0d0d0" loext:char-shading-value="0" style:language-asian="de" style:country-asian="DE" style:font-weight-asian="bold" style:font-name-complex="Courier New2"/>
    </style:style>
    <style:style style:name="T203" style:family="text">
      <style:text-properties fo:color="#000000" style:font-name="Courier New" style:text-underline-style="solid" style:text-underline-width="auto" style:text-underline-color="font-color" officeooo:rsid="00468a9a" fo:background-color="transparent" loext:char-shading-value="0" style:font-name-complex="Courier New2"/>
    </style:style>
    <style:style style:name="T204" style:family="text">
      <style:text-properties fo:color="#000000" style:font-name="Courier New" fo:font-weight="normal" officeooo:rsid="00468a9a" fo:background-color="transparent" loext:char-shading-value="0" style:font-weight-asian="normal" style:font-name-complex="Courier New2" style:font-weight-complex="normal"/>
    </style:style>
    <style:style style:name="T205" style:family="text">
      <style:text-properties fo:color="#000000" fo:font-weight="bold" fo:background-color="#c0c0c0" loext:char-shading-value="0" style:font-weight-asian="bold"/>
    </style:style>
    <style:style style:name="T206" style:family="text">
      <style:text-properties fo:color="#000000" fo:font-weight="bold" officeooo:rsid="00291c63" fo:background-color="#c0c0c0" loext:char-shading-value="0" style:font-weight-asian="bold"/>
    </style:style>
    <style:style style:name="T207" style:family="text">
      <style:text-properties fo:color="#000000" fo:font-weight="bold" fo:background-color="#c0c0c0" loext:char-shading-value="0" style:language-asian="de" style:country-asian="DE" style:font-weight-asian="bold"/>
    </style:style>
    <style:style style:name="T208" style:family="text">
      <style:text-properties fo:color="#000000" fo:font-weight="bold" officeooo:rsid="0026a52b" fo:background-color="#c0c0c0" loext:char-shading-value="0" style:language-asian="de" style:country-asian="DE" style:font-weight-asian="bold"/>
    </style:style>
    <style:style style:name="T209" style:family="text">
      <style:text-properties fo:color="#000000" fo:font-weight="bold" fo:background-color="#c0c0c0" loext:char-shading-value="0" style:language-asian="de" style:country-asian="DE" style:font-weight-asian="bold" style:font-name-complex="Courier New2"/>
    </style:style>
    <style:style style:name="T210" style:family="text">
      <style:text-properties fo:color="#000000" fo:font-weight="bold" officeooo:rsid="0041548f" fo:background-color="#c0c0c0" loext:char-shading-value="0" style:language-asian="de" style:country-asian="DE" style:font-weight-asian="bold" style:font-name-complex="Courier New2"/>
    </style:style>
    <style:style style:name="T211" style:family="text">
      <style:text-properties fo:color="#000000" fo:font-weight="bold" officeooo:rsid="0032b7fc" fo:background-color="#c0c0c0" loext:char-shading-value="0" style:language-asian="de" style:country-asian="DE" style:font-weight-asian="bold" style:font-name-complex="Courier New2"/>
    </style:style>
    <style:style style:name="T212" style:family="text">
      <style:text-properties fo:color="#000000" fo:font-weight="bold" officeooo:rsid="003ed595" fo:background-color="#c0c0c0" loext:char-shading-value="0" style:language-asian="de" style:country-asian="DE" style:font-weight-asian="bold" style:font-name-complex="Courier New2"/>
    </style:style>
    <style:style style:name="T213" style:family="text">
      <style:text-properties fo:color="#000000" fo:font-weight="bold" style:language-asian="de" style:country-asian="DE" style:font-weight-asian="bold"/>
    </style:style>
    <style:style style:name="T214" style:family="text">
      <style:text-properties fo:color="#000000" fo:font-weight="bold" fo:background-color="#d4ea6b" loext:char-shading-value="0" style:language-asian="de" style:country-asian="DE" style:font-weight-asian="bold"/>
    </style:style>
    <style:style style:name="T215" style:family="text">
      <style:text-properties fo:color="#000000" fo:font-weight="bold" officeooo:rsid="00588906" fo:background-color="#d4ea6b" loext:char-shading-value="0" style:language-asian="de" style:country-asian="DE" style:font-weight-asian="bold"/>
    </style:style>
    <style:style style:name="T216" style:family="text">
      <style:text-properties fo:color="#000000" fo:font-weight="bold" officeooo:rsid="0035fa23" fo:background-color="#d4ea6b" loext:char-shading-value="0" style:language-asian="de" style:country-asian="DE" style:font-weight-asian="bold" style:font-name-complex="Courier New2"/>
    </style:style>
    <style:style style:name="T217" style:family="text">
      <style:text-properties fo:color="#000000" fo:font-weight="bold" officeooo:rsid="005a5171" fo:background-color="#d4ea6b" loext:char-shading-value="0" style:language-asian="de" style:country-asian="DE" style:font-weight-asian="bold" style:font-name-complex="Courier New2"/>
    </style:style>
    <style:style style:name="T218" style:family="text">
      <style:text-properties fo:color="#000000" fo:font-weight="bold" officeooo:rsid="01be087f" fo:background-color="#d4ea6b" loext:char-shading-value="0" style:language-asian="de" style:country-asian="DE" style:font-weight-asian="bold" style:font-name-complex="Courier New2"/>
    </style:style>
    <style:style style:name="T219" style:family="text">
      <style:text-properties fo:color="#000000" fo:font-weight="bold" officeooo:rsid="01fd4e24" fo:background-color="#d4ea6b" loext:char-shading-value="0" style:language-asian="de" style:country-asian="DE" style:font-weight-asian="bold" style:font-name-complex="Courier New2"/>
    </style:style>
    <style:style style:name="T220" style:family="text">
      <style:text-properties fo:color="#000000" fo:font-weight="bold" officeooo:rsid="00a0c27c" fo:background-color="#d4ea6b" loext:char-shading-value="0" style:language-asian="de" style:country-asian="DE" style:font-weight-asian="bold"/>
    </style:style>
    <style:style style:name="T221" style:family="text">
      <style:text-properties fo:color="#000000" fo:font-weight="bold" officeooo:rsid="010b9daa" fo:background-color="#d4ea6b" loext:char-shading-value="0" style:language-asian="de" style:country-asian="DE" style:font-weight-asian="bold"/>
    </style:style>
    <style:style style:name="T222" style:family="text">
      <style:text-properties fo:color="#000000" fo:font-weight="bold" officeooo:rsid="01a99b9b" fo:background-color="#d4ea6b" loext:char-shading-value="0" style:language-asian="de" style:country-asian="DE" style:font-weight-asian="bold"/>
    </style:style>
    <style:style style:name="T223" style:family="text">
      <style:text-properties fo:color="#000000" fo:font-weight="bold" officeooo:rsid="01f3746c" fo:background-color="#fe7f00" loext:char-shading-value="0" style:language-asian="de" style:country-asian="DE" style:font-weight-asian="bold" style:font-name-complex="Courier New2"/>
    </style:style>
    <style:style style:name="T224" style:family="text">
      <style:text-properties fo:color="#000000" fo:font-weight="bold" officeooo:rsid="01deea81" fo:background-color="#fe7f00" loext:char-shading-value="0" style:language-asian="de" style:country-asian="DE" style:font-weight-asian="bold" style:font-name-complex="Courier New2" style:font-weight-complex="bold"/>
    </style:style>
    <style:style style:name="T225" style:family="text">
      <style:text-properties fo:color="#000000" fo:font-weight="bold" officeooo:rsid="014104a5" fo:background-color="#fe7f00" loext:char-shading-value="0" style:language-asian="de" style:country-asian="DE" style:font-weight-asian="bold" style:font-name-complex="Courier New2" style:font-weight-complex="bold"/>
    </style:style>
    <style:style style:name="T226" style:family="text">
      <style:text-properties fo:color="#000000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227" style:family="text">
      <style:text-properties fo:color="#000000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228" style:family="text">
      <style:text-properties fo:color="#000000" fo:font-weight="bold" officeooo:rsid="01726d65" fo:background-color="#ffff00" loext:char-shading-value="0" style:language-asian="de" style:country-asian="DE" style:font-weight-asian="bold" style:font-name-complex="Courier New2" style:font-weight-complex="bold"/>
    </style:style>
    <style:style style:name="T229" style:family="text">
      <style:text-properties fo:color="#000000" fo:font-weight="bold" officeooo:rsid="01821af3" fo:background-color="#ffff00" loext:char-shading-value="0" style:language-asian="de" style:country-asian="DE" style:font-weight-asian="bold" style:font-name-complex="Courier New2" style:font-weight-complex="bold"/>
    </style:style>
    <style:style style:name="T230" style:family="text">
      <style:text-properties fo:color="#000000" fo:font-weight="bold" officeooo:rsid="01f7c076" fo:background-color="#ffff00" loext:char-shading-value="0" style:language-asian="de" style:country-asian="DE" style:font-weight-asian="bold" style:font-name-complex="Courier New2" style:font-weight-complex="bold"/>
    </style:style>
    <style:style style:name="T231" style:family="text">
      <style:text-properties fo:color="#000000" fo:font-weight="bold" officeooo:rsid="01da66c4" fo:background-color="#d0d0d0" loext:char-shading-value="0" style:language-asian="de" style:country-asian="DE" style:font-weight-asian="bold" style:font-name-complex="Courier New2" style:font-weight-complex="bold"/>
    </style:style>
    <style:style style:name="T232" style:family="text">
      <style:text-properties fo:color="#000000" fo:font-weight="bold" officeooo:rsid="02001e3d" fo:background-color="#d0d0d0" loext:char-shading-value="0" style:language-asian="de" style:country-asian="DE" style:font-weight-asian="bold" style:font-name-complex="Courier New2" style:font-weight-complex="bold"/>
    </style:style>
    <style:style style:name="T233" style:family="text">
      <style:text-properties fo:color="#000000" fo:font-weight="bold" officeooo:rsid="01cfce33" fo:background-color="#d0d0d0" loext:char-shading-value="0" style:language-asian="de" style:country-asian="DE" style:font-weight-asian="bold" style:font-name-complex="Courier New2" style:font-weight-complex="bold"/>
    </style:style>
    <style:style style:name="T234" style:family="text">
      <style:text-properties fo:color="#000000" style:text-underline-style="none" fo:font-weight="bold" style:font-name-asian="Calibri" style:font-weight-asian="bold"/>
    </style:style>
    <style:style style:name="T235" style:family="text">
      <style:text-properties fo:color="#000000" style:text-underline-style="none" fo:font-weight="bold" fo:background-color="#d4ea6b" loext:char-shading-value="0" style:font-name-asian="Calibri" style:font-weight-asian="bold"/>
    </style:style>
    <style:style style:name="T236" style:family="text">
      <style:text-properties fo:color="#000000" style:text-underline-style="none" fo:font-weight="bold" officeooo:rsid="0172ee90" fo:background-color="#d4ea6b" loext:char-shading-value="0" style:font-name-asian="Calibri" style:font-weight-asian="bold"/>
    </style:style>
    <style:style style:name="T237" style:family="text">
      <style:text-properties fo:color="#000000" style:text-underline-style="none" fo:background-color="transparent" loext:char-shading-value="0" style:language-asian="de" style:country-asian="DE" style:font-name-complex="Courier New2"/>
    </style:style>
    <style:style style:name="T238" style:family="text">
      <style:text-properties fo:color="#000000" style:text-underline-style="none" officeooo:rsid="00da76ff" fo:background-color="transparent" loext:char-shading-value="0" style:language-asian="de" style:country-asian="DE" style:font-name-complex="Courier New2"/>
    </style:style>
    <style:style style:name="T239" style:family="text">
      <style:text-properties fo:color="#000000" style:text-underline-style="none" officeooo:rsid="00fe5031" fo:background-color="transparent" loext:char-shading-value="0" style:language-asian="de" style:country-asian="DE" style:font-name-complex="Courier New2"/>
    </style:style>
    <style:style style:name="T240" style:family="text">
      <style:text-properties fo:color="#000000" style:text-underline-style="none" officeooo:rsid="000d85f6"/>
    </style:style>
    <style:style style:name="T241" style:family="text">
      <style:text-properties fo:color="#000000" fo:font-size="10pt" fo:font-style="normal" style:text-underline-style="none" fo:font-weight="normal" officeooo:rsid="00468a9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42" style:family="text">
      <style:text-properties fo:color="#000000" fo:font-size="10pt" fo:font-style="normal" style:text-underline-style="solid" style:text-underline-width="auto" style:text-underline-color="font-color" fo:font-weight="bold" officeooo:rsid="00468a9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43" style:family="text">
      <style:text-properties fo:color="#000000" fo:font-size="10pt" fo:font-style="normal" officeooo:rsid="014104a5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244" style:family="text">
      <style:text-properties fo:color="#000000" fo:font-size="10pt" fo:font-style="normal" officeooo:rsid="01414efd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245" style:family="text">
      <style:text-properties fo:color="#000000" fo:font-size="10pt" fo:font-style="normal" officeooo:rsid="0185a901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246" style:family="text">
      <style:text-properties fo:color="#000000" fo:font-size="10pt" style:text-underline-style="none" fo:font-weight="bold" fo:background-color="#c0c0c0" loext:char-shading-value="0" style:font-size-asian="10pt" style:font-weight-asian="bold" style:font-size-complex="10pt"/>
    </style:style>
    <style:style style:name="T247" style:family="text">
      <style:text-properties fo:color="#000000" fo:font-size="10pt" style:text-underline-style="none" fo:font-weight="bold" officeooo:rsid="0040448a" fo:background-color="#c0c0c0" loext:char-shading-value="0" style:font-size-asian="10pt" style:font-weight-asian="bold" style:font-size-complex="10pt"/>
    </style:style>
    <style:style style:name="T248" style:family="text">
      <style:text-properties fo:color="#000000" fo:font-size="10pt" style:text-underline-style="none" fo:font-weight="bold" officeooo:rsid="005a3972" fo:background-color="#d4ea6b" loext:char-shading-value="0" style:font-size-asian="10pt" style:font-weight-asian="bold" style:font-size-complex="10pt"/>
    </style:style>
    <style:style style:name="T249" style:family="text">
      <style:text-properties fo:color="#000000" fo:font-size="10pt" style:text-underline-style="none" fo:font-weight="bold" officeooo:rsid="01c157e3" fo:background-color="#d4ea6b" loext:char-shading-value="0" style:font-size-asian="10pt" style:font-weight-asian="bold" style:font-size-complex="10pt"/>
    </style:style>
    <style:style style:name="T250" style:family="text">
      <style:text-properties fo:color="#000000" fo:font-size="10pt" style:text-underline-style="none" fo:font-weight="bold" officeooo:rsid="00bfcac7" fo:background-color="#fe7f00" loext:char-shading-value="0" style:font-size-asian="10pt" style:font-weight-asian="bold" style:font-size-complex="10pt"/>
    </style:style>
    <style:style style:name="T251" style:family="text">
      <style:text-properties fo:color="#000000" fo:font-size="10pt" style:text-underline-style="none" style:font-size-asian="10pt" style:font-size-complex="10pt"/>
    </style:style>
    <style:style style:name="T252" style:family="text">
      <style:text-properties fo:color="#000000" fo:font-size="10pt" officeooo:rsid="005855bb" fo:background-color="#d4ea6b" loext:char-shading-value="0" style:font-size-asian="10pt" style:language-asian="de" style:country-asian="DE" style:font-name-complex="Courier New2" style:font-size-complex="10pt"/>
    </style:style>
    <style:style style:name="T253" style:family="text">
      <style:text-properties fo:color="#000000" fo:font-size="10pt" officeooo:rsid="01c2108a" fo:background-color="#d4ea6b" loext:char-shading-value="0" style:font-size-asian="10pt" style:language-asian="de" style:country-asian="DE" style:font-name-complex="Courier New2" style:font-size-complex="10pt"/>
    </style:style>
    <style:style style:name="T254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55" style:family="text">
      <style:text-properties fo:color="#000000" fo:font-size="10pt" style:text-underline-style="solid" style:text-underline-width="auto" style:text-underline-color="font-color" fo:font-weight="bold" officeooo:rsid="017e07a7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56" style:family="text">
      <style:text-properties fo:color="#000000" fo:font-size="10pt" officeooo:rsid="01414efd" fo:background-color="#ffff00" loext:char-shading-value="0" style:font-size-asian="10pt" style:language-asian="de" style:country-asian="DE" style:font-name-complex="Courier New2" style:font-size-complex="10pt"/>
    </style:style>
    <style:style style:name="T257" style:family="text">
      <style:text-properties fo:color="#000000" fo:font-size="10pt" officeooo:rsid="014104a5" fo:background-color="#ffff00" loext:char-shading-value="0" style:font-size-asian="10pt" style:language-asian="de" style:country-asian="DE" style:font-name-complex="Courier New2" style:font-size-complex="10pt"/>
    </style:style>
    <style:style style:name="T258" style:family="text">
      <style:text-properties fo:color="#000000" fo:font-size="10pt" officeooo:rsid="01579824" fo:background-color="#ffff00" loext:char-shading-value="0" style:font-size-asian="10pt" style:language-asian="de" style:country-asian="DE" style:font-name-complex="Courier New2" style:font-size-complex="10pt"/>
    </style:style>
    <style:style style:name="T259" style:family="text">
      <style:text-properties fo:color="#000000" fo:font-size="10pt" officeooo:rsid="014104a5" fo:background-color="#fff200" loext:char-shading-value="0" style:font-size-asian="10pt" style:language-asian="de" style:country-asian="DE" style:font-name-complex="Courier New2" style:font-size-complex="10pt"/>
    </style:style>
    <style:style style:name="T260" style:family="text">
      <style:text-properties fo:color="#000000" fo:font-size="10pt" officeooo:rsid="01579824" fo:background-color="#fff200" loext:char-shading-value="0" style:font-size-asian="10pt" style:language-asian="de" style:country-asian="DE" style:font-name-complex="Courier New2" style:font-size-complex="10pt"/>
    </style:style>
    <style:style style:name="T261" style:family="text">
      <style:text-properties fo:color="#000000" style:font-name="Courier New1" fo:font-size="10pt" fo:font-weight="bold" officeooo:rsid="005855bb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2" style:family="text">
      <style:text-properties fo:color="#000000" style:font-name="Courier New1" fo:font-size="10pt" fo:font-weight="bold" officeooo:rsid="01c157e3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3" style:family="text">
      <style:text-properties fo:color="#000000" style:font-name="Courier New1" fo:font-size="10pt" fo:font-weight="bold" officeooo:rsid="01c2108a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4" style:family="text">
      <style:text-properties fo:color="#000000" style:font-name="Courier New1" fo:font-size="10pt" fo:font-weight="bold" officeooo:rsid="01fb49ee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5" style:family="text">
      <style:text-properties fo:color="#000000" style:font-name="Courier New1" fo:font-size="10pt" fo:font-weight="bold" officeooo:rsid="00a14261" fo:background-color="#bababa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" style:family="text">
      <style:text-properties fo:color="#000000" style:font-name="Courier New1" fo:font-size="10pt" fo:font-weight="bold" officeooo:rsid="016f249c" fo:background-color="#bababa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" style:family="text">
      <style:text-properties fo:color="#000000" style:font-name="Courier New1" fo:font-size="10pt" fo:font-weight="bold" officeooo:rsid="01f3746c" fo:background-color="#fe7f00" loext:char-shading-value="0" style:font-size-asian="10pt" style:language-asian="de" style:country-asian="DE" style:font-weight-asian="bold" style:font-name-complex="Courier New2" style:font-size-complex="10pt"/>
    </style:style>
    <style:style style:name="T268" style:family="text">
      <style:text-properties fo:color="#000000" style:font-name="Courier New1" fo:font-size="10pt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" style:family="text">
      <style:text-properties fo:color="#000000" style:font-name="Courier New1" fo:font-size="10pt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0" style:family="text">
      <style:text-properties fo:color="#000000" style:font-name="Courier New1" fo:font-size="10pt" fo:font-weight="bold" officeooo:rsid="0156a841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1" style:family="text">
      <style:text-properties fo:color="#000000" style:font-name="Courier New1" fo:font-size="10pt" fo:font-weight="bold" officeooo:rsid="01579824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2" style:family="text">
      <style:text-properties fo:color="#000000" style:font-name="Courier New1" fo:font-size="10pt" fo:font-weight="bold" officeooo:rsid="01713e67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3" style:family="text">
      <style:text-properties fo:color="#000000" style:font-name="Courier New1" fo:font-size="10pt" fo:font-weight="bold" officeooo:rsid="017ed08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4" style:family="text">
      <style:text-properties fo:color="#000000" style:font-name="Courier New1" fo:font-size="10pt" fo:font-weight="bold" officeooo:rsid="01804b8a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5" style:family="text">
      <style:text-properties fo:color="#000000" style:font-name="Courier New1" fo:font-size="10pt" fo:font-weight="bold" officeooo:rsid="01821af3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6" style:family="text">
      <style:text-properties fo:color="#000000" style:font-name="Courier New1" fo:font-size="10pt" fo:font-weight="bold" officeooo:rsid="01825ffa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7" style:family="text">
      <style:text-properties fo:color="#000000" style:font-name="Courier New1" fo:font-size="10pt" fo:font-weight="bold" officeooo:rsid="0185a901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8" style:family="text">
      <style:text-properties fo:color="#000000" style:font-name="Courier New1" fo:font-size="10pt" fo:font-weight="bold" officeooo:rsid="01a7aa8a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79" style:family="text">
      <style:text-properties fo:color="#000000" style:font-name="Courier New1" fo:font-size="10pt" fo:font-weight="bold" officeooo:rsid="01e1e47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0" style:family="text">
      <style:text-properties fo:color="#000000" style:font-name="Courier New1" fo:font-size="10pt" fo:font-weight="bold" officeooo:rsid="01f76d5e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1" style:family="text">
      <style:text-properties fo:color="#000000" style:font-name="Courier New1" fo:font-size="10pt" fo:font-weight="bold" officeooo:rsid="01f7c076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2" style:family="text">
      <style:text-properties fo:color="#000000" style:font-name="Courier New1" fo:font-size="10pt" fo:font-weight="bold" officeooo:rsid="01fa82bc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3" style:family="text">
      <style:text-properties fo:color="#000000" style:font-name="Courier New1" fo:font-size="10pt" fo:font-weight="bold" officeooo:rsid="014104a5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4" style:family="text">
      <style:text-properties fo:color="#000000" style:font-name="Courier New1" fo:font-size="10pt" fo:font-weight="bold" officeooo:rsid="01579824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5" style:family="text">
      <style:text-properties fo:color="#000000" style:font-name="Courier New1" fo:font-size="10pt" fo:font-weight="bold" officeooo:rsid="01f7c076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6" style:family="text">
      <style:text-properties fo:color="#000000" style:font-name="Courier New1" fo:font-size="10pt" fo:font-weight="bold" officeooo:rsid="00a14261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7" style:family="text">
      <style:text-properties fo:color="#000000" style:font-name="Courier New1" fo:font-size="10pt" fo:font-weight="bold" officeooo:rsid="016f249c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8" style:family="text">
      <style:text-properties fo:color="#000000" style:font-name="Courier New1" fo:font-size="10pt" fo:font-weight="bold" officeooo:rsid="01e5c16a" fo:background-color="#d0d0d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89" style:family="text">
      <style:text-properties fo:color="#000000" style:font-name="Courier New1" fo:font-size="10pt" fo:font-weight="bold" officeooo:rsid="00a14261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0" style:family="text">
      <style:text-properties fo:color="#000000" style:font-name="Courier New1" fo:font-size="10pt" fo:font-weight="bold" officeooo:rsid="00468a9a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1" style:family="text">
      <style:text-properties fo:color="#000000" style:font-name="Courier New1" fo:font-size="10pt" fo:font-weight="bold" officeooo:rsid="01e62aef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2" style:family="text">
      <style:text-properties fo:color="#000000" style:font-name="Courier New1" fo:font-size="10pt" fo:font-weight="bold" officeooo:rsid="01fcb873" fo:background-color="#c6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3" style:family="text">
      <style:text-properties fo:color="#000000" style:font-name="Courier New1" fo:font-size="10pt" fo:font-weight="bold" officeooo:rsid="01d74ec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4" style:family="text">
      <style:text-properties fo:color="#000000" style:font-name="Courier New1" fo:font-size="10pt" fo:font-weight="bold" officeooo:rsid="00468a9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95" style:family="text">
      <style:text-properties fo:color="#000000" style:font-name="Courier New1" fo:font-size="10pt" fo:font-style="normal" fo:font-weight="bold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6" style:family="text">
      <style:text-properties fo:color="#000000" style:font-name="Courier New1" fo:font-size="10pt" fo:font-style="normal" fo:font-weight="bold" officeooo:rsid="003166cc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7" style:family="text">
      <style:text-properties fo:color="#000000" style:font-name="Courier New1" fo:font-size="10pt" fo:font-style="normal" fo:font-weight="bold" officeooo:rsid="00322484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8" style:family="text">
      <style:text-properties fo:color="#000000" style:font-name="Courier New1" fo:font-size="10pt" fo:font-style="normal" fo:font-weight="bold" officeooo:rsid="006d973f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9" style:family="text">
      <style:text-properties fo:color="#000000" style:font-name="Courier New1" fo:font-size="10pt" fo:font-style="normal" fo:font-weight="bold" officeooo:rsid="01b02841" fo:background-color="#ff00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0" style:family="text">
      <style:text-properties fo:color="#000000" style:font-name="Courier New1" fo:font-size="10pt" fo:font-style="normal" fo:font-weight="bold" officeooo:rsid="014104a5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1" style:family="text">
      <style:text-properties fo:color="#000000" style:font-name="Courier New1" fo:font-size="10pt" fo:font-style="normal" fo:font-weight="bold" officeooo:rsid="01414efd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2" style:family="text">
      <style:text-properties fo:color="#000000" style:font-name="Courier New1" fo:font-size="10pt" fo:font-style="normal" fo:font-weight="bold" officeooo:rsid="0185a901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3" style:family="text">
      <style:text-properties fo:color="#000000" style:font-name="Courier New1" fo:font-size="10pt" fo:font-style="normal" fo:font-weight="bold" officeooo:rsid="01862907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4" style:family="text">
      <style:text-properties fo:color="#000000" style:font-name="Courier New1" fo:font-size="10pt" fo:font-style="normal" fo:font-weight="bold" officeooo:rsid="0187ded2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5" style:family="text">
      <style:text-properties fo:color="#000000" style:font-name="Courier New1" fo:font-size="10pt" fo:font-style="normal" fo:font-weight="bold" officeooo:rsid="01f95b34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6" style:family="text">
      <style:text-properties fo:color="#000000" style:font-name="Courier New1" fo:font-size="10pt" fo:font-style="normal" fo:font-weight="bold" officeooo:rsid="01fa82bc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7" style:family="text">
      <style:text-properties fo:color="#000000" style:font-name="Courier New1" fo:font-size="10pt" fo:font-style="normal" style:text-underline-style="none" fo:font-weight="bold" officeooo:rsid="01414efd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8" style:family="text">
      <style:text-properties fo:color="#000000" style:font-name="Courier New1" fo:font-size="10pt" fo:font-style="normal" style:text-underline-style="none" fo:font-weight="bold" officeooo:rsid="014104a5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9" style:family="text">
      <style:text-properties fo:color="#000000" style:font-name="Courier New1" fo:font-size="10pt" fo:font-style="normal" style:text-underline-style="none" fo:font-weight="bold" officeooo:rsid="01713e67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0" style:family="text">
      <style:text-properties fo:color="#000000" style:font-name="Courier New1" fo:font-size="10pt" fo:font-style="normal" style:text-underline-style="none" fo:font-weight="bold" officeooo:rsid="01f7c076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1" style:family="text">
      <style:text-properties fo:color="#000000" style:font-name="Courier New1" fo:font-size="10pt" fo:font-style="normal" style:text-underline-style="none" fo:font-weight="bold" officeooo:rsid="0162ca92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2" style:family="text">
      <style:text-properties fo:color="#000000" style:font-name="Courier New1" fo:font-size="10pt" fo:font-style="normal" style:text-underline-style="none" fo:font-weight="bold" officeooo:rsid="01cfce33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3" style:family="text">
      <style:text-properties fo:color="#000000" style:font-name="Courier New1" fo:font-size="10pt" fo:font-style="normal" style:text-underline-style="none" fo:font-weight="normal" officeooo:rsid="00bee53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4" style:family="text">
      <style:text-properties fo:color="#000000" style:font-name="Courier New1" fo:font-size="10pt" fo:font-style="normal" style:text-underline-style="none" fo:font-weight="normal" officeooo:rsid="00c0b5e6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5" style:family="text">
      <style:text-properties fo:color="#000000" style:font-name="Courier New1" fo:font-size="10pt" fo:font-style="normal" style:text-underline-style="none" fo:font-weight="normal" officeooo:rsid="00ce195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6" style:family="text">
      <style:text-properties fo:color="#000000" style:font-name="Courier New1" fo:font-size="10pt" fo:font-style="normal" style:text-underline-style="none" fo:font-weight="normal" officeooo:rsid="00468a9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7" style:family="text">
      <style:text-properties fo:color="#000000" style:font-name="Courier New1" fo:font-size="10pt" fo:font-style="normal" style:text-underline-style="none" fo:font-weight="normal" officeooo:rsid="00e718b8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8" style:family="text">
      <style:text-properties fo:color="#000000" style:font-name="Courier New1" fo:font-size="10pt" fo:font-style="normal" style:text-underline-style="none" fo:font-weight="normal" officeooo:rsid="00e8b7a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9" style:family="text">
      <style:text-properties fo:color="#000000" style:font-name="Courier New1" fo:font-size="10pt" fo:font-style="normal" style:text-underline-style="none" fo:font-weight="normal" officeooo:rsid="0162ca92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0" style:family="text">
      <style:text-properties fo:color="#000000" style:font-name="Courier New1" fo:font-size="10pt" fo:font-style="normal" style:text-underline-style="none" fo:font-weight="normal" officeooo:rsid="0174471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1" style:family="text">
      <style:text-properties fo:color="#000000" style:font-name="Courier New1" fo:font-size="10pt" fo:font-style="normal" style:text-underline-style="none" fo:font-weight="normal" officeooo:rsid="01d76484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2" style:family="text">
      <style:text-properties fo:color="#000000" style:font-name="Courier New1" fo:font-size="10pt" fo:font-style="normal" style:text-underline-style="none" fo:font-weight="normal" officeooo:rsid="01f359a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68a9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68a9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bee53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c0b5e6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ce195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d8e336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dd9a1c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e718b8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e8b7a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62ca92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74471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f58d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fce3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7648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b3f5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f3612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e00bb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f359a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ff6bb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2021d6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68596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41b5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/>
    </style:style>
    <style:style style:name="T34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68a9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/>
    </style:style>
    <style:style style:name="T34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ce195d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e8b7ad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48" style:family="text">
      <style:text-properties fo:color="#000000" style:font-name="Courier New1" fo:font-size="10pt" fo:font-style="normal" style:text-underline-style="solid" style:text-underline-width="auto" style:text-underline-color="font-color" officeooo:rsid="00bee53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 style:font-weight-complex="bold"/>
    </style:style>
    <style:style style:name="T349" style:family="text">
      <style:text-properties fo:color="#000000" style:font-name="Courier New1" fo:font-size="10pt" fo:font-style="normal" style:text-underline-style="solid" style:text-underline-width="auto" style:text-underline-color="font-color" officeooo:rsid="0174471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 style:font-weight-complex="bold"/>
    </style:style>
    <style:style style:name="T350" style:family="text">
      <style:text-properties fo:color="#000000" style:font-name="Courier New1" fo:font-size="10pt" fo:font-style="normal" style:text-underline-style="solid" style:text-underline-width="auto" style:text-underline-color="font-color" officeooo:rsid="00e718b8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1" style:family="text">
      <style:text-properties fo:color="#000000" style:font-name="Courier New1" fo:font-size="10pt" fo:font-style="normal" officeooo:rsid="01414efd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2" style:family="text">
      <style:text-properties fo:color="#000000" style:font-name="Courier New1" fo:font-size="10pt" fo:font-style="normal" officeooo:rsid="014104a5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3" style:family="text">
      <style:text-properties fo:color="#000000" style:font-name="Courier New1" fo:font-size="10pt" fo:font-style="normal" officeooo:rsid="0185a901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4" style:family="text">
      <style:text-properties fo:color="#000000" style:font-name="Courier New1" fo:font-size="10pt" style:text-underline-style="none" fo:font-weight="bold" officeooo:rsid="005855bb" fo:background-color="#d4ea6b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355" style:family="text">
      <style:text-properties fo:color="#000000" style:font-name="Courier New1" fo:font-size="10pt" style:text-underline-style="none" fo:font-weight="bold" officeooo:rsid="01c2108a" fo:background-color="#d4ea6b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356" style:family="text">
      <style:text-properties fo:color="#000000" style:font-name="Courier New1" fo:font-size="10pt" style:text-underline-style="none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7" style:family="text">
      <style:text-properties fo:color="#000000" style:font-name="Courier New1" fo:font-size="10pt" style:text-underline-style="none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8" style:family="text">
      <style:text-properties fo:color="#000000" style:font-name="Courier New1" fo:font-size="10pt" style:text-underline-style="none" fo:font-weight="bold" officeooo:rsid="01713e67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9" style:family="text">
      <style:text-properties fo:color="#000000" style:font-name="Courier New1" fo:font-size="10pt" style:text-underline-style="none" fo:font-weight="bold" officeooo:rsid="01fa82bc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0" style:family="text">
      <style:text-properties fo:color="#000000" style:font-name="Courier New1" fo:font-size="10pt" style:text-underline-style="none" fo:font-weight="bold" officeooo:rsid="01414efd" fo:background-color="#ffff00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361" style:family="text">
      <style:text-properties fo:color="#000000" style:font-name="Courier New1" fo:font-size="10pt" style:text-underline-style="none" fo:font-weight="bold" officeooo:rsid="014104a5" fo:background-color="#ffff00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362" style:family="text">
      <style:text-properties fo:color="#000000" style:font-name="Courier New1" fo:font-size="10pt" style:text-underline-style="none" fo:font-weight="bold" officeooo:rsid="0185a901" fo:background-color="#ffff00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363" style:family="text">
      <style:text-properties fo:color="#000000" style:font-name="Courier New1" fo:font-size="10pt" style:text-underline-style="none" fo:font-weight="bold" officeooo:rsid="00468a9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4" style:family="text">
      <style:text-properties fo:color="#000000" style:font-name="Courier New1" fo:font-size="10pt" style:text-underline-style="none" fo:font-weight="bold" officeooo:rsid="01d74ec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5" style:family="text">
      <style:text-properties fo:color="#000000" style:font-name="Courier New1" fo:font-size="10pt" style:text-underline-style="none" fo:font-weight="normal" officeooo:rsid="0136a7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66" style:family="text">
      <style:text-properties fo:color="#000000" style:font-name="Courier New1" fo:font-size="10pt" style:text-underline-style="none" fo:font-weight="normal" officeooo:rsid="017ed08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67" style:family="text">
      <style:text-properties fo:color="#000000" style:font-name="Courier New1" fo:font-size="10pt" style:text-underline-style="none" fo:font-weight="normal" officeooo:rsid="01d74ec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68" style:family="text">
      <style:text-properties fo:color="#000000" style:font-name="Courier New1" fo:font-size="10pt" style:text-underline-style="none" fo:font-weight="normal" officeooo:rsid="01d7af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69" style:family="text">
      <style:text-properties fo:color="#000000" style:font-name="Courier New1" fo:font-size="10pt" style:text-underline-style="none" fo:font-weight="normal" officeooo:rsid="00c8d00b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0" style:family="text">
      <style:text-properties fo:color="#000000" style:font-name="Courier New1" fo:font-size="10pt" style:text-underline-style="none" fo:font-weight="normal" officeooo:rsid="00cf9263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1" style:family="text">
      <style:text-properties fo:color="#000000" style:font-name="Courier New1" fo:font-size="10pt" style:text-underline-style="none" fo:font-weight="normal" officeooo:rsid="0114e353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2" style:family="text">
      <style:text-properties fo:color="#000000" style:font-name="Courier New1" fo:font-size="10pt" style:text-underline-style="none" fo:font-weight="normal" officeooo:rsid="01357122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3" style:family="text">
      <style:text-properties fo:color="#000000" style:font-name="Courier New1" fo:font-size="10pt" style:text-underline-style="none" fo:font-weight="normal" officeooo:rsid="013e605e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4" style:family="text">
      <style:text-properties fo:color="#000000" style:font-name="Courier New1" fo:font-size="10pt" style:text-underline-style="none" fo:font-weight="normal" officeooo:rsid="016485a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5" style:family="text">
      <style:text-properties fo:color="#000000" style:font-name="Courier New1" fo:font-size="10pt" style:text-underline-style="none" fo:font-weight="normal" officeooo:rsid="01a4ee72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6" style:family="text">
      <style:text-properties fo:color="#000000" style:font-name="Courier New1" fo:font-size="10pt" style:text-underline-style="none" fo:font-weight="normal" officeooo:rsid="01a60bce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377" style:family="text">
      <style:text-properties fo:color="#000000" style:font-name="Courier New1" fo:font-size="10pt" style:text-underline-style="none" fo:font-weight="normal" officeooo:rsid="011659dd" fo:background-color="#ffffff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78" style:family="text">
      <style:text-properties fo:color="#000000" style:font-name="Courier New1" fo:font-size="10pt" style:text-underline-style="none" fo:font-weight="normal" officeooo:rsid="017c8c7f" fo:background-color="#ffffff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79" style:family="text">
      <style:text-properties fo:color="#000000" style:font-name="Courier New1" fo:font-size="10pt" style:text-underline-style="solid" style:text-underline-width="auto" style:text-underline-color="font-color" fo:font-weight="bold" officeooo:rsid="00468a9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0" style:family="text">
      <style:text-properties fo:color="#000000" style:font-name="Courier New1" fo:font-size="10pt" style:text-underline-style="solid" style:text-underline-width="auto" style:text-underline-color="font-color" fo:font-weight="bold" officeooo:rsid="00cf926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1" style:family="text">
      <style:text-properties fo:color="#000000" style:font-name="Courier New1" fo:font-size="10pt" style:text-underline-style="solid" style:text-underline-width="auto" style:text-underline-color="font-color" fo:font-weight="bold" officeooo:rsid="0136a7c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2" style:family="text">
      <style:text-properties fo:color="#000000" style:font-name="Courier New1" fo:font-size="10pt" style:text-underline-style="solid" style:text-underline-width="auto" style:text-underline-color="font-color" fo:font-weight="bold" officeooo:rsid="017ed08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3" style:family="text">
      <style:text-properties fo:color="#000000" style:font-name="Courier New1" fo:font-size="10pt" style:text-underline-style="solid" style:text-underline-width="auto" style:text-underline-color="font-color" fo:font-weight="bold" officeooo:rsid="01cfce3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4" style:family="text">
      <style:text-properties fo:color="#000000" style:font-name="Courier New1" fo:font-size="10pt" style:text-underline-style="solid" style:text-underline-width="auto" style:text-underline-color="font-color" fo:font-weight="bold" officeooo:rsid="01d0077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5" style:family="text">
      <style:text-properties fo:color="#000000" style:font-name="Courier New1" fo:font-size="10pt" style:text-underline-style="solid" style:text-underline-width="auto" style:text-underline-color="font-color" fo:font-weight="bold" officeooo:rsid="01d2b54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6" style:family="text">
      <style:text-properties fo:color="#000000" style:font-name="Courier New1" fo:font-size="10pt" style:text-underline-style="solid" style:text-underline-width="auto" style:text-underline-color="font-color" fo:font-weight="bold" officeooo:rsid="01cf58d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7" style:family="text">
      <style:text-properties fo:color="#000000" style:font-name="Courier New1" fo:font-size="10pt" style:text-underline-style="solid" style:text-underline-width="auto" style:text-underline-color="font-color" fo:font-weight="bold" officeooo:rsid="01d74ec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8" style:family="text">
      <style:text-properties fo:color="#000000" style:font-name="Courier New1" fo:font-size="10pt" style:text-underline-style="solid" style:text-underline-width="auto" style:text-underline-color="font-color" fo:font-weight="bold" officeooo:rsid="01d8962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9" style:family="text">
      <style:text-properties fo:color="#000000" style:font-name="Courier New1" fo:font-size="10pt" style:text-underline-style="solid" style:text-underline-width="auto" style:text-underline-color="font-color" fo:font-weight="bold" officeooo:rsid="01d7af4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0" style:family="text">
      <style:text-properties fo:color="#000000" style:font-name="Courier New1" fo:font-size="10pt" style:text-underline-style="solid" style:text-underline-width="auto" style:text-underline-color="font-color" fo:font-weight="bold" officeooo:rsid="01da66c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1" style:family="text">
      <style:text-properties fo:color="#000000" style:font-name="Courier New1" fo:font-size="10pt" style:text-underline-style="solid" style:text-underline-width="auto" style:text-underline-color="font-color" fo:font-weight="bold" officeooo:rsid="02001e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2" style:family="text">
      <style:text-properties fo:color="#000000" style:font-name="Courier New1" fo:font-size="10pt" style:text-underline-style="solid" style:text-underline-width="auto" style:text-underline-color="font-color" fo:font-weight="bold" officeooo:rsid="00468a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3" style:family="text">
      <style:text-properties fo:color="#000000" style:font-name="Courier New1" fo:font-size="10pt" style:text-underline-style="solid" style:text-underline-width="auto" style:text-underline-color="font-color" fo:font-weight="bold" officeooo:rsid="00c8d00b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4" style:family="text">
      <style:text-properties fo:color="#000000" style:font-name="Courier New1" fo:font-size="10pt" style:text-underline-style="solid" style:text-underline-width="auto" style:text-underline-color="font-color" fo:font-weight="bold" officeooo:rsid="00cf9263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5" style:family="text">
      <style:text-properties fo:color="#000000" style:font-name="Courier New1" fo:font-size="10pt" style:text-underline-style="solid" style:text-underline-width="auto" style:text-underline-color="font-color" fo:font-weight="bold" officeooo:rsid="0114e353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6" style:family="text">
      <style:text-properties fo:color="#000000" style:font-name="Courier New1" fo:font-size="10pt" style:text-underline-style="solid" style:text-underline-width="auto" style:text-underline-color="font-color" fo:font-weight="bold" officeooo:rsid="011a4bb2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7" style:family="text">
      <style:text-properties fo:color="#000000" style:font-name="Courier New1" fo:font-size="10pt" style:text-underline-style="solid" style:text-underline-width="auto" style:text-underline-color="font-color" fo:font-weight="bold" officeooo:rsid="003f49d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8" style:family="text">
      <style:text-properties fo:color="#000000" style:font-name="Courier New1" fo:font-size="10pt" style:text-underline-style="solid" style:text-underline-width="auto" style:text-underline-color="font-color" fo:font-weight="bold" officeooo:rsid="01357122" fo:background-color="transparent" loext:char-shading-value="0" style:font-size-asian="10pt" style:font-weight-asian="bold" style:font-name-complex="Courier New2" style:font-size-complex="10pt" style:font-weight-complex="bold"/>
    </style:style>
    <style:style style:name="T399" style:family="text">
      <style:text-properties fo:color="#000000" style:font-name="Courier New1" fo:font-size="10pt" style:text-underline-style="solid" style:text-underline-width="auto" style:text-underline-color="font-color" fo:font-weight="bold" officeooo:rsid="013e605e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00" style:family="text">
      <style:text-properties fo:color="#000000" style:font-name="Courier New1" fo:font-size="10pt" style:text-underline-style="solid" style:text-underline-width="auto" style:text-underline-color="font-color" fo:font-weight="bold" officeooo:rsid="016485a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01" style:family="text">
      <style:text-properties fo:color="#000000" style:font-name="Courier New1" fo:font-size="10pt" style:text-underline-style="solid" style:text-underline-width="auto" style:text-underline-color="font-color" fo:font-weight="bold" officeooo:rsid="0174354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02" style:family="text">
      <style:text-properties fo:color="#000000" style:font-name="Courier New1" fo:font-size="10pt" style:text-underline-style="solid" style:text-underline-width="auto" style:text-underline-color="font-color" fo:font-weight="bold" officeooo:rsid="01a4ee72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03" style:family="text">
      <style:text-properties fo:color="#000000" style:font-name="Courier New1" fo:font-size="10pt" style:text-underline-style="solid" style:text-underline-width="auto" style:text-underline-color="font-color" fo:font-weight="bold" officeooo:rsid="01a60bce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04" style:family="text">
      <style:text-properties fo:color="#000000" style:font-name="Courier New1" fo:font-size="10pt" style:text-underline-style="solid" style:text-underline-width="auto" style:text-underline-color="font-color" fo:font-weight="bold" officeooo:rsid="011659dd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5" style:family="text">
      <style:text-properties fo:color="#000000" style:font-name="Courier New1" fo:font-size="10pt" style:text-underline-style="solid" style:text-underline-width="auto" style:text-underline-color="font-color" fo:font-weight="bold" officeooo:rsid="00468a9a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6" style:family="text">
      <style:text-properties fo:color="#000000" style:font-name="Courier New1" fo:font-size="10pt" style:text-underline-style="solid" style:text-underline-width="auto" style:text-underline-color="font-color" fo:font-weight="bold" officeooo:rsid="017e07a7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7" style:family="text">
      <style:text-properties fo:color="#000000" style:font-name="Courier New1" fo:font-size="10pt" style:text-underline-style="solid" style:text-underline-width="auto" style:text-underline-color="font-color" fo:font-weight="bold" officeooo:rsid="017c8c7f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8" style:family="text">
      <style:text-properties fo:color="#000000" style:font-name="Courier New1" fo:font-size="10pt" style:text-underline-style="solid" style:text-underline-width="auto" style:text-underline-color="font-color" fo:font-weight="bold" officeooo:rsid="01f515df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9" style:family="text">
      <style:text-properties fo:color="#000000" style:font-name="Courier New1" fo:font-size="10pt" style:text-underline-style="solid" style:text-underline-width="auto" style:text-underline-color="font-color" fo:font-weight="bold" officeooo:rsid="01e279a2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0" style:family="text">
      <style:text-properties fo:color="#000000" style:font-name="Courier New1" fo:font-size="10pt" style:text-underline-style="solid" style:text-underline-width="auto" style:text-underline-color="font-color" fo:font-weight="bold" officeooo:rsid="02001e3d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1" style:family="text">
      <style:text-properties fo:color="#000000" style:font-name="Courier New1" fo:font-size="10pt" style:text-underline-style="solid" style:text-underline-width="auto" style:text-underline-color="font-color" fo:font-weight="bold" officeooo:rsid="01de47e5" fo:background-color="#ffffff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2" style:family="text">
      <style:text-properties fo:color="#000000" style:font-name="Courier New1" fo:font-size="10pt" style:text-underline-style="solid" style:text-underline-width="auto" style:text-underline-color="font-color" officeooo:rsid="00c8d00b" fo:background-color="transparent" loext:char-shading-value="0" style:font-size-asian="10pt" style:font-name-complex="Courier New2" style:font-size-complex="10pt" style:font-weight-complex="bold"/>
    </style:style>
    <style:style style:name="T413" style:family="text">
      <style:text-properties fo:color="#000000" style:font-name="Courier New1" fo:font-size="10pt" style:text-underline-style="solid" style:text-underline-width="auto" style:text-underline-color="font-color" officeooo:rsid="00cf9263" fo:background-color="transparent" loext:char-shading-value="0" style:font-size-asian="10pt" style:font-name-complex="Courier New2" style:font-size-complex="10pt" style:font-weight-complex="bold"/>
    </style:style>
    <style:style style:name="T414" style:family="text">
      <style:text-properties fo:color="#000000" style:font-name="Courier New1" fo:font-size="10pt" style:text-underline-style="solid" style:text-underline-width="auto" style:text-underline-color="font-color" officeooo:rsid="0114e353" fo:background-color="transparent" loext:char-shading-value="0" style:font-size-asian="10pt" style:font-name-complex="Courier New2" style:font-size-complex="10pt" style:font-weight-complex="bold"/>
    </style:style>
    <style:style style:name="T415" style:family="text">
      <style:text-properties fo:color="#000000" style:font-name="Courier New1" fo:font-size="10pt" style:text-underline-style="solid" style:text-underline-width="auto" style:text-underline-color="font-color" officeooo:rsid="016485a7" fo:background-color="transparent" loext:char-shading-value="0" style:font-size-asian="10pt" style:font-name-complex="Courier New2" style:font-size-complex="10pt" style:font-weight-complex="bold"/>
    </style:style>
    <style:style style:name="T416" style:family="text">
      <style:text-properties fo:color="#000000" style:font-name="Courier New1" fo:font-size="10pt" style:text-underline-style="solid" style:text-underline-width="auto" style:text-underline-color="font-color" officeooo:rsid="01a60bce" fo:background-color="transparent" loext:char-shading-value="0" style:font-size-asian="10pt" style:font-name-complex="Courier New2" style:font-size-complex="10pt" style:font-weight-complex="bold"/>
    </style:style>
    <style:style style:name="T417" style:family="text">
      <style:text-properties fo:color="#000000" style:font-name="Courier New1" fo:font-size="10pt" style:text-underline-style="solid" style:text-underline-width="auto" style:text-underline-color="font-color" officeooo:rsid="00468a9a" fo:background-color="transparent" loext:char-shading-value="0" style:font-size-asian="10pt" style:font-name-complex="Courier New2" style:font-size-complex="10pt"/>
    </style:style>
    <style:style style:name="T418" style:family="text">
      <style:text-properties fo:color="#000000" style:font-name="Courier New1" fo:font-size="10pt" style:text-underline-style="solid" style:text-underline-width="auto" style:text-underline-color="font-color" officeooo:rsid="01357122" fo:background-color="transparent" loext:char-shading-value="0" style:font-size-asian="10pt" style:font-name-complex="Courier New2" style:font-size-complex="10pt"/>
    </style:style>
    <style:style style:name="T419" style:family="text">
      <style:text-properties fo:color="#000000" style:font-name="Courier New1" fo:font-weight="bold" fo:background-color="#c0c0c0" loext:char-shading-value="0" style:language-asian="de" style:country-asian="DE" style:font-weight-asian="bold" style:font-name-complex="Courier New2"/>
    </style:style>
    <style:style style:name="T420" style:family="text">
      <style:text-properties fo:color="#000000" style:font-name="Courier New1" fo:font-weight="bold" fo:background-color="#d4ea6b" loext:char-shading-value="0" style:language-asian="de" style:country-asian="DE" style:font-weight-asian="bold" style:font-name-complex="Courier New2"/>
    </style:style>
    <style:style style:name="T421" style:family="text">
      <style:text-properties fo:color="#000000" style:font-name="Courier New1" fo:font-weight="bold" officeooo:rsid="0023ee51" fo:background-color="#d4ea6b" loext:char-shading-value="0" style:language-asian="de" style:country-asian="DE" style:font-weight-asian="bold" style:font-name-complex="Courier New2" style:font-weight-complex="bold"/>
    </style:style>
    <style:style style:name="T422" style:family="text">
      <style:text-properties fo:color="#000000" style:font-name="Courier New1" fo:font-weight="bold" officeooo:rsid="00588906" fo:background-color="#d4ea6b" loext:char-shading-value="0" style:language-asian="de" style:country-asian="DE" style:font-weight-asian="bold" style:font-name-complex="Courier New2" style:font-weight-complex="bold"/>
    </style:style>
    <style:style style:name="T423" style:family="text">
      <style:text-properties fo:color="#000000" style:font-name="Courier New1" fo:font-weight="bold" officeooo:rsid="01e5c16a" fo:background-color="#d4ea6b" loext:char-shading-value="0" style:language-asian="de" style:country-asian="DE" style:font-weight-asian="bold" style:font-name-complex="Courier New2" style:font-weight-complex="bold"/>
    </style:style>
    <style:style style:name="T424" style:family="text">
      <style:text-properties fo:color="#000000" style:font-name="Courier New1" fo:font-weight="bold" officeooo:rsid="01fb49ee" fo:background-color="#d4ea6b" loext:char-shading-value="0" style:language-asian="de" style:country-asian="DE" style:font-weight-asian="bold" style:font-name-complex="Courier New2" style:font-weight-complex="bold"/>
    </style:style>
    <style:style style:name="T425" style:family="text">
      <style:text-properties fo:color="#000000" style:font-name="Courier New1" fo:font-weight="bold" officeooo:rsid="005a3972" fo:background-color="#d4ea6b" loext:char-shading-value="0" style:language-asian="de" style:country-asian="DE" style:font-weight-asian="bold" style:font-name-complex="Courier New2"/>
    </style:style>
    <style:style style:name="T426" style:family="text">
      <style:text-properties fo:color="#000000" style:font-name="Courier New1" fo:font-weight="bold" officeooo:rsid="01a60bce" fo:background-color="#d4ea6b" loext:char-shading-value="0" style:language-asian="de" style:country-asian="DE" style:font-weight-asian="bold" style:font-name-complex="Courier New2"/>
    </style:style>
    <style:style style:name="T427" style:family="text">
      <style:text-properties fo:color="#000000" style:font-name="Courier New1" fo:font-weight="bold" officeooo:rsid="01a7aa8a" fo:background-color="#d4ea6b" loext:char-shading-value="0" style:language-asian="de" style:country-asian="DE" style:font-weight-asian="bold" style:font-name-complex="Courier New2"/>
    </style:style>
    <style:style style:name="T428" style:family="text">
      <style:text-properties fo:color="#000000" style:font-name="Courier New1" fo:font-weight="bold" officeooo:rsid="0023ee51" fo:background-color="#d0d0d0" loext:char-shading-value="0" style:language-asian="de" style:country-asian="DE" style:font-weight-asian="bold" style:font-name-complex="Courier New2" style:font-weight-complex="bold"/>
    </style:style>
    <style:style style:name="T429" style:family="text">
      <style:text-properties fo:color="#000000" style:font-name="Courier New1" fo:font-weight="bold" officeooo:rsid="01e62aef" fo:background-color="#d0d0d0" loext:char-shading-value="0" style:font-weight-asian="bold" style:font-name-complex="Courier New2"/>
    </style:style>
    <style:style style:name="T430" style:family="text">
      <style:text-properties fo:color="#000000" style:font-name="Courier New1" fo:font-weight="bold" officeooo:rsid="01e826d8" fo:background-color="#d0d0d0" loext:char-shading-value="0" style:font-weight-asian="bold" style:font-name-complex="Courier New2"/>
    </style:style>
    <style:style style:name="T431" style:family="text">
      <style:text-properties fo:color="#000000" style:font-name="Courier New1" fo:font-weight="bold" officeooo:rsid="00468a9a" fo:background-color="#d0d0d0" loext:char-shading-value="0" style:font-weight-asian="bold" style:font-name-complex="Courier New2"/>
    </style:style>
    <style:style style:name="T432" style:family="text">
      <style:text-properties fo:color="#000000" style:font-name="Courier New1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433" style:family="text">
      <style:text-properties fo:color="#000000" style:font-name="Courier New1" fo:font-weight="bold" officeooo:rsid="01d74ecd" fo:background-color="transparent" loext:char-shading-value="0" style:language-asian="de" style:country-asian="DE" style:font-weight-asian="bold" style:font-name-complex="Courier New2" style:font-weight-complex="bold"/>
    </style:style>
    <style:style style:name="T434" style:family="text">
      <style:text-properties fo:color="#000000" style:font-name="Courier New1" fo:font-weight="bold" officeooo:rsid="01da7981" fo:background-color="transparent" loext:char-shading-value="0" style:language-asian="de" style:country-asian="DE" style:font-weight-asian="bold" style:font-name-complex="Courier New2"/>
    </style:style>
    <style:style style:name="T435" style:family="text">
      <style:text-properties fo:color="#000000" style:font-name="Courier New1" fo:font-weight="bold" officeooo:rsid="00468a9a" fo:background-color="transparent" loext:char-shading-value="0" style:language-asian="de" style:country-asian="DE" style:font-weight-asian="bold" style:font-name-complex="Courier New2"/>
    </style:style>
    <style:style style:name="T436" style:family="text">
      <style:text-properties fo:color="#000000" style:font-name="Courier New1" fo:font-weight="bold" officeooo:rsid="00468a9a" fo:background-color="transparent" loext:char-shading-value="0" style:font-weight-asian="bold" style:font-name-complex="Courier New2"/>
    </style:style>
    <style:style style:name="T437" style:family="text">
      <style:text-properties fo:color="#000000" style:font-name="Courier New1" fo:font-style="normal" style:text-underline-style="solid" style:text-underline-width="auto" style:text-underline-color="font-color" fo:font-weight="bold" officeooo:rsid="00d8e336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38" style:family="text">
      <style:text-properties fo:color="#000000" style:font-name="Courier New1" fo:font-style="normal" style:text-underline-style="solid" style:text-underline-width="auto" style:text-underline-color="font-color" fo:font-weight="bold" officeooo:rsid="01d41b50" fo:background-color="transparent" loext:char-shading-value="0" style:language-asian="de" style:country-asian="DE" style:font-style-asian="normal" style:font-weight-asian="bold" style:font-name-complex="Courier New2" style:font-style-complex="normal"/>
    </style:style>
    <style:style style:name="T439" style:family="text">
      <style:text-properties fo:color="#000000" style:font-name="Courier New1" fo:font-style="normal" style:text-underline-style="solid" style:text-underline-width="auto" style:text-underline-color="font-color" fo:font-weight="bold" officeooo:rsid="00468a9a" fo:background-color="transparent" loext:char-shading-value="0" style:font-style-asian="normal" style:font-weight-asian="bold" style:font-name-complex="Courier New2" style:font-style-complex="normal" style:font-weight-complex="bold"/>
    </style:style>
    <style:style style:name="T440" style:family="text">
      <style:text-properties fo:color="#000000" style:font-name="Courier New1" fo:font-style="normal" style:text-underline-style="solid" style:text-underline-width="auto" style:text-underline-color="font-color" fo:font-weight="bold" officeooo:rsid="013ffb43" fo:background-color="transparent" loext:char-shading-value="0" style:font-style-asian="normal" style:font-weight-asian="bold" style:font-name-complex="Courier New2" style:font-style-complex="normal" style:font-weight-complex="bold"/>
    </style:style>
    <style:style style:name="T441" style:family="text">
      <style:text-properties fo:color="#000000" style:font-name="Courier New1" fo:font-style="normal" style:text-underline-style="solid" style:text-underline-width="auto" style:text-underline-color="font-color" fo:font-weight="bold" officeooo:rsid="00bc36df" fo:background-color="transparent" loext:char-shading-value="0" style:font-style-asian="normal" style:font-weight-asian="bold" style:font-name-complex="Courier New2" style:font-style-complex="normal" style:font-weight-complex="bold"/>
    </style:style>
    <style:style style:name="T442" style:family="text">
      <style:text-properties fo:color="#000000" style:font-name="Courier New1" fo:font-style="normal" fo:font-weight="bold" officeooo:rsid="01cfce3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3" style:family="text">
      <style:text-properties fo:color="#000000" style:font-name="Courier New1" fo:font-style="normal" fo:font-weight="bold" officeooo:rsid="01cfce33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4" style:family="text">
      <style:text-properties fo:color="#000000" style:font-name="Courier New1" fo:font-style="normal" fo:font-weight="bold" officeooo:rsid="004b88cf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5" style:family="text">
      <style:text-properties fo:color="#000000" style:font-name="Courier New1" fo:font-style="normal" fo:font-weight="bold" officeooo:rsid="01d74ecd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6" style:family="text">
      <style:text-properties fo:color="#000000" style:font-name="Courier New1" fo:font-style="normal" fo:font-weight="bold" officeooo:rsid="01414efd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7" style:family="text">
      <style:text-properties fo:color="#000000" style:font-name="Courier New1" fo:font-style="normal" fo:font-weight="bold" officeooo:rsid="014104a5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8" style:family="text">
      <style:text-properties fo:color="#000000" style:font-name="Courier New1" fo:font-style="normal" fo:font-weight="bold" officeooo:rsid="01cfce33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49" style:family="text">
      <style:text-properties fo:color="#000000" style:font-name="Courier New1" fo:font-style="normal" fo:font-weight="bold" officeooo:rsid="01cfce33" fo:background-color="#d0d0d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50" style:family="text">
      <style:text-properties fo:color="#000000" style:font-name="Courier New1" fo:font-style="normal" fo:font-weight="bold" officeooo:rsid="00468a9a" fo:background-color="#d0d0d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51" style:family="text">
      <style:text-properties fo:color="#000000" style:font-name="Courier New1" fo:font-style="normal" fo:font-weight="bold" officeooo:rsid="01cfce33" fo:background-color="#fe7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452" style:family="text">
      <style:text-properties fo:color="#000000" style:font-name="Courier New1" fo:font-style="normal" fo:font-weight="normal" officeooo:rsid="00468a9a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453" style:family="text">
      <style:text-properties fo:color="#000000" style:font-name="Courier New1" style:text-underline-style="none" fo:font-weight="normal" officeooo:rsid="00468a9a" fo:background-color="transparent" loext:char-shading-value="0" style:language-asian="de" style:country-asian="DE" style:font-weight-asian="normal" style:font-name-complex="Courier New2" style:font-weight-complex="normal"/>
    </style:style>
    <style:style style:name="T454" style:family="text">
      <style:text-properties fo:color="#000000" style:font-name="Courier New1" style:text-underline-style="none" fo:font-weight="normal" officeooo:rsid="00c29971" fo:background-color="transparent" loext:char-shading-value="0" style:language-asian="de" style:country-asian="DE" style:font-weight-asian="normal" style:font-name-complex="Courier New2" style:font-weight-complex="normal"/>
    </style:style>
    <style:style style:name="T455" style:family="text">
      <style:text-properties fo:color="#000000" style:font-name="Courier New1" style:text-underline-style="none" fo:font-weight="normal" officeooo:rsid="00cb5412" fo:background-color="transparent" loext:char-shading-value="0" style:language-asian="de" style:country-asian="DE" style:font-weight-asian="normal" style:font-name-complex="Courier New2" style:font-weight-complex="normal"/>
    </style:style>
    <style:style style:name="T456" style:family="text">
      <style:text-properties fo:color="#000000" style:font-name="Courier New1" style:text-underline-style="none" fo:font-weight="normal" officeooo:rsid="00d2e7b1" fo:background-color="transparent" loext:char-shading-value="0" style:language-asian="de" style:country-asian="DE" style:font-weight-asian="normal" style:font-name-complex="Courier New2" style:font-weight-complex="normal"/>
    </style:style>
    <style:style style:name="T457" style:family="text">
      <style:text-properties fo:color="#000000" style:font-name="Courier New1" style:text-underline-style="none" fo:font-weight="normal" officeooo:rsid="00d60f66" fo:background-color="transparent" loext:char-shading-value="0" style:language-asian="de" style:country-asian="DE" style:font-weight-asian="normal" style:font-name-complex="Courier New2" style:font-weight-complex="normal"/>
    </style:style>
    <style:style style:name="T458" style:family="text">
      <style:text-properties fo:color="#000000" style:font-name="Courier New1" style:text-underline-style="none" fo:font-weight="normal" officeooo:rsid="00d82be0" fo:background-color="transparent" loext:char-shading-value="0" style:language-asian="de" style:country-asian="DE" style:font-weight-asian="normal" style:font-name-complex="Courier New2" style:font-weight-complex="normal"/>
    </style:style>
    <style:style style:name="T459" style:family="text">
      <style:text-properties fo:color="#000000" style:font-name="Courier New1" style:text-underline-style="none" fo:font-weight="normal" officeooo:rsid="00eaa248" fo:background-color="transparent" loext:char-shading-value="0" style:language-asian="de" style:country-asian="DE" style:font-weight-asian="normal" style:font-name-complex="Courier New2" style:font-weight-complex="normal"/>
    </style:style>
    <style:style style:name="T460" style:family="text">
      <style:text-properties fo:color="#000000" style:font-name="Courier New1" style:text-underline-style="none" fo:font-weight="normal" officeooo:rsid="00f2a972" fo:background-color="transparent" loext:char-shading-value="0" style:language-asian="de" style:country-asian="DE" style:font-weight-asian="normal" style:font-name-complex="Courier New2" style:font-weight-complex="normal"/>
    </style:style>
    <style:style style:name="T461" style:family="text">
      <style:text-properties fo:color="#000000" style:font-name="Courier New1" style:text-underline-style="none" fo:font-weight="normal" officeooo:rsid="0104ddd4" fo:background-color="transparent" loext:char-shading-value="0" style:language-asian="de" style:country-asian="DE" style:font-weight-asian="normal" style:font-name-complex="Courier New2" style:font-weight-complex="normal"/>
    </style:style>
    <style:style style:name="T462" style:family="text">
      <style:text-properties fo:color="#000000" style:font-name="Courier New1" style:text-underline-style="none" fo:font-weight="normal" officeooo:rsid="01069556" fo:background-color="transparent" loext:char-shading-value="0" style:language-asian="de" style:country-asian="DE" style:font-weight-asian="normal" style:font-name-complex="Courier New2" style:font-weight-complex="normal"/>
    </style:style>
    <style:style style:name="T463" style:family="text">
      <style:text-properties fo:color="#000000" style:font-name="Courier New1" style:text-underline-style="none" fo:font-weight="normal" officeooo:rsid="010b2439" fo:background-color="transparent" loext:char-shading-value="0" style:language-asian="de" style:country-asian="DE" style:font-weight-asian="normal" style:font-name-complex="Courier New2" style:font-weight-complex="normal"/>
    </style:style>
    <style:style style:name="T464" style:family="text">
      <style:text-properties fo:color="#000000" style:font-name="Courier New1" style:text-underline-style="none" fo:font-weight="normal" officeooo:rsid="010b9daa" fo:background-color="transparent" loext:char-shading-value="0" style:language-asian="de" style:country-asian="DE" style:font-weight-asian="normal" style:font-name-complex="Courier New2" style:font-weight-complex="normal"/>
    </style:style>
    <style:style style:name="T465" style:family="text">
      <style:text-properties fo:color="#000000" style:font-name="Courier New1" style:text-underline-style="none" fo:font-weight="normal" officeooo:rsid="010cc343" fo:background-color="transparent" loext:char-shading-value="0" style:language-asian="de" style:country-asian="DE" style:font-weight-asian="normal" style:font-name-complex="Courier New2" style:font-weight-complex="normal"/>
    </style:style>
    <style:style style:name="T466" style:family="text">
      <style:text-properties fo:color="#000000" style:font-name="Courier New1" style:text-underline-style="none" fo:font-weight="normal" officeooo:rsid="010d14e2" fo:background-color="transparent" loext:char-shading-value="0" style:language-asian="de" style:country-asian="DE" style:font-weight-asian="normal" style:font-name-complex="Courier New2" style:font-weight-complex="normal"/>
    </style:style>
    <style:style style:name="T467" style:family="text">
      <style:text-properties fo:color="#000000" style:font-name="Courier New1" style:text-underline-style="none" fo:font-weight="normal" officeooo:rsid="012e9da7" fo:background-color="transparent" loext:char-shading-value="0" style:language-asian="de" style:country-asian="DE" style:font-weight-asian="normal" style:font-name-complex="Courier New2" style:font-weight-complex="normal"/>
    </style:style>
    <style:style style:name="T468" style:family="text">
      <style:text-properties fo:color="#000000" style:font-name="Courier New1" style:text-underline-style="none" fo:font-weight="normal" officeooo:rsid="013bd494" fo:background-color="transparent" loext:char-shading-value="0" style:language-asian="de" style:country-asian="DE" style:font-weight-asian="normal" style:font-name-complex="Courier New2" style:font-weight-complex="normal"/>
    </style:style>
    <style:style style:name="T469" style:family="text">
      <style:text-properties fo:color="#000000" style:font-name="Courier New1" style:text-underline-style="none" fo:font-weight="normal" officeooo:rsid="013e605e" fo:background-color="transparent" loext:char-shading-value="0" style:language-asian="de" style:country-asian="DE" style:font-weight-asian="normal" style:font-name-complex="Courier New2" style:font-weight-complex="normal"/>
    </style:style>
    <style:style style:name="T470" style:family="text">
      <style:text-properties fo:color="#000000" style:font-name="Courier New1" style:text-underline-style="none" fo:font-weight="normal" officeooo:rsid="01491997" fo:background-color="transparent" loext:char-shading-value="0" style:language-asian="de" style:country-asian="DE" style:font-weight-asian="normal" style:font-name-complex="Courier New2" style:font-weight-complex="normal"/>
    </style:style>
    <style:style style:name="T471" style:family="text">
      <style:text-properties fo:color="#000000" style:font-name="Courier New1" style:text-underline-style="none" fo:font-weight="normal" officeooo:rsid="015cbd12" fo:background-color="transparent" loext:char-shading-value="0" style:language-asian="de" style:country-asian="DE" style:font-weight-asian="normal" style:font-name-complex="Courier New2" style:font-weight-complex="normal"/>
    </style:style>
    <style:style style:name="T472" style:family="text">
      <style:text-properties fo:color="#000000" style:font-name="Courier New1" style:text-underline-style="none" fo:font-weight="normal" officeooo:rsid="017c8c7f" fo:background-color="transparent" loext:char-shading-value="0" style:language-asian="de" style:country-asian="DE" style:font-weight-asian="normal" style:font-name-complex="Courier New2" style:font-weight-complex="normal"/>
    </style:style>
    <style:style style:name="T473" style:family="text">
      <style:text-properties fo:color="#000000" style:font-name="Courier New1" style:text-underline-style="none" fo:font-weight="normal" officeooo:rsid="01953280" fo:background-color="transparent" loext:char-shading-value="0" style:language-asian="de" style:country-asian="DE" style:font-weight-asian="normal" style:font-name-complex="Courier New2" style:font-weight-complex="normal"/>
    </style:style>
    <style:style style:name="T474" style:family="text">
      <style:text-properties fo:color="#000000" style:font-name="Courier New1" style:text-underline-style="none" fo:font-weight="normal" officeooo:rsid="01dc4880" fo:background-color="transparent" loext:char-shading-value="0" style:language-asian="de" style:country-asian="DE" style:font-weight-asian="normal" style:font-name-complex="Courier New2" style:font-weight-complex="normal"/>
    </style:style>
    <style:style style:name="T475" style:family="text">
      <style:text-properties fo:color="#000000" style:font-name="Courier New1" style:text-underline-style="none" fo:font-weight="normal" officeooo:rsid="01e5c16a" fo:background-color="transparent" loext:char-shading-value="0" style:language-asian="de" style:country-asian="DE" style:font-weight-asian="normal" style:font-name-complex="Courier New2" style:font-weight-complex="normal"/>
    </style:style>
    <style:style style:name="T476" style:family="text">
      <style:text-properties fo:color="#000000" style:font-name="Courier New1" style:text-underline-style="none" fo:font-weight="normal" officeooo:rsid="01f064c3" fo:background-color="transparent" loext:char-shading-value="0" style:language-asian="de" style:country-asian="DE" style:font-weight-asian="normal" style:font-name-complex="Courier New2" style:font-weight-complex="normal"/>
    </style:style>
    <style:style style:name="T477" style:family="text">
      <style:text-properties fo:color="#000000" style:font-name="Courier New1" style:text-underline-style="none" fo:font-weight="normal" officeooo:rsid="01f184f7" fo:background-color="transparent" loext:char-shading-value="0" style:language-asian="de" style:country-asian="DE" style:font-weight-asian="normal" style:font-name-complex="Courier New2" style:font-weight-complex="normal"/>
    </style:style>
    <style:style style:name="T478" style:family="text">
      <style:text-properties fo:color="#000000" style:font-name="Courier New1" style:text-underline-style="none" fo:font-weight="normal" officeooo:rsid="00b9ce90" fo:background-color="transparent" loext:char-shading-value="0" style:font-weight-asian="normal" style:font-name-complex="Courier New2" style:font-weight-complex="normal"/>
    </style:style>
    <style:style style:name="T479" style:family="text">
      <style:text-properties fo:color="#000000" style:font-name="Courier New1" style:text-underline-style="none" fo:font-weight="normal" officeooo:rsid="00bc36df" fo:background-color="transparent" loext:char-shading-value="0" style:font-weight-asian="normal" style:font-name-complex="Courier New2" style:font-weight-complex="normal"/>
    </style:style>
    <style:style style:name="T480" style:family="text">
      <style:text-properties fo:color="#000000" style:font-name="Courier New1" style:text-underline-style="none" fo:font-weight="normal" officeooo:rsid="00bcd9c9" fo:background-color="transparent" loext:char-shading-value="0" style:font-weight-asian="normal" style:font-name-complex="Courier New2" style:font-weight-complex="normal"/>
    </style:style>
    <style:style style:name="T481" style:family="text">
      <style:text-properties fo:color="#000000" style:font-name="Courier New1" style:text-underline-style="none" fo:font-weight="normal" officeooo:rsid="00c0b5e6" fo:background-color="transparent" loext:char-shading-value="0" style:font-weight-asian="normal" style:font-name-complex="Courier New2" style:font-weight-complex="normal"/>
    </style:style>
    <style:style style:name="T482" style:family="text">
      <style:text-properties fo:color="#000000" style:font-name="Courier New1" style:text-underline-style="none" fo:font-weight="normal" officeooo:rsid="00c29971" fo:background-color="transparent" loext:char-shading-value="0" style:font-weight-asian="normal" style:font-name-complex="Courier New2" style:font-weight-complex="normal"/>
    </style:style>
    <style:style style:name="T483" style:family="text">
      <style:text-properties fo:color="#000000" style:font-name="Courier New1" style:text-underline-style="none" fo:font-weight="normal" officeooo:rsid="00cf9263" fo:background-color="transparent" loext:char-shading-value="0" style:font-weight-asian="normal" style:font-name-complex="Courier New2" style:font-weight-complex="normal"/>
    </style:style>
    <style:style style:name="T484" style:family="text">
      <style:text-properties fo:color="#000000" style:font-name="Courier New1" style:text-underline-style="none" fo:font-weight="normal" officeooo:rsid="00d60f66" fo:background-color="transparent" loext:char-shading-value="0" style:font-weight-asian="normal" style:font-name-complex="Courier New2" style:font-weight-complex="normal"/>
    </style:style>
    <style:style style:name="T485" style:family="text">
      <style:text-properties fo:color="#000000" style:font-name="Courier New1" style:text-underline-style="none" fo:font-weight="normal" officeooo:rsid="00d826dd" fo:background-color="transparent" loext:char-shading-value="0" style:font-weight-asian="normal" style:font-name-complex="Courier New2" style:font-weight-complex="normal"/>
    </style:style>
    <style:style style:name="T486" style:family="text">
      <style:text-properties fo:color="#000000" style:font-name="Courier New1" style:text-underline-style="none" fo:font-weight="normal" officeooo:rsid="00da76ff" fo:background-color="transparent" loext:char-shading-value="0" style:font-weight-asian="normal" style:font-name-complex="Courier New2" style:font-weight-complex="normal"/>
    </style:style>
    <style:style style:name="T487" style:family="text">
      <style:text-properties fo:color="#000000" style:font-name="Courier New1" style:text-underline-style="none" fo:font-weight="normal" officeooo:rsid="00dc5c1d" fo:background-color="transparent" loext:char-shading-value="0" style:font-weight-asian="normal" style:font-name-complex="Courier New2" style:font-weight-complex="normal"/>
    </style:style>
    <style:style style:name="T488" style:family="text">
      <style:text-properties fo:color="#000000" style:font-name="Courier New1" style:text-underline-style="none" fo:font-weight="normal" officeooo:rsid="00e2ae1b" fo:background-color="transparent" loext:char-shading-value="0" style:font-weight-asian="normal" style:font-name-complex="Courier New2" style:font-weight-complex="normal"/>
    </style:style>
    <style:style style:name="T489" style:family="text">
      <style:text-properties fo:color="#000000" style:font-name="Courier New1" style:text-underline-style="none" fo:font-weight="normal" officeooo:rsid="00ed803d" fo:background-color="transparent" loext:char-shading-value="0" style:font-weight-asian="normal" style:font-name-complex="Courier New2" style:font-weight-complex="normal"/>
    </style:style>
    <style:style style:name="T490" style:family="text">
      <style:text-properties fo:color="#000000" style:font-name="Courier New1" style:text-underline-style="none" fo:font-weight="normal" officeooo:rsid="00ee2981" fo:background-color="transparent" loext:char-shading-value="0" style:font-weight-asian="normal" style:font-name-complex="Courier New2" style:font-weight-complex="normal"/>
    </style:style>
    <style:style style:name="T491" style:family="text">
      <style:text-properties fo:color="#000000" style:font-name="Courier New1" style:text-underline-style="none" fo:font-weight="normal" officeooo:rsid="00468a9a" fo:background-color="transparent" loext:char-shading-value="0" style:font-weight-asian="normal" style:font-name-complex="Courier New2" style:font-weight-complex="normal"/>
    </style:style>
    <style:style style:name="T492" style:family="text">
      <style:text-properties fo:color="#000000" style:font-name="Courier New1" style:text-underline-style="none" fo:font-weight="normal" officeooo:rsid="00fb3cde" fo:background-color="transparent" loext:char-shading-value="0" style:font-weight-asian="normal" style:font-name-complex="Courier New2" style:font-weight-complex="normal"/>
    </style:style>
    <style:style style:name="T493" style:family="text">
      <style:text-properties fo:color="#000000" style:font-name="Courier New1" style:text-underline-style="none" fo:font-weight="normal" officeooo:rsid="00fcd5b4" fo:background-color="transparent" loext:char-shading-value="0" style:font-weight-asian="normal" style:font-name-complex="Courier New2" style:font-weight-complex="normal"/>
    </style:style>
    <style:style style:name="T494" style:family="text">
      <style:text-properties fo:color="#000000" style:font-name="Courier New1" style:text-underline-style="none" fo:font-weight="normal" officeooo:rsid="00fddf50" fo:background-color="transparent" loext:char-shading-value="0" style:font-weight-asian="normal" style:font-name-complex="Courier New2" style:font-weight-complex="normal"/>
    </style:style>
    <style:style style:name="T495" style:family="text">
      <style:text-properties fo:color="#000000" style:font-name="Courier New1" style:text-underline-style="none" fo:font-weight="normal" officeooo:rsid="00ff3e6b" fo:background-color="transparent" loext:char-shading-value="0" style:font-weight-asian="normal" style:font-name-complex="Courier New2" style:font-weight-complex="normal"/>
    </style:style>
    <style:style style:name="T496" style:family="text">
      <style:text-properties fo:color="#000000" style:font-name="Courier New1" style:text-underline-style="none" fo:font-weight="normal" officeooo:rsid="0102a158" fo:background-color="transparent" loext:char-shading-value="0" style:font-weight-asian="normal" style:font-name-complex="Courier New2" style:font-weight-complex="normal"/>
    </style:style>
    <style:style style:name="T497" style:family="text">
      <style:text-properties fo:color="#000000" style:font-name="Courier New1" style:text-underline-style="none" fo:font-weight="normal" officeooo:rsid="0104b37b" fo:background-color="transparent" loext:char-shading-value="0" style:font-weight-asian="normal" style:font-name-complex="Courier New2" style:font-weight-complex="normal"/>
    </style:style>
    <style:style style:name="T498" style:family="text">
      <style:text-properties fo:color="#000000" style:font-name="Courier New1" style:text-underline-style="none" fo:font-weight="normal" officeooo:rsid="010935f4" fo:background-color="transparent" loext:char-shading-value="0" style:font-weight-asian="normal" style:font-name-complex="Courier New2" style:font-weight-complex="normal"/>
    </style:style>
    <style:style style:name="T499" style:family="text">
      <style:text-properties fo:color="#000000" style:font-name="Courier New1" style:text-underline-style="none" fo:font-weight="normal" officeooo:rsid="010ab538" fo:background-color="transparent" loext:char-shading-value="0" style:font-weight-asian="normal" style:font-name-complex="Courier New2" style:font-weight-complex="normal"/>
    </style:style>
    <style:style style:name="T500" style:family="text">
      <style:text-properties fo:color="#000000" style:font-name="Courier New1" style:text-underline-style="none" fo:font-weight="normal" officeooo:rsid="0114e353" fo:background-color="transparent" loext:char-shading-value="0" style:font-weight-asian="normal" style:font-name-complex="Courier New2" style:font-weight-complex="normal"/>
    </style:style>
    <style:style style:name="T501" style:family="text">
      <style:text-properties fo:color="#000000" style:font-name="Courier New1" style:text-underline-style="none" fo:font-weight="normal" officeooo:rsid="0118b838" fo:background-color="transparent" loext:char-shading-value="0" style:font-weight-asian="normal" style:font-name-complex="Courier New2" style:font-weight-complex="normal"/>
    </style:style>
    <style:style style:name="T502" style:family="text">
      <style:text-properties fo:color="#000000" style:font-name="Courier New1" style:text-underline-style="none" fo:font-weight="normal" officeooo:rsid="011c2d5e" fo:background-color="transparent" loext:char-shading-value="0" style:font-weight-asian="normal" style:font-name-complex="Courier New2" style:font-weight-complex="normal"/>
    </style:style>
    <style:style style:name="T503" style:family="text">
      <style:text-properties fo:color="#000000" style:font-name="Courier New1" style:text-underline-style="none" fo:font-weight="normal" officeooo:rsid="011ffcff" fo:background-color="transparent" loext:char-shading-value="0" style:font-weight-asian="normal" style:font-name-complex="Courier New2" style:font-weight-complex="normal"/>
    </style:style>
    <style:style style:name="T504" style:family="text">
      <style:text-properties fo:color="#000000" style:font-name="Courier New1" style:text-underline-style="none" fo:font-weight="normal" officeooo:rsid="012d20f2" fo:background-color="transparent" loext:char-shading-value="0" style:font-weight-asian="normal" style:font-name-complex="Courier New2" style:font-weight-complex="normal"/>
    </style:style>
    <style:style style:name="T505" style:family="text">
      <style:text-properties fo:color="#000000" style:font-name="Courier New1" style:text-underline-style="none" fo:font-weight="normal" officeooo:rsid="013326d5" fo:background-color="transparent" loext:char-shading-value="0" style:font-weight-asian="normal" style:font-name-complex="Courier New2" style:font-weight-complex="normal"/>
    </style:style>
    <style:style style:name="T506" style:family="text">
      <style:text-properties fo:color="#000000" style:font-name="Courier New1" style:text-underline-style="none" fo:font-weight="normal" officeooo:rsid="01357122" fo:background-color="transparent" loext:char-shading-value="0" style:font-weight-asian="normal" style:font-name-complex="Courier New2" style:font-weight-complex="normal"/>
    </style:style>
    <style:style style:name="T507" style:family="text">
      <style:text-properties fo:color="#000000" style:font-name="Courier New1" style:text-underline-style="none" fo:font-weight="normal" officeooo:rsid="0135ffd1" fo:background-color="transparent" loext:char-shading-value="0" style:font-weight-asian="normal" style:font-name-complex="Courier New2" style:font-weight-complex="normal"/>
    </style:style>
    <style:style style:name="T508" style:family="text">
      <style:text-properties fo:color="#000000" style:font-name="Courier New1" style:text-underline-style="none" fo:font-weight="normal" officeooo:rsid="013d3aad" fo:background-color="transparent" loext:char-shading-value="0" style:font-weight-asian="normal" style:font-name-complex="Courier New2" style:font-weight-complex="normal"/>
    </style:style>
    <style:style style:name="T509" style:family="text">
      <style:text-properties fo:color="#000000" style:font-name="Courier New1" style:text-underline-style="none" fo:font-weight="normal" officeooo:rsid="013ffb43" fo:background-color="transparent" loext:char-shading-value="0" style:font-weight-asian="normal" style:font-name-complex="Courier New2" style:font-weight-complex="normal"/>
    </style:style>
    <style:style style:name="T510" style:family="text">
      <style:text-properties fo:color="#000000" style:font-name="Courier New1" style:text-underline-style="none" fo:font-weight="normal" officeooo:rsid="0160a324" fo:background-color="transparent" loext:char-shading-value="0" style:font-weight-asian="normal" style:font-name-complex="Courier New2" style:font-weight-complex="normal"/>
    </style:style>
    <style:style style:name="T511" style:family="text">
      <style:text-properties fo:color="#000000" style:font-name="Courier New1" style:text-underline-style="none" fo:font-weight="normal" officeooo:rsid="01617772" fo:background-color="transparent" loext:char-shading-value="0" style:font-weight-asian="normal" style:font-name-complex="Courier New2" style:font-weight-complex="normal"/>
    </style:style>
    <style:style style:name="T512" style:family="text">
      <style:text-properties fo:color="#000000" style:font-name="Courier New1" style:text-underline-style="none" fo:font-weight="normal" officeooo:rsid="0172ee90" fo:background-color="transparent" loext:char-shading-value="0" style:font-weight-asian="normal" style:font-name-complex="Courier New2" style:font-weight-complex="normal"/>
    </style:style>
    <style:style style:name="T513" style:family="text">
      <style:text-properties fo:color="#000000" style:font-name="Courier New1" style:text-underline-style="none" fo:font-weight="normal" officeooo:rsid="01dcfa77" fo:background-color="transparent" loext:char-shading-value="0" style:font-weight-asian="normal" style:font-name-complex="Courier New2" style:font-weight-complex="normal"/>
    </style:style>
    <style:style style:name="T514" style:family="text">
      <style:text-properties fo:color="#000000" style:font-name="Courier New1" style:text-underline-style="none" fo:font-weight="normal" officeooo:rsid="01e4127d" fo:background-color="transparent" loext:char-shading-value="0" style:font-weight-asian="normal" style:font-name-complex="Courier New2" style:font-weight-complex="normal"/>
    </style:style>
    <style:style style:name="T515" style:family="text">
      <style:text-properties fo:color="#000000" style:font-name="Courier New1" style:text-underline-style="none" fo:font-weight="normal" officeooo:rsid="01eb49b7" fo:background-color="transparent" loext:char-shading-value="0" style:font-weight-asian="normal" style:font-name-complex="Courier New2" style:font-weight-complex="normal"/>
    </style:style>
    <style:style style:name="T516" style:family="text">
      <style:text-properties fo:color="#000000" style:font-name="Courier New1" style:text-underline-style="none" fo:font-weight="normal" officeooo:rsid="01ecf857" fo:background-color="transparent" loext:char-shading-value="0" style:font-weight-asian="normal" style:font-name-complex="Courier New2" style:font-weight-complex="normal"/>
    </style:style>
    <style:style style:name="T517" style:family="text">
      <style:text-properties fo:color="#000000" style:font-name="Courier New1" style:text-underline-style="none" fo:font-weight="normal" officeooo:rsid="01ede578" fo:background-color="transparent" loext:char-shading-value="0" style:font-weight-asian="normal" style:font-name-complex="Courier New2" style:font-weight-complex="normal"/>
    </style:style>
    <style:style style:name="T518" style:family="text">
      <style:text-properties fo:color="#000000" style:font-name="Courier New1" style:text-underline-style="none" fo:font-weight="normal" officeooo:rsid="01eeac14" fo:background-color="transparent" loext:char-shading-value="0" style:font-weight-asian="normal" style:font-name-complex="Courier New2" style:font-weight-complex="normal"/>
    </style:style>
    <style:style style:name="T519" style:family="text">
      <style:text-properties fo:color="#000000" style:font-name="Courier New1" style:text-underline-style="none" fo:font-weight="normal" officeooo:rsid="01f184f7" fo:background-color="transparent" loext:char-shading-value="0" style:font-weight-asian="normal" style:font-name-complex="Courier New2" style:font-weight-complex="normal"/>
    </style:style>
    <style:style style:name="T520" style:family="text">
      <style:text-properties fo:color="#000000" style:font-name="Courier New1" style:text-underline-style="none" fo:font-weight="normal" officeooo:rsid="013326d5" fo:background-color="#ffffff" loext:char-shading-value="0" style:language-asian="de" style:country-asian="DE" style:font-weight-asian="normal" style:font-name-complex="Courier New2" style:font-weight-complex="normal"/>
    </style:style>
    <style:style style:name="T521" style:family="text">
      <style:text-properties fo:color="#000000" style:font-name="Courier New1" style:text-underline-style="none" officeooo:rsid="0131959a" fo:background-color="transparent" loext:char-shading-value="0" style:font-name-complex="Courier New2"/>
    </style:style>
    <style:style style:name="T522" style:family="text">
      <style:text-properties fo:color="#000000" style:font-name="Courier New1" style:text-underline-style="solid" style:text-underline-width="auto" style:text-underline-color="font-color" fo:font-weight="bold" officeooo:rsid="00b9ce90" fo:background-color="transparent" loext:char-shading-value="0" style:font-weight-asian="bold" style:font-name-complex="Courier New2" style:font-weight-complex="bold"/>
    </style:style>
    <style:style style:name="T523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524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525" style:family="text">
      <style:text-properties fo:color="#000000" style:font-name="Courier New1" style:text-underline-style="solid" style:text-underline-width="auto" style:text-underline-color="font-color" fo:font-weight="bold" officeooo:rsid="00bc36df" fo:background-color="transparent" loext:char-shading-value="0" style:font-weight-asian="bold" style:font-name-complex="Courier New2" style:font-weight-complex="bold"/>
    </style:style>
    <style:style style:name="T526" style:family="text">
      <style:text-properties fo:color="#000000" style:font-name="Courier New1" style:text-underline-style="solid" style:text-underline-width="auto" style:text-underline-color="font-color" fo:font-weight="bold" officeooo:rsid="00bcd9c9" fo:background-color="transparent" loext:char-shading-value="0" style:font-weight-asian="bold" style:font-name-complex="Courier New2" style:font-weight-complex="bold"/>
    </style:style>
    <style:style style:name="T527" style:family="text">
      <style:text-properties fo:color="#000000" style:font-name="Courier New1" style:text-underline-style="solid" style:text-underline-width="auto" style:text-underline-color="font-color" fo:font-weight="bold" officeooo:rsid="00c0b5e6" fo:background-color="transparent" loext:char-shading-value="0" style:font-weight-asian="bold" style:font-name-complex="Courier New2" style:font-weight-complex="bold"/>
    </style:style>
    <style:style style:name="T528" style:family="text">
      <style:text-properties fo:color="#000000" style:font-name="Courier New1" style:text-underline-style="solid" style:text-underline-width="auto" style:text-underline-color="font-color" fo:font-weight="bold" officeooo:rsid="00c29971" fo:background-color="transparent" loext:char-shading-value="0" style:font-weight-asian="bold" style:font-name-complex="Courier New2" style:font-weight-complex="bold"/>
    </style:style>
    <style:style style:name="T529" style:family="text">
      <style:text-properties fo:color="#000000" style:font-name="Courier New1" style:text-underline-style="solid" style:text-underline-width="auto" style:text-underline-color="font-color" fo:font-weight="bold" officeooo:rsid="00cdf234" fo:background-color="transparent" loext:char-shading-value="0" style:font-weight-asian="bold" style:font-name-complex="Courier New2" style:font-weight-complex="bold"/>
    </style:style>
    <style:style style:name="T530" style:family="text">
      <style:text-properties fo:color="#000000" style:font-name="Courier New1" style:text-underline-style="solid" style:text-underline-width="auto" style:text-underline-color="font-color" fo:font-weight="bold" officeooo:rsid="00cf9263" fo:background-color="transparent" loext:char-shading-value="0" style:font-weight-asian="bold" style:font-name-complex="Courier New2" style:font-weight-complex="bold"/>
    </style:style>
    <style:style style:name="T531" style:family="text">
      <style:text-properties fo:color="#000000" style:font-name="Courier New1" style:text-underline-style="solid" style:text-underline-width="auto" style:text-underline-color="font-color" fo:font-weight="bold" officeooo:rsid="00d60f66" fo:background-color="transparent" loext:char-shading-value="0" style:font-weight-asian="bold" style:font-name-complex="Courier New2" style:font-weight-complex="bold"/>
    </style:style>
    <style:style style:name="T532" style:family="text">
      <style:text-properties fo:color="#000000" style:font-name="Courier New1" style:text-underline-style="solid" style:text-underline-width="auto" style:text-underline-color="font-color" fo:font-weight="bold" officeooo:rsid="00d826dd" fo:background-color="transparent" loext:char-shading-value="0" style:font-weight-asian="bold" style:font-name-complex="Courier New2" style:font-weight-complex="bold"/>
    </style:style>
    <style:style style:name="T533" style:family="text">
      <style:text-properties fo:color="#000000" style:font-name="Courier New1" style:text-underline-style="solid" style:text-underline-width="auto" style:text-underline-color="font-color" fo:font-weight="bold" officeooo:rsid="00db1116" fo:background-color="transparent" loext:char-shading-value="0" style:font-weight-asian="bold" style:font-name-complex="Courier New2" style:font-weight-complex="bold"/>
    </style:style>
    <style:style style:name="T534" style:family="text">
      <style:text-properties fo:color="#000000" style:font-name="Courier New1" style:text-underline-style="solid" style:text-underline-width="auto" style:text-underline-color="font-color" fo:font-weight="bold" officeooo:rsid="00da76ff" fo:background-color="transparent" loext:char-shading-value="0" style:font-weight-asian="bold" style:font-name-complex="Courier New2" style:font-weight-complex="bold"/>
    </style:style>
    <style:style style:name="T535" style:family="text">
      <style:text-properties fo:color="#000000" style:font-name="Courier New1" style:text-underline-style="solid" style:text-underline-width="auto" style:text-underline-color="font-color" fo:font-weight="bold" officeooo:rsid="00dc5c1d" fo:background-color="transparent" loext:char-shading-value="0" style:font-weight-asian="bold" style:font-name-complex="Courier New2" style:font-weight-complex="bold"/>
    </style:style>
    <style:style style:name="T536" style:family="text">
      <style:text-properties fo:color="#000000" style:font-name="Courier New1" style:text-underline-style="solid" style:text-underline-width="auto" style:text-underline-color="font-color" fo:font-weight="bold" officeooo:rsid="00e2ae1b" fo:background-color="transparent" loext:char-shading-value="0" style:font-weight-asian="bold" style:font-name-complex="Courier New2" style:font-weight-complex="bold"/>
    </style:style>
    <style:style style:name="T537" style:family="text">
      <style:text-properties fo:color="#000000" style:font-name="Courier New1" style:text-underline-style="solid" style:text-underline-width="auto" style:text-underline-color="font-color" fo:font-weight="bold" officeooo:rsid="00ed803d" fo:background-color="transparent" loext:char-shading-value="0" style:font-weight-asian="bold" style:font-name-complex="Courier New2" style:font-weight-complex="bold"/>
    </style:style>
    <style:style style:name="T538" style:family="text">
      <style:text-properties fo:color="#000000" style:font-name="Courier New1" style:text-underline-style="solid" style:text-underline-width="auto" style:text-underline-color="font-color" fo:font-weight="bold" officeooo:rsid="00f11c59" fo:background-color="transparent" loext:char-shading-value="0" style:font-weight-asian="bold" style:font-name-complex="Courier New2" style:font-weight-complex="bold"/>
    </style:style>
    <style:style style:name="T539" style:family="text">
      <style:text-properties fo:color="#000000" style:font-name="Courier New1" style:text-underline-style="solid" style:text-underline-width="auto" style:text-underline-color="font-color" fo:font-weight="bold" officeooo:rsid="00ee2981" fo:background-color="transparent" loext:char-shading-value="0" style:font-weight-asian="bold" style:font-name-complex="Courier New2" style:font-weight-complex="bold"/>
    </style:style>
    <style:style style:name="T540" style:family="text">
      <style:text-properties fo:color="#000000" style:font-name="Courier New1" style:text-underline-style="solid" style:text-underline-width="auto" style:text-underline-color="font-color" fo:font-weight="bold" officeooo:rsid="00fb3cde" fo:background-color="transparent" loext:char-shading-value="0" style:font-weight-asian="bold" style:font-name-complex="Courier New2" style:font-weight-complex="bold"/>
    </style:style>
    <style:style style:name="T541" style:family="text">
      <style:text-properties fo:color="#000000" style:font-name="Courier New1" style:text-underline-style="solid" style:text-underline-width="auto" style:text-underline-color="font-color" fo:font-weight="bold" officeooo:rsid="00fcd5b4" fo:background-color="transparent" loext:char-shading-value="0" style:font-weight-asian="bold" style:font-name-complex="Courier New2" style:font-weight-complex="bold"/>
    </style:style>
    <style:style style:name="T542" style:family="text">
      <style:text-properties fo:color="#000000" style:font-name="Courier New1" style:text-underline-style="solid" style:text-underline-width="auto" style:text-underline-color="font-color" fo:font-weight="bold" officeooo:rsid="00fddf50" fo:background-color="transparent" loext:char-shading-value="0" style:font-weight-asian="bold" style:font-name-complex="Courier New2" style:font-weight-complex="bold"/>
    </style:style>
    <style:style style:name="T543" style:family="text">
      <style:text-properties fo:color="#000000" style:font-name="Courier New1" style:text-underline-style="solid" style:text-underline-width="auto" style:text-underline-color="font-color" fo:font-weight="bold" officeooo:rsid="00fddf50" fo:background-color="transparent" loext:char-shading-value="0" style:font-weight-asian="bold" style:font-name-complex="Courier New2" style:font-weight-complex="bold"/>
    </style:style>
    <style:style style:name="T544" style:family="text">
      <style:text-properties fo:color="#000000" style:font-name="Courier New1" style:text-underline-style="solid" style:text-underline-width="auto" style:text-underline-color="font-color" fo:font-weight="bold" officeooo:rsid="00ff3e6b" fo:background-color="transparent" loext:char-shading-value="0" style:font-weight-asian="bold" style:font-name-complex="Courier New2" style:font-weight-complex="bold"/>
    </style:style>
    <style:style style:name="T545" style:family="text">
      <style:text-properties fo:color="#000000" style:font-name="Courier New1" style:text-underline-style="solid" style:text-underline-width="auto" style:text-underline-color="font-color" fo:font-weight="bold" officeooo:rsid="00ff3e6b" fo:background-color="transparent" loext:char-shading-value="0" style:font-weight-asian="bold" style:font-name-complex="Courier New2" style:font-weight-complex="bold"/>
    </style:style>
    <style:style style:name="T546" style:family="text">
      <style:text-properties fo:color="#000000" style:font-name="Courier New1" style:text-underline-style="solid" style:text-underline-width="auto" style:text-underline-color="font-color" fo:font-weight="bold" officeooo:rsid="0100f305" fo:background-color="transparent" loext:char-shading-value="0" style:font-weight-asian="bold" style:font-name-complex="Courier New2" style:font-weight-complex="bold"/>
    </style:style>
    <style:style style:name="T547" style:family="text">
      <style:text-properties fo:color="#000000" style:font-name="Courier New1" style:text-underline-style="solid" style:text-underline-width="auto" style:text-underline-color="font-color" fo:font-weight="bold" officeooo:rsid="0102a158" fo:background-color="transparent" loext:char-shading-value="0" style:font-weight-asian="bold" style:font-name-complex="Courier New2" style:font-weight-complex="bold"/>
    </style:style>
    <style:style style:name="T548" style:family="text">
      <style:text-properties fo:color="#000000" style:font-name="Courier New1" style:text-underline-style="solid" style:text-underline-width="auto" style:text-underline-color="font-color" fo:font-weight="bold" officeooo:rsid="0104b37b" fo:background-color="transparent" loext:char-shading-value="0" style:font-weight-asian="bold" style:font-name-complex="Courier New2" style:font-weight-complex="bold"/>
    </style:style>
    <style:style style:name="T549" style:family="text">
      <style:text-properties fo:color="#000000" style:font-name="Courier New1" style:text-underline-style="solid" style:text-underline-width="auto" style:text-underline-color="font-color" fo:font-weight="bold" officeooo:rsid="010935f4" fo:background-color="transparent" loext:char-shading-value="0" style:font-weight-asian="bold" style:font-name-complex="Courier New2" style:font-weight-complex="bold"/>
    </style:style>
    <style:style style:name="T550" style:family="text">
      <style:text-properties fo:color="#000000" style:font-name="Courier New1" style:text-underline-style="solid" style:text-underline-width="auto" style:text-underline-color="font-color" fo:font-weight="bold" officeooo:rsid="010ab538" fo:background-color="transparent" loext:char-shading-value="0" style:font-weight-asian="bold" style:font-name-complex="Courier New2" style:font-weight-complex="bold"/>
    </style:style>
    <style:style style:name="T551" style:family="text">
      <style:text-properties fo:color="#000000" style:font-name="Courier New1" style:text-underline-style="solid" style:text-underline-width="auto" style:text-underline-color="font-color" fo:font-weight="bold" officeooo:rsid="010b2439" fo:background-color="transparent" loext:char-shading-value="0" style:font-weight-asian="bold" style:font-name-complex="Courier New2" style:font-weight-complex="bold"/>
    </style:style>
    <style:style style:name="T552" style:family="text">
      <style:text-properties fo:color="#000000" style:font-name="Courier New1" style:text-underline-style="solid" style:text-underline-width="auto" style:text-underline-color="font-color" fo:font-weight="bold" officeooo:rsid="0114e353" fo:background-color="transparent" loext:char-shading-value="0" style:font-weight-asian="bold" style:font-name-complex="Courier New2" style:font-weight-complex="bold"/>
    </style:style>
    <style:style style:name="T553" style:family="text">
      <style:text-properties fo:color="#000000" style:font-name="Courier New1" style:text-underline-style="solid" style:text-underline-width="auto" style:text-underline-color="font-color" fo:font-weight="bold" officeooo:rsid="0118b838" fo:background-color="transparent" loext:char-shading-value="0" style:font-weight-asian="bold" style:font-name-complex="Courier New2" style:font-weight-complex="bold"/>
    </style:style>
    <style:style style:name="T554" style:family="text">
      <style:text-properties fo:color="#000000" style:font-name="Courier New1" style:text-underline-style="solid" style:text-underline-width="auto" style:text-underline-color="font-color" fo:font-weight="bold" officeooo:rsid="011a4bb2" fo:background-color="transparent" loext:char-shading-value="0" style:font-weight-asian="bold" style:font-name-complex="Courier New2" style:font-weight-complex="bold"/>
    </style:style>
    <style:style style:name="T555" style:family="text">
      <style:text-properties fo:color="#000000" style:font-name="Courier New1" style:text-underline-style="solid" style:text-underline-width="auto" style:text-underline-color="font-color" fo:font-weight="bold" officeooo:rsid="011c2d5e" fo:background-color="transparent" loext:char-shading-value="0" style:font-weight-asian="bold" style:font-name-complex="Courier New2" style:font-weight-complex="bold"/>
    </style:style>
    <style:style style:name="T556" style:family="text">
      <style:text-properties fo:color="#000000" style:font-name="Courier New1" style:text-underline-style="solid" style:text-underline-width="auto" style:text-underline-color="font-color" fo:font-weight="bold" officeooo:rsid="011ddb5c" fo:background-color="transparent" loext:char-shading-value="0" style:font-weight-asian="bold" style:font-name-complex="Courier New2" style:font-weight-complex="bold"/>
    </style:style>
    <style:style style:name="T557" style:family="text">
      <style:text-properties fo:color="#000000" style:font-name="Courier New1" style:text-underline-style="solid" style:text-underline-width="auto" style:text-underline-color="font-color" fo:font-weight="bold" officeooo:rsid="011ffcff" fo:background-color="transparent" loext:char-shading-value="0" style:font-weight-asian="bold" style:font-name-complex="Courier New2" style:font-weight-complex="bold"/>
    </style:style>
    <style:style style:name="T558" style:family="text">
      <style:text-properties fo:color="#000000" style:font-name="Courier New1" style:text-underline-style="solid" style:text-underline-width="auto" style:text-underline-color="font-color" fo:font-weight="bold" officeooo:rsid="01285118" fo:background-color="transparent" loext:char-shading-value="0" style:font-weight-asian="bold" style:font-name-complex="Courier New2" style:font-weight-complex="bold"/>
    </style:style>
    <style:style style:name="T559" style:family="text">
      <style:text-properties fo:color="#000000" style:font-name="Courier New1" style:text-underline-style="solid" style:text-underline-width="auto" style:text-underline-color="font-color" fo:font-weight="bold" officeooo:rsid="012d20f2" fo:background-color="transparent" loext:char-shading-value="0" style:font-weight-asian="bold" style:font-name-complex="Courier New2" style:font-weight-complex="bold"/>
    </style:style>
    <style:style style:name="T560" style:family="text">
      <style:text-properties fo:color="#000000" style:font-name="Courier New1" style:text-underline-style="solid" style:text-underline-width="auto" style:text-underline-color="font-color" fo:font-weight="bold" officeooo:rsid="0131959a" fo:background-color="transparent" loext:char-shading-value="0" style:font-weight-asian="bold" style:font-name-complex="Courier New2" style:font-weight-complex="bold"/>
    </style:style>
    <style:style style:name="T561" style:family="text">
      <style:text-properties fo:color="#000000" style:font-name="Courier New1" style:text-underline-style="solid" style:text-underline-width="auto" style:text-underline-color="font-color" fo:font-weight="bold" officeooo:rsid="013326d5" fo:background-color="transparent" loext:char-shading-value="0" style:font-weight-asian="bold" style:font-name-complex="Courier New2" style:font-weight-complex="bold"/>
    </style:style>
    <style:style style:name="T562" style:family="text">
      <style:text-properties fo:color="#000000" style:font-name="Courier New1" style:text-underline-style="solid" style:text-underline-width="auto" style:text-underline-color="font-color" fo:font-weight="bold" officeooo:rsid="01357122" fo:background-color="transparent" loext:char-shading-value="0" style:font-weight-asian="bold" style:font-name-complex="Courier New2" style:font-weight-complex="bold"/>
    </style:style>
    <style:style style:name="T563" style:family="text">
      <style:text-properties fo:color="#000000" style:font-name="Courier New1" style:text-underline-style="solid" style:text-underline-width="auto" style:text-underline-color="font-color" fo:font-weight="bold" officeooo:rsid="0135ffd1" fo:background-color="transparent" loext:char-shading-value="0" style:font-weight-asian="bold" style:font-name-complex="Courier New2" style:font-weight-complex="bold"/>
    </style:style>
    <style:style style:name="T564" style:family="text">
      <style:text-properties fo:color="#000000" style:font-name="Courier New1" style:text-underline-style="solid" style:text-underline-width="auto" style:text-underline-color="font-color" fo:font-weight="bold" officeooo:rsid="01385fbe" fo:background-color="transparent" loext:char-shading-value="0" style:font-weight-asian="bold" style:font-name-complex="Courier New2" style:font-weight-complex="bold"/>
    </style:style>
    <style:style style:name="T565" style:family="text">
      <style:text-properties fo:color="#000000" style:font-name="Courier New1" style:text-underline-style="solid" style:text-underline-width="auto" style:text-underline-color="font-color" fo:font-weight="bold" officeooo:rsid="013d3aad" fo:background-color="transparent" loext:char-shading-value="0" style:font-weight-asian="bold" style:font-name-complex="Courier New2" style:font-weight-complex="bold"/>
    </style:style>
    <style:style style:name="T566" style:family="text">
      <style:text-properties fo:color="#000000" style:font-name="Courier New1" style:text-underline-style="solid" style:text-underline-width="auto" style:text-underline-color="font-color" fo:font-weight="bold" officeooo:rsid="013ddc09" fo:background-color="transparent" loext:char-shading-value="0" style:font-weight-asian="bold" style:font-name-complex="Courier New2" style:font-weight-complex="bold"/>
    </style:style>
    <style:style style:name="T567" style:family="text">
      <style:text-properties fo:color="#000000" style:font-name="Courier New1" style:text-underline-style="solid" style:text-underline-width="auto" style:text-underline-color="font-color" fo:font-weight="bold" officeooo:rsid="013ddc09" fo:background-color="transparent" loext:char-shading-value="0" style:font-weight-asian="bold" style:font-name-complex="Courier New2" style:font-weight-complex="bold"/>
    </style:style>
    <style:style style:name="T568" style:family="text">
      <style:text-properties fo:color="#000000" style:font-name="Courier New1" style:text-underline-style="solid" style:text-underline-width="auto" style:text-underline-color="font-color" fo:font-weight="bold" officeooo:rsid="0143fb49" fo:background-color="transparent" loext:char-shading-value="0" style:font-weight-asian="bold" style:font-name-complex="Courier New2" style:font-weight-complex="bold"/>
    </style:style>
    <style:style style:name="T569" style:family="text">
      <style:text-properties fo:color="#000000" style:font-name="Courier New1" style:text-underline-style="solid" style:text-underline-width="auto" style:text-underline-color="font-color" fo:font-weight="bold" officeooo:rsid="013ffb43" fo:background-color="transparent" loext:char-shading-value="0" style:font-weight-asian="bold" style:font-name-complex="Courier New2" style:font-weight-complex="bold"/>
    </style:style>
    <style:style style:name="T570" style:family="text">
      <style:text-properties fo:color="#000000" style:font-name="Courier New1" style:text-underline-style="solid" style:text-underline-width="auto" style:text-underline-color="font-color" fo:font-weight="bold" officeooo:rsid="0160a324" fo:background-color="transparent" loext:char-shading-value="0" style:font-weight-asian="bold" style:font-name-complex="Courier New2" style:font-weight-complex="bold"/>
    </style:style>
    <style:style style:name="T571" style:family="text">
      <style:text-properties fo:color="#000000" style:font-name="Courier New1" style:text-underline-style="solid" style:text-underline-width="auto" style:text-underline-color="font-color" fo:font-weight="bold" officeooo:rsid="01617772" fo:background-color="transparent" loext:char-shading-value="0" style:font-weight-asian="bold" style:font-name-complex="Courier New2" style:font-weight-complex="bold"/>
    </style:style>
    <style:style style:name="T572" style:family="text">
      <style:text-properties fo:color="#000000" style:font-name="Courier New1" style:text-underline-style="solid" style:text-underline-width="auto" style:text-underline-color="font-color" fo:font-weight="bold" officeooo:rsid="016485a7" fo:background-color="transparent" loext:char-shading-value="0" style:font-weight-asian="bold" style:font-name-complex="Courier New2" style:font-weight-complex="bold"/>
    </style:style>
    <style:style style:name="T573" style:family="text">
      <style:text-properties fo:color="#000000" style:font-name="Courier New1" style:text-underline-style="solid" style:text-underline-width="auto" style:text-underline-color="font-color" fo:font-weight="bold" officeooo:rsid="0172ee90" fo:background-color="transparent" loext:char-shading-value="0" style:font-weight-asian="bold" style:font-name-complex="Courier New2" style:font-weight-complex="bold"/>
    </style:style>
    <style:style style:name="T574" style:family="text">
      <style:text-properties fo:color="#000000" style:font-name="Courier New1" style:text-underline-style="solid" style:text-underline-width="auto" style:text-underline-color="font-color" fo:font-weight="bold" officeooo:rsid="01743540" fo:background-color="transparent" loext:char-shading-value="0" style:font-weight-asian="bold" style:font-name-complex="Courier New2" style:font-weight-complex="bold"/>
    </style:style>
    <style:style style:name="T575" style:family="text">
      <style:text-properties fo:color="#000000" style:font-name="Courier New1" style:text-underline-style="solid" style:text-underline-width="auto" style:text-underline-color="font-color" fo:font-weight="bold" officeooo:rsid="017e07a7" fo:background-color="transparent" loext:char-shading-value="0" style:font-weight-asian="bold" style:font-name-complex="Courier New2" style:font-weight-complex="bold"/>
    </style:style>
    <style:style style:name="T576" style:family="text">
      <style:text-properties fo:color="#000000" style:font-name="Courier New1" style:text-underline-style="solid" style:text-underline-width="auto" style:text-underline-color="font-color" fo:font-weight="bold" officeooo:rsid="01aae9c8" fo:background-color="transparent" loext:char-shading-value="0" style:font-weight-asian="bold" style:font-name-complex="Courier New2" style:font-weight-complex="bold"/>
    </style:style>
    <style:style style:name="T577" style:family="text">
      <style:text-properties fo:color="#000000" style:font-name="Courier New1" style:text-underline-style="solid" style:text-underline-width="auto" style:text-underline-color="font-color" fo:font-weight="bold" officeooo:rsid="01aae9c8" fo:background-color="transparent" loext:char-shading-value="0" style:font-weight-asian="bold" style:font-name-complex="Courier New2" style:font-weight-complex="bold"/>
    </style:style>
    <style:style style:name="T578" style:family="text">
      <style:text-properties fo:color="#000000" style:font-name="Courier New1" style:text-underline-style="solid" style:text-underline-width="auto" style:text-underline-color="font-color" fo:font-weight="bold" officeooo:rsid="01c74657" fo:background-color="transparent" loext:char-shading-value="0" style:font-weight-asian="bold" style:font-name-complex="Courier New2" style:font-weight-complex="bold"/>
    </style:style>
    <style:style style:name="T579" style:family="text">
      <style:text-properties fo:color="#000000" style:font-name="Courier New1" style:text-underline-style="solid" style:text-underline-width="auto" style:text-underline-color="font-color" fo:font-weight="bold" officeooo:rsid="01dcfa77" fo:background-color="transparent" loext:char-shading-value="0" style:font-weight-asian="bold" style:font-name-complex="Courier New2" style:font-weight-complex="bold"/>
    </style:style>
    <style:style style:name="T580" style:family="text">
      <style:text-properties fo:color="#000000" style:font-name="Courier New1" style:text-underline-style="solid" style:text-underline-width="auto" style:text-underline-color="font-color" fo:font-weight="bold" officeooo:rsid="01de47e5" fo:background-color="transparent" loext:char-shading-value="0" style:font-weight-asian="bold" style:font-name-complex="Courier New2" style:font-weight-complex="bold"/>
    </style:style>
    <style:style style:name="T581" style:family="text">
      <style:text-properties fo:color="#000000" style:font-name="Courier New1" style:text-underline-style="solid" style:text-underline-width="auto" style:text-underline-color="font-color" fo:font-weight="bold" officeooo:rsid="01e1e475" fo:background-color="transparent" loext:char-shading-value="0" style:font-weight-asian="bold" style:font-name-complex="Courier New2" style:font-weight-complex="bold"/>
    </style:style>
    <style:style style:name="T582" style:family="text">
      <style:text-properties fo:color="#000000" style:font-name="Courier New1" style:text-underline-style="solid" style:text-underline-width="auto" style:text-underline-color="font-color" fo:font-weight="bold" officeooo:rsid="01e4127d" fo:background-color="transparent" loext:char-shading-value="0" style:font-weight-asian="bold" style:font-name-complex="Courier New2" style:font-weight-complex="bold"/>
    </style:style>
    <style:style style:name="T583" style:family="text">
      <style:text-properties fo:color="#000000" style:font-name="Courier New1" style:text-underline-style="solid" style:text-underline-width="auto" style:text-underline-color="font-color" fo:font-weight="bold" officeooo:rsid="01e62aef" fo:background-color="transparent" loext:char-shading-value="0" style:font-weight-asian="bold" style:font-name-complex="Courier New2" style:font-weight-complex="bold"/>
    </style:style>
    <style:style style:name="T584" style:family="text">
      <style:text-properties fo:color="#000000" style:font-name="Courier New1" style:text-underline-style="solid" style:text-underline-width="auto" style:text-underline-color="font-color" fo:font-weight="bold" officeooo:rsid="01e826d8" fo:background-color="transparent" loext:char-shading-value="0" style:font-weight-asian="bold" style:font-name-complex="Courier New2" style:font-weight-complex="bold"/>
    </style:style>
    <style:style style:name="T585" style:family="text">
      <style:text-properties fo:color="#000000" style:font-name="Courier New1" style:text-underline-style="solid" style:text-underline-width="auto" style:text-underline-color="font-color" fo:font-weight="bold" officeooo:rsid="01ebc7e3" fo:background-color="transparent" loext:char-shading-value="0" style:font-weight-asian="bold" style:font-name-complex="Courier New2" style:font-weight-complex="bold"/>
    </style:style>
    <style:style style:name="T586" style:family="text">
      <style:text-properties fo:color="#000000" style:font-name="Courier New1" style:text-underline-style="solid" style:text-underline-width="auto" style:text-underline-color="font-color" fo:font-weight="bold" officeooo:rsid="01e3a32e" fo:background-color="transparent" loext:char-shading-value="0" style:font-weight-asian="bold" style:font-name-complex="Courier New2" style:font-weight-complex="bold"/>
    </style:style>
    <style:style style:name="T587" style:family="text">
      <style:text-properties fo:color="#000000" style:font-name="Courier New1" style:text-underline-style="solid" style:text-underline-width="auto" style:text-underline-color="font-color" fo:font-weight="bold" officeooo:rsid="01eb49b7" fo:background-color="transparent" loext:char-shading-value="0" style:font-weight-asian="bold" style:font-name-complex="Courier New2" style:font-weight-complex="bold"/>
    </style:style>
    <style:style style:name="T588" style:family="text">
      <style:text-properties fo:color="#000000" style:font-name="Courier New1" style:text-underline-style="solid" style:text-underline-width="auto" style:text-underline-color="font-color" fo:font-weight="bold" officeooo:rsid="01ecf857" fo:background-color="transparent" loext:char-shading-value="0" style:font-weight-asian="bold" style:font-name-complex="Courier New2" style:font-weight-complex="bold"/>
    </style:style>
    <style:style style:name="T589" style:family="text">
      <style:text-properties fo:color="#000000" style:font-name="Courier New1" style:text-underline-style="solid" style:text-underline-width="auto" style:text-underline-color="font-color" fo:font-weight="bold" officeooo:rsid="01e00bb9" fo:background-color="transparent" loext:char-shading-value="0" style:font-weight-asian="bold" style:font-name-complex="Courier New2" style:font-weight-complex="bold"/>
    </style:style>
    <style:style style:name="T590" style:family="text">
      <style:text-properties fo:color="#000000" style:font-name="Courier New1" style:text-underline-style="solid" style:text-underline-width="auto" style:text-underline-color="font-color" fo:font-weight="bold" officeooo:rsid="01ede578" fo:background-color="transparent" loext:char-shading-value="0" style:font-weight-asian="bold" style:font-name-complex="Courier New2" style:font-weight-complex="bold"/>
    </style:style>
    <style:style style:name="T591" style:family="text">
      <style:text-properties fo:color="#000000" style:font-name="Courier New1" style:text-underline-style="solid" style:text-underline-width="auto" style:text-underline-color="font-color" fo:font-weight="bold" officeooo:rsid="01eeac14" fo:background-color="transparent" loext:char-shading-value="0" style:font-weight-asian="bold" style:font-name-complex="Courier New2" style:font-weight-complex="bold"/>
    </style:style>
    <style:style style:name="T592" style:family="text">
      <style:text-properties fo:color="#000000" style:font-name="Courier New1" style:text-underline-style="solid" style:text-underline-width="auto" style:text-underline-color="font-color" fo:font-weight="bold" officeooo:rsid="01f184f7" fo:background-color="transparent" loext:char-shading-value="0" style:font-weight-asian="bold" style:font-name-complex="Courier New2" style:font-weight-complex="bold"/>
    </style:style>
    <style:style style:name="T593" style:family="text">
      <style:text-properties fo:color="#000000" style:font-name="Courier New1" style:text-underline-style="solid" style:text-underline-width="auto" style:text-underline-color="font-color" fo:font-weight="bold" officeooo:rsid="01f6a2f8" fo:background-color="transparent" loext:char-shading-value="0" style:font-weight-asian="bold" style:font-name-complex="Courier New2" style:font-weight-complex="bold"/>
    </style:style>
    <style:style style:name="T594" style:family="text">
      <style:text-properties fo:color="#000000" style:font-name="Courier New1" style:text-underline-style="solid" style:text-underline-width="auto" style:text-underline-color="font-color" fo:font-weight="bold" officeooo:rsid="02001e3d" fo:background-color="transparent" loext:char-shading-value="0" style:font-weight-asian="bold" style:font-name-complex="Courier New2" style:font-weight-complex="bold"/>
    </style:style>
    <style:style style:name="T595" style:family="text">
      <style:text-properties fo:color="#000000" style:font-name="Courier New1" style:text-underline-style="solid" style:text-underline-width="auto" style:text-underline-color="font-color" fo:font-weight="bold" officeooo:rsid="0203d5b6" fo:background-color="transparent" loext:char-shading-value="0" style:font-weight-asian="bold" style:font-name-complex="Courier New2" style:font-weight-complex="bold"/>
    </style:style>
    <style:style style:name="T596" style:family="text">
      <style:text-properties fo:color="#000000" style:font-name="Courier New1" style:text-underline-style="solid" style:text-underline-width="auto" style:text-underline-color="font-color" fo:font-weight="bold" officeooo:rsid="01a544b9" fo:background-color="transparent" loext:char-shading-value="0" style:font-weight-asian="bold" style:font-name-complex="Courier New2" style:font-weight-complex="bold"/>
    </style:style>
    <style:style style:name="T597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normal"/>
    </style:style>
    <style:style style:name="T598" style:family="text">
      <style:text-properties fo:color="#000000" style:font-name="Courier New1" style:text-underline-style="solid" style:text-underline-width="auto" style:text-underline-color="font-color" fo:font-weight="bold" officeooo:rsid="00b9ce90" fo:background-color="transparent" loext:char-shading-value="0" style:font-weight-asian="bold" style:font-name-complex="Courier New2" style:font-weight-complex="normal"/>
    </style:style>
    <style:style style:name="T599" style:family="text">
      <style:text-properties fo:color="#000000" style:font-name="Courier New1" style:text-underline-style="solid" style:text-underline-width="auto" style:text-underline-color="font-color" fo:font-weight="bold" officeooo:rsid="01e62aef" fo:background-color="transparent" loext:char-shading-value="0" style:font-weight-asian="bold" style:font-name-complex="Courier New2"/>
    </style:style>
    <style:style style:name="T600" style:family="text">
      <style:text-properties fo:color="#000000" style:font-name="Courier New1" style:text-underline-style="solid" style:text-underline-width="auto" style:text-underline-color="font-color" fo:font-weight="bold" officeooo:rsid="01e826d8" fo:background-color="transparent" loext:char-shading-value="0" style:font-weight-asian="bold" style:font-name-complex="Courier New2"/>
    </style:style>
    <style:style style:name="T601" style:family="text">
      <style:text-properties fo:color="#000000" style:font-name="Courier New1" style:text-underline-style="solid" style:text-underline-width="auto" style:text-underline-color="font-color" fo:font-weight="bold" officeooo:rsid="01e1e475" fo:background-color="transparent" loext:char-shading-value="0" style:font-weight-asian="bold" style:font-name-complex="Courier New2"/>
    </style:style>
    <style:style style:name="T602" style:family="text">
      <style:text-properties fo:color="#000000" style:font-name="Courier New1" style:text-underline-style="solid" style:text-underline-width="auto" style:text-underline-color="font-color" fo:font-weight="bold" officeooo:rsid="01e8c0ab" fo:background-color="transparent" loext:char-shading-value="0" style:font-weight-asian="bold" style:font-name-complex="Courier New2"/>
    </style:style>
    <style:style style:name="T603" style:family="text">
      <style:text-properties fo:color="#000000" style:font-name="Courier New1" style:text-underline-style="solid" style:text-underline-width="auto" style:text-underline-color="font-color" fo:font-weight="bold" officeooo:rsid="013ddc09" fo:background-color="transparent" loext:char-shading-value="0" style:font-weight-asian="bold" style:font-weight-complex="bold"/>
    </style:style>
    <style:style style:name="T604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605" style:family="text">
      <style:text-properties fo:color="#000000" style:font-name="Courier New1" style:text-underline-style="solid" style:text-underline-width="auto" style:text-underline-color="font-color" fo:font-weight="bold" officeooo:rsid="00c3554d" fo:background-color="transparent" loext:char-shading-value="0" style:language-asian="de" style:country-asian="DE" style:font-weight-asian="bold" style:font-name-complex="Courier New2" style:font-weight-complex="bold"/>
    </style:style>
    <style:style style:name="T606" style:family="text">
      <style:text-properties fo:color="#000000" style:font-name="Courier New1" style:text-underline-style="solid" style:text-underline-width="auto" style:text-underline-color="font-color" fo:font-weight="bold" officeooo:rsid="00c29971" fo:background-color="transparent" loext:char-shading-value="0" style:language-asian="de" style:country-asian="DE" style:font-weight-asian="bold" style:font-name-complex="Courier New2" style:font-weight-complex="bold"/>
    </style:style>
    <style:style style:name="T607" style:family="text">
      <style:text-properties fo:color="#000000" style:font-name="Courier New1" style:text-underline-style="solid" style:text-underline-width="auto" style:text-underline-color="font-color" fo:font-weight="bold" officeooo:rsid="00cb5412" fo:background-color="transparent" loext:char-shading-value="0" style:language-asian="de" style:country-asian="DE" style:font-weight-asian="bold" style:font-name-complex="Courier New2" style:font-weight-complex="bold"/>
    </style:style>
    <style:style style:name="T608" style:family="text">
      <style:text-properties fo:color="#000000" style:font-name="Courier New1" style:text-underline-style="solid" style:text-underline-width="auto" style:text-underline-color="font-color" fo:font-weight="bold" officeooo:rsid="00d166fa" fo:background-color="transparent" loext:char-shading-value="0" style:language-asian="de" style:country-asian="DE" style:font-weight-asian="bold" style:font-name-complex="Courier New2" style:font-weight-complex="bold"/>
    </style:style>
    <style:style style:name="T609" style:family="text">
      <style:text-properties fo:color="#000000" style:font-name="Courier New1" style:text-underline-style="solid" style:text-underline-width="auto" style:text-underline-color="font-color" fo:font-weight="bold" officeooo:rsid="00d1f2f3" fo:background-color="transparent" loext:char-shading-value="0" style:language-asian="de" style:country-asian="DE" style:font-weight-asian="bold" style:font-name-complex="Courier New2" style:font-weight-complex="bold"/>
    </style:style>
    <style:style style:name="T610" style:family="text">
      <style:text-properties fo:color="#000000" style:font-name="Courier New1" style:text-underline-style="solid" style:text-underline-width="auto" style:text-underline-color="font-color" fo:font-weight="bold" officeooo:rsid="00d2e7b1" fo:background-color="transparent" loext:char-shading-value="0" style:language-asian="de" style:country-asian="DE" style:font-weight-asian="bold" style:font-name-complex="Courier New2" style:font-weight-complex="bold"/>
    </style:style>
    <style:style style:name="T611" style:family="text">
      <style:text-properties fo:color="#000000" style:font-name="Courier New1" style:text-underline-style="solid" style:text-underline-width="auto" style:text-underline-color="font-color" fo:font-weight="bold" officeooo:rsid="00d60f66" fo:background-color="transparent" loext:char-shading-value="0" style:language-asian="de" style:country-asian="DE" style:font-weight-asian="bold" style:font-name-complex="Courier New2" style:font-weight-complex="bold"/>
    </style:style>
    <style:style style:name="T612" style:family="text">
      <style:text-properties fo:color="#000000" style:font-name="Courier New1" style:text-underline-style="solid" style:text-underline-width="auto" style:text-underline-color="font-color" fo:font-weight="bold" officeooo:rsid="00d82be0" fo:background-color="transparent" loext:char-shading-value="0" style:language-asian="de" style:country-asian="DE" style:font-weight-asian="bold" style:font-name-complex="Courier New2" style:font-weight-complex="bold"/>
    </style:style>
    <style:style style:name="T613" style:family="text">
      <style:text-properties fo:color="#000000" style:font-name="Courier New1" style:text-underline-style="solid" style:text-underline-width="auto" style:text-underline-color="font-color" fo:font-weight="bold" officeooo:rsid="00eaa248" fo:background-color="transparent" loext:char-shading-value="0" style:language-asian="de" style:country-asian="DE" style:font-weight-asian="bold" style:font-name-complex="Courier New2" style:font-weight-complex="bold"/>
    </style:style>
    <style:style style:name="T614" style:family="text">
      <style:text-properties fo:color="#000000" style:font-name="Courier New1" style:text-underline-style="solid" style:text-underline-width="auto" style:text-underline-color="font-color" fo:font-weight="bold" officeooo:rsid="00efed79" fo:background-color="transparent" loext:char-shading-value="0" style:language-asian="de" style:country-asian="DE" style:font-weight-asian="bold" style:font-name-complex="Courier New2" style:font-weight-complex="bold"/>
    </style:style>
    <style:style style:name="T615" style:family="text">
      <style:text-properties fo:color="#000000" style:font-name="Courier New1" style:text-underline-style="solid" style:text-underline-width="auto" style:text-underline-color="font-color" fo:font-weight="bold" officeooo:rsid="00f11c59" fo:background-color="transparent" loext:char-shading-value="0" style:language-asian="de" style:country-asian="DE" style:font-weight-asian="bold" style:font-name-complex="Courier New2" style:font-weight-complex="bold"/>
    </style:style>
    <style:style style:name="T616" style:family="text">
      <style:text-properties fo:color="#000000" style:font-name="Courier New1" style:text-underline-style="solid" style:text-underline-width="auto" style:text-underline-color="font-color" fo:font-weight="bold" officeooo:rsid="00f2a972" fo:background-color="transparent" loext:char-shading-value="0" style:language-asian="de" style:country-asian="DE" style:font-weight-asian="bold" style:font-name-complex="Courier New2" style:font-weight-complex="bold"/>
    </style:style>
    <style:style style:name="T617" style:family="text">
      <style:text-properties fo:color="#000000" style:font-name="Courier New1" style:text-underline-style="solid" style:text-underline-width="auto" style:text-underline-color="font-color" fo:font-weight="bold" officeooo:rsid="00e2ae1b" fo:background-color="transparent" loext:char-shading-value="0" style:language-asian="de" style:country-asian="DE" style:font-weight-asian="bold" style:font-name-complex="Courier New2" style:font-weight-complex="bold"/>
    </style:style>
    <style:style style:name="T618" style:family="text">
      <style:text-properties fo:color="#000000" style:font-name="Courier New1" style:text-underline-style="solid" style:text-underline-width="auto" style:text-underline-color="font-color" fo:font-weight="bold" officeooo:rsid="0104ddd4" fo:background-color="transparent" loext:char-shading-value="0" style:language-asian="de" style:country-asian="DE" style:font-weight-asian="bold" style:font-name-complex="Courier New2" style:font-weight-complex="bold"/>
    </style:style>
    <style:style style:name="T619" style:family="text">
      <style:text-properties fo:color="#000000" style:font-name="Courier New1" style:text-underline-style="solid" style:text-underline-width="auto" style:text-underline-color="font-color" fo:font-weight="bold" officeooo:rsid="0104b37b" fo:background-color="transparent" loext:char-shading-value="0" style:language-asian="de" style:country-asian="DE" style:font-weight-asian="bold" style:font-name-complex="Courier New2" style:font-weight-complex="bold"/>
    </style:style>
    <style:style style:name="T620" style:family="text">
      <style:text-properties fo:color="#000000" style:font-name="Courier New1" style:text-underline-style="solid" style:text-underline-width="auto" style:text-underline-color="font-color" fo:font-weight="bold" officeooo:rsid="01069556" fo:background-color="transparent" loext:char-shading-value="0" style:language-asian="de" style:country-asian="DE" style:font-weight-asian="bold" style:font-name-complex="Courier New2" style:font-weight-complex="bold"/>
    </style:style>
    <style:style style:name="T621" style:family="text">
      <style:text-properties fo:color="#000000" style:font-name="Courier New1" style:text-underline-style="solid" style:text-underline-width="auto" style:text-underline-color="font-color" fo:font-weight="bold" officeooo:rsid="010b2439" fo:background-color="transparent" loext:char-shading-value="0" style:language-asian="de" style:country-asian="DE" style:font-weight-asian="bold" style:font-name-complex="Courier New2" style:font-weight-complex="bold"/>
    </style:style>
    <style:style style:name="T622" style:family="text">
      <style:text-properties fo:color="#000000" style:font-name="Courier New1" style:text-underline-style="solid" style:text-underline-width="auto" style:text-underline-color="font-color" fo:font-weight="bold" officeooo:rsid="010cc343" fo:background-color="transparent" loext:char-shading-value="0" style:language-asian="de" style:country-asian="DE" style:font-weight-asian="bold" style:font-name-complex="Courier New2" style:font-weight-complex="bold"/>
    </style:style>
    <style:style style:name="T623" style:family="text">
      <style:text-properties fo:color="#000000" style:font-name="Courier New1" style:text-underline-style="solid" style:text-underline-width="auto" style:text-underline-color="font-color" fo:font-weight="bold" officeooo:rsid="010d14e2" fo:background-color="transparent" loext:char-shading-value="0" style:language-asian="de" style:country-asian="DE" style:font-weight-asian="bold" style:font-name-complex="Courier New2" style:font-weight-complex="bold"/>
    </style:style>
    <style:style style:name="T624" style:family="text">
      <style:text-properties fo:color="#000000" style:font-name="Courier New1" style:text-underline-style="solid" style:text-underline-width="auto" style:text-underline-color="font-color" fo:font-weight="bold" officeooo:rsid="010935f4" fo:background-color="transparent" loext:char-shading-value="0" style:language-asian="de" style:country-asian="DE" style:font-weight-asian="bold" style:font-name-complex="Courier New2" style:font-weight-complex="bold"/>
    </style:style>
    <style:style style:name="T625" style:family="text">
      <style:text-properties fo:color="#000000" style:font-name="Courier New1" style:text-underline-style="solid" style:text-underline-width="auto" style:text-underline-color="font-color" fo:font-weight="bold" officeooo:rsid="0124bc60" fo:background-color="transparent" loext:char-shading-value="0" style:language-asian="de" style:country-asian="DE" style:font-weight-asian="bold" style:font-name-complex="Courier New2" style:font-weight-complex="bold"/>
    </style:style>
    <style:style style:name="T626" style:family="text">
      <style:text-properties fo:color="#000000" style:font-name="Courier New1" style:text-underline-style="solid" style:text-underline-width="auto" style:text-underline-color="font-color" fo:font-weight="bold" officeooo:rsid="012bf838" fo:background-color="transparent" loext:char-shading-value="0" style:language-asian="de" style:country-asian="DE" style:font-weight-asian="bold" style:font-name-complex="Courier New2" style:font-weight-complex="bold"/>
    </style:style>
    <style:style style:name="T627" style:family="text">
      <style:text-properties fo:color="#000000" style:font-name="Courier New1" style:text-underline-style="solid" style:text-underline-width="auto" style:text-underline-color="font-color" fo:font-weight="bold" officeooo:rsid="012e9da7" fo:background-color="transparent" loext:char-shading-value="0" style:language-asian="de" style:country-asian="DE" style:font-weight-asian="bold" style:font-name-complex="Courier New2" style:font-weight-complex="bold"/>
    </style:style>
    <style:style style:name="T628" style:family="text">
      <style:text-properties fo:color="#000000" style:font-name="Courier New1" style:text-underline-style="solid" style:text-underline-width="auto" style:text-underline-color="font-color" fo:font-weight="bold" officeooo:rsid="013bd494" fo:background-color="transparent" loext:char-shading-value="0" style:language-asian="de" style:country-asian="DE" style:font-weight-asian="bold" style:font-name-complex="Courier New2" style:font-weight-complex="bold"/>
    </style:style>
    <style:style style:name="T629" style:family="text">
      <style:text-properties fo:color="#000000" style:font-name="Courier New1" style:text-underline-style="solid" style:text-underline-width="auto" style:text-underline-color="font-color" fo:font-weight="bold" officeooo:rsid="013e605e" fo:background-color="transparent" loext:char-shading-value="0" style:language-asian="de" style:country-asian="DE" style:font-weight-asian="bold" style:font-name-complex="Courier New2" style:font-weight-complex="bold"/>
    </style:style>
    <style:style style:name="T630" style:family="text">
      <style:text-properties fo:color="#000000" style:font-name="Courier New1" style:text-underline-style="solid" style:text-underline-width="auto" style:text-underline-color="font-color" fo:font-weight="bold" officeooo:rsid="01491997" fo:background-color="transparent" loext:char-shading-value="0" style:language-asian="de" style:country-asian="DE" style:font-weight-asian="bold" style:font-name-complex="Courier New2" style:font-weight-complex="bold"/>
    </style:style>
    <style:style style:name="T631" style:family="text">
      <style:text-properties fo:color="#000000" style:font-name="Courier New1" style:text-underline-style="solid" style:text-underline-width="auto" style:text-underline-color="font-color" fo:font-weight="bold" officeooo:rsid="0150927d" fo:background-color="transparent" loext:char-shading-value="0" style:language-asian="de" style:country-asian="DE" style:font-weight-asian="bold" style:font-name-complex="Courier New2" style:font-weight-complex="bold"/>
    </style:style>
    <style:style style:name="T632" style:family="text">
      <style:text-properties fo:color="#000000" style:font-name="Courier New1" style:text-underline-style="solid" style:text-underline-width="auto" style:text-underline-color="font-color" fo:font-weight="bold" officeooo:rsid="015cbd12" fo:background-color="transparent" loext:char-shading-value="0" style:language-asian="de" style:country-asian="DE" style:font-weight-asian="bold" style:font-name-complex="Courier New2" style:font-weight-complex="bold"/>
    </style:style>
    <style:style style:name="T633" style:family="text">
      <style:text-properties fo:color="#000000" style:font-name="Courier New1" style:text-underline-style="solid" style:text-underline-width="auto" style:text-underline-color="font-color" fo:font-weight="bold" officeooo:rsid="016293e3" fo:background-color="transparent" loext:char-shading-value="0" style:language-asian="de" style:country-asian="DE" style:font-weight-asian="bold" style:font-name-complex="Courier New2" style:font-weight-complex="bold"/>
    </style:style>
    <style:style style:name="T634" style:family="text">
      <style:text-properties fo:color="#000000" style:font-name="Courier New1" style:text-underline-style="solid" style:text-underline-width="auto" style:text-underline-color="font-color" fo:font-weight="bold" officeooo:rsid="0172ee90" fo:background-color="transparent" loext:char-shading-value="0" style:language-asian="de" style:country-asian="DE" style:font-weight-asian="bold" style:font-name-complex="Courier New2" style:font-weight-complex="bold"/>
    </style:style>
    <style:style style:name="T635" style:family="text">
      <style:text-properties fo:color="#000000" style:font-name="Courier New1" style:text-underline-style="solid" style:text-underline-width="auto" style:text-underline-color="font-color" fo:font-weight="bold" officeooo:rsid="017c8c7f" fo:background-color="transparent" loext:char-shading-value="0" style:language-asian="de" style:country-asian="DE" style:font-weight-asian="bold" style:font-name-complex="Courier New2" style:font-weight-complex="bold"/>
    </style:style>
    <style:style style:name="T636" style:family="text">
      <style:text-properties fo:color="#000000" style:font-name="Courier New1" style:text-underline-style="solid" style:text-underline-width="auto" style:text-underline-color="font-color" fo:font-weight="bold" officeooo:rsid="017e61e2" fo:background-color="transparent" loext:char-shading-value="0" style:language-asian="de" style:country-asian="DE" style:font-weight-asian="bold" style:font-name-complex="Courier New2" style:font-weight-complex="bold"/>
    </style:style>
    <style:style style:name="T637" style:family="text">
      <style:text-properties fo:color="#000000" style:font-name="Courier New1" style:text-underline-style="solid" style:text-underline-width="auto" style:text-underline-color="font-color" fo:font-weight="bold" officeooo:rsid="017e07a7" fo:background-color="transparent" loext:char-shading-value="0" style:language-asian="de" style:country-asian="DE" style:font-weight-asian="bold" style:font-name-complex="Courier New2" style:font-weight-complex="bold"/>
    </style:style>
    <style:style style:name="T638" style:family="text">
      <style:text-properties fo:color="#000000" style:font-name="Courier New1" style:text-underline-style="solid" style:text-underline-width="auto" style:text-underline-color="font-color" fo:font-weight="bold" officeooo:rsid="017ed085" fo:background-color="transparent" loext:char-shading-value="0" style:language-asian="de" style:country-asian="DE" style:font-weight-asian="bold" style:font-name-complex="Courier New2" style:font-weight-complex="bold"/>
    </style:style>
    <style:style style:name="T639" style:family="text">
      <style:text-properties fo:color="#000000" style:font-name="Courier New1" style:text-underline-style="solid" style:text-underline-width="auto" style:text-underline-color="font-color" fo:font-weight="bold" officeooo:rsid="01953280" fo:background-color="transparent" loext:char-shading-value="0" style:language-asian="de" style:country-asian="DE" style:font-weight-asian="bold" style:font-name-complex="Courier New2" style:font-weight-complex="bold"/>
    </style:style>
    <style:style style:name="T640" style:family="text">
      <style:text-properties fo:color="#000000" style:font-name="Courier New1" style:text-underline-style="solid" style:text-underline-width="auto" style:text-underline-color="font-color" fo:font-weight="bold" officeooo:rsid="0195e63a" fo:background-color="transparent" loext:char-shading-value="0" style:language-asian="de" style:country-asian="DE" style:font-weight-asian="bold" style:font-name-complex="Courier New2" style:font-weight-complex="bold"/>
    </style:style>
    <style:style style:name="T641" style:family="text">
      <style:text-properties fo:color="#000000" style:font-name="Courier New1" style:text-underline-style="solid" style:text-underline-width="auto" style:text-underline-color="font-color" fo:font-weight="bold" officeooo:rsid="01cfce33" fo:background-color="transparent" loext:char-shading-value="0" style:language-asian="de" style:country-asian="DE" style:font-weight-asian="bold" style:font-name-complex="Courier New2" style:font-weight-complex="bold"/>
    </style:style>
    <style:style style:name="T642" style:family="text">
      <style:text-properties fo:color="#000000" style:font-name="Courier New1" style:text-underline-style="solid" style:text-underline-width="auto" style:text-underline-color="font-color" fo:font-weight="bold" officeooo:rsid="01cf58df" fo:background-color="transparent" loext:char-shading-value="0" style:language-asian="de" style:country-asian="DE" style:font-weight-asian="bold" style:font-name-complex="Courier New2" style:font-weight-complex="bold"/>
    </style:style>
    <style:style style:name="T643" style:family="text">
      <style:text-properties fo:color="#000000" style:font-name="Courier New1" style:text-underline-style="solid" style:text-underline-width="auto" style:text-underline-color="font-color" fo:font-weight="bold" officeooo:rsid="01d2b548" fo:background-color="transparent" loext:char-shading-value="0" style:language-asian="de" style:country-asian="DE" style:font-weight-asian="bold" style:font-name-complex="Courier New2" style:font-weight-complex="bold"/>
    </style:style>
    <style:style style:name="T644" style:family="text">
      <style:text-properties fo:color="#000000" style:font-name="Courier New1" style:text-underline-style="solid" style:text-underline-width="auto" style:text-underline-color="font-color" fo:font-weight="bold" officeooo:rsid="01d74ecd" fo:background-color="transparent" loext:char-shading-value="0" style:language-asian="de" style:country-asian="DE" style:font-weight-asian="bold" style:font-name-complex="Courier New2" style:font-weight-complex="bold"/>
    </style:style>
    <style:style style:name="T645" style:family="text">
      <style:text-properties fo:color="#000000" style:font-name="Courier New1" style:text-underline-style="solid" style:text-underline-width="auto" style:text-underline-color="font-color" fo:font-weight="bold" officeooo:rsid="01d8962d" fo:background-color="transparent" loext:char-shading-value="0" style:language-asian="de" style:country-asian="DE" style:font-weight-asian="bold" style:font-name-complex="Courier New2" style:font-weight-complex="bold"/>
    </style:style>
    <style:style style:name="T646" style:family="text">
      <style:text-properties fo:color="#000000" style:font-name="Courier New1" style:text-underline-style="solid" style:text-underline-width="auto" style:text-underline-color="font-color" fo:font-weight="bold" officeooo:rsid="01da66c4" fo:background-color="transparent" loext:char-shading-value="0" style:language-asian="de" style:country-asian="DE" style:font-weight-asian="bold" style:font-name-complex="Courier New2" style:font-weight-complex="bold"/>
    </style:style>
    <style:style style:name="T647" style:family="text">
      <style:text-properties fo:color="#000000" style:font-name="Courier New1" style:text-underline-style="solid" style:text-underline-width="auto" style:text-underline-color="font-color" fo:font-weight="bold" officeooo:rsid="01dc4880" fo:background-color="transparent" loext:char-shading-value="0" style:language-asian="de" style:country-asian="DE" style:font-weight-asian="bold" style:font-name-complex="Courier New2" style:font-weight-complex="bold"/>
    </style:style>
    <style:style style:name="T648" style:family="text">
      <style:text-properties fo:color="#000000" style:font-name="Courier New1" style:text-underline-style="solid" style:text-underline-width="auto" style:text-underline-color="font-color" fo:font-weight="bold" officeooo:rsid="01dcfa77" fo:background-color="transparent" loext:char-shading-value="0" style:language-asian="de" style:country-asian="DE" style:font-weight-asian="bold" style:font-name-complex="Courier New2" style:font-weight-complex="bold"/>
    </style:style>
    <style:style style:name="T649" style:family="text">
      <style:text-properties fo:color="#000000" style:font-name="Courier New1" style:text-underline-style="solid" style:text-underline-width="auto" style:text-underline-color="font-color" fo:font-weight="bold" officeooo:rsid="004a07d4" fo:background-color="transparent" loext:char-shading-value="0" style:language-asian="de" style:country-asian="DE" style:font-weight-asian="bold" style:font-name-complex="Courier New2" style:font-weight-complex="bold"/>
    </style:style>
    <style:style style:name="T650" style:family="text">
      <style:text-properties fo:color="#000000" style:font-name="Courier New1" style:text-underline-style="solid" style:text-underline-width="auto" style:text-underline-color="font-color" fo:font-weight="bold" officeooo:rsid="01e1e475" fo:background-color="transparent" loext:char-shading-value="0" style:language-asian="de" style:country-asian="DE" style:font-weight-asian="bold" style:font-name-complex="Courier New2" style:font-weight-complex="bold"/>
    </style:style>
    <style:style style:name="T651" style:family="text">
      <style:text-properties fo:color="#000000" style:font-name="Courier New1" style:text-underline-style="solid" style:text-underline-width="auto" style:text-underline-color="font-color" fo:font-weight="bold" officeooo:rsid="01e5c16a" fo:background-color="transparent" loext:char-shading-value="0" style:language-asian="de" style:country-asian="DE" style:font-weight-asian="bold" style:font-name-complex="Courier New2" style:font-weight-complex="bold"/>
    </style:style>
    <style:style style:name="T652" style:family="text">
      <style:text-properties fo:color="#000000" style:font-name="Courier New1" style:text-underline-style="solid" style:text-underline-width="auto" style:text-underline-color="font-color" fo:font-weight="bold" officeooo:rsid="01e00bb9" fo:background-color="transparent" loext:char-shading-value="0" style:language-asian="de" style:country-asian="DE" style:font-weight-asian="bold" style:font-name-complex="Courier New2" style:font-weight-complex="bold"/>
    </style:style>
    <style:style style:name="T653" style:family="text">
      <style:text-properties fo:color="#000000" style:font-name="Courier New1" style:text-underline-style="solid" style:text-underline-width="auto" style:text-underline-color="font-color" fo:font-weight="bold" officeooo:rsid="01e826d8" fo:background-color="transparent" loext:char-shading-value="0" style:language-asian="de" style:country-asian="DE" style:font-weight-asian="bold" style:font-name-complex="Courier New2" style:font-weight-complex="bold"/>
    </style:style>
    <style:style style:name="T654" style:family="text">
      <style:text-properties fo:color="#000000" style:font-name="Courier New1" style:text-underline-style="solid" style:text-underline-width="auto" style:text-underline-color="font-color" fo:font-weight="bold" officeooo:rsid="00c0b5e6" fo:background-color="transparent" loext:char-shading-value="0" style:language-asian="de" style:country-asian="DE" style:font-weight-asian="bold" style:font-name-complex="Courier New2" style:font-weight-complex="bold"/>
    </style:style>
    <style:style style:name="T655" style:family="text">
      <style:text-properties fo:color="#000000" style:font-name="Courier New1" style:text-underline-style="solid" style:text-underline-width="auto" style:text-underline-color="font-color" fo:font-weight="bold" officeooo:rsid="01f064c3" fo:background-color="transparent" loext:char-shading-value="0" style:language-asian="de" style:country-asian="DE" style:font-weight-asian="bold" style:font-name-complex="Courier New2" style:font-weight-complex="bold"/>
    </style:style>
    <style:style style:name="T656" style:family="text">
      <style:text-properties fo:color="#000000" style:font-name="Courier New1" style:text-underline-style="solid" style:text-underline-width="auto" style:text-underline-color="font-color" fo:font-weight="bold" officeooo:rsid="01e3a32e" fo:background-color="transparent" loext:char-shading-value="0" style:language-asian="de" style:country-asian="DE" style:font-weight-asian="bold" style:font-name-complex="Courier New2" style:font-weight-complex="bold"/>
    </style:style>
    <style:style style:name="T657" style:family="text">
      <style:text-properties fo:color="#000000" style:font-name="Courier New1" style:text-underline-style="solid" style:text-underline-width="auto" style:text-underline-color="font-color" fo:font-weight="bold" officeooo:rsid="01f184f7" fo:background-color="transparent" loext:char-shading-value="0" style:language-asian="de" style:country-asian="DE" style:font-weight-asian="bold" style:font-name-complex="Courier New2" style:font-weight-complex="bold"/>
    </style:style>
    <style:style style:name="T658" style:family="text">
      <style:text-properties fo:color="#000000" style:font-name="Courier New1" style:text-underline-style="solid" style:text-underline-width="auto" style:text-underline-color="font-color" fo:font-weight="bold" officeooo:rsid="00b8dc82" fo:background-color="transparent" loext:char-shading-value="0" style:language-asian="de" style:country-asian="DE" style:font-weight-asian="bold" style:font-name-complex="Courier New2" style:font-weight-complex="bold"/>
    </style:style>
    <style:style style:name="T659" style:family="text">
      <style:text-properties fo:color="#000000" style:font-name="Courier New1" style:text-underline-style="solid" style:text-underline-width="auto" style:text-underline-color="font-color" fo:font-weight="bold" officeooo:rsid="015e538a" fo:background-color="transparent" loext:char-shading-value="0" style:language-asian="de" style:country-asian="DE" style:font-weight-asian="bold" style:font-name-complex="Courier New2" style:font-weight-complex="bold"/>
    </style:style>
    <style:style style:name="T660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/>
    </style:style>
    <style:style style:name="T661" style:family="text">
      <style:text-properties fo:color="#000000" style:font-name="Courier New1" style:text-underline-style="solid" style:text-underline-width="auto" style:text-underline-color="font-color" fo:font-weight="bold" officeooo:rsid="012e9da7" fo:background-color="transparent" loext:char-shading-value="0" style:language-asian="de" style:country-asian="DE" style:font-weight-asian="bold" style:font-name-complex="Courier New2"/>
    </style:style>
    <style:style style:name="T662" style:family="text">
      <style:text-properties fo:color="#000000" style:font-name="Courier New1" style:text-underline-style="solid" style:text-underline-width="auto" style:text-underline-color="font-color" fo:font-weight="bold" officeooo:rsid="01953280" fo:background-color="transparent" loext:char-shading-value="0" style:language-asian="de" style:country-asian="DE" style:font-weight-asian="bold" style:font-name-complex="Courier New2"/>
    </style:style>
    <style:style style:name="T663" style:family="text">
      <style:text-properties fo:color="#000000" style:font-name="Courier New1" style:text-underline-style="solid" style:text-underline-width="auto" style:text-underline-color="font-color" fo:font-weight="bold" officeooo:rsid="01e826d8" fo:background-color="transparent" loext:char-shading-value="0" style:language-asian="de" style:country-asian="DE" style:font-weight-asian="bold" style:font-name-complex="Courier New2"/>
    </style:style>
    <style:style style:name="T664" style:family="text">
      <style:text-properties fo:color="#000000" style:font-name="Courier New1" style:text-underline-style="solid" style:text-underline-width="auto" style:text-underline-color="font-color" fo:font-weight="bold" officeooo:rsid="013e605e" fo:background-color="transparent" loext:char-shading-value="0" style:language-asian="de" style:country-asian="DE" style:font-weight-asian="bold" style:font-weight-complex="bold"/>
    </style:style>
    <style:style style:name="T665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#ffffff" loext:char-shading-value="0" style:language-asian="de" style:country-asian="DE" style:font-weight-asian="bold" style:font-name-complex="Courier New2" style:font-weight-complex="bold"/>
    </style:style>
    <style:style style:name="T666" style:family="text">
      <style:text-properties fo:color="#000000" style:font-name="Courier New1" style:text-underline-style="solid" style:text-underline-width="auto" style:text-underline-color="font-color" fo:font-weight="bold" officeooo:rsid="011659dd" fo:background-color="#ffffff" loext:char-shading-value="0" style:language-asian="de" style:country-asian="DE" style:font-weight-asian="bold" style:font-name-complex="Courier New2" style:font-weight-complex="bold"/>
    </style:style>
    <style:style style:name="T667" style:family="text">
      <style:text-properties fo:color="#000000" style:font-name="Courier New1" style:text-underline-style="solid" style:text-underline-width="auto" style:text-underline-color="font-color" fo:font-weight="bold" officeooo:rsid="013326d5" fo:background-color="#ffffff" loext:char-shading-value="0" style:language-asian="de" style:country-asian="DE" style:font-weight-asian="bold" style:font-name-complex="Courier New2" style:font-weight-complex="bold"/>
    </style:style>
    <style:style style:name="T668" style:family="text">
      <style:text-properties fo:color="#000000" style:font-name="Courier New1" style:text-underline-style="solid" style:text-underline-width="auto" style:text-underline-color="font-color" fo:font-weight="bold" officeooo:rsid="017e07a7" fo:background-color="#ffffff" loext:char-shading-value="0" style:language-asian="de" style:country-asian="DE" style:font-weight-asian="bold" style:font-name-complex="Courier New2" style:font-weight-complex="bold"/>
    </style:style>
    <style:style style:name="T669" style:family="text">
      <style:text-properties fo:color="#000000" style:font-name="Courier New1" style:text-underline-style="solid" style:text-underline-width="auto" style:text-underline-color="font-color" fo:font-weight="bold" officeooo:rsid="017c8c7f" fo:background-color="#ffffff" loext:char-shading-value="0" style:language-asian="de" style:country-asian="DE" style:font-weight-asian="bold" style:font-name-complex="Courier New2" style:font-weight-complex="bold"/>
    </style:style>
    <style:style style:name="T670" style:family="text">
      <style:text-properties fo:color="#000000" style:font-name="Courier New1" style:text-underline-style="solid" style:text-underline-width="auto" style:text-underline-color="font-color" fo:font-weight="bold" officeooo:rsid="01de47e5" fo:background-color="#ffffff" loext:char-shading-value="0" style:language-asian="de" style:country-asian="DE" style:font-weight-asian="bold" style:font-name-complex="Courier New2" style:font-weight-complex="bold"/>
    </style:style>
    <style:style style:name="T671" style:family="text">
      <style:text-properties fo:color="#000000" style:font-name="Courier New1" style:text-underline-style="solid" style:text-underline-width="auto" style:text-underline-color="font-color" fo:font-weight="bold" officeooo:rsid="01f515df" fo:background-color="#ffffff" loext:char-shading-value="0" style:language-asian="de" style:country-asian="DE" style:font-weight-asian="bold" style:font-name-complex="Courier New2" style:font-weight-complex="bold"/>
    </style:style>
    <style:style style:name="T672" style:family="text">
      <style:text-properties fo:color="#000000" style:font-name="Courier New1" style:text-underline-style="solid" style:text-underline-width="auto" style:text-underline-color="font-color" fo:font-weight="bold" officeooo:rsid="00cdf234" style:font-weight-asian="bold" style:font-name-complex="Courier New2" style:font-weight-complex="bold"/>
    </style:style>
    <style:style style:name="T673" style:family="text">
      <style:text-properties fo:color="#000000" style:font-name="Courier New1" style:text-underline-style="solid" style:text-underline-width="auto" style:text-underline-color="font-color" fo:font-weight="bold" officeooo:rsid="00dc5c1d" style:font-weight-asian="bold" style:font-name-complex="Courier New2" style:font-weight-complex="bold"/>
    </style:style>
    <style:style style:name="T674" style:family="text">
      <style:text-properties fo:color="#000000" style:font-name="Courier New1" style:text-underline-style="solid" style:text-underline-width="auto" style:text-underline-color="font-color" fo:font-weight="bold" officeooo:rsid="00fb3cde" style:font-weight-asian="bold" style:font-name-complex="Courier New2" style:font-weight-complex="bold"/>
    </style:style>
    <style:style style:name="T675" style:family="text">
      <style:text-properties fo:color="#000000" style:font-name="Courier New1" style:text-underline-style="solid" style:text-underline-width="auto" style:text-underline-color="font-color" fo:font-weight="bold" officeooo:rsid="010ab538" style:font-weight-asian="bold" style:font-name-complex="Courier New2" style:font-weight-complex="bold"/>
    </style:style>
    <style:style style:name="T676" style:family="text">
      <style:text-properties fo:color="#000000" style:font-name="Courier New1" style:text-underline-style="solid" style:text-underline-width="auto" style:text-underline-color="font-color" fo:font-weight="bold" officeooo:rsid="0118b838" style:font-weight-asian="bold" style:font-name-complex="Courier New2" style:font-weight-complex="bold"/>
    </style:style>
    <style:style style:name="T677" style:family="text">
      <style:text-properties fo:color="#000000" style:font-name="Courier New1" style:text-underline-style="solid" style:text-underline-width="auto" style:text-underline-color="font-color" fo:font-weight="bold" officeooo:rsid="011c2d5e" style:font-weight-asian="bold" style:font-name-complex="Courier New2" style:font-weight-complex="bold"/>
    </style:style>
    <style:style style:name="T678" style:family="text">
      <style:text-properties fo:color="#000000" style:font-name="Courier New1" style:text-underline-style="solid" style:text-underline-width="auto" style:text-underline-color="font-color" fo:font-weight="bold" officeooo:rsid="011ffcff" style:font-weight-asian="bold" style:font-name-complex="Courier New2" style:font-weight-complex="bold"/>
    </style:style>
    <style:style style:name="T679" style:family="text">
      <style:text-properties fo:color="#000000" style:font-name="Courier New1" style:text-underline-style="solid" style:text-underline-width="auto" style:text-underline-color="font-color" fo:font-weight="bold" officeooo:rsid="01e5c16a" fo:background-color="#d0d0d0" loext:char-shading-value="0" style:language-asian="de" style:country-asian="DE" style:font-weight-asian="bold" style:font-name-complex="Courier New2" style:font-weight-complex="bold"/>
    </style:style>
    <style:style style:name="T680" style:family="text">
      <style:text-properties fo:color="#000000" style:font-name="Courier New1" style:text-underline-style="solid" style:text-underline-width="auto" style:text-underline-color="font-color" officeooo:rsid="00d60f66" fo:background-color="transparent" loext:char-shading-value="0" style:language-asian="de" style:country-asian="DE" style:font-name-complex="Courier New2" style:font-weight-complex="bold"/>
    </style:style>
    <style:style style:name="T681" style:family="text">
      <style:text-properties fo:color="#000000" style:font-name="Courier New1" style:text-underline-style="solid" style:text-underline-width="auto" style:text-underline-color="font-color" officeooo:rsid="0104ddd4" fo:background-color="transparent" loext:char-shading-value="0" style:language-asian="de" style:country-asian="DE" style:font-name-complex="Courier New2" style:font-weight-complex="bold"/>
    </style:style>
    <style:style style:name="T682" style:family="text">
      <style:text-properties fo:color="#000000" style:font-name="Courier New1" style:text-underline-style="solid" style:text-underline-width="auto" style:text-underline-color="font-color" officeooo:rsid="013e605e" fo:background-color="transparent" loext:char-shading-value="0" style:language-asian="de" style:country-asian="DE" style:font-name-complex="Courier New2" style:font-weight-complex="bold"/>
    </style:style>
    <style:style style:name="T683" style:family="text">
      <style:text-properties fo:color="#000000" style:font-name="Courier New1" style:text-underline-style="solid" style:text-underline-width="auto" style:text-underline-color="font-color" officeooo:rsid="010b9daa" fo:background-color="transparent" loext:char-shading-value="0" style:language-asian="de" style:country-asian="DE" style:font-name-complex="Courier New2"/>
    </style:style>
    <style:style style:name="T684" style:family="text">
      <style:text-properties fo:color="#000000" style:font-name="Courier New1" style:text-underline-style="solid" style:text-underline-width="auto" style:text-underline-color="font-color" officeooo:rsid="00468a9a" fo:background-color="transparent" loext:char-shading-value="0" style:language-asian="de" style:country-asian="DE" style:font-name-complex="Courier New2"/>
    </style:style>
    <style:style style:name="T685" style:family="text">
      <style:text-properties fo:color="#000000" style:font-name="Courier New1" style:text-underline-style="solid" style:text-underline-width="auto" style:text-underline-color="font-color" officeooo:rsid="00468a9a" fo:background-color="transparent" loext:char-shading-value="0" style:font-name-complex="Courier New2"/>
    </style:style>
    <style:style style:name="T686" style:family="text">
      <style:text-properties fo:color="#000000" style:font-name="Courier New1" style:text-underline-style="solid" style:text-underline-width="auto" style:text-underline-color="font-color" officeooo:rsid="0172ee90" fo:background-color="transparent" loext:char-shading-value="0" style:font-name-complex="Courier New2"/>
    </style:style>
    <style:style style:name="T687" style:family="text">
      <style:text-properties fo:color="#000000" style:font-name="Courier New1" style:text-underline-style="solid" style:text-underline-width="auto" style:text-underline-color="font-color" officeooo:rsid="013326d5" fo:background-color="#ffffff" loext:char-shading-value="0" style:language-asian="de" style:country-asian="DE" style:font-name-complex="Courier New2" style:font-weight-complex="bold"/>
    </style:style>
    <style:style style:name="T688" style:family="text">
      <style:text-properties fo:color="#000000" style:font-name="Courier New1" fo:font-weight="normal" officeooo:rsid="0124bc60" fo:background-color="transparent" loext:char-shading-value="0" style:language-asian="de" style:country-asian="DE" style:font-weight-asian="normal" style:font-name-complex="Courier New2" style:font-weight-complex="normal"/>
    </style:style>
    <style:style style:name="T689" style:family="text">
      <style:text-properties fo:color="#000000" style:font-name="Courier New1" fo:font-weight="normal" officeooo:rsid="00468a9a" fo:background-color="transparent" loext:char-shading-value="0" style:language-asian="de" style:country-asian="DE" style:font-weight-asian="normal" style:font-name-complex="Courier New2" style:font-weight-complex="normal"/>
    </style:style>
    <style:style style:name="T690" style:family="text">
      <style:text-properties fo:color="#000000" style:font-name="Courier New1" fo:font-weight="normal" officeooo:rsid="01da66c4" fo:background-color="transparent" loext:char-shading-value="0" style:language-asian="de" style:country-asian="DE" style:font-weight-asian="normal" style:font-name-complex="Courier New2" style:font-weight-complex="normal"/>
    </style:style>
    <style:style style:name="T691" style:family="text">
      <style:text-properties fo:color="#000000" fo:font-style="normal" fo:font-weight="bold" officeooo:rsid="01414efd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2" style:family="text">
      <style:text-properties fo:color="#000000" fo:font-style="normal" fo:font-weight="bold" officeooo:rsid="014104a5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3" style:family="text">
      <style:text-properties fo:color="#000000" fo:font-style="normal" fo:font-weight="bold" officeooo:rsid="01713e67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4" style:family="text">
      <style:text-properties fo:color="#000000" fo:font-style="normal" fo:font-weight="bold" officeooo:rsid="01f76d5e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5" style:family="text">
      <style:text-properties fo:color="#000000" fo:font-style="normal" fo:font-weight="bold" officeooo:rsid="01f7c076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6" style:family="text">
      <style:text-properties fo:color="#000000" fo:font-style="normal" fo:font-weight="bold" officeooo:rsid="01fd4e24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7" style:family="text">
      <style:text-properties fo:color="#000000" fo:font-style="normal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8" style:family="text">
      <style:text-properties fo:color="#000000" fo:font-style="normal" style:text-underline-style="solid" style:text-underline-width="auto" style:text-underline-color="font-color" fo:font-weight="bold" officeooo:rsid="01cfce3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699" style:family="text">
      <style:text-properties fo:color="#000000" style:text-line-through-style="none" style:text-line-through-type="none" style:font-name="Courier New1" style:text-underline-style="none" fo:font-weight="normal" officeooo:rsid="00bd9004" fo:background-color="transparent" loext:char-shading-value="0" style:language-asian="de" style:country-asian="DE" style:font-weight-asian="normal" style:font-name-complex="Courier New2" style:font-weight-complex="normal"/>
    </style:style>
    <style:style style:name="T700" style:family="text">
      <style:text-properties fo:color="#000000" style:text-line-through-style="none" style:text-line-through-type="none" style:font-name="Courier New1" style:text-underline-style="none" fo:font-weight="normal" officeooo:rsid="017b27bb" fo:background-color="transparent" loext:char-shading-value="0" style:language-asian="de" style:country-asian="DE" style:font-weight-asian="normal" style:font-name-complex="Courier New2" style:font-weight-complex="normal"/>
    </style:style>
    <style:style style:name="T701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702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bold" officeooo:rsid="00bd9004" fo:background-color="transparent" loext:char-shading-value="0" style:language-asian="de" style:country-asian="DE" style:font-weight-asian="bold" style:font-name-complex="Courier New2" style:font-weight-complex="bold"/>
    </style:style>
    <style:style style:name="T703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bold" officeooo:rsid="017b27bb" fo:background-color="transparent" loext:char-shading-value="0" style:language-asian="de" style:country-asian="DE" style:font-weight-asian="bold" style:font-name-complex="Courier New2" style:font-weight-complex="bold"/>
    </style:style>
    <style:style style:name="T704" style:family="text">
      <style:text-properties fo:color="#000000" style:text-underline-style="solid" style:text-underline-width="auto" style:text-underline-color="font-color" fo:background-color="transparent" loext:char-shading-value="0" style:language-asian="de" style:country-asian="DE" style:font-name-complex="Courier New2"/>
    </style:style>
    <style:style style:name="T705" style:family="text">
      <style:text-properties fo:color="#000000" style:text-underline-style="solid" style:text-underline-width="auto" style:text-underline-color="font-color" officeooo:rsid="00fb3cde" fo:background-color="transparent" loext:char-shading-value="0" style:language-asian="de" style:country-asian="DE" style:font-name-complex="Courier New2"/>
    </style:style>
    <style:style style:name="T706" style:family="text">
      <style:text-properties fo:color="#000000" style:text-underline-style="solid" style:text-underline-width="auto" style:text-underline-color="font-color" fo:font-weight="bold" fo:background-color="transparent" loext:char-shading-value="0" style:language-asian="de" style:country-asian="DE" style:font-weight-asian="bold" style:font-name-complex="Courier New2" style:font-weight-complex="bold"/>
    </style:style>
    <style:style style:name="T707" style:family="text">
      <style:text-properties fo:color="#000000" style:text-underline-style="solid" style:text-underline-width="auto" style:text-underline-color="font-color" fo:font-weight="bold" officeooo:rsid="00468a9a" fo:background-color="transparent" loext:char-shading-value="0" style:language-asian="de" style:country-asian="DE" style:font-weight-asian="bold" style:font-name-complex="Courier New2" style:font-weight-complex="bold"/>
    </style:style>
    <style:style style:name="T708" style:family="text">
      <style:text-properties fo:color="#000000" style:text-underline-style="solid" style:text-underline-width="auto" style:text-underline-color="font-color" fo:font-weight="bold" officeooo:rsid="00da76ff" fo:background-color="transparent" loext:char-shading-value="0" style:language-asian="de" style:country-asian="DE" style:font-weight-asian="bold" style:font-name-complex="Courier New2" style:font-weight-complex="bold"/>
    </style:style>
    <style:style style:name="T709" style:family="text">
      <style:text-properties fo:color="#000000" style:text-underline-style="solid" style:text-underline-width="auto" style:text-underline-color="font-color" fo:font-weight="bold" officeooo:rsid="00fe5031" fo:background-color="transparent" loext:char-shading-value="0" style:language-asian="de" style:country-asian="DE" style:font-weight-asian="bold" style:font-name-complex="Courier New2" style:font-weight-complex="bold"/>
    </style:style>
    <style:style style:name="T710" style:family="text">
      <style:text-properties fo:color="#000000" style:text-underline-style="solid" style:text-underline-width="auto" style:text-underline-color="font-color" fo:font-weight="bold" officeooo:rsid="01cf58df" fo:background-color="transparent" loext:char-shading-value="0" style:language-asian="de" style:country-asian="DE" style:font-weight-asian="bold" style:font-name-complex="Courier New2" style:font-weight-complex="bold"/>
    </style:style>
    <style:style style:name="T711" style:family="text">
      <style:text-properties fo:color="#000000" style:text-underline-style="solid" style:text-underline-width="auto" style:text-underline-color="font-color" fo:font-weight="bold" officeooo:rsid="01cfce33" fo:background-color="transparent" loext:char-shading-value="0" style:language-asian="de" style:country-asian="DE" style:font-weight-asian="bold" style:font-name-complex="Courier New2" style:font-weight-complex="bold"/>
    </style:style>
    <style:style style:name="T712" style:family="text">
      <style:text-properties fo:color="#000000" style:text-underline-style="solid" style:text-underline-width="auto" style:text-underline-color="font-color" fo:font-weight="bold" officeooo:rsid="02001e3d" fo:background-color="transparent" loext:char-shading-value="0" style:language-asian="de" style:country-asian="DE" style:font-weight-asian="bold" style:font-name-complex="Courier New2" style:font-weight-complex="bold"/>
    </style:style>
    <style:style style:name="T713" style:family="text">
      <style:text-properties fo:color="#000000" style:text-underline-style="solid" style:text-underline-width="auto" style:text-underline-color="font-color" fo:font-weight="bold" officeooo:rsid="01111d8d" fo:background-color="transparent" loext:char-shading-value="0" style:font-weight-asian="bold" style:font-name-complex="Courier New2" style:font-weight-complex="bold"/>
    </style:style>
    <style:style style:name="T714" style:family="text">
      <style:text-properties fo:color="#000000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715" style:family="text">
      <style:text-properties fo:color="#000000" style:text-underline-style="solid" style:text-underline-width="auto" style:text-underline-color="font-color" fo:font-weight="bold" officeooo:rsid="014e0fe0" fo:background-color="transparent" loext:char-shading-value="0" style:font-weight-asian="bold" style:font-name-complex="Courier New2" style:font-weight-complex="bold"/>
    </style:style>
    <style:style style:name="T716" style:family="text">
      <style:text-properties fo:color="#0000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17" style:family="text">
      <style:text-properties fo:color="#000000" style:text-underline-style="solid" style:text-underline-width="auto" style:text-underline-color="font-color" fo:font-weight="bold" officeooo:rsid="00b88cf5" fo:background-color="transparent" loext:char-shading-value="0" style:font-weight-asian="bold" style:font-weight-complex="bold"/>
    </style:style>
    <style:style style:name="T718" style:family="text">
      <style:text-properties fo:color="#000000" style:text-underline-style="solid" style:text-underline-width="auto" style:text-underline-color="font-color" fo:font-weight="bold" officeooo:rsid="000d85f6" style:font-weight-asian="bold" style:font-weight-complex="bold"/>
    </style:style>
    <style:style style:name="T719" style:family="text">
      <style:text-properties fo:color="#000000" style:text-underline-style="solid" style:text-underline-width="auto" style:text-underline-color="font-color" fo:font-weight="bold" officeooo:rsid="017e07a7" fo:background-color="#ffffff" loext:char-shading-value="0" style:language-asian="de" style:country-asian="DE" style:font-weight-asian="bold" style:font-name-complex="Courier New2" style:font-weight-complex="bold"/>
    </style:style>
    <style:style style:name="T720" style:family="text">
      <style:text-properties fo:color="#000000" officeooo:rsid="01cf58df" fo:background-color="transparent" loext:char-shading-value="0" style:language-asian="de" style:country-asian="DE" style:font-name-complex="Courier New2"/>
    </style:style>
    <style:style style:name="T721" style:family="text">
      <style:text-properties fo:color="#000000" style:text-line-through-style="solid" style:text-line-through-type="single" fo:font-weight="bold" officeooo:rsid="01f7c076" fo:background-color="#d0d0d0" loext:char-shading-value="0" style:language-asian="de" style:country-asian="DE" style:font-weight-asian="bold" style:font-name-complex="Courier New2"/>
    </style:style>
    <style:style style:name="T722" style:family="text">
      <style:text-properties fo:color="#000000" style:text-line-through-style="solid" style:text-line-through-type="single" fo:font-weight="bold" officeooo:rsid="00468a9a" fo:background-color="#d0d0d0" loext:char-shading-value="0" style:language-asian="de" style:country-asian="DE" style:font-weight-asian="bold" style:font-name-complex="Courier New2"/>
    </style:style>
    <style:style style:name="T723" style:family="text">
      <style:text-properties fo:color="#000000" style:text-line-through-style="solid" style:text-line-through-type="single" fo:font-weight="bold" officeooo:rsid="01da7981" fo:background-color="#d0d0d0" loext:char-shading-value="0" style:language-asian="de" style:country-asian="DE" style:font-weight-asian="bold" style:font-name-complex="Courier New2"/>
    </style:style>
    <style:style style:name="T724" style:family="text">
      <style:text-properties fo:color="#000000" style:text-line-through-style="solid" style:text-line-through-type="single" fo:font-weight="bold" officeooo:rsid="00c0f479" fo:background-color="#d4ea6b" loext:char-shading-value="0" style:language-asian="de" style:country-asian="DE" style:font-weight-asian="bold" style:font-name-complex="Courier New2"/>
    </style:style>
    <style:style style:name="T725" style:family="text">
      <style:text-properties fo:color="#000000" style:text-line-through-style="solid" style:text-line-through-type="single" fo:font-weight="bold" officeooo:rsid="01da7981" fo:background-color="#d4ea6b" loext:char-shading-value="0" style:language-asian="de" style:country-asian="DE" style:font-weight-asian="bold" style:font-name-complex="Courier New2"/>
    </style:style>
    <style:style style:name="T726" style:family="text">
      <style:text-properties fo:color="#000000" style:text-line-through-style="solid" style:text-line-through-type="single" fo:font-weight="bold" officeooo:rsid="00a0c27c" fo:background-color="#d4ea6b" loext:char-shading-value="0" style:language-asian="de" style:country-asian="DE" style:font-weight-asian="bold" style:font-name-complex="Courier New2"/>
    </style:style>
    <style:style style:name="T727" style:family="text">
      <style:text-properties fo:color="#000000" style:text-line-through-style="solid" style:text-line-through-type="single" fo:font-weight="bold" officeooo:rsid="005a3972" fo:background-color="#d4ea6b" loext:char-shading-value="0" style:language-asian="de" style:country-asian="DE" style:font-weight-asian="bold" style:font-name-complex="Courier New2"/>
    </style:style>
    <style:style style:name="T728" style:family="text">
      <style:text-properties fo:color="#000000" style:text-line-through-style="solid" style:text-line-through-type="single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729" style:family="text">
      <style:text-properties fo:color="#000000" style:text-line-through-style="solid" style:text-line-through-type="single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730" style:family="text">
      <style:text-properties fo:color="#000000" style:text-line-through-style="solid" style:text-line-through-type="single" fo:font-weight="bold" officeooo:rsid="01da7981" fo:background-color="#ffff00" loext:char-shading-value="0" style:language-asian="de" style:country-asian="DE" style:font-weight-asian="bold" style:font-name-complex="Courier New2" style:font-weight-complex="bold"/>
    </style:style>
    <style:style style:name="T731" style:family="text">
      <style:text-properties fo:color="#000000" style:text-line-through-style="solid" style:text-line-through-type="single" fo:font-weight="bold" officeooo:rsid="01713e67" fo:background-color="#ffff00" loext:char-shading-value="0" style:language-asian="de" style:country-asian="DE" style:font-weight-asian="bold" style:font-name-complex="Courier New2" style:font-weight-complex="bold"/>
    </style:style>
    <style:style style:name="T732" style:family="text">
      <style:text-properties fo:color="#000000" style:text-line-through-style="solid" style:text-line-through-type="single" fo:font-weight="bold" officeooo:rsid="01da7981" fo:background-color="#00ffff" loext:char-shading-value="0" style:language-asian="de" style:country-asian="DE" style:font-weight-asian="bold" style:font-name-complex="Courier New2" style:font-weight-complex="bold"/>
    </style:style>
    <style:style style:name="T733" style:family="text">
      <style:text-properties fo:color="#000000" style:text-line-through-style="solid" style:text-line-through-type="single" style:text-underline-style="solid" style:text-underline-width="auto" style:text-underline-color="font-color" fo:font-weight="bold" officeooo:rsid="00468a9a" fo:background-color="#d0d0d0" loext:char-shading-value="0" style:language-asian="de" style:country-asian="DE" style:font-weight-asian="bold" style:font-name-complex="Courier New2" style:font-weight-complex="bold"/>
    </style:style>
    <style:style style:name="T734" style:family="text">
      <style:text-properties fo:color="#000000" style:text-line-through-style="solid" style:text-line-through-type="single" style:text-underline-style="solid" style:text-underline-width="auto" style:text-underline-color="font-color" fo:font-weight="bold" officeooo:rsid="01da7981" fo:background-color="#d0d0d0" loext:char-shading-value="0" style:language-asian="de" style:country-asian="DE" style:font-weight-asian="bold" style:font-name-complex="Courier New2" style:font-weight-complex="bold"/>
    </style:style>
    <style:style style:name="T735" style:family="text">
      <style:text-properties fo:font-weight="bold" style:font-weight-asian="bold" style:font-weight-complex="bold"/>
    </style:style>
    <style:style style:name="T736" style:family="text">
      <style:text-properties style:text-underline-style="none"/>
    </style:style>
    <style:style style:name="T737" style:family="text">
      <style:text-properties style:text-underline-style="none" fo:font-weight="bold" style:font-weight-asian="bold" style:font-weight-complex="bold"/>
    </style:style>
    <style:style style:name="T738" style:family="text">
      <style:text-properties style:text-underline-style="none" officeooo:rsid="00d3aae3" fo:background-color="transparent" loext:char-shading-value="0" style:font-name-complex="Courier New2"/>
    </style:style>
    <style:style style:name="T739" style:family="text">
      <style:text-properties style:text-underline-style="none" officeooo:rsid="01368bbc" fo:background-color="transparent" loext:char-shading-value="0" style:font-name-complex="Courier New2"/>
    </style:style>
    <style:style style:name="T740" style:family="text">
      <style:text-properties style:text-underline-style="none" officeooo:rsid="0131959a" fo:background-color="transparent" loext:char-shading-value="0"/>
    </style:style>
    <style:style style:name="T741" style:family="text">
      <style:text-properties style:font-name="Courier New1"/>
    </style:style>
    <style:style style:name="T742" style:family="text">
      <style:text-properties style:font-name="Courier New1" fo:font-size="10pt" officeooo:rsid="005855bb" fo:background-color="#d4ea6b" loext:char-shading-value="0" style:font-size-asian="10pt" style:font-size-complex="10pt"/>
    </style:style>
    <style:style style:name="T743" style:family="text">
      <style:text-properties style:font-name="Courier New1" fo:font-size="10pt" officeooo:rsid="005855bb" fo:background-color="#d4ea6b" loext:char-shading-value="0" style:font-size-asian="10pt" style:font-size-complex="10pt" style:font-weight-complex="bold"/>
    </style:style>
    <style:style style:name="T744" style:family="text">
      <style:text-properties style:font-name="Courier New1" fo:font-size="10pt" officeooo:rsid="01c2108a" fo:background-color="#d4ea6b" loext:char-shading-value="0" style:font-size-asian="10pt" style:font-size-complex="10pt" style:font-weight-complex="bold"/>
    </style:style>
    <style:style style:name="T745" style:family="text">
      <style:text-properties style:font-name="Courier New1" fo:font-size="10pt" officeooo:rsid="01c2108a" fo:background-color="#d4ea6b" loext:char-shading-value="0" style:font-size-asian="10pt" style:font-size-complex="10pt"/>
    </style:style>
    <style:style style:name="T746" style:family="text">
      <style:text-properties style:font-name="Courier New1" fo:font-size="10pt" style:text-underline-style="solid" style:text-underline-width="auto" style:text-underline-color="font-color" fo:font-weight="bold" officeooo:rsid="00cf9263" fo:background-color="transparent" loext:char-shading-value="0" style:font-size-asian="10pt" style:font-weight-asian="bold" style:font-name-complex="Courier New2" style:font-size-complex="10pt" style:font-weight-complex="bold"/>
    </style:style>
    <style:style style:name="T747" style:family="text">
      <style:text-properties style:font-name="Courier New1" fo:font-size="10pt" style:text-underline-style="solid" style:text-underline-width="auto" style:text-underline-color="font-color" fo:font-weight="bold" officeooo:rsid="00e718b8" fo:background-color="transparent" loext:char-shading-value="0" style:font-size-asian="10pt" style:font-weight-asian="bold" style:font-size-complex="10pt" style:font-weight-complex="bold"/>
    </style:style>
    <style:style style:name="T748" style:family="text">
      <style:text-properties style:font-name="Courier New1" fo:font-size="10pt" officeooo:rsid="0022326f" fo:background-color="#bababa" loext:char-shading-value="0" style:font-size-asian="10pt" style:font-size-complex="10pt"/>
    </style:style>
    <style:style style:name="T749" style:family="text">
      <style:text-properties style:font-name="Courier New1" fo:font-size="10pt" officeooo:rsid="005855bb" fo:background-color="#bababa" loext:char-shading-value="0" style:font-size-asian="10pt" style:font-size-complex="10pt"/>
    </style:style>
    <style:style style:name="T750" style:family="text">
      <style:text-properties style:font-name="Courier New1" fo:font-size="10pt" fo:font-style="normal" officeooo:rsid="01414efd" fo:background-color="#ffff00" loext:char-shading-value="0" style:font-size-asian="10pt" style:font-style-asian="normal" style:font-size-complex="10pt" style:font-style-complex="normal" style:font-weight-complex="bold"/>
    </style:style>
    <style:style style:name="T751" style:family="text">
      <style:text-properties style:font-name="Courier New1" fo:font-size="10pt" fo:font-style="normal" officeooo:rsid="014104a5" fo:background-color="#ffff00" loext:char-shading-value="0" style:font-size-asian="10pt" style:font-style-asian="normal" style:font-size-complex="10pt" style:font-style-complex="normal" style:font-weight-complex="bold"/>
    </style:style>
    <style:style style:name="T752" style:family="text">
      <style:text-properties style:font-name="Courier New1" fo:font-size="10pt" fo:font-style="normal" officeooo:rsid="01862907" fo:background-color="#ffff00" loext:char-shading-value="0" style:font-size-asian="10pt" style:font-style-asian="normal" style:font-size-complex="10pt" style:font-style-complex="normal" style:font-weight-complex="bold"/>
    </style:style>
    <style:style style:name="T753" style:family="text">
      <style:text-properties style:font-name="Courier New1" fo:font-size="10pt" officeooo:rsid="01414efd" fo:background-color="#ffff00" loext:char-shading-value="0" style:font-size-asian="10pt" style:font-size-complex="10pt" style:font-weight-complex="bold"/>
    </style:style>
    <style:style style:name="T754" style:family="text">
      <style:text-properties style:font-name="Courier New1" fo:font-size="10pt" officeooo:rsid="014104a5" fo:background-color="#ffff00" loext:char-shading-value="0" style:font-size-asian="10pt" style:font-size-complex="10pt" style:font-weight-complex="bold"/>
    </style:style>
    <style:style style:name="T755" style:family="text">
      <style:text-properties style:font-name="Courier New1" fo:font-size="10pt" officeooo:rsid="0185a901" fo:background-color="#ffff00" loext:char-shading-value="0" style:font-size-asian="10pt" style:font-size-complex="10pt" style:font-weight-complex="bold"/>
    </style:style>
    <style:style style:name="T756" style:family="text">
      <style:text-properties style:font-name="Courier New1" fo:font-weight="bold" officeooo:rsid="01a90700" fo:background-color="#cccccc" loext:char-shading-value="0" style:language-asian="de" style:country-asian="DE" style:font-weight-asian="bold" style:font-name-complex="Courier New2" style:font-weight-complex="bold"/>
    </style:style>
    <style:style style:name="T757" style:family="text">
      <style:text-properties style:font-name="Courier New1" fo:font-weight="bold" officeooo:rsid="00288e84" fo:background-color="#cccccc" loext:char-shading-value="0" style:language-asian="de" style:country-asian="DE" style:font-weight-asian="bold" style:font-name-complex="Courier New2" style:font-weight-complex="bold"/>
    </style:style>
    <style:style style:name="T758" style:family="text">
      <style:text-properties style:font-name="Courier New1" fo:font-weight="bold" officeooo:rsid="00288e84" fo:background-color="#bababa" loext:char-shading-value="0" style:language-asian="de" style:country-asian="DE" style:font-weight-asian="bold" style:font-name-complex="Courier New2" style:font-weight-complex="bold"/>
    </style:style>
    <style:style style:name="T759" style:family="text">
      <style:text-properties style:font-name="Courier New1" fo:font-weight="bold" style:font-weight-asian="bold" style:font-weight-complex="bold"/>
    </style:style>
    <style:style style:name="T760" style:family="text">
      <style:text-properties style:font-name="Courier New1" fo:font-weight="bold" officeooo:rsid="00bc36df" style:font-weight-asian="bold" style:font-weight-complex="bold"/>
    </style:style>
    <style:style style:name="T761" style:family="text">
      <style:text-properties style:font-name="Courier New1" fo:font-weight="bold" officeooo:rsid="011ddb5c" style:font-weight-asian="bold" style:font-weight-complex="bold"/>
    </style:style>
    <style:style style:name="T762" style:family="text">
      <style:text-properties style:font-name="Courier New1" fo:font-weight="bold" officeooo:rsid="01d74ecd" style:font-weight-asian="bold" style:font-weight-complex="bold"/>
    </style:style>
    <style:style style:name="T763" style:family="text">
      <style:text-properties style:font-name="Courier New1" fo:font-weight="bold" fo:background-color="#ffffff" loext:char-shading-value="0" style:font-weight-asian="bold" style:font-weight-complex="bold"/>
    </style:style>
    <style:style style:name="T764" style:family="text">
      <style:text-properties style:font-name="Courier New1" fo:font-weight="bold" officeooo:rsid="01e8c0ab" fo:background-color="transparent" loext:char-shading-value="0" style:font-weight-asian="bold" style:font-weight-complex="bold"/>
    </style:style>
    <style:style style:name="T765" style:family="text">
      <style:text-properties style:font-name="Courier New1" fo:font-weight="bold" fo:background-color="transparent" loext:char-shading-value="0" style:font-weight-asian="bold" style:font-weight-complex="bold"/>
    </style:style>
    <style:style style:name="T766" style:family="text">
      <style:text-properties style:font-name="Courier New1" style:text-underline-style="none" fo:font-weight="bold" style:font-weight-asian="bold" style:font-weight-complex="bold"/>
    </style:style>
    <style:style style:name="T767" style:family="text">
      <style:text-properties style:font-name="Courier New1" style:text-underline-style="none" fo:font-weight="normal" style:font-weight-asian="normal" style:font-weight-complex="normal"/>
    </style:style>
    <style:style style:name="T768" style:family="text">
      <style:text-properties style:font-name="Courier New1" style:text-underline-style="none" fo:font-weight="normal" officeooo:rsid="00fcaee5" fo:background-color="transparent" loext:char-shading-value="0" style:font-weight-asian="normal" style:font-weight-complex="normal"/>
    </style:style>
    <style:style style:name="T769" style:family="text">
      <style:text-properties style:font-name="Courier New1" officeooo:rsid="00b557df"/>
    </style:style>
    <style:style style:name="T770" style:family="text"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T771" style:family="text">
      <style:text-properties style:font-name="Courier New1" style:text-underline-style="solid" style:text-underline-width="auto" style:text-underline-color="font-color" fo:font-weight="bold" officeooo:rsid="00b557df" style:font-weight-asian="bold" style:font-weight-complex="bold"/>
    </style:style>
    <style:style style:name="T772" style:family="text">
      <style:text-properties style:font-name="Courier New1" style:text-underline-style="solid" style:text-underline-width="auto" style:text-underline-color="font-color" fo:font-weight="bold" officeooo:rsid="01a60bce" style:font-weight-asian="bold" style:font-weight-complex="bold"/>
    </style:style>
    <style:style style:name="T773" style:family="text">
      <style:text-properties style:font-name="Courier New1" style:text-underline-style="solid" style:text-underline-width="auto" style:text-underline-color="font-color" fo:font-weight="bold" style:font-weight-asian="bold" style:font-weight-complex="bold" fo:background-color="#ffffff"/>
    </style:style>
    <style:style style:name="T774" style:family="text">
      <style:text-properties style:font-name="Courier New1" style:text-underline-style="solid" style:text-underline-width="auto" style:text-underline-color="font-color" fo:font-weight="bold" officeooo:rsid="013326d5" fo:background-color="#ffffff" loext:char-shading-value="0" style:font-weight-asian="bold" style:font-weight-complex="bold"/>
    </style:style>
    <style:style style:name="T775" style:family="text">
      <style:text-properties style:font-name="Courier New1" style:text-underline-style="solid" style:text-underline-width="auto" style:text-underline-color="font-color" fo:font-weight="bold" officeooo:rsid="00c8d00b" fo:background-color="transparent" loext:char-shading-value="0" style:font-weight-asian="bold" style:font-weight-complex="bold"/>
    </style:style>
    <style:style style:name="T776" style:family="text">
      <style:text-properties style:font-name="Courier New1" style:text-underline-style="solid" style:text-underline-width="auto" style:text-underline-color="font-color" fo:font-weight="bold" officeooo:rsid="00d60f66" fo:background-color="transparent" loext:char-shading-value="0" style:font-weight-asian="bold" style:font-weight-complex="bold"/>
    </style:style>
    <style:style style:name="T777" style:family="text">
      <style:text-properties style:font-name="Courier New1" style:text-underline-style="solid" style:text-underline-width="auto" style:text-underline-color="font-color" fo:font-weight="bold" officeooo:rsid="00e718b8" fo:background-color="transparent" loext:char-shading-value="0" style:font-weight-asian="bold" style:font-weight-complex="bold"/>
    </style:style>
    <style:style style:name="T778" style:family="text">
      <style:text-properties style:font-name="Courier New1" style:text-underline-style="solid" style:text-underline-width="auto" style:text-underline-color="font-color" fo:font-weight="bold" officeooo:rsid="008bde7e" fo:background-color="transparent" loext:char-shading-value="0" style:font-weight-asian="bold" style:font-weight-complex="bold"/>
    </style:style>
    <style:style style:name="T779" style:family="text">
      <style:text-properties style:font-name="Courier New1" style:text-underline-style="solid" style:text-underline-width="auto" style:text-underline-color="font-color" fo:font-weight="bold" officeooo:rsid="00fcaee5" fo:background-color="transparent" loext:char-shading-value="0" style:font-weight-asian="bold" style:font-weight-complex="bold"/>
    </style:style>
    <style:style style:name="T780" style:family="text">
      <style:text-properties style:font-name="Courier New1" style:text-underline-style="solid" style:text-underline-width="auto" style:text-underline-color="font-color" fo:font-weight="bold" officeooo:rsid="0104ddd4" fo:background-color="transparent" loext:char-shading-value="0" style:font-weight-asian="bold" style:font-weight-complex="bold"/>
    </style:style>
    <style:style style:name="T781" style:family="text">
      <style:text-properties style:font-name="Courier New1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782" style:family="text">
      <style:text-properties style:font-name="Courier New1" style:text-underline-style="solid" style:text-underline-width="auto" style:text-underline-color="font-color" fo:font-weight="bold" officeooo:rsid="010b2439" fo:background-color="transparent" loext:char-shading-value="0" style:font-weight-asian="bold" style:font-name-complex="Courier New2" style:font-weight-complex="bold"/>
    </style:style>
    <style:style style:name="T783" style:family="text">
      <style:text-properties style:font-name="Courier New1" style:text-underline-style="solid" style:text-underline-width="auto" style:text-underline-color="font-color" fo:font-weight="bold" officeooo:rsid="01743540" fo:background-color="transparent" loext:char-shading-value="0" style:font-weight-asian="bold" style:font-name-complex="Courier New2" style:font-weight-complex="bold"/>
    </style:style>
    <style:style style:name="T784" style:family="text">
      <style:text-properties style:font-name="Courier New1" style:text-underline-style="solid" style:text-underline-width="auto" style:text-underline-color="font-color" fo:font-weight="bold" officeooo:rsid="01a60bce" fo:background-color="transparent" loext:char-shading-value="0" style:font-weight-asian="bold" style:font-name-complex="Courier New2" style:font-weight-complex="bold"/>
    </style:style>
    <style:style style:name="T785" style:family="text">
      <style:text-properties style:font-name="Courier New1" style:text-underline-style="solid" style:text-underline-width="auto" style:text-underline-color="font-color" fo:font-weight="bold" officeooo:rsid="00d1f2f3" fo:background-color="transparent" loext:char-shading-value="0" style:language-asian="de" style:country-asian="DE" style:font-weight-asian="bold" style:font-name-complex="Courier New2" style:font-weight-complex="bold"/>
    </style:style>
    <style:style style:name="T786" style:family="text">
      <style:text-properties style:font-name="Courier New1" style:text-underline-style="solid" style:text-underline-width="auto" style:text-underline-color="font-color" fo:font-weight="bold" officeooo:rsid="00eaa248" fo:background-color="transparent" loext:char-shading-value="0" style:language-asian="de" style:country-asian="DE" style:font-weight-asian="bold" style:font-name-complex="Courier New2" style:font-weight-complex="bold"/>
    </style:style>
    <style:style style:name="T787" style:family="text">
      <style:text-properties style:font-name="Courier New1" style:text-underline-style="solid" style:text-underline-width="auto" style:text-underline-color="font-color" fo:font-weight="bold" officeooo:rsid="0150927d" fo:background-color="transparent" loext:char-shading-value="0" style:language-asian="de" style:country-asian="DE" style:font-weight-asian="bold" style:font-name-complex="Courier New2" style:font-weight-complex="bold"/>
    </style:style>
    <style:style style:name="T788" style:family="text">
      <style:text-properties style:font-name="Courier New1" style:text-underline-style="solid" style:text-underline-width="auto" style:text-underline-color="font-color" fo:font-weight="bold" officeooo:rsid="016293e3" fo:background-color="transparent" loext:char-shading-value="0" style:language-asian="de" style:country-asian="DE" style:font-weight-asian="bold" style:font-name-complex="Courier New2" style:font-weight-complex="bold"/>
    </style:style>
    <style:style style:name="T789" style:family="text">
      <style:text-properties style:font-name="Courier New1" style:text-underline-style="solid" style:text-underline-width="auto" style:text-underline-color="font-color" fo:font-weight="bold" officeooo:rsid="0162ca92" fo:background-color="transparent" loext:char-shading-value="0" style:language-asian="de" style:country-asian="DE" style:font-weight-asian="bold" style:font-name-complex="Courier New2" style:font-weight-complex="bold"/>
    </style:style>
    <style:style style:name="T790" style:family="text">
      <style:text-properties style:font-name="Courier New1" style:text-underline-style="solid" style:text-underline-width="auto" style:text-underline-color="font-color" fo:font-weight="bold" officeooo:rsid="01217dd6" style:language-asian="de" style:country-asian="DE" style:font-weight-asian="bold" style:font-weight-complex="bold"/>
    </style:style>
    <style:style style:name="T791" style:family="text">
      <style:text-properties style:font-name="Courier New1" style:text-underline-style="solid" style:text-underline-width="auto" style:text-underline-color="font-color" officeooo:rsid="00468a9a" fo:background-color="transparent" loext:char-shading-value="0" style:font-weight-complex="bold"/>
    </style:style>
    <style:style style:name="T792" style:family="text">
      <style:text-properties style:font-name="Courier New1" style:text-underline-style="solid" style:text-underline-width="auto" style:text-underline-color="font-color" officeooo:rsid="0104ddd4" fo:background-color="transparent" loext:char-shading-value="0" style:font-weight-complex="bold"/>
    </style:style>
    <style:style style:name="T793" style:family="text">
      <style:text-properties style:font-name="Courier New1" style:text-underline-style="solid" style:text-underline-width="auto" style:text-underline-color="font-color" officeooo:rsid="0104b37b" fo:background-color="transparent" loext:char-shading-value="0" style:font-weight-complex="bold"/>
    </style:style>
    <style:style style:name="T794" style:family="text">
      <style:text-properties style:font-name="Courier New1" style:text-underline-style="solid" style:text-underline-width="auto" style:text-underline-color="font-color" fo:font-weight="normal" officeooo:rsid="00fcaee5" fo:background-color="transparent" loext:char-shading-value="0" style:font-weight-asian="normal" style:font-weight-complex="normal"/>
    </style:style>
    <style:style style:name="T795" style:family="text">
      <style:text-properties style:font-name="Courier New1" style:text-underline-style="solid" style:text-underline-width="auto" style:text-underline-color="font-color" officeooo:rsid="013326d5" fo:background-color="#ffffff" loext:char-shading-value="0" style:font-weight-complex="bold"/>
    </style:style>
    <style:style style:name="T796" style:family="text">
      <style:text-properties style:font-name="Courier New1" style:text-underline-style="solid" style:text-underline-width="auto" style:text-underline-color="font-color" officeooo:rsid="00468a9a" fo:background-color="#ffffff" loext:char-shading-value="0" style:font-weight-complex="bold"/>
    </style:style>
    <style:style style:name="T797" style:family="text">
      <style:text-properties style:font-name="Courier New1" fo:font-weight="normal" style:font-weight-asian="normal" style:font-weight-complex="normal"/>
    </style:style>
    <style:style style:name="T798" style:family="text">
      <style:text-properties style:font-name="Courier New1" fo:font-weight="normal" officeooo:rsid="01217dd6" style:language-asian="de" style:country-asian="DE" style:font-weight-asian="normal" style:font-weight-complex="normal"/>
    </style:style>
    <style:style style:name="T799" style:family="text">
      <style:text-properties style:font-name="Courier New1" fo:font-weight="normal" fo:background-color="transparent" loext:char-shading-value="0" style:font-weight-asian="normal" style:font-weight-complex="normal"/>
    </style:style>
    <style:style style:name="T800" style:family="text">
      <style:text-properties style:font-name="Courier New1" fo:font-weight="normal" fo:background-color="transparent" loext:char-shading-value="0" style:font-weight-asian="normal" style:font-weight-complex="normal"/>
    </style:style>
    <style:style style:name="T801" style:family="text">
      <style:text-properties style:font-name="Courier New1" fo:font-style="normal" style:text-underline-style="solid" style:text-underline-width="auto" style:text-underline-color="font-color" fo:font-weight="bold" officeooo:rsid="00bee530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802" style:family="text">
      <style:text-properties style:font-name="Courier New1" fo:font-style="normal" style:text-underline-style="solid" style:text-underline-width="auto" style:text-underline-color="font-color" fo:font-weight="bold" officeooo:rsid="0174471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803" style:family="text">
      <style:text-properties style:font-name="Courier New1" fo:font-style="normal" style:text-underline-style="solid" style:text-underline-width="auto" style:text-underline-color="font-color" fo:font-weight="bold" officeooo:rsid="01f359ae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804" style:family="text">
      <style:text-properties style:font-name="Courier New1" style:font-weight-complex="bold"/>
    </style:style>
    <style:style style:name="T805" style:family="text">
      <style:text-properties style:font-name="Courier New1" fo:background-color="#ffffff" loext:char-shading-value="0"/>
    </style:style>
    <style:style style:name="T806" style:family="text">
      <style:text-properties style:font-name="Courier New1" officeooo:rsid="00468a9a" fo:background-color="transparent" loext:char-shading-value="0" style:font-name-complex="Courier New2"/>
    </style:style>
    <style:style style:name="T807" style:family="text">
      <style:text-properties style:font-name="Courier New1" fo:background-color="#ffffff"/>
    </style:style>
    <style:style style:name="T808" style:family="text">
      <style:text-properties officeooo:rsid="001c5029"/>
    </style:style>
    <style:style style:name="T809" style:family="text">
      <style:text-properties fo:font-size="10pt" style:text-underline-style="none" officeooo:rsid="00d80b8d" fo:background-color="transparent" loext:char-shading-value="0" style:font-size-asian="10pt" style:font-size-complex="10pt"/>
    </style:style>
    <style:style style:name="T810" style:family="text">
      <style:text-properties fo:font-size="10pt" style:text-underline-style="solid" style:text-underline-width="auto" style:text-underline-color="font-color" fo:font-weight="bold" officeooo:rsid="00d80b8d" fo:background-color="transparent" loext:char-shading-value="0" style:font-size-asian="10pt" style:font-weight-asian="bold" style:font-size-complex="10pt" style:font-weight-complex="bold"/>
    </style:style>
    <style:style style:name="T811" style:family="text">
      <style:text-properties officeooo:rsid="0023150e"/>
    </style:style>
    <style:style style:name="T812" style:family="text">
      <style:text-properties officeooo:rsid="001c5029" fo:background-color="#d4ea6b" loext:char-shading-value="0"/>
    </style:style>
    <style:style style:name="T813" style:family="text">
      <style:text-properties officeooo:rsid="002215ac" fo:background-color="#d4ea6b" loext:char-shading-value="0"/>
    </style:style>
    <style:style style:name="T814" style:family="text">
      <style:text-properties officeooo:rsid="00468a9a" fo:background-color="#d4ea6b" loext:char-shading-value="0"/>
    </style:style>
    <style:style style:name="T815" style:family="text">
      <style:text-properties officeooo:rsid="011c2d5e" fo:background-color="#d4ea6b" loext:char-shading-value="0"/>
    </style:style>
    <style:style style:name="T816" style:family="text">
      <style:text-properties officeooo:rsid="01c36c33" fo:background-color="#d4ea6b" loext:char-shading-value="0"/>
    </style:style>
    <style:style style:name="T817" style:family="text">
      <style:text-properties officeooo:rsid="00468a9a" fo:background-color="#ffffff" loext:char-shading-value="0"/>
    </style:style>
    <style:style style:name="T818" style:family="text">
      <style:text-properties officeooo:rsid="01a4b4ab" fo:background-color="#cccccc" loext:char-shading-value="0"/>
    </style:style>
    <style:style style:name="T819" style:family="text">
      <style:text-properties officeooo:rsid="002215ac" fo:background-color="#cccccc" loext:char-shading-value="0"/>
    </style:style>
    <style:style style:name="T820" style:family="text">
      <style:text-properties fo:background-color="#ff0000" loext:char-shading-value="0"/>
    </style:style>
    <style:style style:name="T821" style:family="text">
      <style:text-properties officeooo:rsid="006d973f" fo:background-color="#ff0000" loext:char-shading-value="0"/>
    </style:style>
    <style:style style:name="T822" style:family="text">
      <style:text-properties officeooo:rsid="01b5eccb" fo:background-color="#ff0000" loext:char-shading-value="0"/>
    </style:style>
    <style:style style:name="T823" style:family="text">
      <style:text-properties fo:color="#ce181e"/>
    </style:style>
    <style:style style:name="T824" style:family="text">
      <style:text-properties officeooo:rsid="002215ac" fo:background-color="#e3e300" loext:char-shading-value="0"/>
    </style:style>
    <style:style style:name="T825" style:family="text">
      <style:text-properties officeooo:rsid="010d14e2" fo:background-color="#e3e300" loext:char-shading-value="0"/>
    </style:style>
    <style:style style:name="T826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bold" officeooo:rsid="017b27bb" fo:background-color="transparent" loext:char-shading-value="0" style:font-weight-asian="bold" style:font-name-complex="Courier New2" style:font-weight-complex="bold"/>
    </style:style>
    <style:style style:name="T827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name-complex="Courier New2" style:font-style-complex="normal" style:font-weight-complex="bold"/>
    </style:style>
    <style:style style:name="T828" style:family="text">
      <style:text-properties fo:font-style="normal" style:text-underline-style="solid" style:text-underline-width="auto" style:text-underline-color="font-color" fo:font-weight="bold" officeooo:rsid="00d3aae3" fo:background-color="transparent" loext:char-shading-value="0" style:font-style-asian="normal" style:font-weight-asian="bold" style:font-name-complex="Courier New2" style:font-style-complex="normal" style:font-weight-complex="bold"/>
    </style:style>
    <style:style style:name="T82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30" style:family="text">
      <style:text-properties officeooo:rsid="002215ac" fo:background-color="#c0c0c0" loext:char-shading-value="0"/>
    </style:style>
    <style:style style:name="T831" style:family="text">
      <style:text-properties fo:background-color="transparent" loext:char-shading-value="0"/>
    </style:style>
    <style:style style:name="T832" style:family="text">
      <style:text-properties officeooo:rsid="00468a9a" fo:background-color="transparent" loext:char-shading-value="0"/>
    </style:style>
    <style:style style:name="T833" style:family="text">
      <style:text-properties fo:background-color="transparent" loext:char-shading-value="0" style:font-weight-complex="bold"/>
    </style:style>
    <style:style style:name="T834" style:family="text">
      <style:text-properties style:text-underline-style="solid" style:text-underline-width="auto" style:text-underline-color="font-color"/>
    </style:style>
    <style:style style:name="T8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36" style:family="text">
      <style:text-properties style:text-underline-style="solid" style:text-underline-width="auto" style:text-underline-color="font-color" fo:font-weight="bold" officeooo:rsid="00b557df" style:font-weight-asian="bold" style:font-weight-complex="bold"/>
    </style:style>
    <style:style style:name="T837" style:family="text">
      <style:text-properties style:text-underline-style="solid" style:text-underline-width="auto" style:text-underline-color="font-color" fo:font-weight="bold" officeooo:rsid="01111d8d" style:font-weight-asian="bold" style:font-weight-complex="bold"/>
    </style:style>
    <style:style style:name="T838" style:family="text">
      <style:text-properties style:text-underline-style="solid" style:text-underline-width="auto" style:text-underline-color="font-color" fo:font-weight="bold" officeooo:rsid="014fe729" style:font-weight-asian="bold" style:font-weight-complex="bold"/>
    </style:style>
    <style:style style:name="T83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840" style:family="text">
      <style:text-properties style:text-underline-style="solid" style:text-underline-width="auto" style:text-underline-color="font-color" fo:font-weight="bold" officeooo:rsid="0131959a" fo:background-color="transparent" loext:char-shading-value="0" style:font-weight-asian="bold" style:font-weight-complex="bold"/>
    </style:style>
    <style:style style:name="T841" style:family="text">
      <style:text-properties style:text-underline-style="solid" style:text-underline-width="auto" style:text-underline-color="font-color" fo:font-weight="bold" officeooo:rsid="00a6c837" fo:background-color="transparent" loext:char-shading-value="0" style:font-weight-asian="bold" style:font-weight-complex="bold"/>
    </style:style>
    <style:style style:name="T842" style:family="text">
      <style:text-properties style:text-underline-style="solid" style:text-underline-width="auto" style:text-underline-color="font-color" fo:font-weight="bold" officeooo:rsid="0132e96d" fo:background-color="transparent" loext:char-shading-value="0" style:font-weight-asian="bold" style:font-weight-complex="bold"/>
    </style:style>
    <style:style style:name="T843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name-complex="Courier New2" style:font-weight-complex="bold"/>
    </style:style>
    <style:style style:name="T844" style:family="text">
      <style:text-properties style:text-underline-style="solid" style:text-underline-width="auto" style:text-underline-color="font-color" fo:font-weight="bold" officeooo:rsid="00d3aae3" fo:background-color="transparent" loext:char-shading-value="0" style:font-weight-asian="bold" style:font-name-complex="Courier New2" style:font-weight-complex="bold"/>
    </style:style>
    <style:style style:name="T845" style:family="text">
      <style:text-properties style:text-underline-style="solid" style:text-underline-width="auto" style:text-underline-color="font-color" fo:font-weight="bold" officeooo:rsid="01368bbc" fo:background-color="transparent" loext:char-shading-value="0" style:font-weight-asian="bold" style:font-name-complex="Courier New2" style:font-weight-complex="bold"/>
    </style:style>
    <style:style style:name="T846" style:family="text">
      <style:text-properties style:text-underline-style="solid" style:text-underline-width="auto" style:text-underline-color="font-color" officeooo:rsid="01368bbc" fo:background-color="transparent" loext:char-shading-value="0" style:font-name-complex="Courier New2"/>
    </style:style>
    <style:style style:name="T847" style:family="text">
      <style:text-properties style:text-underline-style="solid" style:text-underline-width="auto" style:text-underline-color="font-color" officeooo:rsid="00a6c837" fo:background-color="transparent" loext:char-shading-value="0" style:font-name-complex="Courier New2"/>
    </style:style>
    <style:style style:name="T848" style:family="text">
      <style:text-properties style:text-underline-style="solid" style:text-underline-width="auto" style:text-underline-color="font-color" officeooo:rsid="00fb3cde"/>
    </style:style>
    <style:style style:name="T849" style:family="text">
      <style:text-properties fo:color="#b00000"/>
    </style:style>
    <style:style style:name="T850" style:family="text">
      <style:text-properties fo:color="#ffff00" style:font-name="Courier New1" fo:font-size="10pt" fo:font-style="normal" fo:font-weight="bold" officeooo:rsid="01b02841" fo:background-color="#0000b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51" style:family="text">
      <style:text-properties fo:color="#ffff00" style:font-name="Courier New1" fo:font-size="10pt" fo:font-style="normal" fo:font-weight="bold" officeooo:rsid="01da7981" fo:background-color="#0000b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52" style:family="text">
      <style:text-properties fo:color="#ffff00" style:font-name="Courier New1" fo:font-size="10pt" fo:font-style="normal" fo:font-weight="bold" officeooo:rsid="01f184f7" fo:background-color="#0000b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853" style:family="text">
      <style:text-properties fo:color="#ffff00" style:font-name="Courier New1" fo:font-style="normal" officeooo:rsid="01b02841" fo:background-color="#0000b0" loext:char-shading-value="0" style:language-asian="de" style:country-asian="DE" style:font-style-asian="normal" style:font-name-complex="Courier New2" style:font-style-complex="normal" style:font-weight-complex="bold"/>
    </style:style>
    <style:style style:name="T854" style:family="text">
      <style:text-properties fo:color="#ffff00" officeooo:rsid="01b5eccb" fo:background-color="#0000b0" loext:char-shading-value="0"/>
    </style:style>
    <style:style style:name="T855" style:family="text">
      <style:text-properties fo:font-weight="normal" style:font-weight-asian="normal" style:font-weight-complex="normal"/>
    </style:style>
    <style:style style:name="T856" style:family="text">
      <style:text-properties fo:font-weight="normal" fo:background-color="transparent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0"><text:span text:style-name="T836">&gt;</text:span><text:bookmark text:name="feature_NP_001876.1_CDS_0"/><text:span text:style-name="T836">001-</text:span><text:span text:style-name="T835">NM_001885.2-</text:span><text:span text:style-name="T836">HspB5-</text:span><text:span text:style-name="T835">Homo-sapiens-</text:span><text:span text:style-name="T836">Primates</text:span></text:p>
      <text:p text:style-name="P337"><text:span text:style-name="T771">ATG</text:span><text:span text:style-name="T769">GACATCGCCATCCACCACCCCTGGATCCGCCGCCCCTTCTTTCCTTTCCACTCCCCC</text:span><text:span text:style-name="T741">AGCCGCCTCTTTGACCAGTTCTTCGGAGAGCACCTGTTGGAGTCTGATCTTTTCCCGACGTCTACTTCCCTGAGTCCCTTCTACCTTCGGCCACCCTCCTTCCTGCGGGCACCCAGCTGGTTTGACACTGGACTCTCAGAGATGCGCCTGGAGAAGGACAGGTTCTCTGTCAACCTGGATGTGAAGCACTTCTCCCCAGAGGAACTCAAAGTTAAGGTGTTGGGAGATGTGATTGAGGTGCATGGAAAACATGAAGAGCGCCAGGATGAACATGGTTTCATCTCCAGGGAGTTCCACAGGAAATACCGGATCCCAGCTGATGTAGACCCTCTCACCATTACTTCATCCCTGTCATCTGATGGGGTCCTCACTGTGAATGGACCAAGGAAACAGGTCTCTGGCCCTGAGCGCACCATTCCCATCACCCGTGAAGAGAAGCCTGCTGTCACCGCAGCCCCCAAGAAA</text:span><text:span text:style-name="T759">TAG</text:span></text:p>
      <text:p text:style-name="P347"><text:span text:style-name="T717">&gt;</text:span><text:bookmark text:name="feature_XP_011794745.1_CDS_0"/><text:span text:style-name="T717">001b-</text:span><text:bookmark text:name="feature_XP_011782123.1_CDS_0"/><text:span text:style-name="T717">XM_011926733.1</text:span><text:span text:style-name="T716">-</text:span><text:span text:style-name="T717">HspB5-</text:span><text:span text:style-name="T716">Colobus-angolensis-</text:span><text:span text:style-name="T717">Primates</text:span></text:p>
      <text:p text:style-name="P220"><text:span text:style-name="T835">ATG</text:span>GACATCGCCATCCACCACCCCTGGATCCGCCGCCCCTTCTTTCCTTTCCACTCCCCCAGCCGCCTCTTTGACCAGTTCTTCGGAGAGCACCTGTTGGAGTCTGATCTTTTCCCGACGTCTACTTCCCTGAGCCCCTTCTACCTTCGGCCACCCTCCTTCCTGCGGGCACCCAGCTGGTTTGACACTGGACTCTCAGAGATGCGCCTGGAGAAGGACAGGTTCTCTGTCAACCTGGATGTGAAGCACTTCTCCCCAGAGGAACTCAAAGTTAAGGTGTTGGGAGATGTGATTGAGGTGCATGGCAAACATGAAGAGCGCCAGGATGAACATGGTTTCATCTCCAGGGAGTTCCACAGGAAATACCGGGTCCCAGCTGATGTGGACCCTCTCACCATTACTTCATCCCTGTCGTCTGATGGGGTCCTCACTGTGAATGGACCAAGGAAACAGGTCTCTGGCCCTGAGCGCACCATTCCCATCACCCGTGAAGAGAAGCCTGCTGTCACTGCAGCCCCCAAGAAA<text:span text:style-name="T735">TAG</text:span></text:p>
      <text:p text:style-name="P348"><text:span text:style-name="T705">&gt;002-</text:span><text:span text:style-name="T834">XM</text:span><text:span text:style-name="T848">_</text:span><text:span text:style-name="T834">002754383.3</text:span><text:span text:style-name="T705">-HspB5-</text:span><text:span text:style-name="T704">Callithrix</text:span><text:span text:style-name="T705">-</text:span><text:span text:style-name="T704">jacchus</text:span><text:span text:style-name="T705">-Primates</text:span></text:p>
      <text:p text:style-name="P231"><text:span text:style-name="T706">ATG</text:span><text:span text:style-name="T237">GACATCGCCATCCACCACCCCTGGATCCGCCGCCCCTTCTTTCCTTTCCACTCCCCC</text:span>AGCCGCCTCTTTGACCAGTTCTTCGGAGAGCACCTGTTGGAGTCTGATCTTTTCCCAACATCTACTTCCCTGAGCCCCTTCTACCTTCGGCCACCCTCTTTCCTGCGGGCACCAAGCTGGTTTGACACTGGACTCTCAGAGATGCGCCTGGAGAAGGACAGGTTCTCTGTCAACCTGGATGTGAAGCACTTCTCCCCAGAGGAACTCAAAGTTAAGGTGCTGGGAGATGTGATTGAGGTGCATGGCAAACATGAAGAGCGCCAGGATGAACATGGTTTCATCTCCAGGGAGTTCCACAGGAAATATCGGGTCCCAGCTGATGTGGACCCTCTTGCCATTACTTCATCCCTGTCATCTGATGGGGTCCTCACTGTGAATGGACCAAGGAAACAGGTCTCTGGCCCAGAGCGCACCATTCCCATCACCCGTGAAGAGAAGCCTGCTGTCACTGCAGCTCCCAAGAAA<text:span text:style-name="T735">TAG</text:span></text:p>
      <text:p text:style-name="P184"><text:span text:style-name="T709">&gt;</text:span><text:bookmark text:name="feature_XP_008063778.1_CDS_0"/><text:span text:style-name="T709">003-</text:span><text:span text:style-name="T835">XM_008065587.2</text:span><text:span text:style-name="T709">-HspB5-</text:span><text:span text:style-name="T707">isoform</text:span><text:span text:style-name="T709">-</text:span><text:span text:style-name="T707">X1</text:span><text:span text:style-name="T709">-</text:span><text:span text:style-name="T707">Carlito</text:span><text:span text:style-name="T709">-</text:span><text:span text:style-name="T707">syrichta</text:span><text:span text:style-name="T709">-Primates</text:span></text:p>
      <text:p text:style-name="P232"><text:span text:style-name="T709">ATG</text:span><text:span text:style-name="T239">GACATCGCCATCCACCACCCCTGGATCCGCCGCCCCTTCTTTCCTTTCCACTCCCCC</text:span>AGCCGCCTCTTTGACCAGTTCTTCGGGGAGCACCTGTTGGAGTCTGACCTCTTCCCGACTTCTACTTCCCTGAGCCCCTTCTACCTTCGGCCACCCTCTTTCCTGCGGGCACCCAGCTGGATTGACACTGGACTCTCAGAGATGCGCCTGGAAAAGGACAGGTTCTCCGTCAACTTGGACGTGAAGCACTTCTCCCCAGAGGAACTCAAAGTCAAGGTGTTGGGAGATGTGATTGAGGTGCATGGCAAACATGAAGAACGCCAGGATGAACATGGTTTCATCTCCAGGGAGTTCCACAGGAAATACCGGGTTCCAGCTGATGTGGACCCTCTCGCCATTACTTCATCCCTGTCATCTGATGGGGTCCTCACTGTGAATGGACCAAGGAAACAGGGCCCTGGCCCTGAACGCACCATTCCCATCACCCGTGAAGAGAAGCCTGCTGTCACTGCAGCTCCCAAGAAG<text:span text:style-name="T735">TAG</text:span></text:p>
      <text:p text:style-name="P120"><text:span text:style-name="T708">&gt;</text:span><text:bookmark text:name="feature_XP_017373171.1_CDS_0"/><text:span text:style-name="T835">XM_017517682.1</text:span><text:span text:style-name="T707">-</text:span><text:span text:style-name="T708">HspB5-</text:span><text:span text:style-name="T707">Cebus-capucinus-</text:span><text:span text:style-name="T708">Primates</text:span></text:p>
      <text:p text:style-name="P230"><text:span text:style-name="T708">ATG</text:span><text:span text:style-name="T238">GACATCGCCATCCACCACCCCTGGATCCGCCGCCCCTTCTTTCCTTTCCACTCCCCC</text:span>AGCCGACTCTTTGACCAGTTCTTCGGAGAGCACCTGTTGGAGTCTGATCTTTTCCCAACATCTACTTCCCTGAGCCCCTTCTACCTTCGGCCACCCTCCTTCCTGCGGGCACCAAGCTGGTTTGACACTGGACTCTCAGAGATGCGCCTGGAGAAGGACAGGTTCTCTGTCAACCTGGATGTGAAGCACTTCTCCCCAGAGGAACTCAAAGTTAAGGTGCTGGGAGATGTGATTGAGGTGCATGGCAAACATGAAGAGCGCCAGGATGAACATGGTTTCATCTCCAGGGAGTTCCACAGGAAATATCGGGTCCCAGCTGATGTGGACCCTCTCGCCATTACTTCATCCCTGTCATCTGATGGGGTCCTCACTGTGAATGGACCAAGGAAACAGGTCTCTGGCCCTGAGCGCACCATTCCCATCACCCGTGAAGAGAAGCCTGCTGTCACTGCAGCTCCCAAGAAA<text:span text:style-name="T735">TAG</text:span></text:p>
      <text:p text:style-name="P185"><text:span text:style-name="species"><text:span text:style-name="T331">&gt;</text:span></text:span><text:bookmark text:name="feature_XP_011921791.1_CDS_0"/><text:span text:style-name="species"><text:span text:style-name="T331">004b-</text:span></text:span><text:span text:style-name="species"><text:span text:style-name="T347">XM_012066401.1</text:span></text:span><text:span text:style-name="species"><text:span text:style-name="T323">-</text:span></text:span><text:span text:style-name="species"><text:span text:style-name="T331">HspB5-</text:span></text:span><text:span text:style-name="species"><text:span text:style-name="T323">Cercocebus-atys-</text:span></text:span><text:span text:style-name="species"><text:span text:style-name="T331">Primates</text:span></text:span></text:p>
      <text:p text:style-name="P313"><text:span text:style-name="species"><text:span text:style-name="T331">ATG</text:span></text:span><text:span text:style-name="species"><text:span text:style-name="T318">GACATCGCCATCCACCACCCCTGGATCCGCCGCCCCTTCTTTCCTTTCCACTCCCCC</text:span></text:span><text:span text:style-name="T797">AGCCGCCTCTTTGACCAGTTCTTCGGAGAGCACCTGTTGGAGTCTGATCTTTTCCCGACGTCTACTTCCCTGAGCCCCTTCTACCTTCGGCCACCCTCCTTCCTGCGGGCACCCAGCTGGTTTGACACTGGACTCTCAGAGATGCGCCTGGAGAAGGACAGGTTCTCTGTCAACCTGGATGTGAAGCACTTCTCCCCAGAGGAACTCAAAGTTAAGGTGTTGGGAGATGTGATTGAGGTGCATGGCAAACATGAAGAGCGCCAGGATGAACATGGTTTCATCTCCAGGGAGTTCCACAGGAAATACCGGGTCCCAGCTGATGTGGACCCTCTCACCATTACTTCATCCCTGTCATCTGATGGGGTCCTCACTGTGAATGGACCAAGGAAACAGGTCTCTGGCCCTGAGCGCACCATTCCCATCACCCGTGAAGAGAAGCCTGCTGTCACCGCAGCCCCCAAGAAA</text:span><text:span text:style-name="T759">TAG</text:span></text:p>
      <text:p text:style-name="P16"><text:span text:style-name="species"><text:span text:style-name="T550">&gt;</text:span></text:span><text:bookmark text:name="feature_XP_008019039.1_CDS_0"/><text:span text:style-name="species"><text:span text:style-name="T550">005-</text:span></text:span><text:span text:style-name="species"><text:span text:style-name="T675">XM_008020848.1</text:span></text:span><text:span text:style-name="species"><text:span text:style-name="T550">-HspB5-</text:span></text:span><text:span text:style-name="species"><text:span text:style-name="T523">Chlorocebus</text:span></text:span><text:span text:style-name="species"><text:span text:style-name="T550">-</text:span></text:span><text:span text:style-name="species"><text:span text:style-name="T523">sabaeus</text:span></text:span><text:span text:style-name="species"><text:span text:style-name="T550">-Primates</text:span></text:span></text:p>
      <text:p text:style-name="P314"><text:span text:style-name="species"><text:span text:style-name="T550">ATG</text:span></text:span><text:span text:style-name="species"><text:span text:style-name="T499">GACATCGCCATCCACCACCCCTGGATCCGCCGCCCCTTCTTTCCTTTCCACTCCCCC</text:span></text:span><text:span text:style-name="T797">AGCCGCCTCTTTGACCAGTTCTTCGGAGAGCACCTGTTGGAGTCTGATCTTTTCCCGACATCTACTTCCCTGAGCCCCTTCTACCTTCGGCCACCCTCCTTCCTGCGGGCACCCAGCTGGTTTGACACTGGACTCTCAGAGATGCGCCTGGAGAAGGACAGGTTCTCTGTCAACCTGGATGTGAAGCACTTCTCCCCAGAGGAACTCAAAGTTAAGGTGTTGGGAGATGTGATTGAGGTGCATGGCAAACATGAAGAGCGCCAGGATGAACATGGTTTCATCTCCAGGGAGTTCCACAGGAAATACCGGGTCCCAGCTGATGTGGACCCTCTCACCATTACTTCATCCCTGTCATCTGATGGGGTCCTCACTGTGAATGGACCAAGGAAACAGGTCTCTGGCCCTGAGCGCACCATTCCCATCACCCGTGAAGAGAAGCCTGCTGTCACCGCAGCCCCCAAGAAA</text:span><text:span text:style-name="T759">TAG</text:span></text:p>
      <text:p text:style-name="P204"><text:span text:style-name="T837">&gt;007-</text:span><text:span text:style-name="T835">XM_004052118.2</text:span><text:span text:style-name="species"><text:span text:style-name="T713">-HspB5-</text:span></text:span><text:span text:style-name="species"><text:span text:style-name="T714">Gorilla</text:span></text:span><text:span text:style-name="species"><text:span text:style-name="T713">-</text:span></text:span><text:span text:style-name="species"><text:span text:style-name="T714">gorilla</text:span></text:span><text:span text:style-name="species"><text:span text:style-name="T713">-Primates</text:span></text:span></text:p>
      <text:p text:style-name="P208"><text:span text:style-name="species"><text:span text:style-name="T523">ATG</text:span></text:span><text:span text:style-name="species"><text:span text:style-name="T491">GACATCGCCATCCACCACCCCTGGATCCGCCGCCCCTTCTTTCCTTTCCACTCCCCC</text:span></text:span><text:span text:style-name="T797">AGCCGCCTCTTTGACCAGTTCTTCGGAGAGCACCTGTTGGAGTCTGATCTTTTCCCGACGTCTACTTCCCTGAGTCCCTTCTACCTTCGGCCACCCTCCTTCCTGCGGGCACCCAGCTGGTTTGACACTGGACTCTCAGAGATGCGCCTGGAGAAGGACAGGTTCTCTGTCAACCTGGATGTGAAGCACTTCTCCCCAGAGGAACTCAAAGTTAAGGTGTTGGGAGATGTGATTGAGGTGCATGGAAAACATGAAGAGCGCCAGGATGAACATGGTTTCATCTCCAGGGAGTTCCACAGGAAATACCGGGTCCCAGCTGATGTAGACCCTCTCACCATTACTTCATCCCTGTCATCTGATGGGGTCCTCACTGTGAATGGACCAAGGAAACAGGTCTCTGGCCCTGAGCGCACCATTCCCATCACCCGTGAAGAGAAGCCTGCTGTCACCGCAGCCCCCAAGAAA</text:span><text:span text:style-name="T759">TAG</text:span></text:p>
      <text:p text:style-name="P13"><text:span text:style-name="species"><text:span text:style-name="T529">&gt;</text:span></text:span><text:bookmark text:name="feature_XP_015290836.1_CDS_0"/><text:span text:style-name="species"><text:span text:style-name="T529">008-</text:span></text:span><text:span text:style-name="species"><text:span text:style-name="T672">XM_015435350.1</text:span></text:span><text:span text:style-name="species"><text:span text:style-name="T523">-</text:span></text:span><text:span text:style-name="species"><text:span text:style-name="T529">HspB5-</text:span></text:span><text:span text:style-name="species"><text:span text:style-name="T523">isoform-X1-Macaca-fascicularis-</text:span></text:span><text:span text:style-name="species"><text:span text:style-name="T529">Primates</text:span></text:span></text:p>
      <text:p text:style-name="P242"><text:span text:style-name="T839">ATG</text:span><text:span text:style-name="T831">GACATCGCCATCCACCACCCCTGGATCCGCCGCCCCTTCTTTCCTTTCCACTCCCCC</text:span>AGCCGCCTCTTTGACCAGTTCTTCGGAGAGCACCTGTTGGAGTCTGATCTTTTCCCGACGTCTACTTCCCTGAGCCCCTTCTACCTTCGGCCACCCTCCTTCCTGCGGGCACCCAGCTGGTTTGACACTGGACTCTCAGAGATGCGCCTGGAGAAGGACAGGTTCTCTGTCAACCTGGATGTGAAGCACTTCTCCCCAGAGGAACTCAAAGTTAAGGTGTTGGGAGATGTGATTGAGGTGCATGGCAAACATGAAGAGCGCCAGGATGAACATGGTTTCATCTCCAGGGAGTTCCACAGGAAATACCGGGTCCCAGCTGATGTGGACCCTCTCACCATTACTTCATCCCTGTCATCTGATGGGGTCCTCACTGTGAATGGACCAAGGAAACAGGTCTCTGGCCCTGAGCGCACCATTCCCATCACCCGTGAAGAGAAGCCTGCTGTCACCGCAGCCCCCAAGAAA<text:span text:style-name="T735">TAG</text:span></text:p>
      <text:p text:style-name="P193"><text:span text:style-name="species"><text:span text:style-name="T553">&gt;</text:span></text:span><text:bookmark text:name="feature_NP_001247830.1_CDS_0"/><text:span text:style-name="species"><text:span text:style-name="T553">009-</text:span></text:span><text:span text:style-name="species"><text:span text:style-name="T676">NM_001260901.1</text:span></text:span><text:span text:style-name="species"><text:span text:style-name="T553">-HspB5-</text:span></text:span><text:span text:style-name="species"><text:span text:style-name="T523">Macaca</text:span></text:span><text:span text:style-name="species"><text:span text:style-name="T553">-</text:span></text:span><text:span text:style-name="species"><text:span text:style-name="T523">mulatta</text:span></text:span><text:span text:style-name="species"><text:span text:style-name="T553">-Primates</text:span></text:span></text:p>
      <text:p text:style-name="P315"><text:span text:style-name="species"><text:span text:style-name="T553">ATG</text:span></text:span><text:span text:style-name="species"><text:span text:style-name="T501">GACATCGCCATCCACCACCCCTGGATCCGCCGCCCCTTCTTTCCTTTCCACTCCCCC</text:span></text:span><text:span text:style-name="T797">AGCCGCCTCTTTGACCAGTTCTTCGGAGAGCACCTGTTGGAGTCTGATCTTTTCCCGACGTCTACTTCCCTGAGCCCCTTCTACCTTCGGCCACCCTCCTTCCTGCGGGCACCCAGCTGGTTTGACACTGGACTCTCAGAGATGCGCCTGGAGAAGGACAGGTTCTCTGTCAACCTGGATGTGAAGCACTTCTCCCCAGAGGAACTCAAAGTTAAGGTGTTGGGAGATGTGATTGAGGTGCATGGCAAACATGAAGAGCGCCAG</text:span><text:soft-page-break/><text:span text:style-name="T797">GATGAACATGGTTTCATCTCCAGGGAGTTCCACAGGAAATACCGGGTCCCAGCTGATGTGGACCCTCTCACCATTACTTCATCCCTGTCATCTGATGGGGTCCTCACTGTGAATGGACCAAGGAAACAGGTCTCTGGCCCTGAGCGCACCATTCCCATCACCCGTGAAGAGAAGCCTGCTGTCACCGCAGCCCCCAAGAAA</text:span><text:span text:style-name="T759">TAG</text:span></text:p>
      <text:p text:style-name="P17"><text:span text:style-name="species"><text:span text:style-name="T555">&gt;</text:span></text:span><text:bookmark text:name="feature_XP_012605046.1_CDS_0"/><text:span text:style-name="species"><text:span text:style-name="T556">010-</text:span></text:span><text:span text:style-name="species"><text:span text:style-name="T677">XM_012749592.2</text:span></text:span><text:span text:style-name="species"><text:span text:style-name="T556">-HspB5-</text:span></text:span><text:span text:style-name="species"><text:span text:style-name="T523">Microcebus</text:span></text:span><text:span text:style-name="species"><text:span text:style-name="T556">-</text:span></text:span><text:span text:style-name="species"><text:span text:style-name="T523">murinus</text:span></text:span><text:span text:style-name="species"><text:span text:style-name="T556">-Primates</text:span></text:span></text:p>
      <text:p text:style-name="P316"><text:span text:style-name="species"><text:span text:style-name="T555">ATG</text:span></text:span><text:span text:style-name="species"><text:span text:style-name="T502">GACATCGCCATCCACCACCCCTGGATTCGCCGCCCCTTCTTTCCTTTCCACTCCCCC</text:span></text:span><text:span text:style-name="T797">AGCCGCCTCTTTGACCAGTTCTTTGGAGAGCACCTGTTGGAGTCTGATCTCTTCCCGACTTCTACTTCCCTGAGCCCCTTCTACCTTCGGCTGCCCTCATTCCTGCGGGGACCCAGCTGGATTGACACTGGACTGTCAGAGATGCGCGTGGACAAGGACAGGTTCTCTGTCAACCTGGATGTGAAGCACTTCTCCCCAGAGGAACTCAAAGTCAAGGTGCTGGGAGATGTGATTGAAGTGCATGGCAAACATGAAGAGCGCCAGGACGAACATGGTTTCATCTCCAGGGAGTTCCACAGGAAATACCGAGTCCCAGCTGATGTAGACCCTCTGGCCATTACTTCATCCCTGTCATCTGATGGGGTCCTCACTGTGAATGGACCAAGGAAACAGACCCCCGGCTCTGAGCGCACCATTCCCATCACCCGTGAAGAGAAGCCTGCTGTCACCGCAGCCCCCAAGAAG</text:span><text:span text:style-name="T759">TA</text:span><text:span text:style-name="T761">G</text:span></text:p>
      <text:p text:style-name="P15"><text:span text:style-name="species"><text:span text:style-name="T540">&gt;</text:span></text:span><text:bookmark text:name="feature_XP_004090611.1_CDS_0"/><text:span text:style-name="species"><text:span text:style-name="T540">011-</text:span></text:span><text:span text:style-name="species"><text:span text:style-name="T674">XM_004090563.2</text:span></text:span><text:span text:style-name="species"><text:span text:style-name="T540">-HspB5-</text:span></text:span><text:span text:style-name="species"><text:span text:style-name="T523">Nomascus</text:span></text:span><text:span text:style-name="species"><text:span text:style-name="T540">-</text:span></text:span><text:span text:style-name="species"><text:span text:style-name="T523">leucogenys</text:span></text:span><text:span text:style-name="species"><text:span text:style-name="T540">-Primates</text:span></text:span></text:p>
      <text:p text:style-name="P318"><text:span text:style-name="species"><text:span text:style-name="T540">ATG</text:span></text:span><text:span text:style-name="species"><text:span text:style-name="T492">GACATCGCCATCCACCACCCCTGGATCCGCCGCCCCTTCTTTCCTTTCCACTCCCCC</text:span></text:span><text:span text:style-name="T797">AGCCGCCTCTTTGACCAGTTCTTCGGAGAGCACCTGTTGGAGTCTGATCTTTTCCCGACGTCTACTTCCCTGAGCCCCTTCTACCTTCGGCCACCCTCCTTTCTGCGGGCACCCAGCTGGTTTGACACTGGACTCTCAGAGATGCGCCTGGAGAAGGACAGGTTCTCTGTCAACCTGGATGTGAAGCACTTCTCCCCAGAGGAACTCAAAGTTAAGGTGTTGGGAGATGTGATTGAGGTGCATGGAAAACATGAAGAGCGCCAGGATGAACATGGTTTCATCTCCAGGGAGTTCCACAGGAAATACCGGGTCCCAGCTGATGTGGACCCTCTCACCATTACTTCATCCCTGTCATCTGATGGGGTCCTCACTGTGAATGGACCAAGGAAACAGGTCTCTGGCCCTGAGCGCACCATTCCCATCACCCGTGAAGAGAAGCCTGCTGTCACCGCAGCCCCCAAGAAA</text:span><text:span text:style-name="T759">TAG</text:span></text:p>
      <text:p text:style-name="P18"><text:span text:style-name="species"><text:span text:style-name="T557">&gt;</text:span></text:span><text:bookmark text:name="feature_XP_003794780.1_CDS_0"/><text:span text:style-name="species"><text:span text:style-name="T557">012-</text:span></text:span><text:span text:style-name="species"><text:span text:style-name="T678">XM_003794732.3</text:span></text:span><text:span text:style-name="species"><text:span text:style-name="T557">-HspB5-</text:span></text:span><text:span text:style-name="species"><text:span text:style-name="T523">Otolemur</text:span></text:span><text:span text:style-name="species"><text:span text:style-name="T557">-</text:span></text:span><text:span text:style-name="species"><text:span text:style-name="T523">garnettii</text:span></text:span><text:span text:style-name="species"><text:span text:style-name="T557">-Primates</text:span></text:span></text:p>
      <text:p text:style-name="P317"><text:span text:style-name="species"><text:span text:style-name="T557">ATG</text:span></text:span><text:span text:style-name="species"><text:span text:style-name="T503">GACATCGCCATCCACCACCCCTGGATCCGCCGCCCCTTCTTCCCTTTCCACTCCCCG</text:span></text:span><text:span text:style-name="T797">AGCCGTCTCTTTGACCAGTTCTTCGGAGAGCACCTGTTGGAGTCTGATCTCTTCCCGACTTCAACTTCCCTGAGTCCCTTCTACCTTCGGCCACCCTCGTTCCTGCGGGCACCCAGCTGGATTGACACTGGGCTCTCGGAGATGCGCCTGGACAAGGACAGGTTTTCAGTCAACCTGGATGTGAAGCACTTCTCCCCAGAGGAACTCAAAGTCAAGGTGACGGGAGATGTGATTGAGGTGCATGGCAAACATGAAGAACGCCAGGATGAACACGGTTTCATCTCCAGAGAGTTCCACAGGAAATACCGAGTCCCAGCTGATGTGGACCCTATGGCCATTACTTCATCCCTGTCATCTGATGGGGTCCTCACTGTGAACGGACCAAGGAAAGCGGCCCCTGGCCCTGAGCGCACCATTCCCATCACCCGTGAAGAGAAGCCTGCTGTCACTGCAGCTCCCAAGAAG</text:span><text:span text:style-name="T759">TAG</text:span></text:p>
      <text:p text:style-name="P125"><text:span text:style-name="species"><text:span text:style-name="T327">&gt;</text:span></text:span><text:bookmark text:name="feature_XP_003805508.1_CDS_0"/><text:span text:style-name="species"><text:span text:style-name="T327">012b-</text:span></text:span><text:span text:style-name="species"><text:span text:style-name="T346">XM_003805460.4</text:span></text:span><text:span text:style-name="species"><text:span text:style-name="T323">-</text:span></text:span><text:span text:style-name="species"><text:span text:style-name="T327">HspB5-</text:span></text:span><text:span text:style-name="species"><text:span text:style-name="T323">Pan-paniscus-</text:span></text:span><text:span text:style-name="species"><text:span text:style-name="T327">Primates</text:span></text:span></text:p>
      <text:p text:style-name="P311"><text:span text:style-name="species"><text:span text:style-name="T327">ATG</text:span></text:span><text:span text:style-name="species"><text:span text:style-name="T315">GACATCGCCATCCACCACCCCTGGATCCGCCGCCCCTTCTTTCCTTTCCACTCCCCC</text:span></text:span><text:span text:style-name="T797">AGCCGCCTCTTTGACCAGTTCTTTGGAGAGCACCTGTTGGAGTCTGATCTTTTCCCGACGTCTACTTCCCTGAGTCCCTTCTACCTTCGGCCACCCTCCTTCCTGCGGGCACCCAGCTGGTTTGACACTGGACTCTCAGAGATGCGCCTGGAGAAGGACAGGTTCTCTGTCAACCTGGATGTGAAGCACTTCTCCCCAGAGGAACTCAAAGTTAAGGTGTTGGGAGATGTGATTGAGGTGCATGGAAAACATGAAGAGCGCCAGGATGAACATGGTTTCATCTCCAGGGAGTTCCACAGGAAATACCGGGTCCCAGCTGATGTAGACCCTCTCACCATTACTTCATCCCTGTCATCTGATGGGGTCCTCACTGTGAATGGACCAAGGAAACAGGTCTCTGGCCCTGAGCGCACCATTCCCATCACCCGTGAAGAGAAGCCTGCTGTCACCGCAGCCCCCAAGAAA</text:span><text:span text:style-name="T759">TAG</text:span></text:p>
      <text:p text:style-name="P18"><text:span text:style-name="species"><text:span text:style-name="T557">&gt;</text:span></text:span><text:bookmark text:name="feature_XP_016777469.1_CDS_0"/><text:span text:style-name="species"><text:span text:style-name="T557">013-</text:span></text:span><text:span text:style-name="species"><text:span text:style-name="T678">XM_016921980.2</text:span></text:span><text:span text:style-name="species"><text:span text:style-name="T557">-HspB5-</text:span></text:span><text:span text:style-name="species"><text:span text:style-name="T523">Pan</text:span></text:span><text:span text:style-name="species"><text:span text:style-name="T557">-</text:span></text:span><text:span text:style-name="species"><text:span text:style-name="T523">troglodytes</text:span></text:span><text:span text:style-name="species"><text:span text:style-name="T557">-Primates</text:span></text:span></text:p>
      <text:p text:style-name="P317"><text:span text:style-name="species"><text:span text:style-name="T557">ATG</text:span></text:span><text:span text:style-name="species"><text:span text:style-name="T503">GACATCGCCATCCACCACCCCTGGATCCGCCGCCCCTTCTTTCCTTTCCACTCCCCC</text:span></text:span><text:span text:style-name="T797">AGCCGCCTCTTTGACCAGTTCTTCGGAGAGCACCTGTTGGAGTCTGATCTTTTCCCGACGTCTACTTCCCTGAGTCCCTTCTACCTTCGGCCACCCTCCTTCCTGCGGGCACCCAGCTGGTTTGACACTGGACTCTCAGAGATGCGCCTGGAGAAGGACAGGTTCTCTGTCAACCTGGATGTGAAGCACTTCTCCCCAGAGGAACTCAAAGTTAAGGTGTTGGGAGATGTGATTGAGGTGCATGGAAAACATGAAGAGCGCCAGGATGAACATGGTTTCATCTCCAGGGAGTTCCACAGGAAATACCGGGTCCCAGCTGATGTAGACCCTCTCACCATTACTTCATCCCTGTCATCTGATGGGGTCCTCACTGTGAATGGACCAAGGAAACAGGTCTCTGGCCCTGAGCGCACCATTCCCATCACCCGTGAAGAGAAGCCTGCTGTCACCGCAGCCCCCAAGAAA</text:span><text:span text:style-name="T759">TAG</text:span></text:p>
      <text:p text:style-name="P349"><text:span text:style-name="species"><text:span text:style-name="T541">&gt;</text:span></text:span><text:bookmark text:name="feature_XP_009245320.1_CDS_0"/><text:span text:style-name="species"><text:span text:style-name="T541">014-XM_009247045.2-HspB5-</text:span></text:span><text:span text:style-name="species"><text:span text:style-name="T523">isoform</text:span></text:span><text:span text:style-name="species"><text:span text:style-name="T541">-</text:span></text:span><text:span text:style-name="species"><text:span text:style-name="T523">X1</text:span></text:span><text:span text:style-name="species"><text:span text:style-name="T541">-</text:span></text:span><text:span text:style-name="species"><text:span text:style-name="T523">Pongo</text:span></text:span><text:span text:style-name="species"><text:span text:style-name="T541">-</text:span></text:span><text:span text:style-name="species"><text:span text:style-name="T523">abelii</text:span></text:span><text:span text:style-name="species"><text:span text:style-name="T541">-Primates</text:span></text:span></text:p>
      <text:p text:style-name="P319"><text:span text:style-name="species"><text:span text:style-name="T541">ATG</text:span></text:span><text:span text:style-name="species"><text:span text:style-name="T493">GACATCGCCATCCACCACCCCTGGATCCGCCGCCCCTTCTTTCCTTTCCACTCCCCC</text:span></text:span><text:span text:style-name="T797">AGCCGCCTCTTTGACCAGTTCTTCGGAGAGCACCTGTTGGAGTCTGATCTTTTCCCAACGTCTACATCCCTGAGTCCCTTCTACCTTCGGCCACCCTCCTTCCTGCGGGCACCCAGCTGGTTTGACACTGGACTCTCAGAGATGCGCCTGGAGAAGGACAGGTTCTCTGTCAACCTGGATGTGAAGCACTTCTCCCCAGAGGAACTCAAAGTTAAGGTGTTGGGAGATGTGATTGAGGTGCATGGAAAACATGAAGAGCGCCAGGATGAACATGGTTTCATCTCCAGGGAGTTCCACAGGAAATACCGGATCCCAGCTGATGTGGACCCTCTCACCATTACTTCATCCCTGTCATCTGATGGGGTCCTCACTGTGAATGGACCAAGGAAACAGGTCTCTGGCCCTGAGCGCACCATTCCCATCACCCGTGAAGAGAAGCCTGCTGTCACCGCAGCCCCCAAGAAA</text:span><text:span text:style-name="T759">TAG</text:span></text:p>
      <text:p text:style-name="P8"><text:span text:style-name="species"><text:span text:style-name="T790">&gt;</text:span></text:span><text:bookmark text:name="feature_XP_012514652.1_CDS_0"/><text:span text:style-name="species"><text:span text:style-name="T790">015-XM_012659198.1-HspB5-Propithecus-coquereli-Primates</text:span></text:span></text:p>
      <text:p text:style-name="P302"><text:span text:style-name="species"><text:span text:style-name="T790">ATG</text:span></text:span><text:span text:style-name="species"><text:span text:style-name="T798">GACATCGCCATCCACCACCCCTGGATCCGCCGCCCCTTCTTTCCTTTCCACTCCCCC</text:span></text:span><text:span text:style-name="T797">AGCCGCCTCTTTGACCAGTTCTTCGGAGAGCACCTGTTGGAGTCTGATCTCTTCCCGACTTCGACTTCCCTGAGCCCCTTCTACCTTCGGCTGCCCTCATTCCTGCGGGGACCCAGCTGGATTGACACTGGACTGTCAGAGATGCGCCTGGACAAGGACAGGTTCTCTGTCAACCTGGATGTGAAGCACTTCTCCCCAGAGGAACTCAAAGTCAAGGTGCTGGGAGATGTGATTGAGGTGCATGGCAAACATGAAGAGCGCCAGGATGAACATGGTTTCATCTCCAGGGAGTTCCACAGGAAATACCGAGTCCCAGCTGATGTGGACCCTCTGGCCATTACTTCATCCCTGTCATCTGATGGAGTCCTCACTGTGAATGGACCAAGGAAACAGACCCCTGGCTCTGAGCGTACCATTCCCATCACCCGTGAAGAGAAGCCTGCTGTCACTGCAGCCCCCAAGAAG</text:span><text:span text:style-name="T759">TAG</text:span></text:p>
      <text:p text:style-name="P341"><text:span text:style-name="species"><text:span text:style-name="T658">&gt;015a-</text:span></text:span><text:span text:style-name="species"><text:span text:style-name="T604">XM_010382343.1-</text:span></text:span><text:span text:style-name="species"><text:span text:style-name="T658">HspB5-</text:span></text:span><text:span text:style-name="species"><text:span text:style-name="T604">Rhinopithecus-roxellana-</text:span></text:span><text:span text:style-name="species"><text:span text:style-name="T658">Primates</text:span></text:span></text:p>
      <text:p text:style-name="P202"><text:span text:style-name="species"><text:span text:style-name="T604">ATG</text:span></text:span><text:span text:style-name="species"><text:span text:style-name="T453">GACATCGCCATCCACCACCCCTGGATCCGCCGCCCCTTTTTTCCTTTCCACTCCCCC</text:span></text:span><text:span text:style-name="T797">AGCCGCCTCTTTGACCAGTTCTTCGGAGAGCACCTGTTGGAGTCTGATCTTTTCCCGACGTCTACTTCCCTGAGCCCCTTCTACCTTCGGCCACCCTCCTTCCTGCGGGCACCCAGCTGGTTTGACACTGGACTCTCAGAGATGCGCCTGGAGAAGGACAGGTTCTCTGTCAACCTGGATGTGAAGCACTTCTCCCCAGAGGAACTCAAAGTTAAGGTGCTGGGAGATGTGATTGAGGTGCATGGCAAACATGAAGAGCGCCAGGATGAACATGGTTTCATCTCCAGGGAGTTCCACAGGAAATACCGGGTCCCAGCTGATGTGGACCCTCTCACCATTACTTCATCCCTGTCGTCTGATGGGGTCCTCACTGTGAATGGACCAAGGAAACAGGTCTCTGGCCCTGAGCGCACCATTCCCATCACCCGTGAAGAGAAGCCTGCTGTCACCGCAGCCCCCAAGAAA</text:span><text:span text:style-name="T759">TAG</text:span></text:p>
      <text:p text:style-name="P14"><text:span text:style-name="species"><text:span text:style-name="T535">&gt;</text:span></text:span><text:bookmark text:name="feature_XP_010332876.1_CDS_0"/><text:span text:style-name="species"><text:span text:style-name="T535">016-</text:span></text:span><text:span text:style-name="species"><text:span text:style-name="T673">XM_010334574.1</text:span></text:span><text:span text:style-name="species"><text:span text:style-name="T523">-</text:span></text:span><text:span text:style-name="species"><text:span text:style-name="T535">HspB5-transcript-variant-X1-</text:span></text:span><text:span text:style-name="species"><text:span text:style-name="T523">Saimiri-boliviensis-</text:span></text:span><text:span text:style-name="species"><text:span text:style-name="T535">Primates</text:span></text:span></text:p>
      <text:p text:style-name="P312"><text:span text:style-name="species"><text:span text:style-name="T535">ATG</text:span></text:span><text:span text:style-name="species"><text:span text:style-name="T487">GACATCGCCATCCACCACCCCTGGATCCGCCGCCCCTTCTTTCCTTTCCACTCCCCC</text:span></text:span><text:span text:style-name="T797">AGCCGCCTCTTTGACCAGTTCTTCGGAGAGCACCTGTTGGAGTCTGATCTTTTCCCAACATCTACTTCCCTGAGCCCCTTCTACCTTCGGCCACCCTCCTTCCTGCGGGCACCAAGCTGGTTTGACACTGGACTCTCAGAGATGCGCCTGGAGAAGGACAGGTTCTCTGTCAACCTGGATGTGAAGCACTTCTCCCCAGAGGAACTCAAAGTTAAGGTGCTGGGAGATGTGATTGAGGTGCACGGCAAACATGAAGAGCGCCAGGATGAACATGGTTTCATCTCCAGGGAGTTCCACAGGAAATATCGGGTTCCAGCTGATGTGGACCCTCTCACCATTACTTCATCCCTGTCATCTGATGGGGTCCTCACTGTGAATGGACCAAGGAAACAGGTCACTGGCCCTGAGCGCACCATTCCCATCACCCGTGAAGAGAAGCCTGCTGTCACTGCAGCTCCCAAGAAA</text:span><text:span text:style-name="T759">TAG</text:span></text:p>
      <text:p text:style-name="P9"><text:span text:style-name="species"><text:span text:style-name="T534">&gt;</text:span></text:span><text:bookmark text:name="feature_XP_020031333.1_CDS_0"/><text:span text:style-name="species"><text:span text:style-name="T533">030-</text:span></text:span><text:span text:style-name="species"><text:span text:style-name="T534">XM_020175744.1</text:span></text:span><text:span text:style-name="species"><text:span text:style-name="T523">-</text:span></text:span><text:span text:style-name="species"><text:span text:style-name="T533">HspB5-</text:span></text:span><text:span text:style-name="species"><text:span text:style-name="T523">Castor-canadensis-</text:span></text:span><text:span text:style-name="species"><text:span text:style-name="T533">GliresScandentia</text:span></text:span></text:p>
      <text:p text:style-name="P259"><text:span text:style-name="species"><text:span text:style-name="T534">ATG</text:span></text:span><text:span text:style-name="species"><text:span text:style-name="T486">GACATTGCCATCCACCATCCCTGGATCCGCCGCCCCTTCTTTCCTTTCCACTCCCCC</text:span></text:span><text:span text:style-name="T797">AGCCGCCTCTTTGACCAGTTCTTTGGGGAGCACCTGTTGGAGTCTGACCTCTTCCCAACTTCCACTTCCCTGAGTCCTTTCTACCTTCGGCTGCCCTCCTTCTTTCGGACACCCAGCTGGACCGACACTGGACTCTCAGAGATGCGCTTGGAGAAG</text:span><text:soft-page-break/><text:span text:style-name="T797">GACAGGTTTTCGGTCAACCTGGATGTGAAGCACTTCTCCCCAGAGGAACTCAAGGTCAAGGTTTTGGGAGATGTGATTGAGGTGCATGGCAAGCATGAAGAACGCCAGGACGAACATGGTTTTATCTCCAGGGAGTTCCACAGGAAATACCGGATTCCCGCTGATGTGGACCCTCTTAGCATTACTTCATCCCTGTCATCTGATGGGGTCCTCACTGTGAATGGACCAAGGAAACAGGCCTCTGGCCCTGAGCGCACCATTCCCATCACCCGTGAAGAGAAGCCTGCGGTCACTGCAGCCCCCAAGAAG</text:span><text:span text:style-name="T766">TAG</text:span></text:p>
      <text:p text:style-name="P64"><text:span text:style-name="species"><text:span text:style-name="T559">&gt;</text:span></text:span><text:bookmark text:name="feature_NP_001166547.1_CDS_0"/><text:span text:style-name="species"><text:span text:style-name="T559">031-NM_001173076.1-HspB5-</text:span></text:span><text:span text:style-name="species"><text:span text:style-name="T523">Cavia</text:span></text:span><text:span text:style-name="species"><text:span text:style-name="T559">-</text:span></text:span><text:span text:style-name="species"><text:span text:style-name="T523">porcellus</text:span></text:span><text:span text:style-name="species"><text:span text:style-name="T559">-GliresScandentia</text:span></text:span></text:p>
      <text:p text:style-name="P276"><text:span text:style-name="species"><text:span text:style-name="T559">ATG</text:span></text:span><text:span text:style-name="species"><text:span text:style-name="T504">GACATCGCCATCCACCACCCCTGGTTCCGGCGCCCCTTCTTTTCTTTCCCCTCCCCC</text:span></text:span><text:span text:style-name="T797">AGCCGCCTCTTTGACCAGTTCTTCGGAGAGCACCTGCTGGAGTCTGAGCTTTTCCCAACCTCTACGTCCCTGAGCCCTTTCTACCTTCGGCCACCCTCATTCCTGCGGCTACCCAGCTGGGCTGACACTGGACTCTCAGAGATGCGCCTGGAAAAGGACAGGTTCTCTGTCAACCTGGATGTGAAGCATTTCTCCCCAGAGGAGCTCAAGGTGAAGGTGCTGGGAGACGTGATCGAGGTGCACGGCAAGCACGAGGAGCGCCAGGACGAACACGGTTTCATCTCCAGGGAGTTCCACAGGAAGTACCGGATCCCCGCTGACGTGGACCCTCTCACCATTACTTCCTCCCTGTCGTCCGACGGGGTCCTGACTGTAAACGGACCAAGGAAACAGGTCTCTGTCCCCGAGCGCACCATCCCCATCACTCGTGAGGAGAAGCCTGCTGTCACTGCAGCCCCCAAGAAG</text:span><text:span text:style-name="T759">TAG</text:span></text:p>
      <text:p text:style-name="P66"><text:span text:style-name="species"><text:span text:style-name="T560">&gt;</text:span></text:span><text:bookmark text:name="feature_XP_005378157.1_CDS_0"/><text:span text:style-name="species"><text:span text:style-name="T560">032-XM_005378100.2-HspB5-</text:span></text:span><text:span text:style-name="species"><text:span text:style-name="T523">Chinchilla</text:span></text:span><text:span text:style-name="species"><text:span text:style-name="T560">-</text:span></text:span><text:span text:style-name="species"><text:span text:style-name="T523">lanigera</text:span></text:span><text:span text:style-name="species"><text:span text:style-name="T560">-GliresScandentia</text:span></text:span></text:p>
      <text:p text:style-name="P333"><text:span text:style-name="species"><text:span text:style-name="T560">ATG</text:span></text:span><text:span text:style-name="species"><text:span text:style-name="T521">GACATCGCTATCCACCACCCCTGGATCCGCCGCCCCTTCTTTCCTTTTCACTCCCCC</text:span></text:span><text:span text:style-name="T741">AGCCGCCTCTTTGACCAGTTCTTCGGGGAGCACCTGTTGGAGTCTGACCTTTTTCCAACTTCCACTTCCCTGAGCCCTTTCTACCTTCGGCCGCCTTCCTTCCTGCGGATGCCCAGCTGGGCTGACACTGGACTCTCAGAGATGCGCATGGAAAAGGACAGGTTCTCTGTCAACCTGGATGTGAAGCATTTCTCCCCAGAGGAGCTCAAGGTGAAGGTGCTGGGAGATGTGATCGAGGTGCACGGCAAGCATGAGGAGCGCCAGGATGAACACGGTTTCATCTCCAGGGAGTTCCACAGGAAATACCGGATCCCAGCTGATGTGGACCCTCTCACCATTACTTCCTCCCTGTCGTCTGATGGGGTCCTGACTGTGAATGGACCAAGGAAACAGGTCTCTGTCCCTGAGCGCACCATTCCCATCACTCGTGAGGAGAAGCCTGCTGTCACCGCAGCCCCCAAGAAG</text:span><text:span text:style-name="T759">TAG</text:span></text:p>
      <text:p text:style-name="P41"><text:span text:style-name="species"><text:span text:style-name="T530">&gt;</text:span></text:span><text:bookmark text:name="feature_XP_016823727.1_CDS_0"/><text:span text:style-name="species"><text:span text:style-name="T530">033-XM_016968238.1</text:span></text:span><text:span text:style-name="species"><text:span text:style-name="T523">-</text:span></text:span><text:span text:style-name="species"><text:span text:style-name="T530">HspB5-variantX7-</text:span></text:span><text:span text:style-name="species"><text:span text:style-name="T523">Cricetulus-griseus-</text:span></text:span><text:span text:style-name="species"><text:span text:style-name="T530">GliresScandentia</text:span></text:span></text:p>
      <text:p text:style-name="P278"><text:span text:style-name="species"><text:span text:style-name="T530">ATG</text:span></text:span><text:span text:style-name="species"><text:span text:style-name="T483">GACATCGCCATCCACCACCCCTGGATCCGTCGTCCCTTCTTCCCTTTCCACTCCCCC</text:span></text:span><text:span text:style-name="T797">AGCCGTCTCTTTGACCAGTTCTTCGGAGAGCACCTGTTGGAGTCTGACCTCTTCTCAACTGCCACTTCTCTGAGCCCCTTCTACCTTCGGCCACCCTCCTTCCTTCGGGCACCCAGCTGGATTGACACTGGACTCTCAGAGATGCGTATGGAGAAGGACAGATTCTCTGTCAACCTGGACGTGAAGCACTTCTCCCCAGAGGAGCTGAAAGTCAAGGTGCTGGGAGACGTGGTTGAAGTGCATGGCAAGCACGAAGAACGCCAGGACGAACACGGTTTCATCTCTAGGGAGTTCCACAGGAAGTACCGGATCCCAGCTGATGTGGATCCTCTGACCATTACTTCATCCCTATCATCTGATGGGGTCCTCACTGTGAATGGACCAAGGAAACAGGCCTCTGGCCCCGAGCGTACCATTCCCATCACCCGTGAAGAGAAGCCTGCTGTCACTGCAGCCCCTAAGAAG</text:span><text:span text:style-name="T766">TAG</text:span></text:p>
      <text:p text:style-name="P121"><text:span text:style-name="T840">&gt;</text:span><text:bookmark text:name="feature_XP_010608986.1_CDS_0"/><text:span text:style-name="T842">035-</text:span><text:span text:style-name="T835">XM_010610684.2</text:span><text:span text:style-name="T842">-HspB5-</text:span><text:span text:style-name="T841">Fukomys</text:span><text:span text:style-name="T842">-</text:span><text:span text:style-name="T841">damarensis</text:span><text:span text:style-name="T842">-GliresScenadentia</text:span></text:p>
      <text:p text:style-name="P183"><text:span text:style-name="T840">ATG</text:span><text:span text:style-name="T740">GACATCGCTATCCACCACCCCTGGATCCGACGCCCCATCTTTCCTTTCCACTCCCCC</text:span>AGCCGTCTCTTTGACCAGTTCTTCGGAGAGCACCTGTTGGAGTCTGACCTTTTTCCGCCATCCACTTCCCTGAGCCCCTTCTACCTTCGGACACCCTCTTTCCTGCGGCTACCCAGCTGGGTTGACACTGGACTCTCAGAGATGCGCGTGGAAAAGGACAGGTTCTCTGTCAACCTGGATGTGAAGCATTTCTCCCCAGAAGAACTCAAGGTGAAGGTGCTGGGCGATGTGATTGAAGTGCATGGCAAACATGAGGAGCGCCAGGATGAACATGGTTTTATCTCCAGGGAGTTCCACAGGAAATACCGGATCCCAGCGGATGTGGACCCTCTCACCATGACTTCATCCCTGTCCTCTGATGGGGTCCTGACTGTGAATGGACCAAGGAAACAGGTCTCTGGCCCTGAGCGCACCATTCCCATCATTCGTGAAAACAAGCCTGCTGTCACCGCAGCCCCCAAGAAG<text:span text:style-name="T735">TAG</text:span></text:p>
      <text:p text:style-name="P342"><text:span text:style-name="T846">&gt;</text:span><text:bookmark text:name="feature_NP_001266786.1_CDS_0"/><text:span text:style-name="T846">036-</text:span><text:span text:style-name="T834">NM_001279857.2</text:span><text:span text:style-name="T846">-HspB5-</text:span><text:span text:style-name="T847">Heterocephalus</text:span><text:span text:style-name="T846">-</text:span><text:span text:style-name="T847">glaber</text:span><text:span text:style-name="T846">-GliresScandentia</text:span></text:p>
      <text:p text:style-name="P222"><text:span text:style-name="T845">ATG</text:span><text:span text:style-name="T739">GACATCGCTATCCACCACCCCTGGATCCGCCGCCCCATCTTTCCTTTCCACTCCCCC</text:span>AGCCGGCTCTTTGACCAGTTCTTTGGAGAGCACCTGTTGGAGTCTGACCTTTTTCCAACATCCACTTCCCTGAGCCCCTTCTACCTTCGGACACCCTCTTTCTTGCGGGTACCCAGCTGGGTTGACACTGGACTCTCAGAGATGCGCATGGAAAAGGACAGGTTTTCTGTCAACTTGGATGTGAAGCACTTCTCCCCAGAGGAACTCAAGGTGAAGGTGCTGGGAGATGTGATTGAGGTGCATGGCAAGCATGAGGAGCGCCAGGATGAACATGGTTTTGTCTCCAGGGAGTTCCACAGGAAATACAGGATCCCAACTGATGTGGACCCTCTCACCATTACTTCATCCCTGTCATCTGATGGGGTCCTGACTGTGAATGGACCAAGGAAACAGGTCTCTGGCCCTGAGCGCACCATTCCCATCATTCGTGAAGAGAAGCCTGCTGTCACTGCAGCCCCTAAGAAG<text:span text:style-name="T735">TAG</text:span></text:p>
      <text:p text:style-name="P6"><text:span text:style-name="T828">&gt;</text:span><text:bookmark text:name="feature_XP_004666541.1_CDS_0"/><text:span text:style-name="T828">037-</text:span><text:span text:style-name="T829">XM_004666484.2</text:span><text:span text:style-name="T827">-</text:span><text:span text:style-name="T844">HspB5-</text:span><text:span text:style-name="T843">Jaculus-jaculus-</text:span><text:span text:style-name="T844">GliresScadentia</text:span></text:p>
      <text:p text:style-name="P221"><text:span text:style-name="T844">ATG</text:span><text:span text:style-name="T738">GACATCGCCATCCACCATCCTTGGATCCGACGCCCCTTCTTTTCTTTCCACTCCCCC</text:span>AGCCGTCTCTTTGACCAGTTCTTCGGAGAGCACCTGTTGGAGTCCGACCTTTTCCCAACTTCCACTTCTCTGAGCCCCTTCTATCTCCGGCCACCCTCTTTCCTGCGGACTCCAAGCTGGATTGACACTGGACTCTCAGAGATGCGTATGGAGAAGGACAGGTTCTCTGTTAACCTGGATGTAAAGCACTTCTCCCCAGAGGAACTGAAGGTCAAGGTGCTGGGAGATGTGATTGAGGTGCATGGCAAGCATGAAGAACGCCAGGATGAGCATGGCTTCATCTCCAGAGAGTTCCACAGGAAGTACCGGATCCCAGCTGATGTGGACCCTCTAACCATCACATCATCCCTGTCATCTGATGGGGTCCTCACTGTGAATGGACCAAGAAAACAGGCCTCTGGACCTGAGCGTACCATTCCCATAACCCGTGAAGAGAAGCCTGCTGTTGCTGCAGCCCCCAAGAAG<text:span text:style-name="T735">TAG</text:span></text:p>
      <text:p text:style-name="P73"><text:span text:style-name="species"><text:span text:style-name="T565">&gt;</text:span></text:span><text:bookmark text:name="feature_XP_015345382.1_CDS_0"/><text:span text:style-name="species"><text:span text:style-name="T565">037a-XM_015489896.1-HspB5-</text:span></text:span><text:span text:style-name="species"><text:span text:style-name="T523">Marmota</text:span></text:span><text:span text:style-name="species"><text:span text:style-name="T565">-</text:span></text:span><text:span text:style-name="species"><text:span text:style-name="T523">marmota</text:span></text:span><text:span text:style-name="species"><text:span text:style-name="T565">-GliresScandentia</text:span></text:span></text:p>
      <text:p text:style-name="P282"><text:span text:style-name="species"><text:span text:style-name="T565">ATG</text:span></text:span><text:span text:style-name="species"><text:span text:style-name="T508">GACATCGCCATTCACCACCCCTGGATCCGGCGCCCCTTCTTTCCTTTCCACTCTCCC</text:span></text:span><text:span text:style-name="T797">AGCCGCCTCTTTGACCAGTTCTTCGGAGAGCACCTGTTGGAGTCTGACCTCTTCCCAACATCCACTTCCCTGAGCCCCTTCTACCTTCGGCCACCCTCCTTCTTGCGGGCACCCAGCTGGATTGACACTGGACTCTCAGAGATGCGTATGGAGAAGGACAGGTTCTCTGTCAACCTGGATGTGAAGCACTTCTCCCCAGAGGAACTCAAGGTCAAGGTGCTGGGAGATGTGATTGAGGTGCATGGCAAGCATGAAGAGCGCCAGGATGAACATGGTTTCATCTCCAGGGAGTTCCACAGGAAATACCGAATCCCAGCTGATGTGGATCCTCTCACTATTACTTCATCCCTGTCATCTGATGGAGTCCTCACTGTGAATGGACCAAGGAAACAGGCCTCTGGCCCTGAGCGTACCATTCCCATCACTCGTGAAGAGAAGCCTGCTGTCACTGCAGCTCCCAAGAAG</text:span><text:span text:style-name="T759">TAG</text:span></text:p>
      <text:p text:style-name="P51"><text:span text:style-name="species"><text:span text:style-name="T539">&gt;</text:span></text:span><text:bookmark text:name="feature_XP_021514336.1_CDS_0"/><text:span text:style-name="species"><text:span text:style-name="T539">038-XM_021658661.1-HspB5-</text:span></text:span><text:span text:style-name="species"><text:span text:style-name="T523">Meriones</text:span></text:span><text:span text:style-name="species"><text:span text:style-name="T539">-</text:span></text:span><text:span text:style-name="species"><text:span text:style-name="T523">unguiculatus</text:span></text:span><text:span text:style-name="species"><text:span text:style-name="T539">-GliresScandentia</text:span></text:span></text:p>
      <text:p text:style-name="P262"><text:span text:style-name="species"><text:span text:style-name="T539">ATG</text:span></text:span><text:span text:style-name="species"><text:span text:style-name="T490">GACATCGCCATCCACCACCCCTGGATCCGCCGTCCCTTCTTTCCCTTTCACTCCCCC</text:span></text:span><text:span text:style-name="T797">AGCCGCCTCTTCGACCAGTTCTTTGGGGAGCACCTGTTGGAGTCTGACCTCTTCTCAACTGCCACTTCTCTGAGCCCCTTCTACCTTCGGCCACCCTCCTTCCTGAGGGCACCCAGCTGGATTGACACTGGACTCTCAGAGATGCGTATGGAGAAGGACAGATTCTCTGTCAACCTGGATGTGAAGCACTTCTCCCCAGAGGAGCTCAAAGTCAAGGTGCTGGGGGATGTGATTGAGGTGCACGGCAAGCACGAAGAACGCCAGGACGAACATGGCTTCATCTCCAGGGAGTTCCACAGGAAATATCGGATCCCAGCTGATGTGGATCCTCTCACCATTACTTCATCACTCTCATCTGATGGAGTCCTCACTGTGAATGGACCAAGGAAACAGGCCTCTGGCCCTGAGCGCACCATTCCCATCACCCGTGAAGAGAAGCCTGCTGTCACTGCAGCCCCCAAGAAG</text:span><text:span text:style-name="T759">TAG</text:span></text:p>
      <text:p text:style-name="P74"><text:span text:style-name="species"><text:span text:style-name="T569">&gt;</text:span></text:span><text:bookmark text:name="feature_XP_012968459.1_CDS_0"/><text:span text:style-name="species"><text:span text:style-name="T569">039-XM_013113005.2-HspB5-</text:span></text:span><text:span text:style-name="species"><text:span text:style-name="T523">Mesocricetus</text:span></text:span><text:span text:style-name="species"><text:span text:style-name="T569">-</text:span></text:span><text:span text:style-name="species"><text:span text:style-name="T523">auratus</text:span></text:span><text:span text:style-name="species"><text:span text:style-name="T539">-GliresScandentia</text:span></text:span></text:p>
      <text:p text:style-name="P283"><text:span text:style-name="species"><text:span text:style-name="T569">ATG</text:span></text:span><text:span text:style-name="species"><text:span text:style-name="T509">GACATCGCCATCCACCACCCCTGGATCCGCCGTCCCTTTTTCCCTTTCCACTCCCCC</text:span></text:span><text:span text:style-name="T767">AGCCGCCTCTTTGACCAGTTCTTCGGAGAGCACCTGTTGGAGTCTGACCTCTTCTCAACTGCCACTTCTCTGAGTCCCTTCTACCTGCGGCCACCTTCCTTCCTTCGGGCACCCAGCTGGATTGACACTGGACTCTCAGAGATGCGGATGGAGAAG</text:span><text:soft-page-break/><text:span text:style-name="T767">GACAGATTCTCCGTCAACCTGGATGTGAAGCACTTCTCCCCGGAAGAGCTGAAAGTCAAGGTGCTGGGGGACGTGGTTGAAGTGCATGGCAAGCACGAAGAGCGCCAGGACGAACACGGCTTCATCTCTAGGGAGTTCCATAGGAAGTACCGGATCCCAGCTGATGTGGATCCTCTGACCATTACTTCATCCCTGTCATCTGACGGCGTCCTCACTGTGAATGGACCAAGGAAACAGGCCTCTGGCCCCGAGCGTACCATTCCCATCACCCGTGAAGAGAAGCCTGCTGTCACTGCAGCCCCTAAGAAG</text:span><text:span text:style-name="T766">TAG</text:span></text:p>
      <text:p text:style-name="P182"><text:span text:style-name="species"><text:span text:style-name="T522">&gt;</text:span></text:span><text:bookmark text:name="feature_XP_005347373.1_CDS_0"/><text:span text:style-name="species"><text:span text:style-name="T522">040-XM_005347316.3</text:span></text:span><text:span text:style-name="species"><text:span text:style-name="T523">-</text:span></text:span><text:span text:style-name="species"><text:span text:style-name="T522">H</text:span></text:span><text:span text:style-name="species"><text:span text:style-name="T598">spB5-</text:span></text:span><text:span text:style-name="species"><text:span text:style-name="T597">Microtus-ochrogaster-</text:span></text:span><text:span text:style-name="species"><text:span text:style-name="T598">GliresScandentia</text:span></text:span></text:p>
      <text:p text:style-name="P337"><text:span text:style-name="species"><text:span text:style-name="T522">ATG</text:span></text:span><text:span text:style-name="species"><text:span text:style-name="T478">GACATCGCCATCCATCACCCCTGGATCCGGCGCCCCTTCTTCCCTTTTCACTCCCCC</text:span></text:span><text:span text:style-name="T797">AGCCGCCTCTTTGACCAGTTCTTTGGGGAGCATTTGTTGGAGTCTGACCTCTTCTCAACGGCCACTTCTTTGAGCCCCTTCTACCTTCGGCCACCCTCCTTCCTTCGGGCACCCAGCTGGATTGACACTGGACTCTCAGAGATGCGGATGGAGAAGGACAGGTTCTCTGTCAACCTGGACGTAAAGCACTTCTCCCCTGAGGAACTGAAAGTCAAGGTGCTGGGAGACGTGATTGAAGTTCACGGCAAGCACGAGGAGCGCCAGGACGAGCACGGCTTCATCTCTAGGGAGTTCCACAGGAAGTACCGGATCCCGGCTGATGTGGATCCTCTCAGCATTACTTCATCCCTGTCATCTGATGGGGTCCTCACGGTGAATGGACCAAGGAAACAGGCCTCTGGCCCTGAGCGTACCATTCCCATCACCCGCGAAGAGAAGCCTGCTGTCACTGCAGCCCCTAAGAAG</text:span><text:span text:style-name="T759">TAG</text:span></text:p>
      <text:p text:style-name="P207"><text:span text:style-name="T838">&gt;041-</text:span><text:span text:style-name="T835">NM_001289785.1</text:span><text:span text:style-name="species"><text:span text:style-name="T715">-HspB5-</text:span></text:span><text:span text:style-name="species"><text:span text:style-name="T714">Mus</text:span></text:span><text:span text:style-name="species"><text:span text:style-name="T715">-</text:span></text:span><text:span text:style-name="species"><text:span text:style-name="T714">musculus</text:span></text:span><text:span text:style-name="species"><text:span text:style-name="T715">-GliresScandentia</text:span></text:span></text:p>
      <text:p text:style-name="P206"><text:span text:style-name="T835">ATG</text:span>GACATCGCCATCCACCACCCCTGGATCCGGCGCCCCTTCTTCCCCTTCCACTCCCCAAGCCGCCTCTTCGACCAGTTCTTCGGAGAGCACCTGTTGGAGTCTGACCTCTTCTCAACAGCCACTTCCCTGAGCCCCTTCTACCTTCGGCCACCCTCCTTCCTGCGGGCACCCAGCTGGATTGACACCGGACTCTCAGAGATGCGTTTGGAGAAGGACAGATTCTCTGTGAATCTGGACGTGAAGCACTTCTCTCCGGAGGAACTCAAAGTCAAGGTTCTGGGGGACGTGATTGAGGTCCACGGCAAGCACGAAGAACGCCAGGACGAACATGGCTTCATCTCCAGGGAGTTCCACAGGAAGTACCGGATCCCAGCCGATGTGGATCCTCTCACCATCACTTCATCCCTGTCATCTGATGGAGTCCTCACTGTGAATGGACCAAGGAAACAGGTGTCTGGCCCTGAGCGCACCATTCCCATCACCCGTGAAGAGAAGCCTGCTGTCGCCGCAGCCCCTAAGAAG<text:span text:style-name="T735">TAG</text:span></text:p>
      <text:p text:style-name="P352"><text:span text:style-name="species"><text:span text:style-name="T614">&gt;</text:span></text:span><text:span text:style-name="species"><text:span text:style-name="T615">041a-</text:span></text:span><text:span text:style-name="species"><text:span text:style-name="T614">XM_021206500.1-Hspb5-</text:span></text:span><text:span text:style-name="species"><text:span text:style-name="T615">variant-X3-</text:span></text:span><text:span text:style-name="species"><text:span text:style-name="T614">Mus-pahari-GliresScandentia</text:span></text:span></text:p>
      <text:p text:style-name="P309"><text:span text:style-name="species"><text:span text:style-name="T604">ATG</text:span></text:span><text:span text:style-name="species"><text:span text:style-name="T453">GACATCGCCATTCACCACCCCTGGATCCGGCGCCCCTTCTTCCCCTTCCACTCCCCA</text:span></text:span><text:span text:style-name="T797">AGCCGCCTCTTTGACCAGTTCTTTGGAGAGCACCTGTTGGAGTCTGACCTCTTCTCGACAGCCACTTCCCTGAGCCCCTTCTACCTTCGGCCACCCTCCTTCCTGCGGGCACCCAGCTGGATTGACACCGGACTCTCAGAGATGCGTTTGGAGAAGGACAGATTCTCTGTGAACCTGGACGTGAAGCACTTCTCTCCGGAGGAGCTCAAAGTCAAGGTTCTGGGAGACGTGATTGAGGTTCACGGCAAGCATGAAGAGCGCCAGGACGAACACGGCTTCATCTCCAGGGAGTTCCACAGGAAGTACCGGATCCCAGCCGATGTGGATCCTCTCACCATTACTTCATCCCTGTCATCTGATGGAGTCCTCACTGTGAATGGACCAAGGAAACAGGCGTCTGGCCCTGAGCGCACCATTCCCATCACCCGTGAAGAGAAGCCTGCTGTCACCGCAGCCCCTAAGAAG</text:span><text:span text:style-name="T759">TAG</text:span></text:p>
      <text:p text:style-name="P192"><text:span text:style-name="species"><text:span text:style-name="T631">&gt;</text:span></text:span><text:bookmark text:name="feature_XP_008831017.1_CDS_0"/><text:span text:style-name="species"><text:span text:style-name="T631">042-</text:span></text:span><text:span text:style-name="species"><text:span text:style-name="T787">XM_008832795.1</text:span></text:span><text:span text:style-name="species"><text:span text:style-name="T631">-HspB5-</text:span></text:span><text:span text:style-name="species"><text:span text:style-name="T604">Nannospalax</text:span></text:span><text:span text:style-name="species"><text:span text:style-name="T631">-</text:span></text:span><text:span text:style-name="species"><text:span text:style-name="T604">galili-</text:span></text:span><text:span text:style-name="species"><text:span text:style-name="T611">GliresScandentia</text:span></text:span></text:p>
      <text:p text:style-name="P201"><text:span text:style-name="T718">ATG</text:span><text:span text:style-name="T240">GACATCGCCATCCACCACCCCTGGATCCGACGGCCCTTTTTTCCTTTCCACTCCCCC</text:span>AGCCGCCTCTTTGACCAGTTCTTTGGAGAGCACCTGCTGGAGTCGGACCTCTTTTCAACTTCCACTTCTCTGAGTCCCTTCTACCTTCGGCCACCCTCCTTCTTTCGGGCACCCAGCTGGATTGACACTGGACTCTCAGAGATGCGTATGGAGAAGGACAGGTTCTCTGTCAACCTGGATGTGAAGCACTTCTCCCCAGAGGAACTCAAGGTCAAGGTGCTGGGAGATGTGATTGAGGTGCACGGCAAGCATGAAGAACGGCAGGATGAGCATGGTTTCATCTCCAGAGAGTTCCACCGGAAGTACCGGATCCCAGCTGATGTGGACCCTCTCACTATTACTTCATCCCTGTCATCTGATGGGGTCCTCACTGTGAATGGACCAAGGAAACAGGCCTCTGGCCCTGAGCGTACCATTCCCATCACACGTGAAGAAAAGCCTGCTGTCACTGCAGCCCCCAAGAAG<text:span text:style-name="T735">TAG</text:span></text:p>
      <text:p text:style-name="P186"><text:span text:style-name="species"><text:span text:style-name="T611">&gt;</text:span></text:span><text:bookmark text:name="feature_XP_012782388.1_CDS_0"/><text:span text:style-name="species"><text:span text:style-name="T611">043-</text:span></text:span><text:span text:style-name="species"><text:span text:style-name="T776">XM_012926934.1</text:span></text:span><text:span text:style-name="species"><text:span text:style-name="T604">-</text:span></text:span><text:span text:style-name="species"><text:span text:style-name="T611">HspB5-transcript-X1-</text:span></text:span><text:span text:style-name="species"><text:span text:style-name="T604">Ochotona-princeps-</text:span></text:span><text:span text:style-name="species"><text:span text:style-name="T611">GliresScandentia</text:span></text:span></text:p>
      <text:p text:style-name="P306"><text:span text:style-name="species"><text:span text:style-name="T680">ATG</text:span></text:span><text:span text:style-name="species"><text:span text:style-name="T457">GACATCGCCATCCACCACCCCTGGATCCGCCGCCCCTTCTTTCCTTTCCACTCGCCC</text:span></text:span><text:span text:style-name="T797">AGCCGCCTCTTCGACCAGTTCTTCGGAGAGCACCTATTGGAGACTGATCTCTTCCCAACTTCCACTTCCCTGAGCCCTTTCTATCTTCGGCCACCTTCATTCCTGCGGGCACCTAGCTGGATTGACACTGGACTCTCAGAGATGCGCCTGGAGAAGGACAGGTTCTCTGTCAACCTGGATGTGAAGCACTTCTCCCCAGAGGAGCTCAAGGTCAAGGTGTTGGGAGACGTGATTGAGGTGCATGGCAAACACGAAGAACGCCAGGATGAACATGGTTTCATCTCCAGGGAGTTCCACAGGAAATACCGGATCCCAGCTGACGTGGACCCTCTCACTATTACTTCATCCCTGTCATCTGATGGGGTCCTTACTGTGAACGGACCAAGGAAGCAAGCCCCTGGCCCTGAGCGCACCATTCCTATCACCCGTGAGGAGAAACCAGCTGTCGCCGCGGCCCCCAAGAAG</text:span><text:span text:style-name="T804">TAG</text:span></text:p>
      <text:p text:style-name="P210"><text:span text:style-name="species"><text:span text:style-name="T628">&gt;</text:span></text:span><text:bookmark text:name="feature_XP_004646411.1_CDS_0"/><text:span text:style-name="species"><text:span text:style-name="T628">044-XM_004646354.3-HspB5-</text:span></text:span><text:span text:style-name="species"><text:span text:style-name="T604">Octodon</text:span></text:span><text:span text:style-name="species"><text:span text:style-name="T628">-</text:span></text:span><text:span text:style-name="species"><text:span text:style-name="T604">degus</text:span></text:span><text:span text:style-name="species"><text:span text:style-name="T628">-GliresScandentia</text:span></text:span></text:p>
      <text:p text:style-name="P205"><text:span text:style-name="species"><text:span text:style-name="T628">ATG</text:span></text:span><text:span text:style-name="species"><text:span text:style-name="T468">GACATCGCTATCCACCACCCCTGGATCCGCCGCCCCTTCTTTCCTTTCCCCTCCCCC</text:span></text:span><text:span text:style-name="T797">AGCCGCCTCTTCGACCAGTTCTTCGGAGAGCACCTGTTGGAGTCTGACCTTTTTCCCACTTCCACTTCCCTGAGCCCTTTCTACCTTCGGCCATCCTCCTTCCTGCGGATGCCCAGCTGGGTGGACACTGGACTCTCAGAGATGCGCATGGAAAAGGACAGGTTCTCAGTCAACCTGGATGTGAAGCATTTCTCCCCAGAGGAGCTCAAGGTGAAGGTGCTGGGAGACGTGATCGAGGTGCACGGCAAGCATGAGGAGCGCCAGGATGAACATGGTTTCATCTCCAGGGAGTTCCACAGGAAATACCGGATCCCAGCAGATGTGGACCCTGTCACCATTACTTCCTCCCTGTCATCTGATGGGGTCCTGACTGTGAATGGACCAAGGAAACAGGTCTCTGTCCCTGAGCGCACCATTCCCATCACTCGTGAAGAGAAGCCTGCTGTCACTGCAGCCCCCAAGAAG</text:span><text:span text:style-name="T759">TAG</text:span></text:p>
      <text:p text:style-name="P188"><text:span text:style-name="species"><text:span text:style-name="T629">&gt;</text:span></text:span><text:bookmark text:name="feature_NP_001075876.1_CDS_0"/><text:span text:style-name="species"><text:span text:style-name="T629">044a-</text:span></text:span><text:span text:style-name="species"><text:span text:style-name="T664">NM_001082407.1</text:span></text:span><text:span text:style-name="species"><text:span text:style-name="T629">-HspB5-</text:span></text:span><text:span text:style-name="species"><text:span text:style-name="T604">Oryctolagus</text:span></text:span><text:span text:style-name="species"><text:span text:style-name="T629">-</text:span></text:span><text:span text:style-name="species"><text:span text:style-name="T604">cuniculus</text:span></text:span><text:span text:style-name="species"><text:span text:style-name="T629">-GliresScandentia</text:span></text:span></text:p>
      <text:p text:style-name="P200"><text:span text:style-name="species"><text:span text:style-name="T682">ATG</text:span></text:span><text:span text:style-name="species"><text:span text:style-name="T469">GACATCGCTATCCACCACCCCTGGATCCGCCGCCCCTTCTTTCCTTTTCACTCGCCC</text:span></text:span><text:span text:style-name="T797">AGCCGCCTCTTTGACCAGTTCTTCGGAGAGCACCTGTTGGAGTCTGATCTCTTCCCAACTTCTACTTCCCTGAGCCCCTTCTATCTTCGGCCACCCTCATTCCTGCGGGCACCCAGCTGGATTGACACTGGACTCTCAGAGATGCGCCTGGAGAAGGACAGGTTCTCTGTCAACCTGGATGTGAAGCACTTCTCCCCAGAGGAGCTCAAGGTCAAAGTGTTGGGTGATGTGATTGAGGTGCACGGCAAACATGAAGAGCGCCAGGATGAACATGGTTTCATCTCCAGGGAGTTCCACAGGAAATACCGGATCCCAGCTGATGTGGACCCTCTCACCATTACTTCATCCCTGTCATCTGATGGGGTCCTCACTGTGAATGGACCAAGGAAGCAAGCCCCTGGCCCAGAGCGCACCATTCCCATAACCCGTGAAGAGAAGCCTGCTGTCACTGCAGCCCCCAAGAAG</text:span><text:span text:style-name="T804">TAG</text:span></text:p>
      <text:p text:style-name="P191"><text:span text:style-name="species"><text:span text:style-name="T616">&gt;</text:span></text:span><text:bookmark text:name="feature_XP_015842573.1_CDS_0"/><text:span text:style-name="species"><text:span text:style-name="T616">045-XM_015987087.1-HspB5-</text:span></text:span><text:span text:style-name="species"><text:span text:style-name="T604">Peromyscus</text:span></text:span><text:span text:style-name="species"><text:span text:style-name="T616">-</text:span></text:span><text:span text:style-name="species"><text:span text:style-name="T604">maniculatus</text:span></text:span><text:span text:style-name="species"><text:span text:style-name="T616">-GliresScandentia</text:span></text:span></text:p>
      <text:p text:style-name="P199"><text:span text:style-name="species"><text:span text:style-name="T616">ATG</text:span></text:span><text:span text:style-name="species"><text:span text:style-name="T460">GACATCGCCATCCACCACCCCTGGATTCGTCGGCCCTTCTTCCCTTTCCACTCCCCC</text:span></text:span><text:span text:style-name="T797">AGCCGCCTCTTTGACCAGTTCTTCGGGGAGCACCTGTTGGAGTCTGACCTCTTCTCGACTGCCACTTCTCTGAGCCCCTTCTACCTTCGGCCACCCTCCTTCCTTCGAGCACCCAGCTGGATCGACACTGGACTCTCGGAGATGCGTATGGAGAAGGACAGATTCTCCGTCAACCTGGACGTGAAGCACTTCTCCCCAGAGGAACTGAAAGTCAAGGTGCTGGGAGATGTGATTGAGGTGCATGGGAAGCACGAAGAACGCCAGGACGAACACGGATTCATCTCTAGGGAGTTCCACAGGAAGTACCGGATCCCGGCTGATGTGGATCCTCTCACCATTACTTCCTCCCTGTCATCTGATGGGGTCCTCACTGTGAATGGACCAAGGAAACAGGCCTCTGGCCCTGAGCGTACCATTCCCATCACCCGTGAAGACAAGCCTGCTGTCACGGCCGCCCCTAAGAAG</text:span><text:span text:style-name="T759">TAG</text:span></text:p>
      <text:p text:style-name="P187"><text:span text:style-name="species"><text:span text:style-name="T616">&gt;</text:span></text:span><text:bookmark text:name="feature_NP_037067.1_CDS_0"/><text:span text:style-name="species"><text:span text:style-name="T616">046-NM_012935.4-HspB5-</text:span></text:span><text:span text:style-name="species"><text:span text:style-name="T604">Rattus</text:span></text:span><text:span text:style-name="species"><text:span text:style-name="T616">-</text:span></text:span><text:span text:style-name="species"><text:span text:style-name="T604">norvegicus</text:span></text:span><text:span text:style-name="species"><text:span text:style-name="T379">-</text:span></text:span><text:span text:style-name="species"><text:span text:style-name="T380">GliresScandentia</text:span></text:span></text:p>
      <text:p text:style-name="P196"><text:span text:style-name="species"><text:span text:style-name="T616">ATG</text:span></text:span><text:span text:style-name="species"><text:span text:style-name="T460">GACATAGCCATCCACCACCCCTGGATCCGGCGTCCCTTCTTTCCTTTCCACTCCCCA</text:span></text:span><text:span text:style-name="T797">AGCCGCCTCTTTGACCAGTTCTTCGGAGAGCACCTGTTGGAGTCTGACCTCTTCTCTACAGCCACTTCCCTGAGCCCCTTCTACCTTCGGCCACCCTCCTTCCTGCGGGCACCTAGCTGGATTGACACTGGGCTCTCAGAGATGCGTATGGAGAAGGACAGGTTCTCTGTGAACCTGGACGTGAAGCACTTCTCTCCAGAGGAACTCAAAGTCAAGGTTCTGGGAGACGTGATTGAGGTGCACGGCAAGCACGAAGAGCGCCAG</text:span><text:soft-page-break/><text:span text:style-name="T797">GACGAACATGGCTTCATCTCCAGGGAGTTCCACAGGAAGTACCGGATCCCAGCCGACGTGGATCCTCTCACCATTACTTCTTCCCTGTCATCGGATGGAGTCCTCACTGTGAATGGACCAAGGAAACAGGCCTCTGGCCCTGAGCGCACCATTCCCATCACCCGTGAAGAGAAGCCTGCTGTCACTGCAGCCCCTAAGAAG</text:span><text:span text:style-name="T759">TAG</text:span></text:p>
      <text:p text:style-name="P41"><text:span text:style-name="species"><text:span text:style-name="T394">&gt;</text:span></text:span><text:bookmark text:name="feature_XP_006151046.1_CDS_0"/><text:span text:style-name="species"><text:span text:style-name="T394">047-</text:span></text:span><text:span text:style-name="species"><text:span text:style-name="T746">XM_006150984.2</text:span></text:span><text:span text:style-name="species"><text:span text:style-name="T392">-</text:span></text:span><text:span text:style-name="species"><text:span text:style-name="T394">HspB5-</text:span></text:span><text:span text:style-name="species"><text:span text:style-name="T392">Tupaia-chinensis-</text:span></text:span><text:span text:style-name="species"><text:span text:style-name="T394">GliresScandentia</text:span></text:span></text:p>
      <text:p text:style-name="P328"><text:span text:style-name="species"><text:span text:style-name="T413">ATG</text:span></text:span><text:span text:style-name="species"><text:span text:style-name="T370">GACATCGCCATCCACCACCCCTGGATCCGCCGCCCCTTCTTTCCTTTCCACTCTCCC</text:span></text:span><text:span text:style-name="T797">AGCCGTCTCTTTGACCAGTTCTTTGGGGAGCACCTGTTGGAGTCTGATCTCTTCCCGACATCTACTTCCCTGAGCCCCTTTTACTTTCGGCTGCCCTCATTTCTGCGGGGAACCAGCTGGATTGACACTGGACTTTCAGAGATGCGCCTAGAGAAAGACAGGTTCTCTGTCAACTTGGATGTGAAACACTTCTCCCCAGAGGAACTCAAGGTCAAGGTGCTGGGAGACGTGATTGAGGTGCATGGCAAACATGAAGAGCGCCAGGATGAACATGGTTTCATCTCCAGGGAGTTCCACAGGAAATACCGGGTTCCAGCTGATGTGGACCCTCTCGCCATTACTTCATCCCTGTCATCTGATGGGGTCCTCACTGTGAATGGACCAAGGAAACAGGCCCCAGGCCCTGAGCGCACCATTCCCATCACCCGTGAAGAGAAGCCTGCTGTCACTGCAGCCCCCAAGAAG</text:span><text:span text:style-name="T804">TAG</text:span></text:p>
      <text:p text:style-name="P51"><text:span text:style-name="species"><text:span text:style-name="T539">&gt;</text:span></text:span><text:bookmark text:name="feature_NP_001291803.1_CDS_0"/><text:span text:style-name="species"><text:span text:style-name="T539">050-NM_001304874.1-HspB5-</text:span></text:span><text:span text:style-name="species"><text:span text:style-name="T523">Ailuropoda</text:span></text:span><text:span text:style-name="species"><text:span text:style-name="T539">-</text:span></text:span><text:span text:style-name="species"><text:span text:style-name="T523">melanoleuca</text:span></text:span><text:span text:style-name="species"><text:span text:style-name="T539">-Laurasitheria</text:span></text:span></text:p>
      <text:p text:style-name="P262"><text:span text:style-name="species"><text:span text:style-name="T539">ATG</text:span></text:span><text:span text:style-name="species"><text:span text:style-name="T490">GACATCGCCATCCACCACCCTTGGATCCGCCGCCCCTTCTTCCCCTTCCATTCTCCC</text:span></text:span><text:span text:style-name="T797">AGCCGCCTCTTTGACCAGTTCTTCGGGGAGCACCTGTTGGAGTCTGACCTCTTCCCAACTTCTACTTCCCTGAGCCCCTTCTACCTGCGGCCACCCTCATTCCTGCGGGCACCCAGCTGGATTGACACCGGGCTCTCGGAGATGCGTCTGGAGAAGGACAGATTCTCTGTCAACCTGGATGTGAAGCACTTCTCCCCAGAGGAACTCAAGGTCAAGGTGTTGGGAGATGTGATTGAGGTGCACGGCAAACATGAAGAGCGCCAGGATGAACATGGTTTCATCTCCCGGGAGTTCCACAGGAAATACCGGATCCCAGCCGATGTGGACCCTCTTGCCATTACTTCATCCCTGTCATCTGATGGGGTCCTCACTGTGAATGGACCAAGGAAGCAGGCCTCTGGCCCTGAGCGCACCATTCCCATCACCCGTGAAGAGAAGCCTGCTGTCACTGCAGCCCCCAAGAAG</text:span><text:span text:style-name="T759">TAG</text:span></text:p>
      <text:p text:style-name="P190"><text:span text:style-name="species"><text:span text:style-name="T570">&gt;</text:span></text:span><text:bookmark text:name="feature_XP_019830829.1_CDS_0"/><text:span text:style-name="species"><text:span text:style-name="T570">050b-XM_019975270.1-HspB5-</text:span></text:span><text:span text:style-name="species"><text:span text:style-name="T523">Bos</text:span></text:span><text:span text:style-name="species"><text:span text:style-name="T570">-</text:span></text:span><text:span text:style-name="species"><text:span text:style-name="T523">indicus</text:span></text:span><text:span text:style-name="species"><text:span text:style-name="T570">-Laurasitheria</text:span></text:span></text:p>
      <text:p text:style-name="P198"><text:span text:style-name="species"><text:span text:style-name="T570">ATG</text:span></text:span><text:span text:style-name="species"><text:span text:style-name="T510">GATATCGCCATCCACCACCCCTGGATCCGCCGCCCCTTCTTCCCTTTCCACTCTCCC</text:span></text:span><text:span text:style-name="T797">AGCCGCCTCTTTGACCAGTTTTTTGGCGAGCACCTGTTAGAGTCTGATCTCTTCCCAGCTTCTACTTCCCTGAGCCCCTTCTACCTTCGGCCGCCCTCATTTCTGCGGGCACCCAGCTGGATTGACACTGGCCTCTCAGAGATGCGTCTGGAGAAGGACAGATTCTCTGTCAACCTGGATGTGAAGCACTTCTCCCCAGAGGAACTCAAGGTCAAGGTGCTGGGAGATGTGATTGAGGTGCATGGCAAACATGAAGAGCGCCAGGATGAACATGGTTTTATCTCCCGGGAGTTCCACAGGAAATACCGGATCCCAGCTGACGTGGACCCTCTCGCCATTACTTCATCCCTGTCGTCTGATGGGGTCCTCACTGTGAATGGACCAAGGAAACAGGCCTCCGGCCCCGAGCGCACCATTCCCATCACCCGTGAAGAGAAGCCGGCTGTCACTGCAGCCCCCAAGAAG</text:span><text:span text:style-name="T759">TAG</text:span></text:p>
      <text:p text:style-name="P195"><text:span text:style-name="species"><text:span text:style-name="T525">&gt;</text:span></text:span><text:bookmark text:name="feature_NP_776715.1_CDS_0"/><text:span text:style-name="species"><text:span text:style-name="T525">052-NM_174290.2</text:span></text:span><text:span text:style-name="species"><text:span text:style-name="T523">-</text:span></text:span><text:span text:style-name="species"><text:span text:style-name="T525">HspB5-</text:span></text:span><text:span text:style-name="species"><text:span text:style-name="T523">Bos-taurus-</text:span></text:span><text:span text:style-name="species"><text:span text:style-name="T525">Laurasitheria</text:span></text:span></text:p>
      <text:p text:style-name="P195"><text:span text:style-name="species"><text:span text:style-name="T525">ATG</text:span></text:span><text:span text:style-name="species"><text:span text:style-name="T479">GATATCGCCATCCACCACCCCTGGATCCGCCGCCCCTTCTTCCCTTTCCACTCTCCC</text:span></text:span><text:span text:style-name="T797">AGCCGCCTCTTTGACCAGTTTTTTGGCGAGCACCTGTTGGAGTCTGATCTCTTCCCAGCTTCTACTTCCCTGAGCCCCTTCTACCTTCGGCCGCCCTCATTTCTGCGGGCACCCAGCTGGATTGACACTGGCCTCTCAGAGATGCGTCTGGAGAAGGACAGATTCTCTGTCAACCTGGATGTGAAGCACTTCTCCCCAGAGGAACTCAAGGTCAAGGTGCTGGGAGATGTGATTGAGGTGCATGGCAAACATGAAGAGCGCCAGGATGAACATGGTTTTATCTCCCGGGAGTTCCACAGGAAATACCGGATCCCAGCTGACGTGGACCCTCTCGCCATTACTTCATCCCTGTCCTCTGATGGGGTCCTCACTGTGAATGGACCAAGGAAACAGGCCTCCGGCCCTGAGCGCACCATTCCCATCACCCGTGAAGAGAAGCCGGCTGTCACTGCAGCCCCCAAGAAG</text:span><text:span text:style-name="T759">TA</text:span><text:span text:style-name="T760">G</text:span></text:p>
      <text:p text:style-name="P189"><text:span text:style-name="species"><text:span text:style-name="T569">&gt;</text:span></text:span><text:bookmark text:name="feature_XP_006190435.1_CDS_0"/><text:span text:style-name="species"><text:span text:style-name="T569">053-XM_006190373.2</text:span></text:span><text:span text:style-name="species"><text:span text:style-name="T440">-HspB5-</text:span></text:span><text:span text:style-name="species"><text:span text:style-name="T439">isoform</text:span></text:span><text:span text:style-name="species"><text:span text:style-name="T440">-</text:span></text:span><text:span text:style-name="species"><text:span text:style-name="T439">X1</text:span></text:span><text:span text:style-name="species"><text:span text:style-name="T440">-</text:span></text:span><text:span text:style-name="species"><text:span text:style-name="T439">Camelus</text:span></text:span><text:span text:style-name="species"><text:span text:style-name="T440">-</text:span></text:span><text:span text:style-name="species"><text:span text:style-name="T439">ferus</text:span></text:span><text:span text:style-name="species"><text:span text:style-name="T440">-</text:span></text:span><text:span text:style-name="species"><text:span text:style-name="T441">Laurasitheria</text:span></text:span></text:p>
      <text:p text:style-name="P197"><text:span text:style-name="species"><text:span text:style-name="T569">ATG</text:span></text:span><text:span text:style-name="species"><text:span text:style-name="T509">GACATCGCCATCCACCACCCCTGGATCCGCCGCCCCTTCTTTCCTTTCCACTCCCCC</text:span></text:span><text:span text:style-name="T797">AGCCGCCTCTTTGACCAGTTCTTTGGGGAGCACCTGTTGGAGTCTGATCTCTTCCCAACTACTACTTCCCTGAGCCCCTTCTACCTTCGGCCACCCTCATTTCTGCGGGCACCCAGCTGGATTGACACTGGGCTCTCAGAGATGCGTCTGGAGAAGGACAGATTCTCTGTCAACCTGGATGTGAAGCACTTCTCCCCTGAGGAACTCAAGGTCAAGGTGCTGGGAGATGTGATTGAGGTGCACGGCAAACATGAAGAACGCCAGGATGAACATGGTTTCATCTCCCGGGAGTTCCACAGGAAATACCGGATCCCAGCTGATGTGGACCCTCTCGCCATTACTTCATCCCTGTCATCTGATGGGGTCCTCACTGTGAATGGACCAAGGAAACAGGCCTCTGGCCCTGAGCGCACCATTCCCATCACCCGCGAAGAGAAGCCTGCTGTCACTGCAGCCCCCAAGAAG</text:span><text:span text:style-name="T759">TAG</text:span></text:p>
      <text:p text:style-name="P108"><text:span text:style-name="species"><text:span text:style-name="T544">&gt;</text:span></text:span><text:bookmark text:name="feature_AHL21625.1_CDS_0"/><text:span text:style-name="species"><text:span text:style-name="T544">053a-KJ174932.1-Hsp</text:span></text:span><text:span text:style-name="species"><text:span text:style-name="T545">B5-</text:span></text:span><text:span text:style-name="species"><text:span text:style-name="T595">stopcodon-missing</text:span></text:span><text:span text:style-name="species"><text:span text:style-name="T545">-</text:span></text:span><text:span text:style-name="species"><text:span text:style-name="T524">Camelus</text:span></text:span><text:span text:style-name="species"><text:span text:style-name="T545">-</text:span></text:span><text:span text:style-name="species"><text:span text:style-name="T524">dromedarius</text:span></text:span><text:span text:style-name="species"><text:span text:style-name="T545">-Laurasitheria</text:span></text:span></text:p>
      <text:p text:style-name="P265"><text:span text:style-name="species"><text:span text:style-name="T545">ATG</text:span></text:span><text:span text:style-name="species"><text:span text:style-name="T495">GACATCGCCATCCACCACCCCTGGATCCGCCGCCCCTTCTTTCCTTTCCACTCCCCC</text:span></text:span><text:span text:style-name="T800">AGCCGCCTCTTTGACCAGTTCTTTGGGGAGCACCTGTTGGAGTCTGATCTCTTCCCAACTACTACTTCCCTGAGCCCCTTCTACCTTCGGCCACCCTCATTTCTGCGGGCACCCAGCTGGATTGACACTGGGCTCTCAGAGATGCGTCTGGAGAAGGACAGATTCTCTGTCAACCTGGATGTGAAGCACTTCTCCCCTGAGGAACTCAAGGTCAAGGTGCTGGGAGATGTGATTGAGGTGCACGGCAAACATGAAGAACGCCAGGATGAACATGGTTTCATCTCCCGGGAGTTCCACAGGAAATACCGGATCCCAGCTGATGTGGACCCTCTCGCCATTACTTCATCCCTGTCATCTGATGGGGTCCTCACTGTGAATGGACCAAGGAAACAGGCCTCTGGCCCTGAGCGCACCATTCCCATCACCCGCGAAGAGAAGCCTGCTGTCACTGCAGCCCCCAAGAAG</text:span><text:span text:style-name="T765">TA</text:span><text:span text:style-name="T764">G</text:span></text:p>
      <text:p text:style-name="P88"><text:span text:style-name="species"><text:span text:style-name="T544">&gt;</text:span></text:span><text:bookmark text:name="feature_XP_010984284.1_CDS_0"/><text:span text:style-name="species"><text:span text:style-name="T546">0</text:span></text:span><text:span text:style-name="species"><text:span text:style-name="T568">53</text:span></text:span><text:span text:style-name="species"><text:span text:style-name="T576">a</text:span></text:span><text:span text:style-name="species"><text:span text:style-name="T546">-</text:span></text:span><text:span text:style-name="species"><text:span text:style-name="T544">XM_010985982.1-Hsp</text:span></text:span><text:span text:style-name="species"><text:span text:style-name="T545">B5-</text:span></text:span><text:span text:style-name="species"><text:span text:style-name="T596">N</text:span></text:span><text:span text:style-name="species"><text:span text:style-name="T595">S</text:span></text:span><text:span text:style-name="species"><text:span text:style-name="T596">ho</text:span></text:span><text:span text:style-name="species"><text:span text:style-name="T577">r</text:span></text:span><text:span text:style-name="species"><text:span text:style-name="T596">tened</text:span></text:span><text:span text:style-name="species"><text:span text:style-name="T545">-</text:span></text:span><text:span text:style-name="species"><text:span text:style-name="T524">C</text:span></text:span><text:span text:style-name="species"><text:span text:style-name="T523">amelus</text:span></text:span><text:span text:style-name="species"><text:span text:style-name="T544">-</text:span></text:span><text:span text:style-name="species"><text:span text:style-name="T523">dromedarius</text:span></text:span><text:span text:style-name="species"><text:span text:style-name="T544">-Laurasitheria</text:span></text:span></text:p>
      <text:p text:style-name="P265"><text:span text:style-name="T770">ATG</text:span><text:span text:style-name="T797">GACATCGCCATCCACCACCCCTGGATCCGCCGCCCCTTCTTTCCTTTCCACTCCCCCAGCCGCCTCTTTGACCAGTTCTTTGGGGAGCACCTGTTGGAGTCTGATCTCTTCCCAACTACTACTTCCCTGAGCCCCTTCTACCTTCGGCCACCCTCATTTCTGCGGGCACCCAGCTGGATTGACACTGGGCTCTCAGAGATGCGTCTGGAGAAGGACAGATTCTCTGTCAACCTGGATGTGAAGCACTTCTCCCCTGAGGAACTCAAGGTCAAGGTGCTGGGAGATGTGATTGAGGTGCACGGCAAACATGAAGAACGCCAGGATGAACATGGTTTCATCTCCCGGGAGTTCCACAGGAAATACCGGATCCCAGCTGATGTGGACCCTCTCGCCATTACTTCATCCCTGTCATCTGATGGGGTCCTCACTGTGAATGGACCAAGGAAACAGGCCTCTGGCCCTGAGCGCACCATTCCCATCACCCGCGAAGAGAAGCCTGCTGTCACTGCAGCCCCCAAGAAG</text:span><text:span text:style-name="T759">TAG</text:span></text:p>
      <text:p text:style-name="P77"><text:span text:style-name="species"><text:span text:style-name="T570">&gt;</text:span></text:span><text:bookmark text:name="feature_XP_862258.2_CDS_0"/><text:span text:style-name="species"><text:span text:style-name="T570">054-XM_857165.5-HspB5-</text:span></text:span><text:span text:style-name="species"><text:span text:style-name="T523">Canis</text:span></text:span><text:span text:style-name="species"><text:span text:style-name="T570">-</text:span></text:span><text:span text:style-name="species"><text:span text:style-name="T523">lupus</text:span></text:span><text:span text:style-name="species"><text:span text:style-name="T570">-Laurasitheria</text:span></text:span></text:p>
      <text:p text:style-name="P287"><text:span text:style-name="species"><text:span text:style-name="T570">ATG</text:span></text:span><text:span text:style-name="species"><text:span text:style-name="T510">GACATCGCCATCCACCACCCCTGGATCCGCCGCCCCTTCTTTCCCTTCCACTCCCCC</text:span></text:span><text:span text:style-name="T797">AGCCGCCTCTTTGACCAGTTCTTCGGAGAGCACCTGTTGGAGTCCGATCTCTTCCCAACTTCTACTTCCCTGAGCCCCTTCTACCTTCGGCCACCCTCATTCCTGCGGGCACCCAGCTGGATTGACACCGGGCTCTCAGAGATGCGTCTGGAGAAGGACAGATTCTCTGTCAACCTGGATGTGAAGCACTTCTCCCCAGAGGAGCTCAAGGTCAAGGTGTTGGGAGATGTGATTGAGGTGCATGGCAAACATGAAGAGCGCCAGGATGAACATGGTTTCATCTCCCGGGAGTTCCACAGGAAATACAGGATCCCAGCCGATGTGGATCCTCTTGCCATTACTTCATCCCTGTCATCTGATGGGGTCCTCACTGTGAATGGACCAAGGAAGCAGGCCTCAGGCCCTGAGCGCACCATTCCCATCACCCGTGAAGAAAAGCCTGCAGTCACTGCAGCCCCCAAGAAA</text:span><text:span text:style-name="T759">TAG</text:span></text:p>
      <text:p text:style-name="P50"><text:span text:style-name="species"><text:span text:style-name="T613">&gt;</text:span></text:span><text:bookmark text:name="feature_XP_004427396.2_CDS_0"/><text:span text:style-name="species"><text:span text:style-name="T613">055-</text:span></text:span><text:span text:style-name="species"><text:span text:style-name="T786">XM_004427339.2</text:span></text:span><text:span text:style-name="species"><text:span text:style-name="T613">-HspB5-</text:span></text:span><text:span text:style-name="species"><text:span text:style-name="T604">Ceratotherium</text:span></text:span><text:span text:style-name="species"><text:span text:style-name="T613">-</text:span></text:span><text:span text:style-name="species"><text:span text:style-name="T604">simum</text:span></text:span><text:span text:style-name="species"><text:span text:style-name="T613">-Laurasitheria</text:span></text:span></text:p>
      <text:p text:style-name="P261"><text:span text:style-name="species"><text:span text:style-name="T613">ATG</text:span></text:span><text:span text:style-name="species"><text:span text:style-name="T459">GACGTCGCCATTCACCACCCGTGGATCCGCCGCCCCTTCTTTCCTTTCCCCTCTCCC</text:span></text:span><text:span text:style-name="T797">AGCCGCCTCTTTGACCAGTTCTTCGGAGAGCACCTGTTGGAGTCTGATCTCTTCCCCACTTCTACTTCCTTGAGTCCCTTCTACCTTCGGCTGCCCTCGTTCCTGCGGGCACCCAGCTGGATTGACACTGGGCTCTCAGAGATGCGTCTGGAGAAG</text:span><text:soft-page-break/><text:span text:style-name="T797">GACAGATTCTCTGTCAACCTGGACGTGAAGCACTTCTCCCCAGAGGAACTCAAGGTCAAGGTGCTGGGAGATACGATTGAGGTGCACGGGAAACATGAAGAGCGCCAGGATGAACACGGTTTCATCTCCCGAGAGTTCCACAGGAAATACCGGATCCCAGCTGATGTGGACCCTCTCGCCATTACTTCTTCCCTGTCATCTGATGGGGTCCTCACCGTGAATGGACCAAGGAAACAGGCCTCTGGCCCGGAGCGCACCATTCCCATCACCCGTGAAGAGAAGCCTGCTGTCACTGCAGCCCCCAAGAAG</text:span><text:span text:style-name="T759">TAG</text:span></text:p>
      <text:p text:style-name="P77"><text:span text:style-name="species"><text:span text:style-name="T571">&gt;</text:span></text:span><text:bookmark text:name="feature_XP_004689330.1_CDS_0"/><text:span text:style-name="species"><text:span text:style-name="T571">056-XM_004689273.2-HspB5-</text:span></text:span><text:span text:style-name="species"><text:span text:style-name="T523">Condylura</text:span></text:span><text:span text:style-name="species"><text:span text:style-name="T571">-</text:span></text:span><text:span text:style-name="species"><text:span text:style-name="T523">cristata</text:span></text:span><text:span text:style-name="species"><text:span text:style-name="T571">-Laurasitheria</text:span></text:span></text:p>
      <text:p text:style-name="P288"><text:span text:style-name="species"><text:span text:style-name="T571">ATG</text:span></text:span><text:span text:style-name="species"><text:span text:style-name="T511">GACATCGCCATCCACCACCCTTGGATCCGACGCCCCTTCTTCCCTTTCCACTCCCCC</text:span></text:span><text:span text:style-name="T797">AGCCGCCTCTTCGACCAGTTCTTCGGAGAGCACCTGTTGGACACTGACCTCTTCCCAACTTCTACTTCCCTGAGCCCCTTCTACCTTCGGATGCCATCCTTCCTGCGGGCACCCAGCTGGATTGACACGGGTTTCTCAGAGATGCGTCTGGAGAAGGACAGATTCTCTGTCAACCTGGATGTGAAGCACTTCTCCCCAGAGGAACTCAAGGTCAAAGTGCTGGGAGACGTGATTGAGGTGCATGGCAAACATGAAGAGCGCCAGGATGAACACGGTTTCATCTCCCGGGAGTTCCAAAGGAAATACCGAATCCCTGCTGATGTGGACCCTCTCACTATTACTTCCTCCCTGTCATCTGATGGGGTCCTCACTGTGAATGGACCAAGGAAACAGGCTTTGGGTCCTGAGCGCACCATTCCCATCACCCGTGAAGAGAAGCCTGCTGTCACTGCCTCCAAGAAG</text:span><text:span text:style-name="T759">TAG</text:span></text:p>
      <text:p text:style-name="P78"><text:span text:style-name="species"><text:span text:style-name="T633">&gt;057-</text:span></text:span><text:span text:style-name="species"><text:span text:style-name="T788">XM_022561589.1</text:span></text:span><text:span text:style-name="species"><text:span text:style-name="T633">-HspB5-Delphinapterus-leucas</text:span></text:span><text:span text:style-name="species"><text:span text:style-name="T608">-</text:span></text:span><text:span text:style-name="species"><text:span text:style-name="T609">Laurasiathera</text:span></text:span></text:p>
      <text:p text:style-name="P209"><text:span text:style-name="species"><text:span text:style-name="T604">ATG</text:span></text:span><text:span text:style-name="species"><text:span text:style-name="T453">GACATCGCCATCCACCACCCCTGGATCCGCCGCCCCTTCTTTCCTTTTCACTCTCCC</text:span></text:span><text:span text:style-name="T767">AGCCGCCTCTTTGACCAGTTCTTTGGCGAGCACCTGTTGGAGTCTGATCTCTTCCCAGCTTCTACTTCCCTGAGCCCCTTCTACCTTCGGCTGCCTTCATTTCTGCGGGCACCCAGCTGGATTGACACTGGGCTCTCAGAGATGCGGTTGGAGAAGGACAGATTCTCTGTCAACCTGGATGTGAAGCACTTCTCCCCAGAGGAACTCAAGGTTAAGGTGCTGGGAGATGTGATTGAGGTGCATGGAAAACATGAAGAGCGCCAGGATGAACATGGCTTCGTCTCCCGGGAGTTCCACCGGAAGTACCGGATCCCAGCTGATGTGGACCCTCTCACAATTACTTCATCCCTGTCATCTGATGGCATCCTCACTGTGAATGGACCAAGGAAACAGGCCTCGGGCCCTGAGCGCACCATTCCCATCACCCGTGAAGAGAAACCTGCTGTCACTGCAGCCCCCAAGAAG</text:span><text:span text:style-name="T766">TAG</text:span></text:p>
      <text:p text:style-name="P143"><text:bookmark text:name="feature_XP_022368565.1_CDS_0"/><text:span text:style-name="species"><text:span text:style-name="T609">&gt;058-</text:span></text:span><text:span text:style-name="species"><text:span text:style-name="T604">XM_022512857.1-</text:span></text:span><text:span text:style-name="species"><text:span text:style-name="T609">HspB2-</text:span></text:span><text:span text:style-name="species"><text:span text:style-name="T785">transcript-variant-X2-</text:span></text:span><text:span text:style-name="species"><text:span text:style-name="T608">Enhydra-lutris-</text:span></text:span><text:span text:style-name="species"><text:span text:style-name="T609">Laurasiathera</text:span></text:span></text:p>
      <text:p text:style-name="P254"><text:span text:style-name="species"><text:span text:style-name="T604">ATG</text:span></text:span><text:span text:style-name="species"><text:span text:style-name="T453">GACATCGCCATCCACCACCCCTGGATCCGCCGCCCCTTCTTTCCCTTCCACTCTCCC</text:span></text:span><text:span text:style-name="T797">AGCCGCCTCTTTGACCAGTTCTTTGGAGAGCACCTGTTGGAGTCTGATCTCTTCCCAGCTTCTACTTCCCTGAGCCCCTTCTACCTTCGGCCACCCTCCTTCCTGCGGGCACCCAGCTGGATTGACACCGGGCTCTCAGAGATGCGCCTGGAGAAGGACAGATTCTCTGTCAACCTGGATGTGAAGCACTTCTCCCCAGAGGAACTCAAGGTCAAGGTGTTGGGAGACGTGATTGAGGTGCACGGCAAACATGAAGAGCGTCAGGATGAACATGGTTTCATCTCCCGGGAGTTCCATAGGAAATACCGGATCCCAGCTGATGTGGACCCTCTTGCCATTACTTCATCCCTGTCAACTGACGGGGTCCTCACTGTGAATGGACCAAGGAAGCAGGCCTCTGGCCCTGAGCGCACCATTCCCATCAACCGTGAAGAGAAGCCTGCTGTCACTGCAGCCCCCAAGAAG</text:span><text:span text:style-name="T759">TAG</text:span></text:p>
      <text:p text:style-name="P343"><text:bookmark text:name="feature_XP_008148383.1_CDS_0"/><text:span text:style-name="species"><text:span text:style-name="T659">&gt;059-</text:span></text:span><text:span text:style-name="species"><text:span text:style-name="T604">XM_008150161.1</text:span></text:span><text:span text:style-name="species"><text:span text:style-name="T659">-HspB5-</text:span></text:span><text:span text:style-name="species"><text:span text:style-name="T604">Eptesicus</text:span></text:span><text:span text:style-name="species"><text:span text:style-name="T659">-</text:span></text:span><text:span text:style-name="species"><text:span text:style-name="T604">fuscus</text:span></text:span><text:span text:style-name="species"><text:span text:style-name="T659">-Laurasitheria</text:span></text:span></text:p>
      <text:p text:style-name="P286"><text:span text:style-name="species"><text:span text:style-name="T604">ATG</text:span></text:span><text:span text:style-name="species"><text:span text:style-name="T453">GACATCGCCATCCACCACCCCTGGATCCGCCGCCCCTTCTTTCCTTTCCACTCGCCC</text:span></text:span><text:span text:style-name="T797">AGCCGCCTCTTTGACCAGTTCTTTGGAGAGCACCTGCTGGAGTCTGATCTCTTCCCCACTTCTACTTCCCTGAGCCCCTTCTACCTCCGGCCACCGTCATTCCTGCGGGCACCCAGCTGGATTGACACTGGGCTCTCAGAGATGCGTCTGGAGAAAGACAGATTCTCTGTCAACCTGGATGTGAAGCACTTCTCCCCAGAAGAACTCAAGGTCAAGGTGCTGGGAGATGTGATTGAGGTGCACGGCAAACACGAAGAGCGCCAGGATGAACACGGTTTCATTTCCCGGGAGTTCCACAGGAAATATCGGATCCCAGCAGATGTGGACCCTCTTGCCATCACTTCATCCCTGTCATCTGATGGGGTCCTCAGTGTGAATGGACCAAGGAAACAGGCCTCTGGCCCTGAGCGCACCATTCCCATCACTCGTGAAGAGAGGCCTGCTGTCACTGCAGCCTCCAAGAAG</text:span><text:span text:style-name="T759">TAG</text:span></text:p>
      <text:p text:style-name="P7"><text:span text:style-name="ff_5f_line"><text:span text:style-name="T794">&gt;</text:span></text:span><text:bookmark text:name="feature_XP_001501829.1_CDS_0"/><text:span text:style-name="ff_5f_line"><text:span text:style-name="T779">060-XM_001501779.5-HspB5-</text:span></text:span><text:span text:style-name="ff_5f_line"><text:span text:style-name="T778">Equus</text:span></text:span><text:span text:style-name="ff_5f_line"><text:span text:style-name="T779">-</text:span></text:span><text:span text:style-name="ff_5f_line"><text:span text:style-name="T778">caballus</text:span></text:span><text:span text:style-name="ff_5f_line"><text:span text:style-name="T779">-Laurasitheria</text:span></text:span></text:p>
      <text:p text:style-name="P301"><text:span text:style-name="ff_5f_line"><text:span text:style-name="T779">ATG</text:span></text:span><text:span text:style-name="ff_5f_line"><text:span text:style-name="T768">GACATCGCCATCCACCACCCGTGGATCCGCCGCCCCTTCTTTCCTTTCCACTCCCCC</text:span></text:span><text:span text:style-name="T797">AGCCGCCTCTTTGACCAGTTCTTCGGAGAACACCTGTTGGAGTCTGATCTCTTCCCAACCTCTACTTCCCTGAGTCCCTTCTACCTTCGGCCGCCCTCATTCCTGCGGGCACCCAGCTGGATTGACACTGGGCTCTCAGAGATGCGTCTGGAGAAGGACAGATTCTCTGTCAACCTGGATGTGAAGCACTTCTCCCCAGAGGAACTCAAGGTCAAGGTGCTGGGAGATGTGATTGAGGTGCACGGCAAACATGAAGAGCGCCAGGATGAACATGGTTTCATCTCCCGGGAGTTCCACAGGAAGTACCGAATCCCAGCTGATGTGGACCCTCTTGCCATTACTTCCTCCCTGTCATCTGATGGGGTCCTCACTGTGAATGGACCAAGGAAACAGGCCTCTGGCCCTGAGCGTACCATTCCCATCACCCGCGAAGAGAAGCCTGCTGTCACTGCCCCCAAGAAG</text:span><text:span text:style-name="T766">TAG</text:span></text:p>
      <text:p text:style-name="P28"><text:span text:style-name="species"><text:span text:style-name="T375">&gt;</text:span></text:span><text:bookmark text:name="feature_XP_007537909.1_CDS_0"/><text:span text:style-name="species"><text:span text:style-name="T402">60a-XM_007537847.2-HspB5-</text:span></text:span><text:span text:style-name="species"><text:span text:style-name="T392">Erinaceus</text:span></text:span><text:span text:style-name="species"><text:span text:style-name="T402">-</text:span></text:span><text:span text:style-name="species"><text:span text:style-name="T392">europaeus</text:span></text:span><text:span text:style-name="species"><text:span text:style-name="T402">-Laurasitheria</text:span></text:span></text:p>
      <text:p text:style-name="P325"><text:span text:style-name="species"><text:span text:style-name="T402">ATG</text:span></text:span><text:span text:style-name="species"><text:span text:style-name="T375">GACATCGCCATCCACCACCCCTGGATCCGCCGCCCCTTCTTTCCTTTCCACACTCCC</text:span></text:span><text:span text:style-name="T797">AGCCGTCTCTTTGATCAGTTCTTCGGAGAACACCTGCTAGAGTCTGATCTCTTCCCAACTTCTACTTCCCTGAGCCCCTTCTACCTTCGGCCGCCCTCCTTCCTGCGGGCACCCAGCTGGATTGACACTGGGCTCTCAGAGATGCGTCTGGAGAAGGACAGATTCTCAGTTAATCTAGATGTGAAGCACTTCTCCCCTGAGGAACTCAAAGTCAAGGTGCTGGGAGATGTGATTGAGGTGCATGGCAAACACGAAGAGCGCCAGGATGAACATGGCTTCATTTCTCGGGAATTCCAGAGAAAATACCGTATCCCAACTGACGTGGACCCTCTCACCATTACTTCATCCCTGTCATCTGATGGTGTCCTCACTGTGAATGGACCAAGGAAACAGGCCTCTGGCCCCGAGCGCACCATTCCCATCACCCGTGAAGAGAAGCCTGCTGTCACTGCAGCCCCCAAGAAG</text:span><text:span text:style-name="T759">TAG</text:span></text:p>
      <text:p text:style-name="P76"><text:span text:style-name="species"><text:span text:style-name="T632">&gt;</text:span></text:span><text:bookmark text:name="feature_XP_011284647.1_CDS_0"/><text:span text:style-name="species"><text:span text:style-name="T632">061-XM_011286345.3-HspB5-</text:span></text:span><text:span text:style-name="species"><text:span text:style-name="T604">Felis</text:span></text:span><text:span text:style-name="species"><text:span text:style-name="T632">-</text:span></text:span><text:span text:style-name="species"><text:span text:style-name="T604">catus</text:span></text:span><text:span text:style-name="species"><text:span text:style-name="T632">-Laurasitheria</text:span></text:span></text:p>
      <text:p text:style-name="P285"><text:span text:style-name="species"><text:span text:style-name="T632">ATG</text:span></text:span><text:span text:style-name="species"><text:span text:style-name="T471">GACATCGCCATCCACCACCCCTGGATCCGCCGGCCCTTCTTTCCTTTCCACTCCCCC</text:span></text:span><text:span text:style-name="T797">AGCCGCCTCTTTGACCAGTTCTTCGGGGAGCACCTGTTGGAGTCTGATCTCTTCCCAACTTCTACGTCCCTGAGCCCCTTCTACCTCCGGCCACCCTCATTCCTGCGGGCACCCAGCTGGATTGACACTGGGCTCTCAGAGATGCGTCTGGAGAAGGATAGATTCTCTGTCAACCTGGATGTGAAGCACTTCTCTCCAGAGGAACTGAAGGTCAAGGTGTTGGGAGACGTGATTGAGGTGCACGGCAAACACGAAGAGCGCCAGGATGAACATGGTTTTATCTCCCGGGAGTTCCACAGGAAATACCGGATCCCAGCTGATGTGGACCCTCTCGCCATTACTTCATCCCTGTCATCTGATGGGGTCCTCACTGTGAATGGACCAAGGAAGCAGGCCTCTGGCCCTGAGCGTACCATTCCCATCACCCGTGAAGAGAAGCCTGCTGTTACCGCAGCCCCCAAGAAG</text:span><text:span text:style-name="T759">TAG</text:span></text:p>
      <text:p text:style-name="P43"><text:span text:style-name="species"><text:span text:style-name="T531">&gt;</text:span></text:span><text:bookmark text:name="feature_XP_019509231.1_CDS_0"/><text:span text:style-name="species"><text:span text:style-name="T531">062-XM_019653686.1</text:span></text:span><text:span text:style-name="species"><text:span text:style-name="T523">-</text:span></text:span><text:span text:style-name="species"><text:span text:style-name="T531">HspB5-</text:span></text:span><text:span text:style-name="species"><text:span text:style-name="T523">isoform-X1-Hipposideros-armiger-</text:span></text:span><text:span text:style-name="species"><text:span text:style-name="T531">Laurasitheria</text:span></text:span></text:p>
      <text:p text:style-name="P256"><text:span text:style-name="species"><text:span text:style-name="T531">ATG</text:span></text:span><text:span text:style-name="species"><text:span text:style-name="T484">GACATCGCCATTCACCACCCCTGGATCCGACGCCCTTTCTTTCCTTTCCACTCCCCC</text:span></text:span><text:span text:style-name="T797">AGCCGCCTCTTTGACCAGTTCTTCGGAGAGCACCTGTTGGAGTCTGATCTCTTCCCAACTTCTACTTCCCTGAGCCCCTTCTACCTTCGGCCGCCCTCATTCCTGCGGACACCCAGCTGGCTTGACACTGGGCTCTCAGAGATGCGTCTGGAGAAGGACAGATTCTCTGTCAACCTGGATGTGAAGCACTTCTCCCCAGAGGAACTCAAGGTCAAGGTGCTTGGAGATGTGATTGAGGTGCACGGCAAACATGAAGAACGCCAGGATGAACATGGTTTCATCTCCCGGGAGTTCCACAGGAAATACCGGATTCCAGCGGATGTGGACCCTCTAGCCATTACTTCATCCATGTCATCTGATGGGGTCCTCACCGTGAATGGACCAAGGAAACAGGCCTCTGGCCCGGAGCGCACCATTCCCATCACCCGTGTAGAGAAGCCTGCTGTCACTGCAGCCACCAAGAAG</text:span><text:span text:style-name="T759">TAG</text:span></text:p>
      <text:p text:style-name="P63"><text:span text:style-name="species"><text:span text:style-name="T626">&gt;</text:span></text:span><text:bookmark text:name="feature_XP_007464714.1_CDS_0"/><text:span text:style-name="species"><text:span text:style-name="T626">063-XM_007464652.1-HspB5-</text:span></text:span><text:span text:style-name="species"><text:span text:style-name="T604">Lipotes</text:span></text:span><text:span text:style-name="species"><text:span text:style-name="T626">-</text:span></text:span><text:span text:style-name="species"><text:span text:style-name="T604">vexillifer</text:span></text:span><text:span text:style-name="species"><text:span text:style-name="T626">-Laurasitheria</text:span></text:span></text:p>
      <text:p text:style-name="P254"><text:span text:style-name="species"><text:span text:style-name="T604">ATG</text:span></text:span><text:span text:style-name="species"><text:span text:style-name="T453">GACATCGCCATCCACCACCCCTGGATCCGCCGCCCCTTCTTTCCTTTTCACTCTCCC</text:span></text:span><text:span text:style-name="T797">AGCCGCCTCTTTGACCAGTTCTTTGGCGAGCACCTGTTGGAGTCTGATCTCTTCCCAGCTTCTACCTCCCTGAGCCCCTTCTACCTTCGGCTGCCTTCATTTCTGCGGGCACCCAGCTGGATTGACACTGGGCTCTCAGAGATGCGGCTGGAGAAG</text:span><text:soft-page-break/><text:span text:style-name="T797">GACAGATTCTCTGTCAACCTGGATGTGAAGCACTTCTCCCCAGAGGAACTCAAGGTCAAGGTGCTGGGAGATGTGATTGAGGTGCATGGAAAACATGAAGAGCGCCAGGATGAACATGGCTTCGTCTCCCGGGAGTTCCACCGGAAATACCGGATCCCAGCTGATGTGGACCCTCTCACCATTACTTCATCCCTGTCATCTGATGGCATCCTCACTGTGAATGGACCAAGGAAACAGGCCTCGGGCCCTGAGCGCACCATTCCCATCACCCGTGAAGAGAAACCTGCTGTCACTGCAGCCCCCAAGAAG</text:span><text:span text:style-name="T759">TAG</text:span></text:p>
      <text:p text:style-name="P56"><text:span text:style-name="species"><text:span text:style-name="T550">&gt;</text:span></text:span><text:bookmark text:name="feature_XP_017514881.1_CDS_0"/><text:span text:style-name="species"><text:span text:style-name="T551">064-</text:span></text:span><text:span text:style-name="species"><text:span text:style-name="T550">XM_017659392.1</text:span></text:span><text:span text:style-name="species"><text:span text:style-name="T551">-HspB5-</text:span></text:span><text:span text:style-name="species"><text:span text:style-name="T523">Manis</text:span></text:span><text:span text:style-name="species"><text:span text:style-name="T551">-</text:span></text:span><text:span text:style-name="species"><text:span text:style-name="T523">javanica</text:span></text:span><text:span text:style-name="species"><text:span text:style-name="T551">-Laurasitheria</text:span></text:span></text:p>
      <text:p text:style-name="P270"><text:span text:style-name="species"><text:span text:style-name="T550">ATG</text:span></text:span><text:span text:style-name="species"><text:span text:style-name="T499">GACATCGCCATCCACCGCCCCTGGATCCGCCGCCCTTTTTTCCCCTTCCCCTCCCCC</text:span></text:span><text:span text:style-name="T797">AGCCGCCTCTTTGACCAGTTCTTTGGAGAGTGCCTGTTGGAGTCGGACCTCTTCCCAGCCTCTGCCTCCCTGAGCCCCTTCTACCTTCGGCCTCCCTCCTTCCTACGGGCACCCAGCTGGACTGACACTGGGCTCTCAGAGATGCGCCTGGACAAGGACAGATTCTCAGTGAACCTGGATGTGAAGCACTTCTCCCCAGAGGAACTCAAGGTCAAGGTGCTGGGAGATGTGATTGAGGTGCATGGCAAACACGAAGAGCGCCAGGATGAACATGGTTTCATCTCCCGGGAGTTCCACAGAAAGTACCGGATCCCAGCTGACGTGGACCCCCTCGCCATTACTTCATCCCTGTCATCTGATGGCGTCCTCACTGTGAATGGACCAAGGAAACAGGCCTCTGGCCCTGAGCGCACCATTCCCATCACCCGTGAAGAGAAGCCTGCTGTCACTGCAACCCCCAAG</text:span><text:span text:style-name="T759">TAG</text:span></text:p>
      <text:p text:style-name="P32"><text:span text:style-name="species"><text:span text:style-name="T526">&gt;</text:span></text:span><text:bookmark text:name="feature_XP_004749856.1_CDS_0"/><text:span text:style-name="species"><text:span text:style-name="T526">066-XM_004749799.2</text:span></text:span><text:span text:style-name="species"><text:span text:style-name="T523">-</text:span></text:span><text:span text:style-name="species"><text:span text:style-name="T526">HspB5-</text:span></text:span><text:span text:style-name="species"><text:span text:style-name="T523">Mustela-putorius-</text:span></text:span><text:span text:style-name="species"><text:span text:style-name="T526">Laurasitheria</text:span></text:span></text:p>
      <text:p text:style-name="P247"><text:span text:style-name="species"><text:span text:style-name="T526">ATG</text:span></text:span><text:span text:style-name="species"><text:span text:style-name="T480">GACATCGCCATCCACCACCCCTGGATCCGCCGCCCCTTCTTTCCCTTCCACTCACCC</text:span></text:span><text:span text:style-name="T741">AGCCGCCTCTTTGACCAGTTCTTCGGAGAGCACCTGTTGGAGTCTGATCTCTTCCCAACTTCTACTTCCTTGAGCCCCTTCTACCTTCGGCCGCCCTCCTTCCTGCGGGCACCCAGCTGGATTGACACCGGGCTCTCAGAGATGCGCCTGGAGAAGGACAGATTCTCTGTCAACCTGGATGTGAAGCACTTCTCCCCAGAGGAACTCAAGGTCAAGGTGTTGGGAGACGTGATTGAGGTGCACGGCAAACATGAAGAGCGTCAGGATGAACATGGTTTCATCTCCCGGGAGTTCCACAGGAAATACCGGATCCCAGCTGATGTGGACCCTCTTGCCATTACTTCATCCCTGTCCTCTGACGGGGTCCTCACTGTGAATGGACCAAGGAAGCAGGCCTCTGGTCCTGAGCGCACCATTCCCATCACCCGTGAAGAGAAGCCTGCTGTCACTGCAGCCCCCAAGAAG</text:span><text:span text:style-name="T759">TAG</text:span></text:p>
      <text:p text:style-name="P350"><text:span text:style-name="species"><text:span text:style-name="T537">&gt;</text:span></text:span><text:bookmark text:name="feature_XP_012422551.1_CDS_0"/><text:span text:style-name="species"><text:span text:style-name="T537">070-XM_012567097.1</text:span></text:span><text:span text:style-name="species"><text:span text:style-name="T538">-HspB5-</text:span></text:span><text:span text:style-name="species"><text:span text:style-name="T523">Odobenus</text:span></text:span><text:span text:style-name="species"><text:span text:style-name="T538">-</text:span></text:span><text:span text:style-name="species"><text:span text:style-name="T523">rosmarus</text:span></text:span><text:span text:style-name="species"><text:span text:style-name="T538">-Laurasitheria</text:span></text:span></text:p>
      <text:p text:style-name="P263"><text:span text:style-name="species"><text:span text:style-name="T537">ATG</text:span></text:span><text:span text:style-name="species"><text:span text:style-name="T489">GACATCGCCATCCACCACCCCTGGATCCGCCGCCCCTTCTTTCCCTTCCACTCCCCC</text:span></text:span><text:span text:style-name="T797">AGCCGCCTCTTTGACCAGTTCTTCGGAGAGCACCTGTTAGAGTCTGATCTCTTCCCAACTTCTACTTCCCTGAGCCCCTTCTACCTTCGGCCACCCTCATTCCTGCGGGCACCCAGCTGGATTGACACCGGGCTCTCAGAGATGCGTCTGGAGAAGGACAGATTCTCTGTCAACCTGGATGTGAAGCACTTCTCCCCAGAGGAACTCAAGGTCAAGGTGTTGGGAGATGTGATTGAGGTGCACGGCAAACATGAAGAGCGCCAGGATGAACATGGTTTTATCTCCCGGGAGTTCCACAGGAAATACCGGATCCCAGCCGATGTGGACCCTCTTGCCATTACTTCATCCCTGTCATCTGATGGGGTCCTCACTGTGAATGGACCAAGGAAGCAGGCCTCTGGCCCTGAGCGCACCATTCCCATCACCCGTGAAGAGAAACCTGCCGTCACAGCAGCCCCCAAGAAG</text:span><text:span text:style-name="T759">TAG</text:span></text:p>
      <text:p text:style-name="P72"><text:span text:style-name="species"><text:span text:style-name="T564">&gt;</text:span></text:span><text:bookmark text:name="feature_XP_004273462.1_CDS_0"/><text:span text:style-name="species"><text:span text:style-name="T564">071-XM_004273414.2-HspB5-</text:span></text:span><text:span text:style-name="species"><text:span text:style-name="T523">Orcinus</text:span></text:span><text:span text:style-name="species"><text:span text:style-name="T564">-</text:span></text:span><text:span text:style-name="species"><text:span text:style-name="T523">orca</text:span></text:span><text:span text:style-name="species"><text:span text:style-name="T564">-Laurasitheria</text:span></text:span></text:p>
      <text:p text:style-name="P223"><text:span text:style-name="T835">ATG</text:span>GACATCGCCATCCACCACCCCTGGATCCGCCGCCCCTTCTTTCCTTTTCACTCTCCCAGCCGCCTCTTTGACCAGTTCTTTGGCGAGCACCTGTTGGAGTCTGATCTCTTCCCAGCTTCTACTTCCCTGAGCCCCTTCTACCTTCGGCTGCCTTCATTTCTGCGGGCACCCAGCTGGATTGACACTGGGCTCTCAGAGATGCGGCTGGAGAAGGACAGATTCTCTGTCAACCTGGACGTGAAGCACTTCTCCCCAGAGGAACTCAAGGTCAAGGTGCTGGGAGATGTGATTGAGGTGCATGGAAAACATGAAGAGCGCCAGGATGAACATGGCTTCGTCTCCCGGGAGTTCCACCGGAAGTACCGGATCCCAGCTGATGTGGACCCTCTCACAATTACTTCATCCCTGTCATCTGATGGCATCCTCACTGTGAATGGACCAAGGAAACAGGTCTCGGGCCCTGAGCGCACCATTCCCATCACCCGTGAAGAGAAACCTGCTGTCACTGCAGCCCCCAAGAAG<text:span text:style-name="T735">TAG</text:span></text:p>
      <text:p text:style-name="P21"><text:span text:style-name="species"><text:span text:style-name="T621">&gt;</text:span></text:span><text:bookmark text:name="feature_NP_001012475.1_CDS_0"/><text:span text:style-name="species"><text:span text:style-name="T621">072-</text:span></text:span><text:span text:style-name="species"><text:span text:style-name="T782">NM_001012457.2</text:span></text:span><text:span text:style-name="species"><text:span text:style-name="T621">-HspB5-</text:span></text:span><text:span text:style-name="species"><text:span text:style-name="T604">Ovis</text:span></text:span><text:span text:style-name="species"><text:span text:style-name="T621">-</text:span></text:span><text:span text:style-name="species"><text:span text:style-name="T604">aries</text:span></text:span><text:span text:style-name="species"><text:span text:style-name="T621">-Laurasitheria</text:span></text:span></text:p>
      <text:p text:style-name="P321"><text:span text:style-name="species"><text:span text:style-name="T621">ATG</text:span></text:span><text:span text:style-name="species"><text:span text:style-name="T463">GATATCGCCATCCACCACCCCTGGATCCGCCGCCCCTTCTTCCCTTTCCACTCTCCC</text:span></text:span><text:span text:style-name="T797">AGCCGCCTCTTTGACCAGTTCTTTGGTGAGCACCTGTTGGAGTCTGATCTCTTCCCAGCTTCTACTTCCCTGAGCCCCTTCTACCTTCGGCCGCCCTCATTTCTGCGGGCACCCAGCTGGATTGACACTGGCCTCTCAGAGGTGCGTCTGGAGAAGGACAGATTCTCTGTCAACCTGGATGTGAAGCACTTCTCCCCAGAGGAACTCAAGGTCAAGGTGCTGGGAGATGTGATTGAGGTGCATGGCAAACATGAGGAGCGCCAGGATGAACATGGTTTTATCTCCCGAGAGTTCCACAGGAAATACCGGATCCCAGCTGACGTGGACCCTCTCACCATTACTTCATCCCTGTCGTCTGATGGGGTCCTCACTATGAATGGACCAAGGAAACAGGCCTCCGGCCCTGAGCGCACCATTCCCATCACCCGTGAAGAGAAGCCGGCTGTCACTGCAGCCCCCAAGAAG</text:span><text:span text:style-name="T759">TAG</text:span></text:p>
      <text:p text:style-name="P24"><text:span text:style-name="species"><text:span text:style-name="T703">&gt;</text:span></text:span><text:bookmark text:name="feature_XP_015398064.1_CDS_0"/><text:span text:style-name="species"><text:span text:style-name="T703">073-</text:span></text:span><text:span text:style-name="species"><text:span text:style-name="T826">XM_015542578.1</text:span></text:span><text:span text:style-name="species"><text:span text:style-name="T703">-HspB5-</text:span></text:span><text:span text:style-name="species"><text:span text:style-name="T701">Panthera</text:span></text:span><text:span text:style-name="species"><text:span text:style-name="T703">-</text:span></text:span><text:span text:style-name="species"><text:span text:style-name="T701">tigris</text:span></text:span><text:span text:style-name="species"><text:span text:style-name="T703">-Laurasitheria</text:span></text:span></text:p>
      <text:p text:style-name="P323"><text:span text:style-name="species"><text:span text:style-name="T703">ATG</text:span></text:span><text:span text:style-name="species"><text:span text:style-name="T700">GACATCGCCATCCACCACCCCTGGATCCGCCGGCCCTTCTTTCCTTTCCACTCCCCC</text:span></text:span><text:span text:style-name="T797">AGCCGCCTCTTTGACCAGTTCTTCGGGGAGCACCTGTTGGAGTCTGATCTCTTCCCAACTTCTACTTCCCTGAGCCCCTTCTACCTCCGGCCACCCTCATTCCTGCGGGCACCCAGCTGGATTGACACTGGGCTCTCAGAGATGCGTCTGGAGAAGGATAGATTCTCTGTCAACCTGGATGTGAAGCACTTCTCTCCAGAGGAACTGAAGGTCAAGGTGTTGGGAGACGTGATTGAGGTGCACGGCAAACATGAAGAGCGCCAGGATGAACATGGTTTCATCTCCCGGGAGTTCCACAGGAAATACCGGATCCCAGCTGATGTGGACCCTCTCGCCATTACTTCATCCCTGTCATCTGATGGGGTCCTCACTGTGAATGGACCAAGGAAGCAGGCCTCTGGCCCTGAGCGTACCATTCCCATCACTCGTGAAGAGAAGCCTGCTGTTACTGCAGCCCCCAAGAAG</text:span><text:span text:style-name="T759">TAG</text:span></text:p>
      <text:p text:style-name="P42"><text:span text:style-name="species"><text:span text:style-name="T610">&gt;</text:span></text:span><text:bookmark text:name="feature_XP_019324731.1_CDS_0"/><text:span text:style-name="species"><text:span text:style-name="T610">073a-XM_019469186.1</text:span></text:span><text:span text:style-name="species"><text:span text:style-name="T604">-</text:span></text:span><text:span text:style-name="species"><text:span text:style-name="T610">HspB5-</text:span></text:span><text:span text:style-name="species"><text:span text:style-name="T604">Panthera-pardus-</text:span></text:span><text:span text:style-name="species"><text:span text:style-name="T610">Laurasitheria</text:span></text:span></text:p>
      <text:p text:style-name="P255"><text:span text:style-name="species"><text:span text:style-name="T610">ATG</text:span></text:span><text:span text:style-name="species"><text:span text:style-name="T456">GACATCGCCATCCACCACCCCTGGATCCGACGGCCCTTCTTTCCTTTCCACTCCCCC</text:span></text:span><text:span text:style-name="T797">AGCCGCCTCTTTGACCAGTTCTTCGGGGAGCACCTGTTGGAGTCTGATCTCTTCCCAACTTCTACTTCCCTGAGCCCCTTCTACCTCCGGCCACCCTCATTCCTGCGGGCACCCAGCTGGATTGACACTGGGCTCTCAGAGATGCGTCTGGAGAAGGATAGATTCTCTGTCAACCTGGATGTGAAGCACTTCTCTCCAGAGGAACTGAAGGTCAAGGTGTTGGGAGACGTGATTGAGGTGCACGGCAAACATGAAGAGCGCCAGGATGAACATGGTTTCATCTCCCGGGAGTTCCACAGGAAATACCGGATCCCAGCTGATGTGGACCCTCTCGCCATTACTTCATCCCTGTCATCTGATGGGGTCCTCACTGTGAATGGACCAAGGAAGCAGGCCTCTGGCCCTGAGCGTACCATTCCCATCACTCGTGAAGAGAAGCCTGCTGTTACCGCAGCCCCCAAGAAG</text:span><text:span text:style-name="T759">TAG</text:span></text:p>
      <text:p text:style-name="P80"><text:span text:style-name="species"><text:span text:style-name="T566">&gt;</text:span></text:span><text:bookmark text:name="feature_XP_006912883.1_CDS_0"/><text:span text:style-name="species"><text:span text:style-name="T566">074-</text:span></text:span><text:span text:style-name="species"><text:span text:style-name="T603">XM_006912821.1</text:span></text:span><text:span text:style-name="species"><text:span text:style-name="T343">-NShortened</text:span></text:span><text:span text:style-name="species"><text:span text:style-name="T567">-HspB5</text:span></text:span><text:span text:style-name="species"><text:span text:style-name="T566">-</text:span></text:span><text:span text:style-name="species"><text:span text:style-name="T523">Pteropus</text:span></text:span><text:span text:style-name="species"><text:span text:style-name="T566">-</text:span></text:span><text:span text:style-name="species"><text:span text:style-name="T523">alecto</text:span></text:span><text:span text:style-name="species"><text:span text:style-name="T566">-Laurasitheria</text:span></text:span></text:p>
      <text:p text:style-name="P224"><text:span text:style-name="T835">ATG</text:span>GACATCGCCATCCACCACCCCTGGATCCGACGCCCCTTCTTTCCTTTCCACTCCCCCAGCCGCCTCTTTGACCAGTTCTTTGGAGAACACCTGTTGGAGTCTGATCTCTTCCCAACTTCTACTTCCCTGAGCCCCTTCTACCTTCGGCCGCCCTCATTCCTGCGGGCACCCAGCTGGATTGACACTGGGCTCTCAGAGATGCGTCTGGAAAAGGACAGATTTTCTGTCAACCTGGATGTGAAGCACTTCTCCCCAGAAGAACTCAAGGTCAAGGTGCTGGGAGATGTGATTGAGGTGCATGGCAAACATGAAGAACGCCAGGATGAACATGGTTTCATCTCCCGGGAGTTCCACAGGAAATACCGGATCCCAGCAGATGTGGACCCTCTTGCCATAACTTCATCACTGTCCTCTGATGGGGTCCTCACTGTGAATGGACCAAGGAAACAGGCCTCTGGCCCTGAGCGCACCATTCCCATCACCCGTGAAGAGAAGCCTGCTGTCACTGCAGCCCCCAAGAAG<text:span text:style-name="T735">TAG</text:span></text:p>
      <text:p text:style-name="P22"><text:span text:style-name="species"><text:span text:style-name="T399">&gt;</text:span></text:span><text:bookmark text:name="feature_XP_007128329.1_CDS_0"/><text:span text:style-name="species"><text:span text:style-name="T399">075-XM_007128267.2-HspB5-</text:span></text:span><text:span text:style-name="species"><text:span text:style-name="T392">Physeter</text:span></text:span><text:span text:style-name="species"><text:span text:style-name="T399">-</text:span></text:span><text:span text:style-name="species"><text:span text:style-name="T392">catodon</text:span></text:span><text:span text:style-name="species"><text:span text:style-name="T399">-Laurasitheria</text:span></text:span></text:p>
      <text:p text:style-name="P322"><text:span text:style-name="species"><text:span text:style-name="T399">ATG</text:span></text:span><text:span text:style-name="species"><text:span text:style-name="T373">GACATCGCCATCCACCACCCCTGGATCCGCCGCCCCTTCTTTCCTTTTCCCAGCCGC</text:span></text:span><text:span text:style-name="T797">CTCTTTGACCAGTTCTTTGGCGAGCACCTGTTGGAGTCTGATCTCTTCCCAGCTTCTACTTCCCTGAGCCCCTTCTACCTTCGGCTGCCTTCATTTCTGCGGGCACCCAGCTGGATTGACACTGGGCTCTCAGAGATGCGGCTGGAGAAGGACAGATTCTCTGTCAACCTGGATGTGAAGCACTTCTCCCCAGAGGAACTCAAGGTCAGGGTGGTGGGAGATGTGATTGAAGTGCATGGCAAACATGAAGAGCGCCAGGATGAA</text:span><text:soft-page-break/><text:span text:style-name="T797">CATGGCTTCATCTCCCGGGAGTTCCACCGGAAATACCGGATCCCAGCTGATGTGGACCCTCTCACCATTACTTCATCCCTGTCATCTGATGGCGTCCTCACTGTGAATGGACCAAGGAAACAGGTCTCCGGCCCTGAGCGCACCATTCCCATCACCCGTGAAGAGAAACCTGCTGTCACTGCAGCCCCCAAGAAG</text:span><text:span text:style-name="T759">TAG</text:span></text:p>
      <text:p text:style-name="P81"><text:span text:style-name="species"><text:span text:style-name="T542">&gt;</text:span></text:span><text:bookmark text:name="feature_XP_011363711.1_CDS_0"/><text:span text:style-name="species"><text:span text:style-name="T542">076-XM_011365409</text:span></text:span><text:span text:style-name="species"><text:span text:style-name="T543">.2</text:span></text:span><text:span text:style-name="species"><text:span text:style-name="T343">-NShortened</text:span></text:span><text:span text:style-name="species"><text:span text:style-name="T543">-Hsp</text:span></text:span><text:span text:style-name="species"><text:span text:style-name="T542">B5-</text:span></text:span><text:span text:style-name="species"><text:span text:style-name="T523">Pteropus</text:span></text:span><text:span text:style-name="species"><text:span text:style-name="T542">-</text:span></text:span><text:span text:style-name="species"><text:span text:style-name="T523">vampyrus</text:span></text:span><text:span text:style-name="species"><text:span text:style-name="T542">-Laurasitheria</text:span></text:span></text:p>
      <text:p text:style-name="P264"><text:span text:style-name="T770">ATG</text:span><text:span text:style-name="T797">GACATCGCCATCCACCACCCCTGGATCCGACGCCCCTTCTTTCCTTTCCACTCCCCCAGCCGCCTCTTTGACCAGTTCTTTGGAGAACACCTGTTGGAGTCTGATCTCTTCCCAACTGCTACTTCCCTGAGCCCCTTCTACCTTCGGCCGCCCTCATTCCTGCGGGCACCCAGCTGGATTGACACTGGGCTCTCAGAGATGCGTCTGGAAAAGGACAGATTTTCTGTCAACCTGGATGTGAAGCACTTCTCCCCAGAAGAACTCAAGGTCAAGGTGCTGGGAGATGTGATTGAGGTGCATGGCAAACATGAAGAACGCCAGGATGAACATGGTTTCATCTCCCGGGAGTTCCACAGGAAATACCGGATCCCAGCAGATGTGGACCCTCTTGCCATAACTTCATCACTGTCCTCTGATGGGGTCCTCACTGTGAATGGACCAAGGAAAC</text:span><text:span text:style-name="T800">AGGCCTCTGGCCCTGAGCGCACCATTCCCATCACTCGTGAAGAGAAGCCTGCTGTCACTGCAGCCCCCAAGAAG</text:span><text:span text:style-name="T765">TAG</text:span></text:p>
      <text:p text:style-name="P80"><text:span text:style-name="species"><text:span text:style-name="T558">&gt;</text:span></text:span><text:bookmark text:name="feature_XP_016004541.1_CDS_0"/><text:span text:style-name="species"><text:span text:style-name="T558">077-XM_016149055.1</text:span></text:span><text:span text:style-name="species"><text:span text:style-name="T343">-NShortened</text:span></text:span><text:span text:style-name="species"><text:span text:style-name="T558">-HspB5-</text:span></text:span><text:span text:style-name="species"><text:span text:style-name="T524">Rousettus</text:span></text:span><text:span text:style-name="species"><text:span text:style-name="T558">-</text:span></text:span><text:span text:style-name="species"><text:span text:style-name="T524">aegyptiacus</text:span></text:span><text:span text:style-name="species"><text:span text:style-name="T558">-Laurasitheria</text:span></text:span></text:p>
      <text:p text:style-name="P275"><text:span text:style-name="T781">ATG</text:span><text:span text:style-name="T800">GACATCGCCATCCACCACCCGTGGATCCGA</text:span><text:span text:style-name="T797">CGCCCCTTCTTTCCTTTCCACTCCCCCAGCCGCCTCTTTGACCAGTTCTTTGGAGAACACCTGTTGGAGTCTGATCTCTTCCCAACTTCTACTTCCCTGAGCCCCTTCTACCTTCGGCCGCCCTCATTCCTGCGGGCACCCAGCTGGATTGACACTGGGCTCTCAGAGATGCGTCTGGAAAAGGACAGATTTTCTGTCAACCTGGATGTGAAGCACTTCTCCCCAGAAGAACTCAAGGTCAAGGTGCTGGGAGATGTGATTGAGGTGCATGGCAAACATGAAGAACGCCAGGATGAACATGGTTTCATCTCCCGGGAATTCCACAGGAAATACCGGATCCCAGCAGATGTGGACCCTCTTGCCATAACTTCATCACTGTCCTCTGATGGGGTCCTCACTGTGAATGGACCAAGGAAACAGGCCTCTGGCCCTGAGCGCACCATTCCCATCACCCGTGAAGAGAAGCCTGCTGTCACTGCAGCCCCCAAGAAG</text:span><text:span text:style-name="T759">TAG</text:span></text:p>
      <text:p text:style-name="P20"><text:span text:style-name="species"><text:span text:style-name="T542">&gt;</text:span></text:span><text:bookmark text:name="feature_XP_004604742.1_CDS_0"/><text:span text:style-name="species"><text:span text:style-name="T542">079-XM_004604685.2-HspB5-</text:span></text:span><text:span text:style-name="species"><text:span text:style-name="T523">Sorex</text:span></text:span><text:span text:style-name="species"><text:span text:style-name="T542">-</text:span></text:span><text:span text:style-name="species"><text:span text:style-name="T523">araneus</text:span></text:span><text:span text:style-name="species"><text:span text:style-name="T542">-Laurasitheria</text:span></text:span></text:p>
      <text:p text:style-name="P320"><text:span text:style-name="species"><text:span text:style-name="T542">ATG</text:span></text:span><text:span text:style-name="species"><text:span text:style-name="T494">GACATCGCCATCCACCACCCCTGGATCCGCCGTCCTTTCTTCCCTTTCCACTCCCCC</text:span></text:span><text:span text:style-name="T797">AGCCGCCTCTTCGACCAGTTCTTCGGAGAGCACCTGCTTGAGCCTGACTTCTTTCCTTCCTCCTCCCTGAGCCCCTTCTACCTGCGGCCATCCTCATTCCTGCGGATGCCCAGCTGGATTGACACTGGTCTCTCAGAAATGCGTCTGGAGAAGGACAGGTTTTCTGTCAACCTGGATGTGAAGCACTTCTCCCCGGAGGAACTCAAGGTCAAGGTGCTGGGCGACGTGATTGAGGTGCATGGCAAGCATGAAGAGCGCCAGGATGAACATGGTTTCATTTCCCGGGAGTTCCAAAGAAAATACCGGATTCCAGCTGATGTGGACCCTCTTACCATTACTTCATCCCTGTCATCTGATGGGGTCCTCACTGTGAATGGACCAAGGAAACAGGCCTCTGGCCCTGAGCGCACCATTCCCATTACCCGTGAAGAGAAGCCTGCCGTTACTAGCCCCAAGAAG</text:span><text:span text:style-name="T759">TAG</text:span></text:p>
      <text:p text:style-name="P65"><text:span text:style-name="species"><text:span text:style-name="T661">&gt;</text:span></text:span><text:bookmark text:name="feature_XP_020918438.1_CDS_0"/><text:span text:style-name="species"><text:span text:style-name="T661">080-XM_021062779.1-HspB5-variant-X3-</text:span></text:span><text:span text:style-name="species"><text:span text:style-name="T660">Sus</text:span></text:span><text:span text:style-name="species"><text:span text:style-name="T661">-</text:span></text:span><text:span text:style-name="species"><text:span text:style-name="T660">scrofa</text:span></text:span><text:span text:style-name="species"><text:span text:style-name="T661">-Laurasitheria</text:span></text:span></text:p>
      <text:p text:style-name="P277"><text:span text:style-name="species"><text:span text:style-name="T627">ATG</text:span></text:span><text:span text:style-name="species"><text:span text:style-name="T467">GACATTGCCATCCACCACCCCTGGATCCGCCGCCCCTTCTTTCCTTTCCACTCTCCC</text:span></text:span><text:span text:style-name="T797">AGCCGCCTCTTTGACCAGTTCTTTGGAGAACACCTGTTGGAGTCTGATCTCTTCCCAGCTTCTACTTCCCTGAGCCCCTTCTACTTTCGGCCGCCCTCGTTCCTGCGGGCACCCAGCTGGATTGACACTGGGCTCTCAGAGATGCGTCTGGAGAAGGACAGATTCTCTGTCAACCTGGATGTGAAGCACTTCTCCCCCGAGGAACTCAAGGTCAAGGTGTTGGGAGATGTGATTGAGGTGCACGGCAAACATGAAGAGCGCCAGGATGAACATGGTTTCATCTCCCGGGAGTTCCACAGGAAATACCGGATCCCAGCTGATGTGGACCCTCTCACCATTACTTCATCCCTGTCATCTGATGGGGTCCTCACTGTGAATGGACCAAGGAGACAGGCCTCTGGCCCCGAGCGCACCATTCCCATCACCCGTGAAGAGAAGCCTGCTGTCACTGCAGCCCCCAAGAAG</text:span><text:span text:style-name="T759">TAG</text:span></text:p>
      <text:p text:style-name="P33"><text:span text:style-name="species"><text:span text:style-name="T702">&gt;</text:span></text:span><text:bookmark text:name="feature_XP_008688308.1_CDS_0"/><text:span text:style-name="species"><text:span text:style-name="T702">081-XM_008690086.1</text:span></text:span><text:span text:style-name="species"><text:span text:style-name="T701">-</text:span></text:span><text:span text:style-name="species"><text:span text:style-name="T702">HspB5-</text:span></text:span><text:span text:style-name="species"><text:span text:style-name="T701">Ursus-maritimus-</text:span></text:span><text:span text:style-name="species"><text:span text:style-name="T702">Laurasotheria</text:span></text:span></text:p>
      <text:p text:style-name="P248"><text:span text:style-name="species"><text:span text:style-name="T702">ATG</text:span></text:span><text:span text:style-name="species"><text:span text:style-name="T699">GACATCGCCATCCACCACCCTTGGATCCGCCGCCCCTTCTTCCCCTTCCATTCTCCC</text:span></text:span><text:span text:style-name="T797">AGCCGCCTCTTTGACCAGTTCTTCGGAGAGCACCTGTTGGAGTCTGACCTCTTCCCAACTTCTACTTCCCTGAGCCCCTTCTACCTTCGGCCCCCCTCATTCCTGCGGGCACCCAGCTGGATTGACACCGGGCTCTCAGAGATGCGTCTGGAGAAGGACAGATTCTCTGTCAACCTGGATGTGAAGCACTTCTCCCCAGAGGAACTCAAGGTCAAGGTGTTGGGAGACGTGATTGAGGTGCACGGCAAACATGAAGAGCGCCAGGATGAACATGGTTTCATCTCCCGGGAGTTCCACAGGAAATACCGGATCCCAGCCGATGTGGACCCTCTTGCCATTACTTCATCCCTGTCATCTGATGGGGTCCTCACTGTGAATGGACCAAGGAAGCAGGCCTCTGGCCCTGAGCGCACCATTCCCATCACCCGTGAAGAGAAGCCTGCTGTCACTGCAGCCCCCAAGAAG</text:span><text:span text:style-name="T759">TAG</text:span></text:p>
      <text:p text:style-name="P71"><text:span text:style-name="species"><text:span text:style-name="T381">&gt;</text:span></text:span><text:bookmark text:name="feature_XP_006217933.1_CDS_0"/><text:span text:style-name="species"><text:span text:style-name="T381">082-XM_006217871.2-HspB5-</text:span></text:span><text:span text:style-name="species"><text:span text:style-name="T379">isoform</text:span></text:span><text:span text:style-name="species"><text:span text:style-name="T381">-</text:span></text:span><text:span text:style-name="species"><text:span text:style-name="T379">X1</text:span></text:span><text:span text:style-name="species"><text:span text:style-name="T381">-</text:span></text:span><text:span text:style-name="species"><text:span text:style-name="T379">Vicugna</text:span></text:span><text:span text:style-name="species"><text:span text:style-name="T381">-</text:span></text:span><text:span text:style-name="species"><text:span text:style-name="T379">pacos</text:span></text:span><text:span text:style-name="species"><text:span text:style-name="T381">-Laurasitheria</text:span></text:span></text:p>
      <text:p text:style-name="P281"><text:span text:style-name="species"><text:span text:style-name="T381">ATG</text:span></text:span><text:span text:style-name="species"><text:span text:style-name="T365">GACATCGCCATCCACCACCCCTGGATCCGCCGCCCCTTCTTTCCTTTCCACTCCCCG</text:span></text:span><text:span text:style-name="T797">AGCCGCCTCTTTGACCAGTTCTTTGGGGAGCACCTGTTGGAGTCTGATCTCTTCCCAACTACCACTTCCCTGAGCCCCTTCTACCTTCGGCCACCCTCATTTCTGCGGGCACCCAGCTGGATTGACACTGGGCTCTCAGAGATGCGTCTGGAGAAGGACAGATTCTCTGTCAACCTGGATGTGAAGCACTTCTCCCCTGAGGAACTCAAGGTCAAGGTGCTGGGAGATGTGATTGAGGTGCACGGCAAACATGAAGAACGCCAGGATGAACATGGTTTCATCTCCCGGGAGTTCCACAGGAAATACCGGATTCCAGCTGATGTGGACCCTCTTGCCATTACTTCATCCCTGTCATCTGATGGGGTCCTCACTGTGAATGGACCAAGAAAACAGGCCTCTGGCCCTGAGCGCACCATTCCCATCACCCGTGAAGAGAAGCCTGCTGTCACTGCAGCCCCCAAGAAG</text:span><text:span text:style-name="T759">TAG</text:span></text:p>
      <text:p text:style-name="P59"><text:span text:style-name="species"><text:span text:style-name="T552">XM_008577609.1</text:span></text:span><text:span text:style-name="species"><text:span text:style-name="T395">-HspB5-</text:span></text:span><text:span text:style-name="species"><text:span text:style-name="T392">isoform</text:span></text:span><text:span text:style-name="species"><text:span text:style-name="T395">-</text:span></text:span><text:span text:style-name="species"><text:span text:style-name="T392">X1</text:span></text:span><text:span text:style-name="species"><text:span text:style-name="T395">-</text:span></text:span><text:span text:style-name="species"><text:span text:style-name="T392">Galeopterus</text:span></text:span><text:span text:style-name="species"><text:span text:style-name="T395">-</text:span></text:span><text:span text:style-name="species"><text:span text:style-name="T392">variegatus</text:span></text:span><text:span text:style-name="species"><text:span text:style-name="T395">-Euarchontoglires</text:span></text:span></text:p>
      <text:p text:style-name="P236"><text:span text:style-name="species"><text:span text:style-name="T414">ATG</text:span></text:span><text:span text:style-name="species"><text:span text:style-name="T371">GACATCGCCATTCACCATCCCTGGATCCGCCGCCCCTTCTTTCCTTTCCACTCCCCC</text:span></text:span><text:span text:style-name="T797">AGTCGCCTCTTTGACCAGTTCTTCGGAGAGCACCTGTTGGAGTCTGATCTCTTCCCAACTTCTAGTTCCCTGAGCCCCTTCTACTTTCGGCTGCCCTCATTTCTGCGGGCACCCAGCTGGATTGACACTGGGCTCTCAGAGATGCGCCTAGAGAAGGACAGATTCTCTGTCAACCTGGATGTGAAGCATTTCTCCCCAGAGGAACTCAAGGTCAAGGTGCTGGGAGACGTGATTGAGGTCCATGGCAAACATGAAGAGCGCCAGGATGAACATGGTTTCATC</text:span><text:span text:style-name="T856">TCCAGGGAGTTCCACAGGAAATACCGGGTCCCAGCTGATGTGGATCCTCTTGCCATTACTTCGTCCCTGTCATCTGATGGGGTCCTCACTGTGAATGGACCAAGGAAACAGGCCCCTGGCTCTGAGCGCACCATTCCCATCATCCGTGAAGAGAAACCTGCTGTCACTGCAGCCCCCAAGAAG</text:span><text:span text:style-name="T833">TAG</text:span></text:p>
      <text:p text:style-name="P23"><text:span text:style-name="species"><text:span text:style-name="T329">&gt;</text:span></text:span><text:bookmark text:name="feature_XP_006833880.1_CDS_0"/><text:span text:style-name="species"><text:span text:style-name="T329">100-XM_006833817.1</text:span></text:span><text:span text:style-name="species"><text:span text:style-name="T343">-NShortened</text:span></text:span><text:span text:style-name="species"><text:span text:style-name="T324">-</text:span></text:span><text:span text:style-name="species"><text:span text:style-name="T329">HspB5-</text:span></text:span><text:span text:style-name="species"><text:span text:style-name="T324">Chrysochloris-asiatica-</text:span></text:span><text:span text:style-name="species"><text:span text:style-name="T329">Aftrotheria</text:span></text:span></text:p>
      <text:p text:style-name="P332"><text:span text:style-name="T773">ATG</text:span><text:span text:style-name="T807">GACATCGCCATTCACCATCCCTGGATCCGACGCCCATTCTTTCCTTTTCACTCCCCGAGCCGCCTCTTTGATCAGTTCTTCGGAGAGCACCTGTTGGAGTCTGATCTCTTCCCAACTTCTACTTCCCTGAGCCCCTTCTA</text:span><text:span text:style-name="T805">CCTTCGACCATCGTCCTTTCTGCGGGCACCCAGCTGGATCGATACTGGGCTCTCAGAGATGCACCTGGAGAAGGACAGGTTCTCTGTCAACCTGGATGTGAAACACTTCTCCCCAGAAGAACTCAAGGTCAAGGTTCTGGGAGATGTGATTGAGGTGCATGGCAAACACGAAGAACGCCAGGATGAGCATGGCTTCGTCTCTCGGGAGTTCCACAGGAAATACCGGGTTCCGGCTGATGTGGACCCTCTTGCTATTACTTCATCCCTGTCATCTGATGGGGTCCTTACTGTGAATGGACCAAGGAAACAGGCCCCTTGCCCTGAGCGCACCATTCCTATCACCCGTGAAGAGAAACCTGCTATCGCTGCAGCTGCCAGGAAA</text:span><text:span text:style-name="T763">TAG</text:span></text:p>
      <text:p text:style-name="P59"><text:span text:style-name="species"><text:span text:style-name="T552">&gt;</text:span></text:span><text:bookmark text:name="feature_XP_004709030.1_CDS_0"/><text:span text:style-name="species"><text:span text:style-name="T552">100a-XM_004708973.2-HspB5-</text:span></text:span><text:span text:style-name="species"><text:span text:style-name="T523">Echinops</text:span></text:span><text:span text:style-name="species"><text:span text:style-name="T552">-</text:span></text:span><text:span text:style-name="species"><text:span text:style-name="T523">telfairi</text:span></text:span><text:span text:style-name="species"><text:span text:style-name="T552">-Afrotheria</text:span></text:span></text:p>
      <text:p text:style-name="P273"><text:span text:style-name="species"><text:span text:style-name="T552">ATG</text:span></text:span><text:span text:style-name="species"><text:span text:style-name="T500">GACATCGCCATCCACCACCCCTGGATCCGCCGCCCCTTCTTTCCTTTCCACTCGCCC</text:span></text:span><text:span text:style-name="T797">AGCCGCCTCTTTGACCAGTTCTTCGGAGAGCACCTGCTGGAATCTGACCTCTTCCCAACTTCCACTTCTCTGAGCCCCTTCTACCTTCGGCCACCCTCTTTCCTGCGGGCCCCCAGCTGGATCGACACTGGCCTCTCAGAGTTGCATCTGGAGAAGGACAGGTTTTCAGTCAACCTGGATGTGAAACATTTTTCGCCTGAGGAGCTCAAGGTCAAGGTGCTGGGAGATGTGATTGAGGTGCATGGCAAACATGAAGAGCGCCAG</text:span><text:soft-page-break/><text:span text:style-name="T797">GATGAACATGGTTTTGTTTCCCGGGAATTCCACAGGAAATACCGGGTCCCAGCTGATGTGGACCCTCTTGCCATTACTTCATCCCTGTCATCTGATGGGGTCCTTACTGTGAACGGACCAAGGAAACAGGCCCCTGGCCCTGAGCGCACCATTCCCATTACCCGCGTAGAGAAACCAGCCGTCACTGCAGCTCCCAAGAAA</text:span><text:span text:style-name="T759">TAG</text:span></text:p>
      <text:p text:style-name="P79"><text:span text:style-name="species"><text:span text:style-name="T572">&gt;</text:span></text:span><text:bookmark text:name="feature_XP_006890834.1_CDS_0"/><text:span text:style-name="species"><text:span text:style-name="T572">101-XM_006890772.1-HspB1-</text:span></text:span><text:span text:style-name="species"><text:span text:style-name="T523">Elephantulus</text:span></text:span><text:span text:style-name="species"><text:span text:style-name="T572">-</text:span></text:span><text:span text:style-name="species"><text:span text:style-name="T523">edwardii</text:span></text:span><text:span text:style-name="species"><text:span text:style-name="T572">-Afrotheria</text:span></text:span></text:p>
      <text:p text:style-name="P225"><text:span text:style-name="T835">ATG</text:span>GACATCGCCATCCACCATCCCTGGATCCGACGCCCATTCTTTCCTTTCCACTCCCCCAGCCGCCTCTTTGACCAGTTCTTCGGGGAGCACCTGTTGGAATCTGATCTCTTTCCAACTTCTACTTCCCTGAGCCCCTTCTACCTTCGACCGCCCTCTTTCCTGCGGGCACCCAGCTGGATTGACACCGGGCTCTCAGAGATGCACCTGGAGAAGGACAGGTTCTCTGTCAACCTGGATGTGAAGCATTTCTCCCCAGAGGAGCTCAAGGTCAAAGTGTTGGGAGATGTGATTGAGGTGCATGGCAAACATGAAGAGCGCCAGGATGAACATGGCTTCATCTCCCGGGAGTTCCACAGGAAATACCGGGTCCCAGCTGATGTAGACCCTCTTGCAATTACTTCATCCCTGTCATCTGATGGGGTCCTTACTGTGAATGGACCAAGGAAACAGGCCCCTGGCCCTGAGCGTACCATTCCCATCACTCGTGAAGAGAAGCCTGCTGTCACTGCAGCTCCCAAGAAA<text:span text:style-name="T735">TAG</text:span></text:p>
      <text:p text:style-name="P144"><text:span text:style-name="species"><text:span text:style-name="T547">&gt;</text:span></text:span><text:bookmark text:name="feature_XP_003415672.1_CDS_0"/><text:span text:style-name="species"><text:span text:style-name="T547">102-XM_003415624.3-HspB5-</text:span></text:span><text:span text:style-name="species"><text:span text:style-name="T523">Loxodonta</text:span></text:span><text:span text:style-name="species"><text:span text:style-name="T547">-</text:span></text:span><text:span text:style-name="species"><text:span text:style-name="T523">africana</text:span></text:span><text:span text:style-name="species"><text:span text:style-name="T547">-Aftrotheria</text:span></text:span></text:p>
      <text:p text:style-name="P266"><text:span text:style-name="species"><text:span text:style-name="T547">ATG</text:span></text:span><text:span text:style-name="species"><text:span text:style-name="T496">GACATCGCCATCCACCATCCCTGGATCCGCCGCCCCTTCTTTCCTTTCCACTCCCCT</text:span></text:span><text:span text:style-name="T797">AGCCGCCTCTTTGACCAGTTCTTTGGAGAGCACCTGTTGGAGTCTGATCTCTTCCCAACTGCTACTTCCCTGAGTCCCTTCTATCTTCGACCACCCTCTTTTCTGCGGGCACCCAGCTGGTTTGACACTGGGCTCTCAGAGATGCGCCTGGAGAAGGACAGGTTCTCTGTCAACCTGGATGTGAAGCATTTCTCTCCAGAGGATCTCAAGGTCAAGGTGCTGGGAGATGTGATTGAGGTGCATGGCAAACATGAAGAACGCCAGGATGAACATGGTTTCATCTCCCGGGAGTTCCATAGGAAATACCGGATCCCAGCTGATGTGGACCCTCTTGCCATTACTTCATCCCTGTCATCTGATGGGGTCCTTACTGTGAATGGACCAAGGAAACAGGCCCCTGGCCCTGAGCGCACCATTCCCATCACTCGTGAAGAGAAGCCTGCTGTCACTGCAGCTCCCAAGAAA</text:span><text:span text:style-name="T759">TAG</text:span></text:p>
      <text:p text:style-name="P133"><text:span text:style-name="species"><text:span text:style-name="T332">&gt;</text:span></text:span><text:bookmark text:name="feature_XP_007934744.1_CDS_0"/><text:span text:style-name="species"><text:span text:style-name="T332">103-</text:span></text:span><text:span text:style-name="species"><text:span text:style-name="T789">XM_007936553.1</text:span></text:span><text:span text:style-name="species"><text:span text:style-name="T323">-</text:span></text:span><text:span text:style-name="species"><text:span text:style-name="T332">HspB5-O</text:span></text:span><text:span text:style-name="species"><text:span text:style-name="T323">rycteropus</text:span></text:span><text:span text:style-name="species"><text:span text:style-name="T332">-</text:span></text:span><text:span text:style-name="species"><text:span text:style-name="T323">afer</text:span></text:span><text:span text:style-name="species"><text:span text:style-name="T332">-Afrotheria</text:span></text:span></text:p>
      <text:p text:style-name="P243"><text:span text:style-name="species"><text:span text:style-name="T311">ATG</text:span></text:span><text:span text:style-name="species"><text:span text:style-name="T319">GACATCGCCATCCACCATCCCTGGATCCGCCGCCCCCTCTTTTCTTTCCACTCCCCC</text:span></text:span><text:span text:style-name="T797">AGCCGCCTCTTTGACCAGTTCTTCGGAGAGCACCTGTTAGAGTCTGATCTCTTCCCAACTTCTACTTCCCTGAGCCCGTTCTACTTTCGACCGCCCTCTTTCCTGCGGGCACCCAGCTGGATTGACACTGGCCTCTCAGAGATGCACCTGGATAAGGACAGGTTCTCTGTCAACTTGGATGTGAAGCATTTCTCCCCAGAGGAACTCAAAGTCAGGGTGCTGGGAGATGTAATTGAGGTGCATGGCAAACATGAAGAACGCCAGGATGAACATGGGTTCATCTCCCGGGAGTTCCACAGGAAATACAGGATCCCAGCTGATGTGGACCCTCTTGCCATTACTTCATCCCTGTCATCTGATGGGGTCCTTACTGTTAATGGACCAAGGAAACAGGCCGCTGGCCCTGAACGTACCATTCCCATCACCCGTGAAGAGAAGCCTGCTGTTACTGCAGCTCCCAAGAAA</text:span><text:span text:style-name="T759">TAA</text:span></text:p>
      <text:p text:style-name="P48"><text:span text:style-name="species"><text:span text:style-name="T199">&gt;103a-</text:span></text:span><text:span text:style-name="species"><text:span text:style-name="T15">ENSPCAT00000001647.1-HspB5-</text:span></text:span><text:span text:style-name="species"><text:span text:style-name="T160">Procavia-capensis-</text:span></text:span><text:span text:style-name="species"><text:span text:style-name="T161">Aftrotheria</text:span></text:span></text:p>
      <text:p text:style-name="P335"><text:span text:style-name="species"><text:span text:style-name="T16">ATG</text:span></text:span><text:span text:style-name="species"><text:span text:style-name="T9">GACATCGCCATCCACCATCCCTGGGTCCGCCGCCCTTTCTTTCCTTTCCATTCCCCCAGCCGCCTCTTTGACCAGTTCTTCGGAGAGCACCTGTTGGAGTCTGATCTCTTCCCAGCTTCTACTTCCCTAAGTCCCTTTTACTTTCGACTGCCTTCTTTTCTGCGTGCACCCAGCTGGGACACTGGGCTCTCAGAGATGCGCCTGGAGAAGGACAGGTTCTCTGTCAACCTGGATGTGAAGCATTTCTCCCCAGAGGATCTCAAGGTCAAGGTTCTGGGAGATGTGATTGAGGTGCATGGCAAACATGAAGAGCGCCAGGACGAACATGGTTTCATCTCCCGGGAGTTTCACAGGAAATACCGGATCCCAGCTGATGTGGATCCTCTTGCCATTACTTCATCCCTGTCATCTGATGGGGTCCTTACTGTGAATGGACCAAGGAAACAGGCCCCTGGCCCTGAGCGCACCATTCCCATTACCCGTGAAGAGAAGCCTGCTGTCACTGCAGCTCCCAAGAAA</text:span></text:span><text:span text:style-name="species"><text:span text:style-name="T8">TAG</text:span></text:span></text:p>
      <text:p text:style-name="P79"><text:span text:style-name="species"><text:span text:style-name="T400">&gt;</text:span></text:span><text:bookmark text:name="feature_XP_004382556.1_CDS_0"/><text:span text:style-name="species"><text:span text:style-name="T400">104-XM_004382499.3-HspB5-</text:span></text:span><text:span text:style-name="species"><text:span text:style-name="T392">Trichechus</text:span></text:span><text:span text:style-name="species"><text:span text:style-name="T400">-</text:span></text:span><text:span text:style-name="species"><text:span text:style-name="T392">manatus</text:span></text:span><text:span text:style-name="species"><text:span text:style-name="T400">-Afrotheria</text:span></text:span></text:p>
      <text:p text:style-name="P329"><text:span text:style-name="species"><text:span text:style-name="T415">ATG</text:span></text:span><text:span text:style-name="species"><text:span text:style-name="T374">GACATCGCCATCCACCATCCCTGGATCCGCCGCCCTTTCTTTCCTTTCCACTCCCCC</text:span></text:span><text:span text:style-name="T797">AGCCGCCTCTTTGACCAGTTCTTCGGAGAGCACCTGTTGGAGTCTGATCTCTTCCCAAGTTCTACCTCCCTGAGCCCCTTCTACTTTCGACTGCCCTCTTTTCTTCGTGCACCCAGCTGGATTGACACTGGGCTCTCAGAGATGCGCCTGGAGAAGGACAGGTTCTCTGTCAATCTGGATGTGAAGCATTTCTCCCCAGAGGATCTCAAGGTCAAGGTGCTGGGAGATGTGATTGAGGTGCACGGCAAACATGAAGAGCGCCAGGATGAACATGGTTTCATCTCCCGGGAGTTCCACAGGAAATACCGGATCCCAGCTGATGTGGACCCTCTTGCCATTACTTCATCCCTGTCATCTGATGGGGTCCTTACTGTGAATGGACCAAGGAAACAGGCCTCCGGCCCTGAGCGCACCATTCCCATCACCCGGGAAGAGAAGCCTGCTGTCACTGCAGCTCCCAAGAAA</text:span><text:span text:style-name="T804">TAG</text:span></text:p>
      <text:p text:style-name="P85"><text:span text:style-name="species"><text:span text:style-name="T333">&gt;</text:span></text:span><text:bookmark text:name="feature_XP_003764272.1_CDS_0"/><text:span text:style-name="species"><text:span text:style-name="T333">110-</text:span></text:span><text:span text:style-name="species"><text:span text:style-name="T802">XM_003764224.2</text:span></text:span><text:span text:style-name="species"><text:span text:style-name="T333">-HspB5-</text:span></text:span><text:span text:style-name="species"><text:span text:style-name="T323">Sarcophilus</text:span></text:span><text:span text:style-name="species"><text:span text:style-name="T333">-</text:span></text:span><text:span text:style-name="species"><text:span text:style-name="T323">harrisii</text:span></text:span><text:span text:style-name="species"><text:span text:style-name="T333">-Metatheria</text:span></text:span></text:p>
      <text:p text:style-name="P237"><text:span text:style-name="species"><text:span text:style-name="T349">ATG</text:span></text:span><text:span text:style-name="species"><text:span text:style-name="T320">GACATCGCCATCCACCATCCCTGGATCCGACGCCCCTTCTTCCCTTTCCACTCACCC</text:span></text:span><text:span text:style-name="T797">AGCCGAATCTTTGACCAGTTCTTTGGGGAGCATCTGCTGGAGTCTGACCTCTTCCCTACCTCCACGGCCCTGAGTCCCTTCTACCTCCGACCCTCTTTCCTTCGAACACCTAGCTGGGTGGAGACTGGGCTCTCAGAGATGCGACTGGAGAAGGACAAGTTCTCAGTAAACCTGGATGTGAAACATTTCTCCCCAGAAGAACTCAAGGTCAAAGTGCTGGGGGATGTGATTGAAGTTCATGGAAAGCATGAAGAGCGACAGGATGAGCACGGCTTCATCTCTCGGGAATTCCACAGGAAGTACCGGATCCCAGCTGATGTGGACCCACTCTGCATCACCTCGTCTCTGTCATCTGATGGGGTCCTTACTGTGAATGGACCAAGGAAACAGGCCACTGGCCCAGAGCGCACCATTCCTATCACTCGGGAGGAGAAGCCTGCTGTCACTGCAGCCCCGCGGAAG</text:span><text:span text:style-name="T804">TAG</text:span></text:p>
      <text:p text:style-name="P34"><text:span text:style-name="species"><text:span text:style-name="T325">&gt;</text:span></text:span><text:bookmark text:name="feature_XP_001371244.1_CDS_0"/><text:span text:style-name="species"><text:span text:style-name="T325">111-</text:span></text:span><text:span text:style-name="species"><text:span text:style-name="T801">XM_001371207.3</text:span></text:span><text:span text:style-name="species"><text:span text:style-name="T323">-</text:span></text:span><text:span text:style-name="species"><text:span text:style-name="T325">HspB5-</text:span></text:span><text:span text:style-name="species"><text:span text:style-name="T323">Monodelphis-domestica-</text:span></text:span><text:span text:style-name="species"><text:span text:style-name="T325">Metatheria</text:span></text:span></text:p>
      <text:p text:style-name="P235"><text:span text:style-name="species"><text:span text:style-name="T348">ATG</text:span></text:span><text:span text:style-name="species"><text:span text:style-name="T313">GACATCGCCATCCATCATCCTTGGATGCGTCGCCCCTTATTTCCCTTCCACTCGCCC</text:span></text:span><text:span text:style-name="T797">AGCCGAATCTTTGACCAGTTCTTTGGAGAGCATCTGCTGGAGTCTGACCTCTTCCCTACCTCCACTGCCCTGACTCCTTTCTACTTTCGACCCTCTTTCCTGAGGACACCTAGCTGGCTTGAGACTGGTCTCTCAGAGATGCGACTGGAGAAGGACAAGTTCTTCGTAAACCTGGACGTGAAGCATTTCTCCCCAGAGGAGCTCAAGGTCAAAGTGCTGGGTGATGTGATTGAAGTTCATGGAAAGCACGAAGAGCGCCAGGACGAGCATGGCTTCATCTCTCGTGAATTCCATAGGAAGTATCGGATCCCAGCTGATGTGGACCCACTTGCTATCACCTCATCTCTGTCATCTGATGGAGTCCTTACTGTGAATGGACCAAGAAAACAGGCTGCTGGCCCTGAACGCACCATTCCTATCACTCGCGAGGATAAGCCTGCTGTCACCGCAGCCCCGCGGAAA</text:span><text:span text:style-name="T804">TAG</text:span></text:p>
      <text:p text:style-name="P106"><text:span text:style-name="species"><text:span text:style-name="T340">&gt;</text:span></text:span><text:bookmark text:name="feature_XP_020845441.1_CDS_0"/><text:span text:style-name="species"><text:span text:style-name="T340">11</text:span></text:span><text:span text:style-name="species"><text:span text:style-name="T342">3</text:span></text:span><text:span text:style-name="species"><text:span text:style-name="T340">-</text:span></text:span><text:span text:style-name="species"><text:span text:style-name="T803">XM_020989782.1</text:span></text:span><text:span text:style-name="species"><text:span text:style-name="T338">-HspB5-</text:span></text:span><text:span text:style-name="species"><text:span text:style-name="T339">Phascolarctos</text:span></text:span><text:span text:style-name="species"><text:span text:style-name="T338">-</text:span></text:span><text:span text:style-name="species"><text:span text:style-name="T339">cinereus</text:span></text:span><text:span text:style-name="species"><text:span text:style-name="T323">-</text:span></text:span><text:span text:style-name="species"><text:span text:style-name="T325">Metatheria</text:span></text:span></text:p>
      <text:p text:style-name="P218"><text:span text:style-name="species"><text:span text:style-name="T340">ATG</text:span></text:span><text:span text:style-name="species"><text:span text:style-name="T322">GACATCGCCATCCACCATCCTTGGATCCGACGACCCTTCTTTCCTTTCCACTCACCC</text:span></text:span><text:span text:style-name="T797">AGCCGAATCT</text:span><text:span text:style-name="T741">TTGACCAGTTCTTTGGAGAGCATCTGCTGGAGTCCGACCTCTTCCCTACCTCCACTGCCCTGAGTCCTTTCTACTTTCGACCTTCTTTCCTTCGAACACCTAGCTGGCTTGAGACTGGGCTCTCAGAGATGCGACTGGAGAAGGACAAATTCTCAGTAAACCTGGATGTGAAGCATTTCTCTCCAGAGGAGCTCAAGGTCAAAGTGCTGGGCGATGTGGTCGAAGTTCATGGAAAGCATGAAGAGCGTCAGGATGAGCATGGCTTCATCTCCCGGGAATTCCATAGGAAGTACCGGATCCCAGCTGATGTGGACCCACTCTCCATCACCTCATCTCTGTCATCTGATGGGGTCCTTACTGTGATTGGACCAAGGAAACAGGCCACTGGCCCTGAGCGCACCATTCCTATCACTCGCGAGGAGAAGCCTGCTGTTGCTGCAGCCCCGAAAAAG</text:span><text:span text:style-name="T766">TAG</text:span></text:p>
      <text:p text:style-name="P84"><text:span text:style-name="species"><text:span text:style-name="T401">&gt;</text:span></text:span><text:bookmark text:name="feature_XP_004481201.2_CDS_0"/><text:span text:style-name="species"><text:span text:style-name="T401">115-</text:span></text:span><text:span text:style-name="species"><text:span text:style-name="T783">XM_004481144.3</text:span></text:span><text:span text:style-name="species"><text:span text:style-name="T401">-HspB5-</text:span></text:span><text:span text:style-name="species"><text:span text:style-name="T392">Dasypus</text:span></text:span><text:span text:style-name="species"><text:span text:style-name="T401">-</text:span></text:span><text:span text:style-name="species"><text:span text:style-name="T392">novemcinctus</text:span></text:span><text:span text:style-name="species"><text:span text:style-name="T401">-Xenarthra</text:span></text:span></text:p>
      <text:p text:style-name="P227"><text:span text:style-name="T254">ATG</text:span><text:span text:style-name="T251">GACATCGCCATCCACCATCCCTGGATCCGCCGTCCCTTTTTTCCTTTCCACTCCCCC</text:span>AGCCGCCTCTTTGACCAATTCTTCGGAGAGCACCTGTTGGAATCGGATCTCTTCCCAGCTTCTACTTCCCTGAGCCCCTTCTACCTTCGGCTGCCCTCTTTTCTGCGGGCACCCAGCTGGATTGACACTGGGCTCTCAGAGATGCGCCTGGAGAAGGACAGGTTCTCTGTCAACCTGGATGTGAAGCACTTCTCCCCAGAGGAACTCAAGGTCAAGGTGCTGGGAGATGTGATTGAGGTCCATGGCAAACATGAAGAGCGCCAG<text:soft-page-break/>GATGAACATGGTTTCATCTCCCGGGAGTTCCACAGGAAATACCGGATCCCAGCCGACGTGGACCCTGTCGCCATTACTTCATCCCTGTCATCTGATGGCGTCCTTACTGTGAACGGACCAAGGAAACAGGCCTCTGGCCCTGAGCGCACCATTCCCATCACCCGTGAAGAGAAGCCTGCTCTCACTGCCTCCTCCAAGAAA<text:span text:style-name="T735">TAG</text:span></text:p>
      <text:p text:style-name="P140"><text:span text:style-name="species"><text:span text:style-name="T404">&gt;</text:span></text:span><text:bookmark text:name="feature_XP_006271411.1_CDS_0"/><text:span text:style-name="species"><text:span text:style-name="T404">120-</text:span></text:span><text:span text:style-name="species"><text:span text:style-name="T666">XM_006271349.3</text:span></text:span><text:span text:style-name="species"><text:span text:style-name="T404">-HspB5-</text:span></text:span><text:span text:style-name="species"><text:span text:style-name="T405">isoform</text:span></text:span><text:span text:style-name="species"><text:span text:style-name="T404">-</text:span></text:span><text:span text:style-name="species"><text:span text:style-name="T405">X1</text:span></text:span><text:span text:style-name="species"><text:span text:style-name="T404">-</text:span></text:span><text:span text:style-name="species"><text:span text:style-name="T405">Alligator</text:span></text:span><text:span text:style-name="species"><text:span text:style-name="T404">-</text:span></text:span><text:span text:style-name="species"><text:span text:style-name="T405">mississippiensis</text:span></text:span><text:span text:style-name="species"><text:span text:style-name="T404">-SauriaTestudines</text:span></text:span></text:p>
      <text:p text:style-name="P212"><text:span text:style-name="species"><text:span text:style-name="T404">ATG</text:span></text:span><text:span text:style-name="species"><text:span text:style-name="T377">GATGTCTCCATTCACCACCCCTTGCTGCGCAGACCCTTCATGTCCTTGTTCACCCCC</text:span></text:span><text:span text:style-name="T797">AGCCGCATCTTCGACCAGAGCTTCGGGGAGCACCTCCTCGAGTCTGAGCTGTTCCCCACCTCCTCCAGCATCAGCCCCTTCCTGCTGAGGTCCCCCTTCCTGCGGATGCCCAGCTGGCTGGAGACAGGGTTCTCCGAGATGCGACTGGATAAGGACAAGTTTTCCGTAAACCTCGATGTGAAGCATTTCTCCCCTGAGGAGCTGCAAATCAAGGTTCAGGGGGACATGATTGAGATCCACGGGAAACATGAGGAGCGCCAGGATGAGCACGGCTACATCGCCAGGGAGTTCAGCAGGAAATACAGGGTCCCCTCTGATGTGGATCCTGACTCCATCACCTCCTCCCTGTCCCTGGATGGTGTCCTGACAGTGAATGGACCACGGAGACCAACCGACCTTCCTGAACGTACCATTCCCATCATCCGTGAGGACAAGTCTCCCACTTCGGGAGTCCAGAGGAAG</text:span><text:span text:style-name="T759">TGA</text:span></text:p>
      <text:p text:style-name="P141"><text:span text:style-name="species"><text:span text:style-name="T408">&gt;121</text:span></text:span><text:span text:style-name="species"><text:span text:style-name="T410">a</text:span></text:span><text:span text:style-name="species"><text:span text:style-name="T408">-</text:span></text:span><text:bookmark text:name="feature_NP_001297295.1_CDS_0"/><text:span text:style-name="species"><text:span text:style-name="T671">NM_001310366.1</text:span></text:span><text:span text:style-name="species"><text:span text:style-name="T408">-HspB5-</text:span></text:span><text:span text:style-name="species"><text:span text:style-name="T409">Anas</text:span></text:span><text:span text:style-name="species"><text:span text:style-name="T408">-</text:span></text:span><text:span text:style-name="species"><text:span text:style-name="T409">platyrhynchos</text:span></text:span><text:span text:style-name="species"><text:span text:style-name="T404">-SauriaTestudines</text:span></text:span></text:p>
      <text:p text:style-name="P219"><text:span text:style-name="T810">ATG</text:span><text:span text:style-name="T809">GATATCACCATTCACAACCCCCTGATCCGCAGACCTCTCTTTTCTTGGTTGGCACCA</text:span>AGTCGTATCTTTGACCAGATTTTTGGAGAGCACCTGCAGGAGTCTGAGCTGCTCCCTGCTTCCCCCAGCCTCAGCCCCTTCCTGATGAGATCCCCCATCTTTCGGATGCCCAGTTGGCTGGAGACGGGACTCTCGGAGATGCGACTGGAGAAGGACAAATTTTCTGTAAATCTTGATGTGAAGCATTTCTCCCCAGAGGAGCTAAAAGTGAAGGTGCTCGGGGACATGGTAGAGATTCACGGGAAACATGAGGAACGCCAGGATGAACATGGCTTTATTGCCAGGGAGTTCAACAGGAAATACAGGATTCCAGCTGACGTGGATCCCCTGACCATAACCTCATCGCTCTCTCTGGATGGTGTCCTGACGGTTAGCGCACCGAGGAAGCAAAGCGATGTCCCCGAGCGCAGCATTCCCATCACCCGTGAAGAGAAACCTGCCATTGCAGGAGCCCAGAGGAAG<text:span text:style-name="T735">TAG</text:span></text:p>
      <text:p text:style-name="P55"><text:span text:style-name="species"><text:span text:style-name="T549">&gt;</text:span></text:span><text:bookmark text:name="feature_XP_008119279.1_CDS_0"/><text:span text:style-name="species"><text:span text:style-name="T549">122-XM_008121072.2-HspB5-</text:span></text:span><text:span text:style-name="species"><text:span text:style-name="T523">Anolis</text:span></text:span><text:span text:style-name="species"><text:span text:style-name="T549">-</text:span></text:span><text:span text:style-name="species"><text:span text:style-name="T523">carolinensis</text:span></text:span><text:span text:style-name="species"><text:span text:style-name="T549">-SauriaTestudines</text:span></text:span></text:p>
      <text:p text:style-name="P269"><text:span text:style-name="species"><text:span text:style-name="T549">ATG</text:span></text:span><text:span text:style-name="species"><text:span text:style-name="T498">GATATCTCCGTTTACTATCCCTTCTTCCGCAAGCCCCTGCTCTCCTCCGCCGCCCCC</text:span></text:span><text:span text:style-name="T797">GCCGCCCCCGCTGCCGCCGTGCCCAGTCGCATCTACCACCAGACGTTCGGGGAACACCTGGCCGAGTCCGAACTCTTCCCCGCCTCCTGGTCCTTTAGCTCTTTCTTTTGGAGGCCGTGGTTTCCCAGGAACGCTGGCTGGCTGGAAAACAGATTCGCAGAGATGCGAATGGATAAAGACAAGTTTTTTGTGAACGTGGACGTGAAGCACTTCTCTCCCGAGGAGCTCAAAGTGAAGGTTCTGGGGGACATGATCGAAGTCTACGGGAAACACGAAGAGCGGCAGGACGAGCACGGCTTCATCGCCAGAGAGTTCAGCAGGAAGTACAAGATCCCGGCAGACGTGGACCCGCTGTCCATCACCTCCTCGCTCTCTTCGGATGGCGTCCTGACGGTCAACGGGCCAAGGAAGGCGGTGGAGGTGCCCGAGCGGACCATCCCCATCACGAGGGAGGAGAAACCGGCGCTCCCGGCCGGGCAAAAGAAG</text:span><text:span text:style-name="T759">TAG</text:span></text:p>
      <text:p text:style-name="P100"><text:span text:style-name="species"><text:span text:style-name="T587">&gt;</text:span></text:span><text:bookmark text:name="feature_XP_026719625.1_CDS_0"/><text:span text:style-name="species"><text:span text:style-name="T587">122b-XM_026863824.1</text:span></text:span><text:span text:style-name="species"><text:span text:style-name="T585">-HspB5-</text:span></text:span><text:span text:style-name="species"><text:span text:style-name="T586">Athene</text:span></text:span><text:span text:style-name="species"><text:span text:style-name="T585">-</text:span></text:span><text:span text:style-name="species"><text:span text:style-name="T586">cunicularia</text:span></text:span><text:span text:style-name="species"><text:span text:style-name="T648">-</text:span></text:span><text:span text:style-name="species"><text:span text:style-name="T649">Sauria</text:span></text:span><text:span text:style-name="species"><text:span text:style-name="T648">Testudines</text:span></text:span></text:p>
      <text:p text:style-name="P294"><text:span text:style-name="species"><text:span text:style-name="T587">ATG</text:span></text:span><text:span text:style-name="species"><text:span text:style-name="T515">GATATCACCATTCACAACCCCCTGATCCGCAGACCCCTGTTATCTTGGTTGGCACCG</text:span></text:span><text:span text:style-name="T797">AGTCGTATCTTTGACCAGATTTTCGGAGAACACCTGCAGGAGTCAGAGCTGCTCCCTGCTTCCCCCAGCCTGAGTCCCTTCCTGATGAGATCCCCCATTCTTCGGATGCCCAGTTGGCTCGAGACAGGACTCTCTGAGATGCGACTGGAGAAGGACAAATTTTCTGTAAATCTTGATGTGAAGCATTTCTCCCCTGAGGAGCTAAAAGTGAAGGTGCTTGGAGACATGATAGAAATTCATGGGAAACACGAGGAGCGCCAGGATGAGCATGGCTTTATTGCCAGGGAGTTCAACAGGAAATACAGGATTCCAGATGACGTGGACCCTCTGACCATAACCTCCTCTCTCTCTCTGGATGGTGTCCTGACTGTGAGCGCACCGAGGAAACTAAGTGACGTCCCCGAGCGCACTATCCCCATCACCCGTGAAGAGAAGCCTGCCATTGCAGGAGCCCAAAGGAAG</text:span><text:span text:style-name="T759">TAG</text:span></text:p>
      <text:p text:style-name="P95"><text:span text:style-name="species"><text:span text:style-name="T579">&gt;</text:span></text:span><text:bookmark text:name="feature_XP_009868357.1_CDS_0"/><text:span text:style-name="species"><text:span text:style-name="T580">122a-</text:span></text:span><text:span text:style-name="species"><text:span text:style-name="T579">XM_009870055.1-122a-Apaloderma</text:span></text:span><text:span text:style-name="species"><text:span text:style-name="T580">-</text:span></text:span><text:span text:style-name="species"><text:span text:style-name="T579">vittatum</text:span></text:span><text:span text:style-name="species"><text:span text:style-name="T648">-</text:span></text:span><text:span text:style-name="species"><text:span text:style-name="T649">Sauria</text:span></text:span><text:span text:style-name="species"><text:span text:style-name="T648">Testudines</text:span></text:span></text:p>
      <text:p text:style-name="P292"><text:span text:style-name="species"><text:span text:style-name="T579">ATG</text:span></text:span><text:span text:style-name="species"><text:span text:style-name="T513">GATATCACCATTCATAACCCCCTGATCCGCAGACCCCTGTTATCTTGGTTGGCACCG</text:span></text:span><text:span text:style-name="T797">AGTCGTATCTTTGATCAGATTTTCGGAGAACACCTGCAGGAGTCAGAGCTGCTCCCTGTTTCCCCCAGCCTCAGTCCCTTCCTGATGAGATCCCCCATTCTTCGGATGCCCAGTTGGCTAGAGGCAGGACTCTCTGAGATGCGACTGGAGAAGGACAAATTTTCTGTAAATCTTGATGTGAAGCATTTCTCCCCTGAGGAGCTAAAAGTGAAGGTGCTTGGGGACATGATAGAAATTCATGGGAAACATGAGGAGCGCCAGGATGAGCATGGCTTTATTGCCAGGGAGTTCAACAGGAAATACAGGATTCCAGATGACGTGGACCCCCTGACCATAACCTCATCACTCTCTCTGGATGGTGTCCTGACTGTGAGCGCACCGAGGAAACTAAGTGATGTCCCTGAGCGCGCTATCCCCATCACCCGTGAAGAGAAGCCTGCCATTGCAGGAGCCCAAAGGAAG</text:span><text:span text:style-name="T759">TAG</text:span></text:p>
      <text:p text:style-name="P107"><text:span text:style-name="species"><text:span text:style-name="T593">&gt;</text:span></text:span><text:bookmark text:name="feature_XP_010167886.1_CDS_0"/><text:span text:style-name="species"><text:span text:style-name="T593">122c-XM_010169584.1-HspB5-</text:span></text:span><text:span text:style-name="species"><text:span text:style-name="T579">Antrostomus</text:span></text:span><text:span text:style-name="species"><text:span text:style-name="T593">-</text:span></text:span><text:span text:style-name="species"><text:span text:style-name="T579">carolinensis</text:span></text:span><text:span text:style-name="species"><text:span text:style-name="T624">-SauriaTestudines</text:span></text:span></text:p>
      <text:p text:style-name="P229"><text:span text:style-name="T835">ATG</text:span><text:span text:style-name="T736">GATATCACCATTCATAACCCCCTGATCCGCAGACCTCTGTTATCTTGGTTGGCACCA</text:span>AGTCGTATCTTTGACCAGATTTTTGGAGAGCACCTGCAGGAGTCAGAGCTACTCCCTGCTTCCCCCAGCCTCTTTCCTCCCTTCCTGATGAGATCGCCCATTCTTCGGATGCCCAGTTGGCTAGAGACGGGACTCTCTGAGATGCGACTGGAGAAGGACAAGTTTTCTGTAAACCTTGACGTGAAGCATTTCTCCCCTGAGGAGCTCAAAGTGAAGGTGCTTGGAGACATGATAGAAATTCACGGGAAACATGAGGAGCGACAGGACGAGCATGGCTTTATTGCCAGGGAGTTCAACAGAAAATACAGGATTCCAGATGATGTGGACCCTGTGACCATAACCTCATCACTCTCTCTGGATGGTGTCCTGACAGTGAGCGCACCGAGGAAACAAAGTGACATCCCTGAGCGCAGTATCCCTATCACCCGTGAAGAGAAGCCTGCCATTGCAGGAGCCCAAAGGAAG<text:span text:style-name="T735">TAG</text:span></text:p>
      <text:p text:style-name="P62"><text:span text:style-name="species"><text:span text:style-name="T625">&gt;</text:span></text:span><text:bookmark text:name="feature_XP_011600184.1_CDS_0"/><text:span text:style-name="species"><text:span text:style-name="T625">123-XM_011601882.1-HspB5-</text:span></text:span><text:span text:style-name="species"><text:span text:style-name="T604">Aquila</text:span></text:span><text:span text:style-name="species"><text:span text:style-name="T625">-</text:span></text:span><text:span text:style-name="species"><text:span text:style-name="T604">chrysaetos</text:span></text:span><text:span text:style-name="species"><text:span text:style-name="T625">-</text:span></text:span><text:span text:style-name="species"><text:span text:style-name="T624">SauriaTestudines</text:span></text:span></text:p>
      <text:p text:style-name="P304"><text:span text:style-name="species"><text:span text:style-name="T625">ATG</text:span></text:span><text:span text:style-name="species"><text:span text:style-name="T688">GATATCACCATTCATAACCCCCTAATCCGCAGACCCCTGTTATCTTGGTTGGCACCG</text:span></text:span><text:span text:style-name="T797">AGTCGTATCTTTGACCAGATTTTCGGAGAGCACCTGCAGGAGTCAGAGCTGCTCCCTGCTTCCCCCAGCCTCAGTCCCTTCCTGATGAGATCCCCCATTCTTCGGATGCCCAGTTGGCTAGAGACAGGACTCTCTGAGATGCGACTGGAGAAGGACAAATTTTCTGTAAATCTTGATGTGAAGCATTTCTCCCCTGAGGAGCTAAAAGTGAAGGTGCTTGGAGACATGATAGAAATTCATGGGAAACACGAGGAGCGCCAGGATGAGCATGGCTTTATTGCCAGGGAGTTCAACAGGAAATACAGGATTCCAGATGATGTGGACCCTCTGACCATAACCTCATCGCTCTCTCTGGATGGTGTCCTGACTGTGAGTGCACCAAGGAAACAAAGTGACGTCCCTGAGCGCTCTATTCCTATCACCCGTGAAGAGAAGCCTGCCATTGCAGGAGCCCAAAGGAAG</text:span><text:span text:style-name="T759">TAG</text:span></text:p>
      <text:p text:style-name="P104"><text:span text:style-name="species"><text:span text:style-name="T655">&gt;</text:span></text:span><text:bookmark text:name="feature_XP_010296963.1_CDS_0"/><text:span text:style-name="species"><text:span text:style-name="T655">123a-XM_010298661.1-HspB5-</text:span></text:span><text:span text:style-name="species"><text:span text:style-name="T656">Balearica</text:span></text:span><text:span text:style-name="species"><text:span text:style-name="T655">-</text:span></text:span><text:span text:style-name="species"><text:span text:style-name="T656">regulorum</text:span></text:span><text:span text:style-name="species"><text:span text:style-name="T655">-</text:span></text:span><text:span text:style-name="species"><text:span text:style-name="T625">-</text:span></text:span><text:span text:style-name="species"><text:span text:style-name="T624">SauriaTestudines</text:span></text:span></text:p>
      <text:p text:style-name="P298"><text:span text:style-name="species"><text:span text:style-name="T655">ATG</text:span></text:span><text:span text:style-name="species"><text:span text:style-name="T476">CTCCTGGCACAGCACTGCAGCACAGTTGTTTGCCAGGCTCCTCCAGCATCTCCAATG</text:span></text:span><text:span text:style-name="T797">GATATCACCATTCATAACCCCCTGATCCGCAGACCCCTGTTATCTTGGTTGGCACCGAGTCGTATCTTTGACCAGATTTTCGGAGAGCACTTGCAGGAGTCAGAGCTGCTCCCTGCTTCCCCCAGCCTCAGTCCCTTCCTGATGAGATCCCCCATTCTTCGGATGCCCAGTTGGCTAGAGGCAGGACTCTCTGAGATGCGACTGGAGAAGGACAAATTTTCTGTAAATCTTGATGTGAAGCATTTCTCCCCTGAGGAGCTAAAAGTGAAGGTGCTTGGTGACATGATAGAAATTCATGGGAAACATGAGGAGCGCCAGGATGAGCATGGCTTTATTGCCAGGGAGTTCAACAGGAAATACAGGATTCCAGATGATGTGGACCCTCTGACCATAACCTCGTCACTCTCTCTGGATGGTGTCCTGACTGTGAGCGCACCGAGGAAACAAAGTGATGTCCCTGAGCGCCCTATCCCTATCACCCGTGAAGAGAAGCCTGCCATTGCAGGAGCCCAAAGGAAG</text:span><text:span text:style-name="T759">TAG</text:span></text:p>
      <text:p text:style-name="P105"><text:span text:style-name="species"><text:span text:style-name="T657">&gt;</text:span></text:span><text:bookmark text:name="feature_XP_010140908.1_CDS_0"/><text:span text:style-name="species"><text:span text:style-name="T657">123b-XM_010142606.1-HspB5-</text:span></text:span><text:span text:style-name="species"><text:span text:style-name="T656">Buceros</text:span></text:span><text:span text:style-name="species"><text:span text:style-name="T657">-</text:span></text:span><text:span text:style-name="species"><text:span text:style-name="T656">rhinoceros</text:span></text:span><text:span text:style-name="species"><text:span text:style-name="T604">-</text:span></text:span><text:span text:style-name="species"><text:span text:style-name="T654">SauriaTestudines</text:span></text:span></text:p>
      <text:p text:style-name="P299"><text:soft-page-break/><text:span text:style-name="species"><text:span text:style-name="T657">ATG</text:span></text:span><text:span text:style-name="species"><text:span text:style-name="T477">GATATCACCATTCATAACCCTCTGATCCGCAGACCCCTGTTATCGTGGTTGGCACCG</text:span></text:span><text:span text:style-name="T797">AGTCGTATCTTTGACCAGATTTTCGGAGAGCACCTGCAGGAGTCAGAGCTGCTCCCTGCTTCCCCCACCTTCAGTCCCTTCCTGATGAGATCCCCCATTCTTCGGATGCCCAGTTGGCTAGAGGCAGGACTCTCTGAGATGCGACTGGATAAGGACAAATTTTCTGTAAATCTTGATGTGAAGCATTTCTCCCCTGAGGAGCTAAAAGTGAAGGTGCTTGGGGACATGATAGAAATCCATGGGAAACACGAGGAGCGCCAGGATGAGCATGGCTTTATTGCCAGGGAGTTCAACAGGAAATACAGGATTCCAGATGATGTGGACCCTCTGACCATAACCTCGTCACTCTCTCTGGATGGTGTCCTGACTGTGAGTGCGCCGAGGAAACAAAGCGAAGTCCCTGAGCGCTCTATCCCCATCACCCGTGAAGAGAAGCCTGCTATTGCAGGAGCCCAGAGAAAG</text:span><text:span text:style-name="T759">TAG</text:span></text:p>
      <text:p text:style-name="P35"><text:span text:style-name="species"><text:span text:style-name="T527">&gt;</text:span></text:span><text:bookmark text:name="feature_XP_014805009.1_CDS_0"/><text:span text:style-name="species"><text:span text:style-name="T527">124-XM_014949523.1</text:span></text:span><text:span text:style-name="species"><text:span text:style-name="T523">-</text:span></text:span><text:span text:style-name="species"><text:span text:style-name="T527">HspB5-</text:span></text:span><text:span text:style-name="species"><text:span text:style-name="T523">Calidris-pugnax-</text:span></text:span><text:span text:style-name="species"><text:span text:style-name="T527">SauriaTestudines</text:span></text:span></text:p>
      <text:p text:style-name="P249"><text:span text:style-name="species"><text:span text:style-name="T527">ATG</text:span></text:span><text:span text:style-name="species"><text:span text:style-name="T481">GATATCACCATTCATAACCCCCTGATCCGCAGACCTCTGTTTTCTTGGTTGGCACCG</text:span></text:span><text:span text:style-name="T797">AGTCGTATCTTTGACCAGATTTTCGGAGAGCACCTGCAGGAGTCAGAGCTTTTCCCTGCTTCCCCCAGCTTCAGTCCCTTCCTGATGAGATCCCCCTTTTTTCGGATGCCCAGTTGGCTAGAGACGGGACTCTCTGAGATGCGACTGGAGAAGGACAAATTTTCTGTAAATCTTGATGTGAAGCACTTCTCCCCTGAGGAGCTAAAAGTGAAGGTGCTTGGGGACATGATAGAAATTCACGGGAAACATGAAGAGCGACAGGATGAGCATGGCTTTATTGCCAGGGAGTTCAACAGGAAATACAGGATTCCAGATGATGTGGACCCTCTGACTATAACCTCATCACTCTCTCTGGATGGTGTCCTGACTGTGACCGCACCGAGGAAACAAAGTGATGTCCCTGAGCGCACTATCCCTATCACCCGTGAAGAGAAGCCTGCCATTGCAGGAGCCCAAAGGAAG</text:span><text:span text:style-name="T759">TAG</text:span></text:p>
      <text:p text:style-name="P67"><text:span text:style-name="species"><text:span text:style-name="T561">&gt;</text:span></text:span><text:bookmark text:name="feature_XP_008490642.1_CDS_0"/><text:span text:style-name="species"><text:span text:style-name="T561">125-XM_008492420.1-HspB5-</text:span></text:span><text:span text:style-name="species"><text:span text:style-name="T523">Calypte</text:span></text:span><text:span text:style-name="species"><text:span text:style-name="T561">-</text:span></text:span><text:span text:style-name="species"><text:span text:style-name="T523">anna</text:span></text:span><text:span text:style-name="species"><text:span text:style-name="T561">-SauriaTestudines</text:span></text:span></text:p>
      <text:p text:style-name="P300"><text:span text:style-name="species"><text:span text:style-name="T561">ATG</text:span></text:span><text:span text:style-name="species"><text:span text:style-name="T505">GACATCACCATCCACAACCCCCTGGTGCGCAGACCCCTCCTCTCCTGGTTGTCTCCC</text:span></text:span><text:span text:style-name="T797">AGCCGGATCTTTGACCAGATTTTCGGGGAGCATCTGCAGGAGTCAGAGCTGCTCCCTGCTTCCCCCTTCCTGATGAGATCCCCCCTCCTCCGGCTGCCCAGCTGGCTAGAGACAGGACTCTCTGAGATGAGACTGGAGAAGGACAAATTTTCTGTAAATCTTGATGTGAAGCATTTCTCTCCCGAGGAGCTCAAAGTGAAGGTTCTTGGGGACATGATAGAAATTCACGGGAAACACGAGGAGCGCCAGGATGAGCACGGCTTCATTGCCAGGGAGTTCAACAGGAAATACAGGATTCCAGATGATGTGGACCCTCTGACCATAACATCATCTCTCTCCCTGGATGGGGTCCTGACCGTGACTGCACCAAGGAAGCAAAGTGAGGTCTCTGAGCGCTCCATCCCCATCACCAGGGAAGAGAAACCTGCCCTTGGAGGAGCCCAGAGGAAG</text:span><text:span text:style-name="T759">TAA</text:span></text:p>
      <text:p text:style-name="P103"><text:span text:style-name="species"><text:span text:style-name="T591">&gt;</text:span></text:span><text:bookmark text:name="feature_XP_009694886.1_CDS_0"/><text:span text:style-name="species"><text:span text:style-name="T591">125a-XM_009696584.1-HspB5-</text:span></text:span><text:span text:style-name="species"><text:span text:style-name="T589">Cariama</text:span></text:span><text:span text:style-name="species"><text:span text:style-name="T591">-</text:span></text:span><text:span text:style-name="species"><text:span text:style-name="T589">cristata</text:span></text:span><text:span text:style-name="species"><text:span text:style-name="T588">-</text:span></text:span><text:span text:style-name="species"><text:span text:style-name="T667">SauriaTestudines</text:span></text:span></text:p>
      <text:p text:style-name="P297"><text:span text:style-name="species"><text:span text:style-name="T591">ATG</text:span></text:span><text:span text:style-name="species"><text:span text:style-name="T518">GATATCACCATTCATAACCCCCTGATCCGCAGACCCTTGTTTTCTTGGTTGGCACCG</text:span></text:span><text:span text:style-name="T797">AGTCGTATCTTTGACCAGATTTTTGGAGAGCACCTGCAGGAGTCAGAGCTCCTCCCTGCTTCCCCCAGCTTCAGTCCCTTCCTGATGAGATCCCCCATTCTTCGGATGCCCAGTTGGCTAGAGGCAGGACTCTCGGAGATGAGACTGGAGAAGGACAAATTTTCTGTAAATCTTGATGTGAAGCATTTCTCCCCTGAGGAACTGAAAGTGAAGGTGCTTGGGGACATGATAGAAATTCATGGGAAACATGAGGAGCGCCAGGATGAGCATGGCTTTATTGCCAGGGAGTTCAACAGGAAATACAGGATTCCAGATGATGTGGACCCTCTGACCATAACCTCATCACTCTCTCTGGATGGTGTCCTGACTGTGAGCGCACCGAGGAAACAAAGTGATGTCCCTGAGCGCACTATCCCTATCACCCGTGAAGAGAAGCCTGCCATTGCAGGAGCCCAAAGGAAG</text:span><text:span text:style-name="T759">TAG</text:span></text:p>
      <text:p text:style-name="P102"><text:span text:style-name="species"><text:span text:style-name="T590">&gt;</text:span></text:span><text:bookmark text:name="feature_XP_009995712.1_CDS_0"/><text:span text:style-name="species"><text:span text:style-name="T590">125c-XM_009997410.1-HspB5-</text:span></text:span><text:span text:style-name="species"><text:span text:style-name="T589">Chaetura</text:span></text:span><text:span text:style-name="species"><text:span text:style-name="T590">-</text:span></text:span><text:span text:style-name="species"><text:span text:style-name="T589">pelagica</text:span></text:span><text:span text:style-name="species"><text:span text:style-name="T588">-</text:span></text:span><text:span text:style-name="species"><text:span text:style-name="T667">SauriaTestudines</text:span></text:span></text:p>
      <text:p text:style-name="P296"><text:span text:style-name="species"><text:span text:style-name="T590">ATG</text:span></text:span><text:span text:style-name="species"><text:span text:style-name="T517">GATATCACCATCCACAACCCCCTGATCCGCAGACCCTTCCTCTCCTGGTTGGCTCCC</text:span></text:span><text:span text:style-name="T797">AGTCGCATCTTCGACCAGATTTTCGGGGAGCACCTGCAGGAGTCAGAGCTGCTCCCTGCTTCCCCCAGCTTCAGCCCCTTCCTGATGAGATCCCCCATTCTTCGGATGCCCAGCTGGCTGGAGACGGGACTCTCAGAGATGCGGCTGGAGAAGGACAAGTTTTCTGTAAACCTTGATGTGAAGCATTTCTCCCCTGAGGAGCTGAAGGTGAAGGTGCTTGGGGACATGATAGAAATCCACGGGAAGCACGAGGAGCGCCAGGATGAGCATGGCTTTATTGCCAGGGAGTTCAACAGGAAATACAGGATCCCAGATGATGTGGACCCTCTGACCATAACATCATCCCTCTCTCTGGATGGCGTCCTGACCGTGAGTGCACCCAGGAAACAAAGCGACGTCCCCGAGCGCACCATCCCCATCACCCGAGAGGAGAAACCTGCCATTGCAGGAGCCCAAAGGAAG</text:span><text:span text:style-name="T759">TAG</text:span></text:p>
      <text:p text:style-name="P101"><text:span text:style-name="species"><text:span text:style-name="T588">&gt;</text:span></text:span><text:bookmark text:name="feature_XP_009880745.1_CDS_0"/><text:span text:style-name="species"><text:span text:style-name="T588">125d-XM_009882443.1-HspB5-</text:span></text:span><text:span text:style-name="species"><text:span text:style-name="T581">Charadrius</text:span></text:span><text:span text:style-name="species"><text:span text:style-name="T588">-</text:span></text:span><text:span text:style-name="species"><text:span text:style-name="T581">vociferus</text:span></text:span><text:span text:style-name="species"><text:span text:style-name="T588">-</text:span></text:span><text:span text:style-name="species"><text:span text:style-name="T667">SauriaTestudines</text:span></text:span></text:p>
      <text:p text:style-name="P295"><text:span text:style-name="species"><text:span text:style-name="T588">ATG</text:span></text:span><text:span text:style-name="species"><text:span text:style-name="T516">GATATCACCATTCATAACCCCCTGATCCGCAGACCTCTGTTATCTTGGTTGGCACCG</text:span></text:span><text:span text:style-name="T797">AGTCGTATCTTTGACCAGATTTTTGGAGAGCACCTGCAGGAGTCAGAGCTTCTCCCGGCTTCCCCCAGCTTCAGTCCTTTCCTGATGAGATCCCCCATTCTTCGGATGCCCAGTTGGCTAGAGACAGGACTCTCTGAGATGCGACTGGAGAAGGACAAATTTTCTGTAAATCTTGATGTGAAGCATTTCTCCCCTGAGGAGCTAAAAGTGAAGGTGCTTGGGGACATGATAGAAATTCATGGGAAACACGAAGAGCGCCAGGATGAGCATGGCTTTATTGCCAGGGAGTTCAACAGGAAATACAGGATTCCAGATGATGTGGACCCTCTGACCATAACCTCATCACTCTCTCTGGATGGTGTCCTGACTGTGAGCGCACCGAGGAAACAAAGTGACGTCCCTGAGCGCACTATCCCTATCACCCGTGAAGAGAAGCCTGCCATTGCAGGGGCCCAAAGGAAG</text:span><text:span text:style-name="T759">TAG</text:span></text:p>
      <text:p text:style-name="P68"><text:span text:style-name="species"><text:span text:style-name="T667">&gt;</text:span></text:span><text:bookmark text:name="feature_XP_005291443.1_CDS_0"/><text:span text:style-name="species"><text:span text:style-name="T667">126-</text:span></text:span><text:span text:style-name="species"><text:span text:style-name="T774">XM_005291386.3</text:span></text:span><text:span text:style-name="species"><text:span text:style-name="T667">-HspB5-</text:span></text:span><text:span text:style-name="species"><text:span text:style-name="T665">Chrysemys</text:span></text:span><text:span text:style-name="species"><text:span text:style-name="T667">-</text:span></text:span><text:span text:style-name="species"><text:span text:style-name="T665">picta</text:span></text:span><text:span text:style-name="species"><text:span text:style-name="T667">-SauriaTestudines</text:span></text:span></text:p>
      <text:p text:style-name="P308"><text:span text:style-name="species"><text:span text:style-name="T687">ATG</text:span></text:span><text:span text:style-name="species"><text:span text:style-name="T520">GATATCGCCATTCACCATCCCTTGATCCGCAGACCCCTGTTTTCCTTCTTGACACCA</text:span></text:span><text:span text:style-name="T797">ACACGTATCTTTGACCAGAGCTTCGGAGAGCATCTCTCAGAGTCTGAGCTGTTCCCTACCTCGGGCGCTCTCAGCCCTTTCCTGCTGAGATCCCCCTTCCTAAGGACACCCAGCTGGCTAGAGACAGGATTCTCAGAGATGCGACTGGAGAAGGACAAGTTTTCCGTAAATGTCGACGTGAAGCATTTCTCTCCTGAGGACCTAAAAGTCAAGGTGTTGGGGGATGTGATCGAAGTCCATGGGAAACATGAGGAACGCCAGGATGAGCATGGCTCCGTGGCCAGGGAGTTCAACAGGAAATACAGGATCCCAGCGGATGTGGATCCTCTGTCCATCACCTCATCCCTGTCTTCGGATGGAGTCCTGACAGTGAATGGACCAAGGAAACAAACCGATGTTCCCGAGCGCACCATTCCCATCACCCGCGAGGAGAAATCTGCCATCGCAGGGGCCCAGAGGAAG</text:span><text:span text:style-name="T804">TAG</text:span></text:p>
      <text:p text:style-name="P58"><text:span text:style-name="species"><text:span text:style-name="T623">&gt;</text:span></text:span><text:bookmark text:name="feature_XP_021140967.1_CDS_0"/><text:span text:style-name="species"><text:span text:style-name="T623">126a-XM_021285292.1-HspB5-</text:span></text:span><text:span text:style-name="species"><text:span text:style-name="T604">Columba</text:span></text:span><text:span text:style-name="species"><text:span text:style-name="T623">-</text:span></text:span><text:span text:style-name="species"><text:span text:style-name="T604">livia</text:span></text:span><text:span text:style-name="species"><text:span text:style-name="T623">-SauriaTestudines</text:span></text:span></text:p>
      <text:p text:style-name="P272"><text:span text:style-name="species"><text:span text:style-name="T623">ATG</text:span></text:span><text:span text:style-name="species"><text:span text:style-name="T466">GATATCACCATTCACAACCCCCTGATCCGCAGACCCCTGTTGTCTTGGTTGGCACCG</text:span></text:span><text:span text:style-name="T797">AGTCGTATCTTTGACCAGATTTTTGGAGAACACCTGCAGGAGTCAGAGCTGCTCCCCGCTTCCCCAAGCTTCAGTCCCTTCCTGATGAGATCCCCCATTCTTCGGATGCCCAGTTGGCTAGAGGCAGGACTCTCCGAGATGCGACTGGATAAGGACAAATTTTCTGTAAATCTTGATGTGAAGCATTTCTCCCCCGAGGAACTAAATGTGAAGGTGCTTGGGGACATGATAGAAATTCACGGGAAACACGAGGAGCGCCAGGACGAGCACGGCTTCATTGCCAGGGAGTTCAACAGGAAATACAGGATTCCAGACGACGTGGACCCACTGACCATAACCTCATCGCTCTCTCTGGATGGTGTCCTGACTGTGAGCGCACCAAGGAAACAAAGCGATGTCCCTGAGCGTACTATCCCCATCACCCGTGAAGAGAAGCCTGCCATTGCGGGAGCCCAAAGGAAG</text:span><text:span text:style-name="T759">TAG</text:span></text:p>
      <text:p text:style-name="P69"><text:span text:style-name="species"><text:span text:style-name="T562">&gt;</text:span></text:span><text:bookmark text:name="feature_XP_008635145.1_CDS_0"/><text:span text:style-name="species"><text:span text:style-name="T562">127-XM_008636923.2-HspB5-</text:span></text:span><text:span text:style-name="species"><text:span text:style-name="T523">Corvus</text:span></text:span><text:span text:style-name="species"><text:span text:style-name="T562">-</text:span></text:span><text:span text:style-name="species"><text:span text:style-name="T523">brachyrhynchos</text:span></text:span><text:span text:style-name="species"><text:span text:style-name="T562">-SauriaTeatudines</text:span></text:span></text:p>
      <text:p text:style-name="P279"><text:span text:style-name="species"><text:span text:style-name="T562">ATG</text:span></text:span><text:span text:style-name="species"><text:span text:style-name="T506">GATATCACCATCCACAACCCCCTGATCCGCAGGCCCTTCTTCTCTTGGTTGGCACCG</text:span></text:span><text:span text:style-name="T797">AGTCGTATCTTTGACCAGATTTTCGGGGAGCACCTGCCGGAGTCAGAGCTGCTCCCTGTTTCCCCCAGCTTCAGCCCCTTCCTGATGAGATCCCCCATCCTTCGGATGCCCAGTTGGCTAGAGACAGGACTCTCCGAGATGCGACTGGATAAGGACAAATTTTATGTGAACCTGGATGTGAAACATTTCTCCCCCGAGGAGCTGAAGGTGAAGGTGCTCGGGGACATGATCGAGATCCACGGGAAGCACGAGGAGCGCCAGGACGAGCACGGCTTCATCGCCAGGGAGTTCAACAGGAAATACCGGATCCCAGACGACGTGGACCCACTGACCATCACATCATCGCTCTCCCTGGACGGGGTGCTGACCGTGAGCGCTCCCCGCAAACAGAGCGACGTCCCCGAGCGCACCATCCCCATCACCCGCGAGGACAAACCGGCCATCGCCGGCGCCCAGAGGAAG</text:span><text:span text:style-name="T759">TAG</text:span></text:p>
      <text:p text:style-name="P70"><text:soft-page-break/><text:span text:style-name="species"><text:span text:style-name="T398">&gt;</text:span></text:span><text:bookmark text:name="feature_XP_015739320.1_CDS_0"/><text:span text:style-name="species"><text:span text:style-name="T398">128-XM_015883834.1-HspB5-</text:span></text:span><text:span text:style-name="species"><text:span text:style-name="T392">Coturnix</text:span></text:span><text:span text:style-name="species"><text:span text:style-name="T398">-</text:span></text:span><text:span text:style-name="species"><text:span text:style-name="T392">japonica</text:span></text:span><text:span text:style-name="species"><text:span text:style-name="T398">-SauriaTestudines</text:span></text:span></text:p>
      <text:p text:style-name="P331"><text:span text:style-name="species"><text:span text:style-name="T418">ATG</text:span></text:span><text:span text:style-name="species"><text:span text:style-name="T372">GATATCACCATTCACAACCCCCTGATCCGCAGACCTCTGTTTTCTTGGTTAACACCG</text:span></text:span><text:span text:style-name="T797">AGCCGTATCTTTGACCAGCTATTTGGAGAGCACCTGCAGGAGTCAGAGCTGCTCCCTACGTCCCCCAGCTTCAGCCCCTTCCTGATGAGATCCCCCTTCTTTCGGATGCCCAGTTGGCTGGAGACGGGACTCTCAGAGATGCGACTGGAGAAAGACAAATTTTCTGTAAATCTTGATGTGAAGCATTTCTCCCCCGAGGAGCTAAAAGTGAAGGTGATTGGGGACATGATAGAAATTCATGGGAAACACGAGGAGCGCCAGGATGAGCATGGCTTTATTGCCAGGGAGTTCAGCAGGAAATACAGGATCCCAGCTGAAGTGGATCCCCTGACCATAACCTCATCACTCTCTCTGGATGGAGTCCTGACAGTGACCGCACCAAGGAAACAAAGCGACGTCCCTGAGCGCAATATTCCTATCACCCGTGAAGAGAAGCCTGCCATTGCAGGATCCCAGAGGAAG</text:span><text:span text:style-name="T741">TAG</text:span></text:p>
      <text:p text:style-name="P44"><text:span text:style-name="species"><text:span text:style-name="T532">&gt;</text:span></text:span><text:bookmark text:name="feature_XP_019402655.1_CDS_0"/><text:span text:style-name="species"><text:span text:style-name="T532">129-XM_019547110.1</text:span></text:span><text:span text:style-name="species"><text:span text:style-name="T523">-</text:span></text:span><text:span text:style-name="species"><text:span text:style-name="T532">HspB5-</text:span></text:span><text:span text:style-name="species"><text:span text:style-name="T523">isoform-X1-Crocodylus-porosus-</text:span></text:span><text:span text:style-name="species"><text:span text:style-name="T532">SauriaTestudines</text:span></text:span></text:p>
      <text:p text:style-name="P257"><text:span text:style-name="species"><text:span text:style-name="T532">ATG</text:span></text:span><text:span text:style-name="species"><text:span text:style-name="T485">GATATCTCCATTCACCACCCCTTGCTGCGCAGACCCTTGATGTCCTTGTTCACCCCC</text:span></text:span><text:span text:style-name="T797">AGCCGCATCTTCGACCAGAGCTTTGGAGAGCACCTCCTCGAGTCCGAGCTGTTCCCCACCTCGTCCAGCATCAGACCCTTCCTGCTGAGGTCCCCCTTCCTCCGGATGCCCGGCTGGCTGGACACGGGGTTCTCCGAGATGCGACTGGATAAGGACAAGTTTTCCGTAAACCTCGATGTGAAGCATTTCTCCCCTGAGGAGCTGCAAATCAAGGTTCTGGGGGACACGGTTGAGATCCACGGGAAACATGAGGAGCGCCAGGATGAGCACGGCTACATTGCCAGGGAGTTCAACAGGAAATACAGGGTCCCCTCTGATGTGGATCCTGAATCCATCACCTCCTCCCTGTCCCTGGATGGTGTCCTGACAGTGAATGCACCACGGAGACCAACTGACCTTCCTGAACGTACCATTCCCATCATCCGTGAGGACAAATCTCCCACTTCGGGAGTCCAGAGAAAG</text:span><text:span text:style-name="T759">TGA</text:span></text:p>
      <text:p text:style-name="P82"><text:span text:style-name="species"><text:span text:style-name="T573">&gt;</text:span></text:span><text:bookmark text:name="feature_XP_009568195.1_CDS_0"/><text:span text:style-name="species"><text:span text:style-name="T573">130-XM_009569900.1-HspB5-</text:span></text:span><text:span text:style-name="species"><text:span text:style-name="T523">Cuculus</text:span></text:span><text:span text:style-name="species"><text:span text:style-name="T573">-</text:span></text:span><text:span text:style-name="species"><text:span text:style-name="T523">canorus</text:span></text:span><text:span text:style-name="species"><text:span text:style-name="T573">-SauriaTestudines</text:span></text:span></text:p>
      <text:p text:style-name="P240"><text:span text:style-name="species"><text:span text:style-name="T686">ATG</text:span></text:span><text:span text:style-name="species"><text:span text:style-name="T512">GATATCACCATTCATAACCCCCTGATCCGCAGACCCCTGTTTTCTTGGTTGGCACCG</text:span></text:span><text:span text:style-name="T797">AGTCGTATCTTTGACCAGATTTTTGGAGAGCACCTGCAGGAGTCAGAGCTGCTCCCTGCTTCCCCCAGCTTCAGCCCCTTCCTGATGAGATCCCCCATTCTTCGGATGCCCAGTTGGCTAGAGACAGCACTCTCGGAGATGCGACTGGAGAAGGACAAATTTTCTGTAAATCTTGACGTGAAACATTTCTCCCCTGAGGAGCTAAAAGTGAAGGTGCTGGGGGACATGATAGAAATCCACGGCAAACACGAGGAGCGCCAGGACGAGCACGGCTTCATTGCTAGGGAGTTCAACAGGAAATACAGGATTCCAGACGACGTGGACCCTCTGACCATAACCTCATCGCTCTCTCTGGATGGAGTCCTGACTGTGAGCGCACCCAGAAAACAAAGCGACGTCCCTGAGCGCACGATCCCTATCACCCGTGAAGAGAAGCCTGCCATTGCAGGAGCCCAAAGGAAG</text:span><text:span text:style-name="T741">TAG</text:span></text:p>
      <text:p text:style-name="P84"><text:span text:style-name="species"><text:span text:style-name="T574">&gt;</text:span></text:span><text:bookmark text:name="feature_XP_025961661.1_CDS_0"/><text:span text:style-name="species"><text:span text:style-name="T574">XM_026105876.1-HspB5-</text:span></text:span><text:span text:style-name="species"><text:span text:style-name="T523">Dromaius</text:span></text:span><text:span text:style-name="species"><text:span text:style-name="T574">-</text:span></text:span><text:span text:style-name="species"><text:span text:style-name="T523">novaehollandiae</text:span></text:span><text:span text:style-name="species"><text:span text:style-name="T574">-SauriaTestudines</text:span></text:span></text:p>
      <text:p text:style-name="P227"><text:span text:style-name="T835">ATG</text:span><text:span text:style-name="T736">GATATCACCATTCACAACCCCCTGATCCGCCGGCCCCTCTTATCTTTGCTGGCGCCC</text:span>AGTCGCATCTTCGACCAGACTTTCGGGGAGCATCTGCAGGAGTCGGAGCTGCTTCCTACCTCCCCCGGCCTCAGCACCTTCCTGATGCGATCGCCCATCTTCCGGATGCCCAGCTGGATAGAGACGGGGCTCTCTGAGATGCGACTGGAGAAGGACAAGTTTTCTGTAAACCTCGATGTGAAGCATTTCTCCCCTGAGGAGCTGAAAGTCAAGGTGTTGGGGGACATGATAGATATTCATGGGAAACATGAGGAGCGCCAGGACGAGCATGGCTTTATTGCCAGGGAGTTCAACAGGAAATACAGGATTCCAGCTGATGTGGATCCCCTGACCATAACCTCGTCGCTCTCTTTGGATGGTGTCCTGACAGTGAGCGCACCGAGGAAACTAAGTGAGCTGCCCGAGCGCACGATCCCTATCACCCACGAGGAGAAGCCTGCCATTGCAGGAGCCCAAAGGAAG<text:span text:style-name="T737">TAG</text:span></text:p>
      <text:p text:style-name="P99"><text:span text:style-name="species"><text:span text:style-name="T602">&gt;</text:span></text:span><text:bookmark text:name="feature_XP_009636710.1_CDS_0"/><text:span text:style-name="species"><text:span text:style-name="T602">130b-XM_009638415.1-HspB5-</text:span></text:span><text:span text:style-name="species"><text:span text:style-name="T601">Egretta</text:span></text:span><text:span text:style-name="species"><text:span text:style-name="T602">-</text:span></text:span><text:span text:style-name="species"><text:span text:style-name="T601">garzetta</text:span></text:span><text:span text:style-name="species"><text:span text:style-name="T574">-SauriaTestudines</text:span></text:span></text:p>
      <text:p text:style-name="P217"><text:span text:style-name="T835">ATG</text:span><text:span text:style-name="T736">GATATCACCATTCATAACCCCCTGATTCGCAGACCCCTCTTATCTTGGTTGGCACCG</text:span>AGCCGTATCTTTGACCAGATTTTTGGAGAGCACCTGCAGGAGTCAGAGCTGCTCCCTGCTTCCCCCAGCCTCAGTCCGTTCCTGATGAGATCCCCCATTCTTCGGATGCCCAGTTGGCTAGAGACGGGACTCTCTGAGATGCGACTGGAGAAGGACAAATTTTCTGTAAATCTTGATGTGAAGCATTTCTCCCCTGAGGAGCTAAAAGTGAAGGTGCTTGGGGACATGATAGAAATTCACGGGAAACATGAGGAGCGCCAGGATGAGCATGGCTTTATTGCCAGGGAGTTCAACAGGAAATACAGGATTCCAGATGACGTGGACCCTCTGACCATAACCTCATCACTCTCTCTGGATGGTGTCCTGACGGTGAGCGCACCGAGGAAACAAAGCGATGTCCCTGAGCGCACTATCCCTATCACGCGTGAAGAGAAGCCTGCCATTGCAGGAGCCCAAAGGAAG<text:span text:style-name="T735">TAG</text:span></text:p>
      <text:p text:style-name="P52"><text:span text:style-name="species"><text:span text:style-name="T548">&gt;</text:span></text:span><text:bookmark text:name="feature_XP_005440255.1_CDS_0"/><text:span text:style-name="species"><text:span text:style-name="T548">131-XM_005440198.1-HspB5-</text:span></text:span><text:span text:style-name="species"><text:span text:style-name="T523">Falco</text:span></text:span><text:span text:style-name="species"><text:span text:style-name="T548">-</text:span></text:span><text:span text:style-name="species"><text:span text:style-name="T523">cherrug</text:span></text:span><text:span text:style-name="species"><text:span text:style-name="T548">-SauriaTestudines</text:span></text:span></text:p>
      <text:p text:style-name="P267"><text:span text:style-name="species"><text:span text:style-name="T548">ATG</text:span></text:span><text:span text:style-name="species"><text:span text:style-name="T497">GATATCACCATTCATAACCCCCTGATCCGCAGACCCTTCTTGTCTTGGTTGGCACCG</text:span></text:span><text:span text:style-name="T797">AGTCGTATCTTTGACCAGATTTTTGGAGAGCACCTGCAGGAGTCAGAGCTGCTCCCTGCTTCCCCCAGCCTCAGCCCCTTCCTGATGAGATCCCCCATTCTTCGGATGCCCAGTTGGCTAGAGACAGGACTCTCTGAGATGCGACTGGAGAAGGACAAATTTTCTGTAAATCTTGATGTGAAGCATTTCTCCCCTGAGGAGCTAAAAGTGAAGGTGCTTGGGGACATGATAGAAATTCACGGGAAGCATGAGGAGCGCCAGGATGAGCATGGCTTTATCGCCAGGGAGTTCAACAGGAAATACAGGATTCCAGATGATGTGGACCCTCTGACCATCACCTCATCACTCTCTCTGGATGGTGTCCTGACTGTGAGCGCACCAAGGAAACAAAGTGATGTCCCTGAGCGCTCTATCCCTATCACCCGTGAAGAGAAACCTGCCATTGCAGGAGCCCAAAGGAAG</text:span><text:span text:style-name="T759">TAG</text:span></text:p>
      <text:p text:style-name="P53"><text:span text:style-name="species"><text:span text:style-name="T618">&gt;</text:span></text:span><text:bookmark text:name="feature_XP_005236659.1_CDS_0"/><text:span text:style-name="species"><text:span text:style-name="T618">132-</text:span></text:span><text:span text:style-name="species"><text:span text:style-name="T780">XM_005236602.1</text:span></text:span><text:span text:style-name="species"><text:span text:style-name="T618">-HspB5-</text:span></text:span><text:span text:style-name="species"><text:span text:style-name="T604">Falco</text:span></text:span><text:span text:style-name="species"><text:span text:style-name="T618">-</text:span></text:span><text:span text:style-name="species"><text:span text:style-name="T604">peregrinus</text:span></text:span><text:span text:style-name="species"><text:span text:style-name="T619">-SauriaTestudines</text:span></text:span></text:p>
      <text:p text:style-name="P307"><text:span text:style-name="species"><text:span text:style-name="T681">ATG</text:span></text:span><text:span text:style-name="species"><text:span text:style-name="T461">GATATCACCATTCATAACCCCCTGATCCGCAGACCCTTCTTGTCTTGGTTGGCACCG</text:span></text:span><text:span text:style-name="T797">AGTCGTATCTTTGACCAGATTTTTGGAGAGCACCTGCAGGAGTCAGAGCTGCTCCCTGCTTCCCCCAGCCTCAGCCCCTTCCTGATGAGATCCCCCATTCTTCGGATGCCCAGTTGGCTAGAGACAGGACTCTCTGAGATGCGACTGGAGAAGGACAAATTTTCTGTAAATCTTGATGTGAAGCATTTCTCCCCTGAGGAGCTAAAAGTGAAGGTGCTTGGGGACATGATAGAAATTCACGGGAAGCATGAGGAGCGCCAGGATGAGCATGGCTTTATCGCCAGGGAGTTCAACAGGAAATACAGGATTCCAGATGATGTGGACCCTCTGACCATCACCTCATCACTCTCTCTGGATGGTGTCCTGACTGTGAGCGCACCAAGGAAACAAAGTGATGTCCCTGAGCGCTCTATCCCTATCACCCGTGAAGAGAAACCTGCCATTGCAGGAGCCCAAAGGAAG</text:span><text:span text:style-name="T804">TAG</text:span></text:p>
      <text:p text:style-name="P61"><text:span text:style-name="species"><text:span text:style-name="T555">&gt;</text:span></text:span><text:bookmark text:name="feature_XP_005058857.1_CDS_0"/><text:span text:style-name="species"><text:span text:style-name="T555">133-XM_005058800.1-HspB5-</text:span></text:span><text:span text:style-name="species"><text:span text:style-name="T523">Ficedula</text:span></text:span><text:span text:style-name="species"><text:span text:style-name="T555">-</text:span></text:span><text:span text:style-name="species"><text:span text:style-name="T523">albicollis</text:span></text:span><text:span text:style-name="species"><text:span text:style-name="T619">-SauriaTestudines</text:span></text:span></text:p>
      <text:p text:style-name="P274"><text:span text:style-name="species"><text:span text:style-name="T555">ATG</text:span></text:span><text:span text:style-name="species"><text:span text:style-name="T502">GATATCACCATCCACAACCCCCTGATCCGCAGACCTTTCTTCTCTTGGTTGGCACCG</text:span></text:span><text:span text:style-name="T797">AGTCGTATCTTTGACCAGATTTTCGGGGAGCACCTGCCCGAGTCGGAGCTGCTCCCTGTTTCCCCCAGCTTCAGCCCCTTCCTGATGAGATCCCCCATCCTTCGGATGCCCAGTTGGCTAGAGACAGGACTCTCGGAGATGCGACTGGATAAGGACAAATTTTACGTGAACCTGGATGTGAAGCATTTCTCCCCTGAGGAGCTGAAGGTGAAGGTGCTCGGGGACATGATCGAGATCCACGGGAAGCACGAGGAGCGCCAGGACGAGCACGGCTTCATCGCCAGGGAGTTCAGCAGGAAATACCGGATCCCCGACGACGTGGACCCGCTGACCATCACGTCGTCGCTGTCGCTGGACGGGGTGCTGACCGTCAGCGCTCCCCGCAAGCAGAGCGACGTCCCCGAGCGCAGCATCCCCATCACCCGCGAGGACAAACCCGCCATCGCCGGCGCCCAGAGGAAA</text:span><text:span text:style-name="T759">TGA</text:span></text:p>
      <text:p text:style-name="P83"><text:span text:style-name="species"><text:span text:style-name="T634">&gt;</text:span></text:span><text:bookmark text:name="feature_NP_990507.1_CDS_0"/><text:span text:style-name="species"><text:span text:style-name="T634">134-NM_205176.1-HspB5-</text:span></text:span><text:span text:style-name="species"><text:span text:style-name="T604">Gallus</text:span></text:span><text:span text:style-name="species"><text:span text:style-name="T634">-</text:span></text:span><text:span text:style-name="species"><text:span text:style-name="T604">gallus</text:span></text:span><text:span text:style-name="species"><text:span text:style-name="T634">-SauriaTestudines</text:span></text:span></text:p>
      <text:p text:style-name="P226"><text:span text:style-name="T835">ATG</text:span><text:span text:style-name="T736">GATATCACCATTCACAACCCCCTGGTCCGCAGACCTCTGTTTTCTTGGTTGACACCG</text:span>AGCCGTATCTTTGACCAGATATTTGGAGAGCACCTGCAGGAGTCAGAGCTGCTCCCTACCTCCCCCAGCCTCAGCCCCTTCCTGATGAGATCCCCCTTCTTTCGGATGCCCAGTTGGCTGGAGACGGGACTCTCAGAGATGCGACTGGAGAAGGACAAATTTTCTGTAAATCTTGATGTGAAGCATTTCTCGCCTGAGGAGCTAAAAGTGAAGGTGCTCGGGGACATGATAGAAATTCATGGGAAACACGAGGAGCGCCAGGAT<text:soft-page-break/>GAGCATGGCTTTATTGCCAGGGAGTTCAGCAGGAAATACAGGATCCCAGCTGACGTGGATCCCCTGACCATAACCTCATCACTCTCTCTGGATGGTGTCCTGACGGTGAGCGCGCCGAGGAAACAAAGCGACGTCCCTGAGCGCAGTATTCCTATCACCCGTGAAGAGAAGCCTGCCATTGCAGGATCCCAGAGGAAG<text:span text:style-name="T735">TAG</text:span></text:p>
      <text:p text:style-name="P98"><text:span text:style-name="species"><text:span text:style-name="T663">&gt;</text:span></text:span><text:bookmark text:name="feature_XP_009808997.1_CDS_0"/><text:span text:style-name="species"><text:span text:style-name="T653">134a-</text:span></text:span><text:span text:style-name="species"><text:span text:style-name="T663">XM_009810695.1</text:span></text:span><text:span text:style-name="species"><text:span text:style-name="T653">-HspB5-</text:span></text:span><text:span text:style-name="species"><text:span text:style-name="T652">Gavia</text:span></text:span><text:span text:style-name="species"><text:span text:style-name="T653">-</text:span></text:span><text:span text:style-name="species"><text:span text:style-name="T652">stellata</text:span></text:span><text:span text:style-name="species"><text:span text:style-name="T634">-SauriaTestudines</text:span></text:span></text:p>
      <text:p text:style-name="P216"><text:span text:style-name="T835">ATG</text:span><text:span text:style-name="T736">GATATCACCATTCATAACCCCCTGATCCGCAGACCCCTGTTGTCTTGGTTGGCACCG</text:span>AGTCGTATCTTTGACCAGATTTTCGGAGAGCACCTGCAGGAGTCAGAGCTGCTCCCTGCTTCCCCCGGCTTCAGTCCCTTCCTGATGAGATCCCCCATCCTTCGGATGCCCAGTTGGCTAGAGACGGGACTCTCTGAGATGCGACTGGAGAGGGACAAATTTTCTGTAAATCTTGATGTGAAGCATTTCTCCCCTGACGAGCTAAAAGTGAAGGTGCTTGGGGACATGATAGAAATTCACGGGAAACACGAGGAGCGCCAGGATGAGCATGGCTTTATTGCCAGGGAGTTCAACAGGAAATACAGGATTCCAGATGATGTGGACCCTCTGACCATAACCTCATCGCTCTCTCTGGATGGTGTCCTGACGGTGAGCGCACCGAGGAAACTAAGTGACGTCCCTGAGCAGACTATTCCTATCACCCGTGAAGAGAAGCCTGCCATTGCAGGAGCCCAAAGGAAG<text:span text:style-name="T735">TAG</text:span></text:p>
      <text:p text:style-name="P52"><text:span text:style-name="species"><text:span text:style-name="T548">&gt;</text:span></text:span><text:bookmark text:name="feature_XP_015271074.1_CDS_0"/><text:span text:style-name="species"><text:span text:style-name="T548">135-XM_015415588.1-HspB5-</text:span></text:span><text:span text:style-name="species"><text:span text:style-name="T523">isoform</text:span></text:span><text:span text:style-name="species"><text:span text:style-name="T548">-</text:span></text:span><text:span text:style-name="species"><text:span text:style-name="T523">X1</text:span></text:span><text:span text:style-name="species"><text:span text:style-name="T548">-</text:span></text:span><text:span text:style-name="species"><text:span text:style-name="T523">Gekko</text:span></text:span><text:span text:style-name="species"><text:span text:style-name="T548">-</text:span></text:span><text:span text:style-name="species"><text:span text:style-name="T523">japonicus-</text:span></text:span><text:span text:style-name="species"><text:span text:style-name="T528">SauriaTestudines</text:span></text:span></text:p>
      <text:p text:style-name="P267"><text:span text:style-name="species"><text:span text:style-name="T548">ATG</text:span></text:span><text:span text:style-name="species"><text:span text:style-name="T497">GATATCACCGTTCACCATCCTCTCTTCCGCAGGCCCCTTGTGTCCGCCCTGTCGCCC</text:span></text:span><text:span text:style-name="T797">AACCGCCTCTTCAGCCAGGCCTTCGGAGAACACCTCGTGGAAGCTGAGCTTTTCCCCAGCACCTCGGCGCTCAGCTCTTTCCTCTTGAGACCCTCCCTCTTAAGGCTCCCCACCTGGCTAGAGAGCAGATTCTCAGAGATGCGACTGGATAAGGACAAGTTCTCTGTAAATGTGGACGTGAAGCATTTCTCTCCCGAGGAGTTAAAAGTCAAGGTTCTTGGAGATATGATCGAAGTCCATGGGAAACACGAGGAACGACAGGATGAACAAGGCTTCGTAGCCAGAGAGTTCAACAGGAAATACAAGATCCCAGGTGATGTGGATCCCCTCTCCATCACTTCCTCCCTCTCTTCTGATGGTGTCCTGACGGTGAATGGACCAAGAAAACCAACGGAGATGCCGGAGCGCACCATCGCCATCACCCGGGAGGAAAAACCTGCCCTAGCGGGCGGACAAAGGAAG</text:span><text:span text:style-name="T759">TAA</text:span></text:p>
      <text:p text:style-name="P37"><text:span text:style-name="species"><text:span text:style-name="T528">&gt;</text:span></text:span><text:bookmark text:name="feature_XP_010573305.1_CDS_0"/><text:span text:style-name="species"><text:span text:style-name="T528">136-XM_010575003.1</text:span></text:span><text:span text:style-name="species"><text:span text:style-name="T523">-</text:span></text:span><text:span text:style-name="species"><text:span text:style-name="T528">HspB5-</text:span></text:span><text:span text:style-name="species"><text:span text:style-name="T523">Haliaeetus-leucocephalus-</text:span></text:span><text:span text:style-name="species"><text:span text:style-name="T528">SauriaTestudines</text:span></text:span></text:p>
      <text:p text:style-name="P251"><text:span text:style-name="species"><text:span text:style-name="T528">ATG</text:span></text:span><text:span text:style-name="species"><text:span text:style-name="T482">GATATCACCATTCATAACCCCCTGATCCGCAGACCCCTGTTATCTTGGTTGGCACCA</text:span></text:span><text:span text:style-name="T797">AGTCGTATCTTTGACCAGATTTTTGGAGAGCACCTGCAGGAGTCAGAGCTGCTCCCTGCTTCCCCCAGCCTCAGTCCCTTCCTGATGAGATCCCCCATTCTTCGGATGCCCAGTTGGCTAGAGACAGGACTCTCTGAGATGCGACTGGAGAAGGACAAATTTTCTGTAAATCTTGATGTGAAGCATTTCTCCCCTGAGGAGCTAAAAGTGAAGGTGCTTGGGGACATGATAGAAATTCATGGGAAACACGAGGAGCGCCAGGATGAGCATGGCTTTATTGCCAGGGAGTTCAACAGGAAATACAGAATTCCAGATGATGTGGACCCTCTGACCATAACCTCATCGCTCTCTCTGGATGGTGTCCTGACTGTGAGTGCACCAAGGAAACAAAGTGATGTCCCCGAGCGCTCTATTCCTATCACCCGTGAAGAGAAGCCTGCCATTGCAGGAGCCCAAAGGAAG</text:span><text:span text:style-name="T759">TAG</text:span></text:p>
      <text:p text:style-name="P96"><text:span text:style-name="species"><text:span text:style-name="T582">&gt;</text:span></text:span><text:bookmark text:name="feature_XP_009915558.1_CDS_0"/><text:span text:style-name="species"><text:span text:style-name="T582">13</text:span></text:span><text:span text:style-name="species"><text:span text:style-name="T594">6</text:span></text:span><text:span text:style-name="species"><text:span text:style-name="T582">a-XM_009917256.1-HspB5-</text:span></text:span><text:span text:style-name="species"><text:span text:style-name="T581">Haliaeetus</text:span></text:span><text:span text:style-name="species"><text:span text:style-name="T582">-</text:span></text:span><text:span text:style-name="species"><text:span text:style-name="T581">albicilla</text:span></text:span><text:span text:style-name="species"><text:span text:style-name="T582">-</text:span></text:span><text:span text:style-name="species"><text:span text:style-name="T528">SauriaTestudines</text:span></text:span></text:p>
      <text:p text:style-name="P293"><text:span text:style-name="species"><text:span text:style-name="T582">ATG</text:span></text:span><text:span text:style-name="species"><text:span text:style-name="T514">GATATCACCATTCATAACCCCCTGATCCGCAGACCCCTGTTATCTTGGTTGGCACCA</text:span></text:span><text:span text:style-name="T797">AGTCGTATCTTTGACCAGATTTTTGGAGAGCACCTGCAGGAGTCAGAGCTGCTCCCTGCTTCCCCCAGCCTCAGTCCCTTCCTGATGAGATCCCCCATTCTTCGGATGCCCAGTTGGCTAGAGACAGGACTCTCTGAGATGCGACTGGAGAAGGACAAATTTTCTGTAAATCTTGATGTGAAGCATTTCTCCCCTGAGGAGCTAAAAGTGAAGGTGCTTGGGGACATGATAGAAATTCATGGGAAACACGAGGAGCGCCAGGATGAGCATGGCTTTATTGCCAGGGAGTTCAACAGGAAATACAGAATTCCAGATGATGTGGACCCTCTGACCATAACCTCATCGCTCTCTCTGGATGGTGTCCTGACTGTGAGTGCACCAAGGAAACAAAGTGATGTCCCCGAGCGCTCTATTCCTATCACCCGTGAAGAGAAGCCTGCCATTGCAGGAGCCCAAAGGAAG</text:span><text:span text:style-name="T759">TAG</text:span></text:p>
      <text:p text:style-name="P26"><text:span text:style-name="species"><text:span text:style-name="T635">&gt;</text:span></text:span><text:bookmark text:name="feature_XP_017665253.1_CDS_0"/><text:span text:style-name="species"><text:span text:style-name="T635">137-XM_017809764.1-HspB5-</text:span></text:span><text:span text:style-name="species"><text:span text:style-name="T604">Lepidothrix</text:span></text:span><text:span text:style-name="species"><text:span text:style-name="T635">-</text:span></text:span><text:span text:style-name="species"><text:span text:style-name="T604">coronata</text:span></text:span><text:span text:style-name="species"><text:span text:style-name="T635">-SauriaTestudines</text:span></text:span></text:p>
      <text:p text:style-name="P324"><text:span text:style-name="species"><text:span text:style-name="T635">ATG</text:span></text:span><text:span text:style-name="species"><text:span text:style-name="T472">GATATCACCATTCATAACCCCCTGATCCGCAGACCCTTCTTTTCTTGGTTGGCACCG</text:span></text:span><text:span text:style-name="T797">AGTCGTATCTTTGACCAGATTTTCGGGGAGCACCTGCAGGAGTCAGAGCTGCTCCCTGTTTCCCCCAGCTTCAGCCCCTTCCTGATGAGATCCCCCATCCTTCGGATGCCCAGTTGGCTAGAGACAGGACTCTCTGAGATGCGACTGGACAAGGACAAGTTTTATGTAAATCTCGATGTGAAGCATTTCTCCCCCGAGGAGCTCAAAGTGAAGGTGCTCGGGGACATGATAGAGATCCACGGGAAGCACGAGGAGCGCCAGGACGAGCACGGCTTCATCGCCAGGGAGTTCAACAGGAAATACAGGATCCCCGACGACGTGGACCCCCTGACCATCACCTCGTCCCTGTCCCTGGACGGGGTGCTGACCGTCAGCGCGCCCAGGAAGGTGAGCGACGTCCCCGAGCGCTCCATCCCCATCACCCGCGAGGAGAAACCGGCCATCGCAGGCGCCCAGAGGAAA</text:span><text:span text:style-name="T759">TAG</text:span></text:p>
      <text:p text:style-name="P25"><text:span text:style-name="species"><text:span text:style-name="T635">&gt;</text:span></text:span><text:bookmark text:name="feature_XP_021385781.1_CDS_0"/><text:span text:style-name="species"><text:span text:style-name="T635">138-XM_021530106.1-HspB5-</text:span></text:span><text:span text:style-name="species"><text:span text:style-name="T604">isoform</text:span></text:span><text:span text:style-name="species"><text:span text:style-name="T635">-</text:span></text:span><text:span text:style-name="species"><text:span text:style-name="T604">X1</text:span></text:span><text:span text:style-name="species"><text:span text:style-name="T635">-</text:span></text:span><text:span text:style-name="species"><text:span text:style-name="T604">Lonchura</text:span></text:span><text:span text:style-name="species"><text:span text:style-name="T635">-</text:span></text:span><text:span text:style-name="species"><text:span text:style-name="T604">striata</text:span></text:span><text:span text:style-name="species"><text:span text:style-name="T635">-SauriaTestudines</text:span></text:span></text:p>
      <text:p text:style-name="P233"><text:span text:style-name="T835">ATG</text:span><text:span text:style-name="T736">GATATCACCATCCACAACCCCCTGATCCGCAGACCTTTCTTCTCCTGGTTGGCACCG</text:span>AGCCGTATCTTTGACCAGATTTTCGGGGAGCACCTGCCCGAGTCGGAGCTGCTCCCTGTTTCCCCCAGCTTCAGCCCCTTCCTGATGAGATCCCCCATCCTTCGGATGCCCAGTTGGCTAGAGACAGGACTCTCGGAGATGCGACTGGATAAGGACAAATTTTATGTGAACCTGGATGTGAAGCATTTCTCCCCTGAGGAGCTGAAGGTGAAGGTGCTCGGGGACATGATCGAGATCCACGGGAAGCACGAGGAGCGCCAGGACGAGCACGGCTTCATCGCCAGGGAGTTCAGCAGGAAATACCGCATCCCGGACGACGTGGACCCGCTGAGCATCACGTCCTCGCTGTCGCTGGACGGGGTGCTGACCGTCAGCGCTCCCCGCAAGCAGAGCGATGTCCCCGAGCGCAGCATCCCCATCACCCGCGAGGACAAACCGGCCATCGCAGGCGCCCAGAGGAAG<text:span text:style-name="T735">TGA</text:span></text:p>
      <text:p text:style-name="P29"><text:span text:style-name="species"><text:span text:style-name="T651">&gt;</text:span></text:span><text:bookmark text:name="feature_XP_008933707.1_CDS_0"/><text:span text:style-name="species"><text:span text:style-name="T651">138a-XM_008935459.1-HspB5-</text:span></text:span><text:span text:style-name="species"><text:span text:style-name="T650">Merops</text:span></text:span><text:span text:style-name="species"><text:span text:style-name="T651">-</text:span></text:span><text:span text:style-name="species"><text:span text:style-name="T650">nubicus</text:span></text:span><text:span text:style-name="species"><text:span text:style-name="T635">-SauriaTestudines</text:span></text:span></text:p>
      <text:p text:style-name="P326"><text:span text:style-name="species"><text:span text:style-name="T651">ATG</text:span></text:span><text:span text:style-name="species"><text:span text:style-name="T475">GATATCACCATTCACAACCCCCTCATCCGCAGACCCCTCTTCTCTTGGTTGGCACCG</text:span></text:span><text:span text:style-name="T797">AGTCGCATCTTTGACCAGATTTTCGGAGAGCACCTGCAGGAGTCAGAGCTGCTCCCTGCTTCCCCCAGCCTCAGTCCCTTCCTGATGAGATCCCCCATTCTTCGGATGCCCAGTTGGCTAGAGGCAGGACTCTCTGAGATGCGACTGGAGAAGGACAAATTTTCTGTAAATCTTGATGTGAAGCATTTCTCCCCTGAGGAGCTAAAAGTGAAGGTGCTTGGGGACATGATAGAAATCCATGGGAAACACGAGGAGCGCCAGGATGAGCATGGCTTTATTGCCAGGGAGTTCAACAGGAAATACAGGATCCCGGATGATGTGGACCCTCTGACCATCACCTCCTCACTCTCTCTGGATGGTGTCCTGACTGTGAGTGCACCGAGGAAACTAAGTGACGTCCCGGAGCGTGCCATCCCCATCACCCGTGAGGAGAAGCCTGCCATTGCAGGAGCACAGAGGAAG</text:span><text:span text:style-name="T759">TAG</text:span></text:p>
      <text:p text:style-name="P54"><text:span text:style-name="species"><text:span text:style-name="T620">&gt;</text:span></text:span><text:bookmark text:name="feature_XP_009470546.1_CDS_0"/><text:span text:style-name="species"><text:span text:style-name="T620">139-XM_009472271.1-HspB5-</text:span></text:span><text:span text:style-name="species"><text:span text:style-name="T604">Nipponia</text:span></text:span><text:span text:style-name="species"><text:span text:style-name="T620">-</text:span></text:span><text:span text:style-name="species"><text:span text:style-name="T604">nippon</text:span></text:span><text:span text:style-name="species"><text:span text:style-name="T620">-</text:span></text:span><text:span text:style-name="species"><text:span text:style-name="T617">SauriaTestudines</text:span></text:span></text:p>
      <text:p text:style-name="P268"><text:span text:style-name="species"><text:span text:style-name="T620">ATG</text:span></text:span><text:span text:style-name="species"><text:span text:style-name="T462">GATATCACCATTCATAACCCTCTGATCCGCAGACCACTGTTTTCTTGGTTGGCACCG</text:span></text:span><text:span text:style-name="T797">AGTCGTATCTTTGACCAGATTTTCGGGGAGCACCTGCAGGAGTCAGAGCTGCTCCCTGCTTCCCCCAGCCTCAGTCCTTTCCTGATGAGATCCCCCATTCTTCGGCTGCCCAGTTGGCTAGAGACGGGACTCTCTGAGATGCGACTGGAGAAGGACAAATTTTCAGTAAATCTTGATGTGAAGCATTTCTCCCCTGAGGAGCTAAAAGTGAAGGTGCTTGGGGACATGATAGAAATTCATGGGAAACACGAGGAGCGCCAGGATGAGCATGGCTTTATTGCCAGGGAGTTCAACAGGAAATACAGGATTCCAGATGATGTGGACCCTCTGACCATAACCTCATCACTCTCTCTGGATGGCGTCCTGACGGTGAGCGCACCGAGGAAACAAAGTGACGTCCCTGAGCGCACTATCCCTATCACCCGTGAAGAGAAGCCTGCCATTGCAGGAGCCCAAAGGAAG</text:span><text:span text:style-name="T759">TAG</text:span></text:p>
      <text:p text:style-name="P126"><text:span text:style-name="species"><text:span text:style-name="T407">&gt;</text:span></text:span><text:bookmark text:name="feature_XP_025896831.1_CDS_0"/><text:span text:style-name="species"><text:span text:style-name="T406">139a-</text:span></text:span><text:span text:style-name="species"><text:span text:style-name="T669">XM_026041046.1</text:span></text:span><text:span text:style-name="species"><text:span text:style-name="T406">-HspB5-</text:span></text:span><text:span text:style-name="species"><text:span text:style-name="T405">Nothoprocta</text:span></text:span><text:span text:style-name="species"><text:span text:style-name="T406">-</text:span></text:span><text:span text:style-name="species"><text:span text:style-name="T405">perdicaria</text:span></text:span><text:span text:style-name="species"><text:span text:style-name="T406">-SauriaTestudines</text:span></text:span></text:p>
      <text:p text:style-name="P244"><text:span text:style-name="species"><text:span text:style-name="T407">ATG</text:span></text:span><text:span text:style-name="species"><text:span text:style-name="T378">GATATCACCATCCACAACCCCCTCATCCGCCGGCCGCTCTTATCTTTGGTGGCGCCA</text:span></text:span><text:span text:style-name="T797">AGTCGCATCTTTGACCAGACTTTTGGAGAGCATCTGCAGGAGTCAGAGCTGCTCCCTACCTCCCCTGGCCTCAGCAGCTTCCTGATGCGGTCCCCCATCTTTCGGATGCCCAGCTGGATAGAGACGGGGCTCTCTGAGATGCGACTGGAGAAAGACAAGTTTACTGTAAACCTTGATGTGAAGCATTTCTCTCCTGAGGAACTGAAAGTGAAGGTATTAGGGGACATGATAGATATCCATGGGAAACATGAGGAGCGCCAGGACGAGCATGGCTTTATTGCCAGGGAGTTCAGCAGGAAATACAGGATTCCAGCTGACGTGGATCCCCTGACCATAACCTCATCACTCTCTTTGGATGGCGTCTTGACAGTGAGTGCACCAAGGAAACTAAGTGACCTGCCTGAGCGCACGATCCCTATCACCCATGAGGAGAAGCCTGCCATTACAGGAGCCCAAAGGAAG</text:span><text:span text:style-name="T759">TAG</text:span></text:p>
      <text:p text:style-name="P344"><text:bookmark text:name="feature_XP_009942939.1_CDS_0"/><text:soft-page-break/><text:span text:style-name="species"><text:span text:style-name="T411">&gt;139c-</text:span></text:span><text:span text:style-name="species"><text:span text:style-name="T405">XM_009944637.1</text:span></text:span><text:span text:style-name="species"><text:span text:style-name="T411">-HspB5-</text:span></text:span><text:span text:style-name="species"><text:span text:style-name="T405">Opisthocomus</text:span></text:span><text:span text:style-name="species"><text:span text:style-name="T411">-</text:span></text:span><text:span text:style-name="species"><text:span text:style-name="T405">hoazin</text:span></text:span><text:span text:style-name="species"><text:span text:style-name="T255">-SauriaTestudines</text:span></text:span></text:p>
      <text:p text:style-name="P211"><text:span text:style-name="T835">ATG</text:span><text:span text:style-name="T855">GATATCACCATTCATAACCCCCTGATCCGCAGACCCCTGTTATCTTGGTTGGCACCAAGTCGTATCTTTGACCAGATTTTCGGAGAGCACCTGCAGGAGTCAGAGCTGCTCCCTGCTTCCCCCAGCCTCAGTCCCTTCCTGATGAGATCCCCCATTCTTCGGATGCCCAGTTGGCTAGAGGCAGGACTCTCTGAGATGCGACTGGAGAAGGACAAATTCTCTGTAAATCTTGATGTGAAGCATTTCTCCCCTGAGGAACTAAAAGTGAAGGTGCTTGGGGACATGATAGAAATTCACGGGAAACACGAGGAGCGCCAGGATGAGCATGGCTTTATTGCCAGGGAGTTCAACAGGAAATACAGGATTCCAGATGATGTGGACCCTCTGACCATAACCTCATCACTCTCTCTGGATGGTGTCCTGACTGTGAGCGCACCGAGGAAACAAAGTGATGTCCCTGAGCGCACTATCCCTATCAGCCGTGAAGAGAAGCCTGCTATTGCAGGAACCCAAAGAAAG</text:span><text:span text:style-name="T735">TAG</text:span></text:p>
      <text:p text:style-name="P47"><text:span text:style-name="species"><text:span text:style-name="T536">&gt;139b-XM_015649982.1</text:span></text:span><text:span text:style-name="species"><text:span text:style-name="T523">-</text:span></text:span><text:span text:style-name="species"><text:span text:style-name="T536">HspB5-</text:span></text:span><text:span text:style-name="species"><text:span text:style-name="T523">isoform-X1-Parus-major-</text:span></text:span><text:span text:style-name="species"><text:span text:style-name="T536">SauriaTestudines</text:span></text:span></text:p>
      <text:p text:style-name="P260"><text:span text:style-name="species"><text:span text:style-name="T536">ATG</text:span></text:span><text:span text:style-name="species"><text:span text:style-name="T488">GATATCACCATCCACAACCCCCTGATCCGCAGACCTTTCTTCTCTTGGTTGGCACCG</text:span></text:span><text:span text:style-name="T797">AGTCGTATCTTTGACCAGATTTTCGGGGAGCACCTGCCGGAGTCGGAGCTGCTCCCTGTTTCCCCCAGCTTCAGCCCCTTCCTGATGAGATCCCCCATCCTTCGGATGCCCAGTTGGCTAGAGACAGGACTCTCGGAGATGCGACTGGACAAGGACAAATTTTATGTGAACCTGGATGTGAAGCATTTCTCCCCTGAGGAGCTGAAGGTGAAGGTGCTCGGGGACATGATCGAGATCCACGGGAAGCACGAGGAGCGCCAGGACGAGCACGGCTTCATCGCCAGGGAGTTCAGCAGGAAATACCGGATCCCCGACGACGTGGACCCGCTGACCATCACGTCGTCGCTGTCGCTGGATGGGGTGCTGACCGTCAGCGCTCCCCGCAAGCAGAGCGATGTCCCCGAGCGCACCATCCCCATCACCCGCGAGGACAAACCGGCCATCGCAGGCGCCCAGAGGAAA</text:span><text:span text:style-name="T759">TAG</text:span></text:p>
      <text:p text:style-name="P97"><text:span text:style-name="species"><text:span text:style-name="T599">&gt;139</text:span></text:span><text:span text:style-name="species"><text:span text:style-name="T600">d</text:span></text:span><text:span text:style-name="species"><text:span text:style-name="T599">-XM_009485675.1</text:span></text:span><text:span text:style-name="species"><text:span text:style-name="T583">-HspB5-</text:span></text:span><text:span text:style-name="species"><text:span text:style-name="T581">Pelecanus</text:span></text:span><text:span text:style-name="species"><text:span text:style-name="T583">-</text:span></text:span><text:span text:style-name="species"><text:span text:style-name="T581">crispus</text:span></text:span><text:span text:style-name="species"><text:span text:style-name="T604">-</text:span></text:span><text:span text:style-name="species"><text:span text:style-name="T612">SauriaTestudines</text:span></text:span></text:p>
      <text:p text:style-name="P215"><text:span text:style-name="T835">ATG</text:span><text:span text:style-name="T736">GATATCACCATTCATAACCCCCTGATCCGCAGACCCCTGTTATCTTGGTTGGCACCG</text:span>AGTCGTATCTTTGACCAGATTTTTGGAGAGCACCTGCAGGAGTCAGAGCTGCTCCCTGCTTCCCCCAGCCTCAGTCCCTTCCTGATGAGATCCCCCATTCTTCGGATGCCCAGTTGGCTGGAGACGGGACTCTCTGAGATGCGACTGGAGAAGGACAAATTTTCTGTAAATCTTGATGTGAAGCACTTCTCCCCTGAGGAGCTAAAAGTGAAGGTGCTTGGGGACATGGTAGAAATTCATGGGAAACACGAGGAGCGCCAGGATGAGCATGGCTTTATTGCCAGGGAGTTCAACAGGAAATACAGGATTCCAGATGATGTGGACCCTCTGACCATAACCTCATCACTCTCTCTGGATGGCGTCCTGACGGTGAGCGCACCGAGGAAACAAAGTGACGTCCCTGAGCGCACTATCCCTATCACCCGTGAAGAGAAGCCTGCCATTGCAGGAGCCCAAAGGAAG<text:span text:style-name="T735">TAG</text:span></text:p>
      <text:p text:style-name="P45"><text:span text:style-name="species"><text:span text:style-name="T612">&gt;</text:span></text:span><text:bookmark text:name="feature_XP_005531115.1_CDS_0"/><text:span text:style-name="species"><text:span text:style-name="T612">142-XM_005531058.2</text:span></text:span><text:span text:style-name="species"><text:span text:style-name="T604">-</text:span></text:span><text:span text:style-name="species"><text:span text:style-name="T612">HspB5-</text:span></text:span><text:span text:style-name="species"><text:span text:style-name="T604">Pseudopodoces-humilis-</text:span></text:span><text:span text:style-name="species"><text:span text:style-name="T612">SauriaTestudines</text:span></text:span></text:p>
      <text:p text:style-name="P258"><text:span text:style-name="species"><text:span text:style-name="T612">ATG</text:span></text:span><text:span text:style-name="species"><text:span text:style-name="T458">GATATCACCATCCACAACCCCCTGATCCGCAGACCTTTCTTCTCTTGGTTGGCACCG</text:span></text:span><text:span text:style-name="T797">AGTCGTATCTTTGACCAGATTTTCGGGGAGCACCTGCCGGAGTCGGAGCTGCTCCCTGTTTCCCCCAGCTTCAGCCCCTTCCTGATGAGATCCCCCATCCTTCGGATGCCCAGTTGGCTAGAGACAGGACTCTCGGAGATGCGACTGGACAAGGACAAATTTTATGTGAACCTGGATGTGAAGCATTTCTCCCCTGAGGAGCTGAAGGTGAAGGTGCTCGGGGACATGATCGAGATCCACGGGAAGCACGAGGAGCGCCAGGACGAGCACGGCTTCATCGCCAGGGAGTTCAGCAGGAAATACCGGATCCCCGACGACGTGGACCCGCTGACCATCACGTCGTCGCTGTCGCTGGACGGGGTGCTGACCGTCAGCGCTCCCCGCAAGCAGAGCGATGTCCCCGAGCGCACCATCCCCATCACCCGCGAGGACAAACCGGCCATCGCAGGCGCCCAGAGGAAA</text:span><text:span text:style-name="T759">TAG</text:span></text:p>
      <text:p text:style-name="P27"><text:span text:style-name="species"><text:span text:style-name="T575">&gt;</text:span></text:span><text:bookmark text:name="feature_XP_009096276.1_CDS_0"/><text:span text:style-name="species"><text:span text:style-name="T575">143-XM_009098028.2-HspB5-</text:span></text:span><text:span text:style-name="species"><text:span text:style-name="T523">Serinus</text:span></text:span><text:span text:style-name="species"><text:span text:style-name="T575">-</text:span></text:span><text:span text:style-name="species"><text:span text:style-name="T523">canaria</text:span></text:span><text:span text:style-name="species"><text:span text:style-name="T575">-SauriaTestudines</text:span></text:span></text:p>
      <text:p text:style-name="P234"><text:span text:style-name="T835">ATG</text:span><text:span text:style-name="T736">GATATCACCATCCACAACCCCCTGATCCGCAGACCTTTCTTCTCTTGGTTGGCACCC</text:span>AGCCGTATCTTTGACCAGATTTTCGGGGAGCACCTGCCCGAGTCGGAGCTGCTCCCTGTTTCCCCCAGCTTCAGCCCCTTCCTGATGAGATCCCCCATCCTTCGGATGCCCAGTTGGCTAGAGACAGGACTCTCAGAGATGAGACTGGATAAGGACAAATTTTATGTGAACCTGGATGTGAAGCATTTCTCCCCTGAGGAGCTGAAGGTGAAGGTGCTTGGGGACATGATCGAGATCCACGGGAAGCACGAGGAGCGCCAGGACGAGCACGGCTTCATCGCCCGGGAGTTCAGCAGGAAGTACCGGATCCCGGACGATGTGGACCCGCTGACCATCACGTCCTCGCTGTCCCTGGACGGGGTGCTGACCGTCAGCGCTCCCCGCAGGCAGAGCGACGTCCCCGAGCGCAGCATCCCCATCACCCGCGAGGACAAACCCGCCATCGCAGGCGCCCAGAGGAAG<text:span text:style-name="T735">TGA</text:span></text:p>
      <text:p text:style-name="P30"><text:span text:style-name="species"><text:span text:style-name="T592">&gt;</text:span></text:span><text:bookmark text:name="feature_XP_009668516.1_CDS_0"/><text:span text:style-name="species"><text:span text:style-name="T592">143a-XM_009670221.1-HspB3-</text:span></text:span><text:span text:style-name="species"><text:span text:style-name="T589">Struthio</text:span></text:span><text:span text:style-name="species"><text:span text:style-name="T592">-</text:span></text:span><text:span text:style-name="species"><text:span text:style-name="T589">camelus</text:span></text:span><text:span text:style-name="species"><text:span text:style-name="T575">-SauriaTestudines</text:span></text:span></text:p>
      <text:p text:style-name="P327"><text:span text:style-name="species"><text:span text:style-name="T592">ATG</text:span></text:span><text:span text:style-name="species"><text:span text:style-name="T519">GATATCACCATCCACAACCCCCTGATCCGCCGGCCCCTCCTGTCTTTGTTGGCGCCG</text:span></text:span><text:span text:style-name="T797">AGTCGCATCTTCGACCAGACTTTTGGGGAGCATCTGCAGGAGTCGGAGCTGCTCCCTACCTCCCCCGGCCTCAGCACCTTCCTGATGCGATCTCCCATCTTTCGGATGCCCAGCTGGATAGAGACTGGGCTCTCTGAGATGCGACTGGAGAAGGACAAGTTTTCTGTTAACCTTGATGTGAAGCATTTCTCTCCTGAGGAGCTGAAAGTCAAGGTGTTAGGAGACATGATAGATATTCACGGGAAACATGAGGAGCGCCAGGATGAGCATGGCTTTATTGCCAGGGAGTTCAACCGGAAATACAGGATTCCAGCTGACGTGGATCCCCTGACCATAACCTCGTCGCTCTCTTTGGATGGTGTCCTGACAGTGAGCGCACCGAGGAAACTGAGTGACCTACCGGAGCGCACGATCCCTATCACCCATGAGGAGAAACCTGCCATTGCAGGAGCCCAAAGGAAG</text:span><text:span text:style-name="T759">TAG</text:span></text:p>
      <text:p text:style-name="P351"><text:span text:style-name="species"><text:span text:style-name="T683">&gt;144-XM_002192884.3-HspB5-</text:span></text:span><text:span text:style-name="species"><text:span text:style-name="T684">Taeniopygia</text:span></text:span><text:span text:style-name="species"><text:span text:style-name="T683">-</text:span></text:span><text:span text:style-name="species"><text:span text:style-name="T684">guttata</text:span></text:span><text:span text:style-name="species"><text:span text:style-name="T683">-SauriaTestudines</text:span></text:span></text:p>
      <text:p text:style-name="P239"><text:span text:style-name="species"><text:span text:style-name="T683">ATG</text:span></text:span><text:span text:style-name="species"><text:span text:style-name="T464">GATATCACCATCCACAACCCCCTGATCCGCAGACCTTTCTTCTCCTGGTTGGCACCC</text:span></text:span><text:span text:style-name="T797">AGCCGTATCTTTGACCAGATTTTCGGGGAGCACCTGCCGGAGTCGGAGCTGCTCCCTGTTTCCCCCAGCTTCAGCCCCTTCCTGATGAGATCCCCCATCCTTCGGATGCCCAGTTGGCTAGAGACAGGACTCTCAGAGATGCGACTGGATAAGGACAAATTTTATGTGAACCTGGATGTGAAGCATTTCTCCCCTGAGGAGCTGAAGGTGAAGGTGCTCGGGGACATGATCGAGATCCACGGGAAGCACGAGGAGCGCCAGGACGAGCACGGCTTCATCGCCAGGGAGTTCAGCAGGAAATATCGGATCCCGGACGACGTGGACCCGCTGAGCATCACGTCCTCGCTGTCGCTGGACGGGGTGCTGACCGTCAGCGCTCCCCGCAAGCAGAGCGATGTCCCCGAGCGCAGCATCCCCATCACCCGCGAGGACAAACCTGCCATCGCAGGCGCCCAGAGGAAG</text:span><text:span text:style-name="T741">TGA</text:span></text:p>
      <text:p text:style-name="P70"><text:bookmark text:name="feature_XP_024062957.1_CDS_0"/><text:span text:style-name="species"><text:span text:style-name="T563">&gt;144a-XM_024207189.2-HspB5-</text:span></text:span><text:span text:style-name="species"><text:span text:style-name="T523">Terrapene</text:span></text:span><text:span text:style-name="species"><text:span text:style-name="T563">-</text:span></text:span><text:span text:style-name="species"><text:span text:style-name="T523">mexicana</text:span></text:span><text:span text:style-name="species"><text:span text:style-name="T563">-Sauria</text:span></text:span><text:span text:style-name="species"><text:span text:style-name="T578">T</text:span></text:span><text:span text:style-name="species"><text:span text:style-name="T563">estudines</text:span></text:span></text:p>
      <text:p text:style-name="P280"><text:span text:style-name="species"><text:span text:style-name="T563">ATG</text:span></text:span><text:span text:style-name="species"><text:span text:style-name="T507">GATATCGCCATTCACCATCCCTTGATCCGCAGACCCCTGTTTTCCTTCTTGACACCA</text:span></text:span><text:span text:style-name="T797">ACACGTATCTTTGACCAGAGCTTCGGAGAGCATCTCTCAGAGTCTGAGCTGTTCCCTACCTCGGGCGCTCTCAGCCCTTTCCTGCTGAGATCCCCCTTCCTAAGGACACCCAGCTGGCTAGAGACGGGATTCTCAGAGATGCGACTGGAGAAGGACAAGTTTTCCGTAAATGTCGACGTGAAGCATTTCTCTCCTGAGGACCTAAAAGTCAAGGTTTTGGGGGATGTGATCGAGGTCCATGGGAAACACGAGGAGCGCCAGGATGAGCATGGCTCCGTTGCCAGGGAGTTCAACAGGAAATACAGGATCCCAGCGGATGTGGATCCTCTGTCCATCACCTCATCCCTGTCTTCGGATGGAGTCCTGACAGTGAATGGACCAAGGAAACAAACCGATGTTCCCGAGCGCACCATTCCCATCACCCGCGAGGAGAAATCTGCCATCGCAGGGGCCCAGAGGAAG</text:span><text:span text:style-name="T759">TAG</text:span></text:p>
      <text:p text:style-name="P75"><text:span text:style-name="species"><text:span text:style-name="T630">&gt;</text:span></text:span><text:bookmark text:name="feature_XP_018419531.1_CDS_0"/><text:span text:style-name="species"><text:span text:style-name="T630">160-XM_018564029.1-</text:span></text:span><text:span text:style-name="species"><text:span text:style-name="T604">Nanorana</text:span></text:span><text:span text:style-name="species"><text:span text:style-name="T630">-</text:span></text:span><text:span text:style-name="species"><text:span text:style-name="T604">parkeri</text:span></text:span><text:span text:style-name="species"><text:span text:style-name="T630">-Anura</text:span></text:span></text:p>
      <text:p text:style-name="P284"><text:span text:style-name="species"><text:span text:style-name="T630">ATG</text:span></text:span><text:span text:style-name="species"><text:span text:style-name="T470">GATATAACTATCCAACACCCTTGGTTTCGCCGCCACTTTTACTCCTTCTTTGGACCA</text:span></text:span><text:span text:style-name="T797">AACAGGATCTCTGAACAGTGTTTTGGGGAGCACCTCCAAGAAGCTGATTTGTTTCCATCTTCAGTATTGTCCCCTTTCTACCTAAAATATCCATTTCTCAGACT</text:span><text:span text:style-name="T799">GCCATCCTGGATCGAAAGTGGCTTGTCAGAGATGAGACTAGAGAAGGATAAGTTCTCTGTTAACCTTGATGTGAAACATTTCTCCCCTGAAGAGCTAAAAGTGAAAGTGACAGGAGACTACGTTGAAATCCATGGAAAGCACGAGGAGCGTCAGGATGAGCATGGCTATGTTTCCAGAGACTTCCAGAGAAGATATAAAATCCCAGTGGACGTTGATCCCCTTTGCAT</text:span><text:span text:style-name="T797">CACTTCATCCTTGTCTCCAGATGGAGTGCTGACAGTATCTGGACCCAGGAAAATGGCAGATGTCCCTGAACGCTCTATCCCAATCACTCGTGAAGACAAGGCAGCTATTGGAGCTGCCCTCAAGAAG</text:span><text:span text:style-name="T766">TAG</text:span></text:p>
      <text:p text:style-name="P38"><text:span text:style-name="species"><text:span text:style-name="T606">&gt;</text:span></text:span><text:bookmark text:name="feature_XP_018081404.1_CDS_0"/><text:span text:style-name="species"><text:span text:style-name="T605">161-</text:span></text:span><text:span text:style-name="species"><text:span text:style-name="T606">XM_018225915.1</text:span></text:span><text:span text:style-name="species"><text:span text:style-name="T604">-</text:span></text:span><text:span text:style-name="species"><text:span text:style-name="T605">HspB5</text:span></text:span><text:span text:style-name="species"><text:span text:style-name="T604">-like-Xenopus-laevis-</text:span></text:span><text:span text:style-name="species"><text:span text:style-name="T605">Anura</text:span></text:span></text:p>
      <text:p text:style-name="P252"><text:soft-page-break/><text:span text:style-name="species"><text:span text:style-name="T606">ATG</text:span></text:span><text:span text:style-name="species"><text:span text:style-name="T454">GATGTAGCTATCCAACATCCTTGGTTCCGTCGCCACTTTTACTCATTGTTTGGACCA</text:span></text:span><text:span text:style-name="T797">AACAAGATCTTTGACCAGCATTTTGGAGAACACCTGCATGAGGCTGAACTTTTCCCAAGTTCCAGTCTGCTATCACCTTTCTTCTTCAGATACCCCAGCTTCAGACTTCCAAGCTGGATAGACAGTGGACTGTCTGAGATGAGAATTGATAAGGATAAATTCTCTGTAAACTTGGATGTGAAGCATTTCTCACCAGAAGAACTAAAGGTGAAGATTGTTGGAGATTTTATTGAAATCCATGGGGTGCATGAAGAACGGCAGGATGAACATGGCTTTGTTTCCAGAGATTTCCAACGAAGATACAAAATTCCATCAGATGTTGATCCCCAATCCATCACCTCAACTCTGTCTCCAGATGGTGTACTGACAGTCTCTGGACCAAGAAAGCTCTCTGAAGTACCTGAACGCAGCATCCCTATTACTCGTGAAGAAAAGACATCCATCAGTAAAAAG</text:span><text:span text:style-name="T766">TAG</text:span></text:p>
      <text:p text:style-name="P89"><text:span text:style-name="species"><text:span text:style-name="T403">&gt;</text:span></text:span><text:bookmark text:name="feature_XP_002932964.1_CDS_0"/><text:span text:style-name="species"><text:span text:style-name="T403">162-</text:span></text:span><text:span text:style-name="species"><text:span text:style-name="T784">XM_002932918.4-HspB5-Xenopus-tropicalis-Anura</text:span></text:span></text:p>
      <text:p text:style-name="P330"><text:span text:style-name="species"><text:span text:style-name="T416">ATG</text:span></text:span><text:span text:style-name="species"><text:span text:style-name="T376">GATGTAGCCATCCAGCATCCTTGGTTCCGTCGTCACTTTTACTCATTCTTTGGACCA</text:span></text:span><text:span text:style-name="T797">AATAGGATCTTTGATCAGAATTTTGGGGAACACCTTCACGAGGCTGAACTTTTCCCAACTTCCAGTGTATCACCCTTCTTCTTCAGATACCCCTTCTCCAGGCTTCCAAACTGGATAGACAGCGGACTGTCTGAGATGAAAATTGATAAGGATAGATTCTCTGTAAACCTGGATGTGAAGCATTTCTCACCAGAAGAACTAAATGTAAAGGTTCTTGGCGATTTTATTGAAATCCATGGGACACATGAAGAACGACAGGATGAACATGGCTATGTTTCCAGAGACTTCCAGCGAAGATACAAAATTCCATCAGATGTTGACCCTCAATCCATCACTTCAACTCTGTCTCCAGATGGTGTGCTGACAGTCTCTGGACCAAGAAAGGTATCTGAAGTCCCTGAACGCTGCATCCCTATTACTCGTGAAGAAAAGGTAGCCATCAGCAGTACTCTTAAAAAG</text:span><text:span text:style-name="T804">TAG</text:span></text:p>
      <text:p text:style-name="P36"><text:span text:style-name="species"><text:span text:style-name="T326">&gt;</text:span></text:span><text:bookmark text:name="feature_XP_005987318.1_CDS_0"/><text:span text:style-name="species"><text:span text:style-name="T326">170-XM_005987256.2</text:span></text:span><text:span text:style-name="species"><text:span text:style-name="T323">-</text:span></text:span><text:span text:style-name="species"><text:span text:style-name="T326">HspB5-</text:span></text:span><text:span text:style-name="species"><text:span text:style-name="T323">Latimeria-chalumnae-</text:span></text:span><text:span text:style-name="species"><text:span text:style-name="T326">Coelacanthidae</text:span></text:span></text:p>
      <text:p text:style-name="P250"><text:span text:style-name="species"><text:span text:style-name="T326">ATG</text:span></text:span><text:span text:style-name="species"><text:span text:style-name="T314">GATGTTGCAATCCATCACCCTTGGTTCCGACGCCCTTTTTTCCCCTCAACATTCCCG</text:span></text:span><text:span text:style-name="T797">AACCGGATCTTTGACCAGAGCTTTGGGGACCACCTATCAGATACAGATCTGTTCTCCTCTTTTTCCACCTCCATCAATCCCTTCTACTACAGACCTTCCTTCTTCAAGATGCCCAGCTGGATGGAATCTGGACTTTCAGAGATGCGACTGGAGAAGGACAAATTTTCAGTAAACCTCGACGTAAAGCATTTCTCCCCAGAGGACCTAAAAGTAAAAGTTTTCGGTGATGTCATTGAAATCCATGGCAAACACGAGGAACGCCAGGATGAGCACGGCTACATCTCCAGAGAGTTCCAAAGGAAGTATAAGGTGCCAGCAGGCGTGGACCCAAACGCTGTCACTTCCGCTCTCTCTTCGGACGGAGTGCTGACAATAACTGGACCCAGGAAGGTAGCTGATGTCCCTGAGCTCACCATCCCCATCATCCGCGACGAAAAACCTGATGCTGCGCAGAAGAAG</text:span><text:span text:style-name="T759">TAG</text:span></text:p>
      <text:p text:style-name="P91"><text:span text:style-name="species"><text:span text:style-name="T379">&gt;</text:span></text:span><text:span text:style-name="species"><text:span text:style-name="T383">180a-</text:span></text:span><text:span text:style-name="species"><text:span text:style-name="T604">ENSAMXT00000007540.2</text:span></text:span><text:span text:style-name="species"><text:span text:style-name="T334">-A</text:span></text:span><text:span text:style-name="species"><text:span text:style-name="T162">styanax</text:span></text:span><text:span text:style-name="species"><text:span text:style-name="T163">-</text:span></text:span><text:span text:style-name="species"><text:span text:style-name="T162">mexicanus-Otomorpha </text:span></text:span></text:p>
      <text:p text:style-name="P336"><text:span text:style-name="species"><text:span text:style-name="T604">ATG</text:span></text:span><text:span text:style-name="species"><text:span text:style-name="T689">GACGTCGCCATCCAGCATCCCTGGTTCCGCCGCTCTTTCTGGCCATCCTTCTTCCCCAGCCGGATCTTCGACCAGCATTTCGGGGAGCATATCCCAGAGAGTGAGATGTTGACCCCCTACCCCTCATTGTATTACCCACGACCCTCTTTCTTCCGCTTACCTAGTTGGGTGGAAAGTGGGCTATCAGAGATGAAAATGGAAAAGGACCGTTTTACCATCAATTTGGATGTAAAACACTTTGCACCTGAGGAATTGGCAGTTAAGGTCAACGGCGGTTACATTGAGGTTCATGCTAAACACGAGGATCGTCAGGATGACCATGGGTTTGTCTCACGAGAGTTCCTACGAAAATACCGGCTCCCTCTCGGGGTCGACCCAGCCAGTATCACCTCTTCACTCTCTTCAGATGGCATCCTCATGGTTGCAGCCCCTCGCAAGCTCTCCGATGAGCCTGAGCGCTCCATTCCCATCACTCGAGAAGAAAAGCCTGCTATCTCTGGCTCACAGAAAAAG</text:span></text:span><text:span text:style-name="species"><text:span text:style-name="T432">TAA</text:span></text:span></text:p>
      <text:p text:style-name="P93"><text:span text:style-name="species"><text:span text:style-name="T389">&gt;</text:span></text:span><text:bookmark text:name="feature_XP_026068231.1_CDS_0"/><text:span text:style-name="species"><text:span text:style-name="T388">180c-</text:span></text:span><text:span text:style-name="species"><text:span text:style-name="T389">XM_026212446.1</text:span></text:span><text:span text:style-name="species"><text:span text:style-name="T388">-HspB5</text:span></text:span><text:span text:style-name="species"><text:span text:style-name="T386">-like</text:span></text:span><text:span text:style-name="species"><text:span text:style-name="T388">-</text:span></text:span><text:span text:style-name="species"><text:span text:style-name="T386">Carassius</text:span></text:span><text:span text:style-name="species"><text:span text:style-name="T388">-</text:span></text:span><text:span text:style-name="species"><text:span text:style-name="T386">auratus</text:span></text:span><text:span text:style-name="species"><text:span text:style-name="T388">-Otomorpha</text:span></text:span></text:p>
      <text:p text:style-name="P290"><text:span text:style-name="species"><text:span text:style-name="T389">ATG</text:span></text:span><text:span text:style-name="species"><text:span text:style-name="T368">GACATCGCCATCCAGTATCCCTGGTTCCGTCGCTCCTTCTGGCCATCCTTCTTTCCC</text:span></text:span><text:span text:style-name="T797">AGCCGGATCTTTGACCAGCACTTTGGGGATCCCATCTCTGAAGCCGACATGATTCCCTCGCTCTACTACCCACGACCTTCCTTTTTCCGCTGGCCAAGCTGGGTGGACAGCAGCCTTTCTGAAATGAAAATGGAAAAGGACTGTTTCTCGCTAAATCTGGATGTTAAACACTTTAAACCAGAGGAGCTGTCAGTGAAAATCAACGGAGATTTCATTGAAATTCATGCCAAACATGAGGATCGCCAGGATGATCACGGTTTCGTCTCACGAGAGTTTCTAAGAAAATACCGTGTCCCTGCCGGAGTGGATCCAGCCTCTGTCACTTCCTCCCTGTCTTCTGATGGCGTTCTGTCAGTGACGGCCCCGCGCAGGCACACAGACGGCCCGGAGCGCTCCATTCCCATCACCCGTGATGACAAACCCGCCGTGGCTGGGTCTCAGAAGAAG</text:span><text:span text:style-name="T759">TAA</text:span></text:p>
      <text:p text:style-name="P146"><text:span text:style-name="species"><text:span text:style-name="T834">&gt;</text:span></text:span><text:span text:style-name="species"><text:span text:style-name="T385">180b-</text:span></text:span><text:span text:style-name="species"><text:span text:style-name="T643">AY007973.1</text:span></text:span><text:span text:style-name="species"><text:span text:style-name="T385">-HspB5-</text:span></text:span><text:span text:style-name="species"><text:span text:style-name="T386">Clarias</text:span></text:span><text:span text:style-name="species"><text:span text:style-name="T385">-</text:span></text:span><text:span text:style-name="species"><text:span text:style-name="T386">batrachus</text:span></text:span><text:span text:style-name="species"><text:span text:style-name="T385">-Otomorpha</text:span></text:span></text:p>
      <text:p text:style-name="P228"><text:span text:style-name="species"><text:span text:style-name="T710">ATG</text:span></text:span><text:span text:style-name="species"><text:span text:style-name="T720">GACATCGCCATCCAGCATCCTTGGTTCCGCCGCTCTTTCTGGCAGTCCTTCTTTCCC</text:span></text:span>AGCCGGATCTTCGATCAACATTTTGGGGAGCAGTCTCAGAGAGCGAGGTTTTGGCACCCTATCCTTCGGTATACTGTCCACGCCCTTCTTTCTTTCGCTGGCCCAGCTGGGTGGAGAGTGGGCTTTCTGAGATGAAAATGGAAAAGGACCGTTTTACCATCAATTTGGACGTGAAGCATTTCACACCCGAGGAACTGGGGGTAAAGGTCAGCGGAGATTACATCGAAGTTCACGCCAAACATGAGGATCGCCAGGATGACCACGGGTTCGTCTCACGAGAGTTCCACCGGAAATACCGTGTCCCGTCTGGCGTTGACCCGACCAGCATCACGTCATCTCTGTCCTCTGATGGCGTCCTGACCATCACGGCACCTCGCAAGCCCTCTGATGCCCCCGAGCGCTCTATTACCATCACTCGCGAAGACAAGTCTGTCGGGTCTGGCTCACAGAAGAAG<text:span text:style-name="T735">TAA</text:span></text:p>
      <text:p text:style-name="P57"><text:span text:style-name="species"><text:span text:style-name="T622">&gt;</text:span></text:span><text:bookmark text:name="feature_XP_012677437.1_CDS_0"/><text:span text:style-name="species"><text:span text:style-name="T622">180-XM_012821983.1-HspB5-</text:span></text:span><text:span text:style-name="species"><text:span text:style-name="T604">Clupea</text:span></text:span><text:span text:style-name="species"><text:span text:style-name="T622">-</text:span></text:span><text:span text:style-name="species"><text:span text:style-name="T604">harengus</text:span></text:span><text:span text:style-name="species"><text:span text:style-name="T622">-Otomorpha</text:span></text:span></text:p>
      <text:p text:style-name="P271"><text:span text:style-name="species"><text:span text:style-name="T622">ATG</text:span></text:span><text:span text:style-name="species"><text:span text:style-name="T465">GATGTGGCTATCCAGCAGCCCTGGTTCCGTAGATTTTTGCCATCTTTCTTCCCCAGC</text:span></text:span><text:span text:style-name="T797">CGTCTCTTTGACCAACACTTTGGAGAGCACATCAGTGAGAGCGACATGTTGCCACCCATCCCCTCCCTGTACTACCCACGGTCCTCTTTCCCGCGTTGGCCAGGCTGGCTGGAGAGCGGGCACTCTGAGATGCGGATGGAGAAAGATCGTTTCACAATTAGCCTTGATGTGAAGCATTTTGCCCCCGAGGAGCTGTCTGTGAAGATTAATGGAGATTATATTGAGGTCTTTGCCAAACATGAAGAACGTCAGGATGACCATGGTTTTGTGTCACGGGAGTTCCAAAGGAGATACAAATTCCCAGCCGGAGTAGACCCAGCCAGTGTTACCTCCTCCCTGTCCTCGGACGGTGTCCTCACTGTAATCGGCCCTCGGAAGGCTTCTGATGTCCCCGAGCGGAACATCCCCATCACATGTGACGACAAGCCTTCTGTGCAACAGAAG</text:span><text:span text:style-name="T759">TAG</text:span></text:p>
      <text:p text:style-name="P86"><text:span text:style-name="species"><text:span text:style-name="T637">&gt;</text:span></text:span><text:bookmark text:name="feature_XP_018951027.1_CDS_0"/><text:span text:style-name="species"><text:span text:style-name="T636">181-</text:span></text:span><text:span text:style-name="species"><text:span text:style-name="T637">XM_019095482.1</text:span></text:span><text:span text:style-name="species"><text:span text:style-name="T636">-HspB5</text:span></text:span><text:span text:style-name="species"><text:span text:style-name="T604">-like</text:span></text:span><text:span text:style-name="species"><text:span text:style-name="T636">-</text:span></text:span><text:span text:style-name="species"><text:span text:style-name="T604">isoform</text:span></text:span><text:span text:style-name="species"><text:span text:style-name="T636">-</text:span></text:span><text:span text:style-name="species"><text:span text:style-name="T604">X1</text:span></text:span><text:span text:style-name="species"><text:span text:style-name="T636">-</text:span></text:span><text:span text:style-name="species"><text:span text:style-name="T604">Cyprinus</text:span></text:span><text:span text:style-name="species"><text:span text:style-name="T636">-</text:span></text:span><text:span text:style-name="species"><text:span text:style-name="T604">carpio</text:span></text:span><text:span text:style-name="species"><text:span text:style-name="T636">-Otomorpha</text:span></text:span></text:p>
      <text:p text:style-name="P209"><text:span text:style-name="T770">ATG</text:span><text:span text:style-name="T767">GACATCGCCATTCAGCATCCCTGGTTCCGTCGCTCCTTCTGGCCATCCTTCTTTCCC</text:span><text:span text:style-name="T797">AGCCGGATCTTTGACCAGCACTTTGGGGATCCCATTTCTGAGGCCGACATGATTCCCTCGCTGTACTACCCACGACCTTCCTTTTTCCGCTGGCCAAGCTGGGTGGACAGCAGCCTTTCTGAAATGAAAATGGAAAAGGACTGTTTCTCACTAAATCTGGATGTTAAACACTTTAAACCAGAGGAGCTGTCAGTGAAAATCAGTGGAGATTTCATTGAAATTCATGCCAAACATGAGGATCGTCAGGATGATCACGGTTTCGTCTCACGAGAGTTTCTAAGAAAATACCGTGTCCCTGCTGGTGTGGATCCAGCCTCTGTCTCTTCCTCCCTGTCTTCTGATGGCATTCTGTCAGTGACAGCCCCGCGCAAGCACACAGACGGCCCGGAGCGCTCCATTCCCATCACCCGTGATGACAAACCCACCGTGGCTGGGTCTCAGAAGAAG</text:span><text:span text:style-name="T759">TAA</text:span></text:p>
      <text:p text:style-name="P127"><text:span text:style-name="species"><text:span text:style-name="T382">&gt;</text:span></text:span><text:bookmark text:name="feature_NP_571232.1_CDS_0"/><text:span text:style-name="species"><text:span text:style-name="T382">182-</text:span></text:span><text:span text:style-name="species"><text:span text:style-name="T638">NM_131157.1</text:span></text:span><text:span text:style-name="species"><text:span text:style-name="T382">-HspB5-</text:span></text:span><text:span text:style-name="species"><text:span text:style-name="T379">Danio</text:span></text:span><text:span text:style-name="species"><text:span text:style-name="T382">-</text:span></text:span><text:span text:style-name="species"><text:span text:style-name="T379">rerio</text:span></text:span><text:span text:style-name="species"><text:span text:style-name="T382">-Otomorpha</text:span></text:span></text:p>
      <text:p text:style-name="P245"><text:span text:style-name="species"><text:span text:style-name="T382">ATG</text:span></text:span><text:span text:style-name="species"><text:span text:style-name="T366">GAAATTTCTATCCAGCATCCCTGGTATCGCCGACCCTTGTTCCCAGGCTTCTTCCCT</text:span></text:span><text:span text:style-name="T797">TATCGAATTTTTGATCAGTATTTTGGAGAGCATCTATCTGACAGTGACCCTTTTTCACCTTTCTACACCATGTTTTACTATCGTCCTTATTTGTGGCGCTTTCCAAGCTGGTGGGACAGTGGCATGTCGGAGATGAGACAGGATAGAGATCGCTTTGTAATCAACCTGGATGTGAAGCACTTCTCTCCAGATGAACTGACTGTCAAGGTCAATGAGGATTTTATTGAGATTCATGGAAAACATGATGAACGGCAGGATGATCACGGCATAGTGGCGAGGGAGTTTTTCAGGAAGTACAAGATCCCTGCTGGTGTAGATCCAGGGGCCATCACCTCTTCTCTATCCTCTGACGGCGTGTTGACCATCAACACACTTCGCCATCAGCTGGACATCCTTGAACGCAGCATCCCTATCATCTGTGGAGAGAAACCACCAGCACAGAAA</text:span><text:span text:style-name="T759">TGA</text:span></text:p>
      <text:p text:style-name="P129"><text:soft-page-break/><text:span text:style-name="species"><text:span text:style-name="T387">&gt;</text:span></text:span><text:bookmark text:name="feature_XP_026887626.1_CDS_0"/><text:span text:style-name="species"><text:span text:style-name="T387">182c-</text:span></text:span><text:span text:style-name="species"><text:span text:style-name="T644">XM_027031825.1</text:span></text:span><text:span text:style-name="species"><text:span text:style-name="T387">-HspB5-</text:span></text:span><text:span text:style-name="species"><text:span text:style-name="T379">isoform</text:span></text:span><text:span text:style-name="species"><text:span text:style-name="T387">-</text:span></text:span><text:span text:style-name="species"><text:span text:style-name="T379">X1</text:span></text:span><text:span text:style-name="species"><text:span text:style-name="T387">-</text:span></text:span><text:span text:style-name="species"><text:span text:style-name="T379">Electrophorus</text:span></text:span><text:span text:style-name="species"><text:span text:style-name="T387">-</text:span></text:span><text:span text:style-name="species"><text:span text:style-name="T379">electricus</text:span></text:span><text:span text:style-name="species"><text:span text:style-name="T387">-Otomorpha</text:span></text:span></text:p>
      <text:p text:style-name="P246"><text:span text:style-name="species"><text:span text:style-name="T387">ATG</text:span></text:span><text:span text:style-name="species"><text:span text:style-name="T367">GACATTACGATTCAGCAGCCTTGGTTCCGCCGCTCCTTTTGGCCATCGTTCTTCCCC</text:span></text:span><text:span text:style-name="T797">AGCCGGATCTTTGAGCAGCACTTCGGGGAACATATCCCAGAGAGTGATGCGCTAACCCCCTACCCCTCGCTGTACTTCCCCCGATCTTCCTTCTTCCGCTGGCCCAGCTGGGTGGCAAGTGGGCTCTCAGAGATGAAAATGGAAAAGGACCATTTTATAGTTAATCTGGATGTGAAGCACTTTTCCCCTGAGGAGTTGGCAGTAAAAATCATTGGAGATTACATTGAGATTCATGCTAAACACGAGGACCGTCAGGATGACCATGGCTTTGTCTCGCGGGAGTTCCTCCGAAAGTACCGGCTCCCAGCTGGAGTGGACCCAGCCAAAGTCACCTCCTCACTCTCCTCGGATGGCGTGCTGACTGTCACAGCCCCCCGCAGCCCCTCTGAAGCCCCAGAACGCTCCATCCCCATCGCCCGGGAGGACAAGCCTGCCATCAAGAAG</text:span><text:span text:style-name="T759">TA</text:span><text:span text:style-name="T762">A</text:span></text:p>
      <text:p text:style-name="P128"><text:span text:style-name="species"><text:span text:style-name="T379">&gt;</text:span></text:span><text:span text:style-name="species"><text:span text:style-name="T384">182b-</text:span></text:span><text:span text:style-name="species"><text:span text:style-name="T604">ENSIPUT00000034725.1</text:span></text:span><text:span text:style-name="species"><text:span text:style-name="T383">-</text:span></text:span><text:span text:style-name="species"><text:span text:style-name="T323">Ictalurus</text:span></text:span><text:span text:style-name="species"><text:span text:style-name="T335">-</text:span></text:span><text:span text:style-name="species"><text:span text:style-name="T323">punctatus</text:span></text:span><text:span text:style-name="species"><text:span text:style-name="T335">-Otomorpha</text:span></text:span></text:p>
      <text:p text:style-name="P334"><text:span text:style-name="species"><text:span text:style-name="T604">ATG</text:span></text:span><text:span text:style-name="species"><text:span text:style-name="T689">GACATCGCCATCCAGCATCCTTGGTTCCGCCGCTCCTTCTGGACATCCTTCTTTCCCACCCGGATCTTTGACCAACATTTTGGGGAACACATTTCAGAGAGTGATGTGTTGGCACCCTACCCTTCGCTATACTTTCCACGCCCTTCCTTCTTTCGCTGGCCCAGCTGGGTGGACAGTGGGCTCTCAGAGATGAGATTGGAAAAAGACTGTTTTACCATCAATTTGGATATAAAGCACTTCGCACCCGAGGAACTGTCAGTAAAGATCAGCGGAGATTATATCCAAGTTCATGCCAAACATGAGGATCGCCAGGATGACCACGGTTTTGTCTCACGAGAGTTTCTCAGAAAATACCGTGTCCCATCTGGAGTGGACCCGGCCAGCATCACGTCATCTATCTCTTCTGACGGAGTCCTGACCATCACGGCACCTCGCAAGGCCTCTGATGCTCCCGAGCGCTTTATTTCTATCACTCGCGAAGACAAGCCTGCAGTGTCTGGCCCACAGAAGAAG</text:span></text:span><text:span text:style-name="species"><text:span text:style-name="T432">TAA</text:span></text:span></text:p>
      <text:p text:style-name="P130"><text:span text:style-name="species"><text:span text:style-name="T390">&gt;</text:span></text:span><text:bookmark text:name="feature_XP_026777652.1_CDS_0"/><text:span text:style-name="species"><text:span text:style-name="T390">182</text:span></text:span><text:span text:style-name="species"><text:span text:style-name="T391">e</text:span></text:span><text:span text:style-name="species"><text:span text:style-name="T390">-</text:span></text:span><text:span text:style-name="species"><text:span text:style-name="T646">XM_026921851.1</text:span></text:span><text:span text:style-name="species"><text:span text:style-name="T390">-HspB5</text:span></text:span><text:span text:style-name="species"><text:span text:style-name="T383">-like</text:span></text:span><text:span text:style-name="species"><text:span text:style-name="T390">-</text:span></text:span><text:span text:style-name="species"><text:span text:style-name="T383">Pangasianodon</text:span></text:span><text:span text:style-name="species"><text:span text:style-name="T390">-</text:span></text:span><text:span text:style-name="species"><text:span text:style-name="T383">hypophthalmus</text:span></text:span><text:span text:style-name="species"><text:span text:style-name="T390">-Otomorpha</text:span></text:span></text:p>
      <text:p text:style-name="P310"><text:span text:style-name="species"><text:span text:style-name="T646">ATG</text:span></text:span><text:span text:style-name="species"><text:span text:style-name="T690">GACATCGCCATCCAGCATCCTTGGTTCCGCCGCTCCTTCTGGCCATCCTTCTTTCCC</text:span></text:span><text:span text:style-name="T797">AGCCGGATCTTTGACCAACATTTCGGGGAACACATTTCAGAGAGTGATGTTTTGGCACCCTACCCTTCGCCATACTTTCCACGCCTTTCCTTCTTTCGCTGGCCAAGCTGGGTGGACAGTGGGCTCTCTGAGATGAAAATGGAAAAGGACCGTTTTACAATCAGTTTGGATATAAAGCACTTTGCACCTGAGGAACTGGCAGTAAAGATCTGTGGAGATTACATTGAAGTTCATGCCAAACATGAGGATCGCCAGGATGACCACGGGTTTGTCTCACGAGAGTTTCTCCGAAAATATCGTGTCCCAGCTGGAGTTGACCCAGCCAGTGTCACGTCATCTCTCTCTTCTGATGGCGTCCTGACCATCACGGCACCTCGCAAGCCCTCTGATGCCCCCGAGCGCTCTATTGCCATCACTCGTGATGACAAGTCTGGAGGGTCTGGCACACAGAAGAAG</text:span><text:span text:style-name="T759">TAA</text:span></text:p>
      <text:p text:style-name="P57"><text:span text:style-name="species"><text:span text:style-name="T622">&gt;</text:span></text:span><text:bookmark text:name="feature_XP_017555488.1_CDS_0"/><text:span text:style-name="species"><text:span text:style-name="T622">182a-XM_017699999.1-HspB5-</text:span></text:span><text:span text:style-name="species"><text:span text:style-name="T604">Pygocentrus</text:span></text:span><text:span text:style-name="species"><text:span text:style-name="T622">-</text:span></text:span><text:span text:style-name="species"><text:span text:style-name="T604">nattereri</text:span></text:span><text:span text:style-name="species"><text:span text:style-name="T622">-Otomorpha</text:span></text:span></text:p>
      <text:p text:style-name="P271"><text:span text:style-name="species"><text:span text:style-name="T622">ATG</text:span></text:span><text:span text:style-name="species"><text:span text:style-name="T465">GACATCGCCATCCAGCATCCCTGGTTCCGCCGCTCCTTCTGGCCATCTTTCTTCCCC</text:span></text:span><text:span text:style-name="T797">AGCCGGATCTTTGACCAGCACTTCGGGGAGCATATGCCAGAGAGCGACGTGTTGACCCCCTATCCCTCACTGTACTTTTCTCGACCTTCCTTCTTTCGCTGGCCCAGCTGGGTGGAGAGTGGGCTCTCAGAGATGAAAATGGAAAAGGACCGTTTTACCATCAACTTGGATGTAAAACACTTTGCACCTGAGGAGCTGGCCGTTAAGATCATCGGCGATTACATTGAGGTTCATGCTAAACATGAGGACCGTCAGGATGACCATGGATCCATCTCGCGAGAGTTCCTCCGAAAATACCGACTCCCTACTGGGGTCGACCCAGCCAGCATCACCTCTTCACTTTCCTCAGACAGCATCCTGATGGTGACGGCCCCTCGCAAGACCTCCGATGCTCCGGAGCGCCCCATTCCTATCACTCGGGAGGACAAGCCCGCTTTGTCTGGCCCACAAAAAAAG</text:span><text:span text:style-name="T759">TAA</text:span></text:p>
      <text:p text:style-name="P87"><text:span text:style-name="species"><text:span text:style-name="T662">&gt;</text:span></text:span><text:bookmark text:name="feature_XP_016346026.1_CDS_0"/><text:span text:style-name="species"><text:span text:style-name="T662">183-XM_016490540.1</text:span></text:span><text:span text:style-name="species"><text:span text:style-name="T640">-HspB5-</text:span></text:span><text:span text:style-name="species"><text:span text:style-name="T604">like</text:span></text:span><text:span text:style-name="species"><text:span text:style-name="T640">-</text:span></text:span><text:span text:style-name="species"><text:span text:style-name="T604">Sinocyclocheilus</text:span></text:span><text:span text:style-name="species"><text:span text:style-name="T640">-</text:span></text:span><text:span text:style-name="species"><text:span text:style-name="T604">anshuiensis</text:span></text:span><text:span text:style-name="species"><text:span text:style-name="T640">-Otomorpha</text:span></text:span></text:p>
      <text:p text:style-name="P289"><text:span text:style-name="species"><text:span text:style-name="T639">ATG</text:span></text:span><text:span text:style-name="species"><text:span text:style-name="T473">GACATCGCCATTCAGCATCCTTGGTTCCGTCGCTCCTTCTGGCCATCCTTCTTTCCC</text:span></text:span><text:span text:style-name="T797">AGCCGGATCTTTGACCAGCACTTTGGGGATCCCATCTCTGAGGCCGACATGATTCCCTCGCTGTACTACCCACGACCTTCCTTTTTCCGCCGGCCAAGCTGGGTGGACAGCGGCCTTTCTGAGATGAAAATGGAAAAGGACTGTTTCTCACTAAATATGGATGTTAAATACTTTAAACCAGAGGAGCTGTCAGTGAAAATCAATGGAGATTTCATTGAAATTCATGCCAAACATGAGGATCGTCAGGATGATCACGGTTTCGTCTCACGAGAGTTTCTAAGAAAATACCGTGTCCCTGCTGGTGTGGATCCAGCCTCTGTCACTTCCTCCCTGTCTTCTGATGGCGTTCTGTCAGTGACAGCCCCGCGCAAGCACACAGACGGCCCGGAGCGCTCCATTCCCATCACCTGTGATGACAAACCGGCCGTGGCTGGGTCTCAGAAGAAG</text:span><text:span text:style-name="T759">TAA</text:span></text:p>
      <text:p text:style-name="P94"><text:span text:style-name="species"><text:span text:style-name="T647">&gt;</text:span></text:span><text:bookmark text:name="feature_XP_016151430.1_CDS_0"/><text:span text:style-name="species"><text:span text:style-name="T647">183a-XM_016295944.1-HspB5</text:span></text:span><text:span text:style-name="species"><text:span text:style-name="T604">-like</text:span></text:span><text:span text:style-name="species"><text:span text:style-name="T647">-</text:span></text:span><text:span text:style-name="species"><text:span text:style-name="T604">Sinocyclocheilus</text:span></text:span><text:span text:style-name="species"><text:span text:style-name="T647">-</text:span></text:span><text:span text:style-name="species"><text:span text:style-name="T604">grahami</text:span></text:span><text:span text:style-name="species"><text:span text:style-name="T647">-Otomorpha</text:span></text:span></text:p>
      <text:p text:style-name="P291"><text:span text:style-name="species"><text:span text:style-name="T647">ATG</text:span></text:span><text:span text:style-name="species"><text:span text:style-name="T474">GACATCGCCATCCAGCATCCCTGGTTCCGGCGCTCCTTCTGGCCATCCCTCTTTCCC</text:span></text:span><text:span text:style-name="T797">AGCCGGATCTTTGAGCAGCACTTTGGGGACCCCATCTCTGAGGCCGAAATGATTCCCTCACTGTACTACCCACGACCTTCCTTTTTCCGCTGGCCAAGCTGGGTGGACAGCAGCCTTTCTGAGATGAAAATGGAAAAGGACCGTTTCTCCCTAAATCTGGATGTCAAACAATTTCAACCAGAGGAGCTGTCAGTGAAAATCAATGGGGATTTCATTGAAATTCACGCTAAACACGAGGATCGTCAGGACGATCACGGTTTTATCTCACGGGAGTTTCTAAGAAAATACCGTGTCCCTGCTGGTACGGATCCAGCCTCTGTCACTTCCTCCCTGTCTTCTGATGGCGTTCTGACCGTGACAGCCCCTCGCAAGCACACAGAGGGCCCGGAGCGCACCATTCCCATCACCCGTGAAGACAAGCCCGCCGTGGCTGGGTCTCAGAAGAAG</text:span><text:span text:style-name="T759">TAA</text:span></text:p>
      <text:p text:style-name="P46"><text:span text:style-name="species"><text:span text:style-name="T328">&gt;184-</text:span></text:span><text:span text:style-name="species"><text:span text:style-name="T437">XM_016518971.1</text:span></text:span><text:span text:style-name="species"><text:span text:style-name="T323">-</text:span></text:span><text:span text:style-name="species"><text:span text:style-name="T328">HspB5</text:span></text:span><text:span text:style-name="species"><text:span text:style-name="T323">-Sinocyclocheilus-rhinocerous-</text:span></text:span><text:span text:style-name="species"><text:span text:style-name="T328">Otomorpha</text:span></text:span></text:p>
      <text:p text:style-name="P203"><text:span text:style-name="species"><text:span text:style-name="T242">ATG</text:span></text:span><text:span text:style-name="species"><text:span text:style-name="T241">GAAATTTCTATCCAACATCCCT</text:span></text:span><text:span text:style-name="species"><text:span text:style-name="T316">GGTACCGCCGGCCCTGGTTCCCAGGCTACTTCCCT</text:span></text:span><text:span text:style-name="T797">TATCGAATTTATGACCAGTATTTCGGAGAGCACCTACCCGACAGTGACCTTTTTTCACCTTTCTACATGTTTTACTATCGACCTTATTTCTGGTGTTTTCCAAACTGGTGGGACAGTGGCATGTCAGAGATGAGAATGGATAGAGATCGGTTTGTTATCAACCTGGATGTGAAGCACTTCTCTCCAGACGAACTGATGGTCAAGATCAATGATGATTTTATTGAGATTTATGGGAAACATGACGAACGGCAGGATGAGCATGGTGCTGTGGCAAGGGAGTTTTACAGGAAGTACAAGATCCCCGCTGGTGTAGATCCAGGTGCCATCACTGCTTCTCTGTCCTCTGATGGTGTGCTGACCATCTGCACACTACGCCACATACTGGACATCCCTGAACGCAACATCTCCATCACCTGTGGAGAGAAGCCACCAGCGCAGAAG</text:span><text:span text:style-name="T766">TAA</text:span></text:p>
      <text:p text:style-name="P147"><text:span text:style-name="species"><text:span text:style-name="T344">&gt;185-</text:span></text:span><text:span text:style-name="species"><text:span text:style-name="T438">XM_027178619.1</text:span></text:span><text:span text:style-name="species"><text:span text:style-name="T344">-HspB5-</text:span></text:span><text:span text:style-name="species"><text:span text:style-name="T345">Tachysurus</text:span></text:span><text:span text:style-name="species"><text:span text:style-name="T344">-</text:span></text:span><text:span text:style-name="species"><text:span text:style-name="T345">fulvidraco</text:span></text:span><text:span text:style-name="species"><text:span text:style-name="T344">-Otomorpha</text:span></text:span></text:p>
      <text:p text:style-name="P213"><text:span text:style-name="species"><text:span text:style-name="T323">ATG</text:span></text:span><text:span text:style-name="species"><text:span text:style-name="T316">GACATCGCCATCCAGCATCCGTGGTTCCGCCGCTCCTTCTGGCCATCCTTCTTTCCC</text:span></text:span><text:span text:style-name="T797">AGCCGGATCTTTGATCAACATTTTGGGGAACACATCTCAGAGAGTGATGTGCTGGCTCCCTATCCTTCCCTATACTTCCCACGCCCTTCCTTCTTTCGCTGGCCCAGCTTCATGGATAGTGGGCTCTCTGAGATGAAGATGGAAAAGGACCGTTTTACCATCAGTTTGGATGTAAAGCACTTCTCACCTGAGGAACTGGTTGTAAAGGTCTGCGGAGATTACATTGAAGTTCATGCCAAACATGAGGATCGCCAGGATGACCATGGGTTTATCTCACGAGAATTCTCCCGAAAATACAGTGTCCCAGCTGGAGTGGACCCAGCCAACATCACATCATCTCTCTCTTCTGATGGTGTCCTGACCATCACGGCACCTCGCAAGCCCTCTGATGCCCAGGAGCGCTCTATTACCATTACCCGCGAAGATAAGTCTGCCGTGTCTGGCCAAAAGAAGAAG</text:span><text:span text:style-name="T759">TAA</text:span></text:p>
      <text:p text:style-name="P60"><text:span text:style-name="species"><text:span text:style-name="T396">&gt;190-</text:span></text:span><text:span text:style-name="species"><text:span text:style-name="T554">ENSAPOT00000005575.1-HspB5a-</text:span></text:span><text:span text:style-name="species"><text:span text:style-name="T396">Acanthochromis-polyacanthus</text:span></text:span><text:span text:style-name="species"><text:span text:style-name="T397">-Euteleosteomorpha</text:span></text:span></text:p>
      <text:p text:style-name="P194"><text:span text:style-name="species"><text:span text:style-name="T203">ATG</text:span></text:span><text:span text:style-name="species"><text:span text:style-name="T204">GATATCCCCATCCAGTACCCCTGGTACCGCCGGGCCTTTCCACATCGACTCTCTGACTTCTCCATGGCAGAACCTCTCACCGACTGGCCCATGATGTGGCCCTTCTCCTGGTCCTTCCCCTGGATGCGGTCTTCGTTCATGCGCTGGTTCAACTGGCCTGACAATGGACACAGTGAGATGCGCACAGAGAAGGATCGCTACGTCATTTATCTGGATGTGAAGCATTTCTCCCCTGAAGAGCTGAGTGTCAATGTTAGCGACGAGTTCATCACAATACATGCCAAACACGAAGAAAGACAGGATGATCATGGCTATGTGTCA</text:span></text:span><text:soft-page-break/><text:span text:style-name="species"><text:span text:style-name="T204">AGAGAGTTTCTGAGGAAGTACAGGCTTCCTTCTGGTGTGTCCGCAGCTGAGGTCAACTCCAGTCTGTCCTCTGATGGTGTGCTGACAATCACTGCACCTCGGTCAGCTCCTGGACCAGAGCGCAACATTCCCATTACCTGTGAAGATGGAGCACAGAAAAAA</text:span></text:span><text:span text:style-name="species"><text:span text:style-name="T191">TAA</text:span></text:span></text:p>
      <text:p text:style-name="P132"><text:span text:style-name="species"><text:span text:style-name="T330">&gt;</text:span></text:span><text:bookmark text:name="feature_XP_006642210.1_CDS_0"/><text:span text:style-name="species"><text:span text:style-name="T777">XM_006642147.2</text:span></text:span><text:span text:style-name="species"><text:span text:style-name="T323">-</text:span></text:span><text:span text:style-name="species"><text:span text:style-name="T330">HspB5-</text:span></text:span><text:span text:style-name="species"><text:span text:style-name="T323">Lepisosteus-oculatus-</text:span></text:span><text:span text:style-name="species"><text:span text:style-name="T330">Holostei</text:span></text:span></text:p>
      <text:p text:style-name="P241"><text:span text:style-name="species"><text:span text:style-name="T350">ATG</text:span></text:span><text:span text:style-name="species"><text:span text:style-name="T317">GACATCGCCATCCAGCGCCCCTGGTTTCGCCGCCCCCTCTTCTCCTCGTTGTTCCCC</text:span></text:span><text:span text:style-name="T797">GTCCGGATCTTTGAGCAGAACTTCGGGGAGCACATCCCAGAGAGCGAGCTGCTCGCCCCCTTCCCCCTGATGTACTGGCCCCGGGCCTCCTTCCGCGGTGCCAGCTGGATGGACGGCGGCCTGTCAGAGATGCGTCTGGACAAGGACAGGTTCGCAATCCACCTGGACGTCAAGCACTTCTCCCCCGAGGAGCTGTCCGTCAAGGTCAACGGCGACTTCATCGAGATCCGTGGGAAGCACGAGGACCGCCAGGATGAGCACGGCTATGTGTCTCGGGAGTTCCACAGGAAGTACAGGATCCCAGGAGGGGTCGAGCCGGGCTCCATCACCTCCTCGCTGTCCGCCGATGGCGTGCTGACGATCAGCGCCACGCGCAACCTGTCCGAAGTGGCCGAGCGCACCATCCCCATCACCCGCGACGACAAGCCCGCTGGGGCTGCGCCGCAGAAGAAG</text:span><text:span text:style-name="T741">TAG</text:span></text:p>
      <text:p text:style-name="P49"><text:span text:style-name="species"><text:span text:style-name="T330">&gt;</text:span></text:span><text:bookmark text:name="feature_XP_023669326.1_CDS_0"/><text:span text:style-name="species"><text:span text:style-name="T330">231b-</text:span></text:span><text:span text:style-name="species"><text:span text:style-name="T747">XM_023813558.1</text:span></text:span><text:span text:style-name="species"><text:span text:style-name="T323">-</text:span></text:span><text:span text:style-name="species"><text:span text:style-name="T330">HspB5-</text:span></text:span><text:span text:style-name="species"><text:span text:style-name="T323">isoform-X1-Paramormyrops-kingsleyae-</text:span></text:span><text:span text:style-name="species"><text:span text:style-name="T330">Osteoglossocephala</text:span></text:span></text:p>
      <text:p text:style-name="P238"><text:span text:style-name="species"><text:span text:style-name="T350">ATG</text:span></text:span><text:span text:style-name="species"><text:span text:style-name="T317">GACATCGCCATCCACCAGCCCTGGCCGCGCCGCTCATTCTTCTCCTCGTTCTTACCC</text:span></text:span><text:span text:style-name="T797">AGCCGGATCTTCGACCAGCATTTTGGGGAACCGGTGCCGGAGTCAGAGCTGCTGCCGCCGTTCCCCTCGCTGTACTACAGCAGGCCCTGGTTCCTGCGCCTCTTGAACTGGGGCGACACCGGCCTTTCGGAGACCTCCGTCACCTCTTTGCAGATGCGCATGGACAGGGATGGCTTCGTGATTAATCTGGACGTCAAGCACTTTTCCACGGAGGAGCTGTCAGTCAAGGTCAACGGCGAGTTCATCGAGGTCCGAGGGAAGCATGAAGAACGCCAGGACGACCACGGCTTTGTGTCGCGGGAGTTCGTCCGGAAATACAAGCTGCCGGCGGGAGTGGTGCCGAGCGTGGTCACCTCCTCGCTGTCCTCCGACGGCGTGCTGACCATCACGGCGCCCCGCAATCTGGACGACGTCCCGGAGCGCAACATCCCTATCACCCGAGACTACAAGCCTGCGGTGGCCTCATCACAGAAGAAG</text:span><text:span text:style-name="T741">TAG</text:span></text:p>
      <text:p text:style-name="P92"><text:span text:style-name="species"><text:span text:style-name="T336">&gt;</text:span></text:span><text:bookmark text:name="feature_XP_018610574.1_CDS_0"/><text:span text:style-name="species"><text:span text:style-name="T336">231</text:span></text:span><text:span text:style-name="species"><text:span text:style-name="T341">c</text:span></text:span><text:span text:style-name="species"><text:span text:style-name="T336">-XM_018755058.1-HspB5-</text:span></text:span><text:span text:style-name="species"><text:span text:style-name="T337">Scleropages</text:span></text:span><text:span text:style-name="species"><text:span text:style-name="T336">-</text:span></text:span><text:span text:style-name="species"><text:span text:style-name="T337">formosus</text:span></text:span><text:span text:style-name="species"><text:span text:style-name="T323">-</text:span></text:span><text:span text:style-name="species"><text:span text:style-name="T330">Osteoglossocephala</text:span></text:span></text:p>
      <text:p text:style-name="P214"><text:span text:style-name="species"><text:span text:style-name="T336">ATG</text:span></text:span><text:span text:style-name="species"><text:span text:style-name="T321">GACATTGCAATCCAGCAGCCTTGGTTCCGCCGCTCCTTCCTCTCTTCCTTCTTCCCC</text:span></text:span><text:span text:style-name="T797">AGCCGAATCTTCGACCAACACTTTGGCGAACACCTCTCGGAGAACGAGCTGCTCCCTCCCTACCCCTCCTTGTACTATTCCCGGCCCTGGCTCCTGCGCTTCCTGAATTGGGTGGACACCGGGCATTCTGAGATGCGCATGGACAGGGAACGCTTTGTGATTAATCTGGATGTCAAGCACTTTTCCCCAGAGGAGTTGACAGTCAAGGTCAACGGGGAGTTCATCGAAGTCCACGGAAAGCACGAGGACCGTCAGGATGACCACGGCTTTGTGTCGCGGGAGTTTGTTAGGAAGTACAAGATACCAGCAGGGGTAGTCCCAAGCGTCATCACTTCTTCTCTGTCTTCTGATGGCGTGCTGACCATCATGGCCCCCCGCAAGTTGGAGGACATCCCTGAGCGCACCATCCCCATCACTCGCGAAGATAAGCCTGCAGT</text:span><text:span text:style-name="T741">GTCTGCACTGCAGAAGAAG</text:span><text:span text:style-name="T759">TAG</text:span></text:p>
      <text:p text:style-name="P40"><text:span text:style-name="species"><text:span text:style-name="T607">&gt;</text:span></text:span><text:bookmark text:name="feature_XP_007909810.1_CDS_0"/><text:span text:style-name="species"><text:span text:style-name="T607">240-XM_007911619.1</text:span></text:span><text:span text:style-name="species"><text:span text:style-name="T604">-</text:span></text:span><text:span text:style-name="species"><text:span text:style-name="T607">HspB5-</text:span></text:span><text:span text:style-name="species"><text:span text:style-name="T604">Callorhinchus-milii</text:span></text:span><text:span text:style-name="species"><text:span text:style-name="T379">-Chondrichthyes</text:span></text:span></text:p>
      <text:p text:style-name="P253"><text:span text:style-name="species"><text:span text:style-name="T607">ATG</text:span></text:span><text:span text:style-name="species"><text:span text:style-name="T455">GACATCACAGTCCAGAGCCCATGGTTTCGTCGGCCCATTTTCTCCAGCTCCCCTTTC</text:span></text:span><text:span text:style-name="T767">CCCACACGTGTCTTCGATCAGCATTTTGGGGAACATGTAGATTCCGAGCTCTTTCCCGGCTTCTCCGCCCTCATCAACCCCTTCTACTGGAGATTCCCAACTCCCTTCTTCCGCCTGGCGAACTGGTTGGACTCAGGACTTTCCGAGCTAAGACTCGACAAGGATAAATTTAGCATTCATCTTGACGTGAAACAATTCACACCAGAAGATCTCCGAGTCAAGGTTCTGGGGGATTTCATTGAAGTTCAAGCCCAGCATGAAGAACGGCAGGATGAACACGGTTACGTTTCGAGAGAGTTCCACCGAAGGTACAAGGTGCCCGCTGGGGTCGACCCCGCTCTCATCACCTCCTCCCTGTCTGCTGATGGAGTGCTCACAGTCACCGGCCCCCGCAACATGTCTGACGTCCCGGAACGAGCGGTTCCCATCAGCCGTGAGGAAAAGCCAGCCCTATCCGGGCCTCAGAAGAAG</text:span><text:span text:style-name="T766">TAG</text:span></text:p>
      <text:p text:style-name="P39"><text:span text:style-name="species"><text:span text:style-name="T393">&gt;</text:span></text:span><text:bookmark text:name="feature_XP_020385941.1_CDS_0"/><text:span text:style-name="species"><text:span text:style-name="T393">241-</text:span></text:span><text:span text:style-name="species"><text:span text:style-name="T775">XM_020530352.1</text:span></text:span><text:span text:style-name="species"><text:span text:style-name="T392">-</text:span></text:span><text:span text:style-name="species"><text:span text:style-name="T393">HspB5-</text:span></text:span><text:span text:style-name="species"><text:span text:style-name="T392">Rhincodon-typus-</text:span></text:span><text:span text:style-name="species"><text:span text:style-name="T182">Chondrichthyes</text:span></text:span></text:p>
      <text:p text:style-name="P305"><text:span text:style-name="species"><text:span text:style-name="T412">ATG</text:span></text:span><text:span text:style-name="species"><text:span text:style-name="T369">GACATTGCAGTTCAGACTCCATGGCTACGGCGTTCCCTCCTGCCAAATTTCCTCTTC</text:span></text:span><text:span text:style-name="T797">CCCTCCCGTATCTATGATCAGCATTTTGGGGAAAACCTTGATCCTGACTTCTTCCCCTTCTACTGGCGAATGCCATCATCCTTGTTCAGGATGCCAAGCTGGGTACAATCTGGACTATCAGAGTTGAGACTGGACAAGGATAAATTTACTATTCACCTTGATGTTAAACATTTCACTCCTGAAGAAATCCGTGTGAAAGTTCTGGGTGACTTTGTTGAAGTACAAGCTCAGCATGAAGAGCGCCAGGATGAACATGGCTATGTTTCTAGAGAATTTCACCGGAAGTACAAGATTCCAACAGGAGTTGATCCAACTCTGATCACCAGCTCCCTGTCAGCAGATGGAGTACTTACAATTTGTGGTCCCAGGAAGCTGGCTGATGTTCCTGAGCGATCTGTGCCCATCAGCCGAGAGGAAAAGCCTGCAGTTGCTGGAGCTCAGCAAAAG</text:span><text:span text:style-name="T804">TAG</text:span></text:p>
      <text:p text:style-name="P3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Überschrift_20_1" style:display-name="Überschrift 1" style:family="paragraph" style:parent-style-name="Standard" style:default-outline-level="1" style:list-style-name="">
      <style:paragraph-properties fo:margin-top="0.1945in" fo:margin-bottom="0.1945in" loext:contextual-spacing="false"/>
      <style:text-properties fo:font-size="24pt" fo:font-weight="bold" style:font-size-asian="24pt" style:font-weight-asian="bold" style:font-size-complex="24pt" style:font-weight-complex="bold"/>
    </style:style>
    <style:style style:name="Überschrift_20_2" style:display-name="Überschrift 2" style:family="paragraph" style:parent-style-name="Standard" style:next-style-name="Standard" style:default-outline-level="2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Überschrift_20_3" style:display-name="Überschrift 3" style:family="paragraph" style:parent-style-name="Standard" style:next-style-name="Standard" style:default-outline-level="3" style:list-style-name="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Überschrift_20_4" style:display-name="Überschrift 4" style:family="paragraph" style:parent-style-name="Standard" style:next-style-name="Standard" style:default-outline-level="4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" style:family="paragraph" style:parent-style-name="Standard" style:next-style-name="Textkörper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körper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e" style:family="paragraph" style:parent-style-name="Textkörper" style:default-outline-level="">
      <style:text-properties style:font-name-complex="Arial1" style:font-family-complex="Arial" style:font-family-generic-complex="system" style:font-pitch-complex="variable"/>
    </style:style>
    <style:style style:name="Beschriftung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visible" style:family="paragraph" style:parent-style-name="Standard" style:default-outline-level="">
      <style:paragraph-properties fo:margin-top="0.1945in" fo:margin-bottom="0.1945in" loext:contextual-spacing="false"/>
    </style:style>
    <style:style style:name="Vorformatierter_20_Text" style:display-name="Vorformatierter Text" style:family="paragraph" style:parent-style-name="Standard" style:default-outline-level="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link" style:family="text">
      <style:text-properties fo:color="#0000ff" style:text-underline-style="solid" style:text-underline-width="auto" style:text-underline-color="font-color"/>
    </style:style>
    <style:style style:name="ff_5f_line" style:display-name="ff_line" style:family="text"/>
    <style:style style:name="Strong" style:family="text">
      <style:text-properties fo:font-weight="bold" style:font-weight-asian="bold" style:font-weight-complex="bold"/>
    </style:style>
    <style:style style:name="summary-subhead" style:family="text">
      <style:text-properties fo:font-size="12pt" style:font-size-asian="12pt" style:font-size-complex="12pt"/>
    </style:style>
    <style:style style:name="feat_5f_h" style:display-name="feat_h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eature" style:family="text" style:parent-style-name="Default_20_Paragraph_20_Font"/>
    <style:style style:name="adorn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pecies" style:family="text" style:parent-style-name="Default_20_Paragraph_20_Font"/>
    <style:style style:name="coltab-tab" style:family="text" style:parent-style-name="Default_20_Paragraph_20_Font"/>
    <style:style style:name="h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" style:display-name="ListLabel 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8" style:display-name="ListLabel 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9" style:display-name="ListLabel 9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0033cc" fo:background-color="#ffffff"/>
    </style:style>
    <style:style style:name="ListLabel_20_12" style:display-name="ListLabel 12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14" style:display-name="ListLabel 14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15" style:display-name="ListLabel 1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0" style:display-name="ListLabel 2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1" style:display-name="ListLabel 21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color="#0033cc" fo:background-color="#ffffff"/>
    </style:style>
    <style:style style:name="ListLabel_20_24" style:display-name="ListLabel 24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26" style:display-name="ListLabel 26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27" style:display-name="ListLabel 2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2" style:display-name="ListLabel 3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3" style:display-name="ListLabel 33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0033cc" fo:background-color="#ffffff"/>
    </style:style>
    <style:style style:name="ListLabel_20_36" style:display-name="ListLabel 36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38" style:display-name="ListLabel 38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9" style:display-name="ListLabel 3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4" style:display-name="ListLabel 4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5" style:display-name="ListLabel 45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33cc" fo:background-color="#ffffff"/>
    </style:style>
    <style:style style:name="ListLabel_20_48" style:display-name="ListLabel 48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50" style:display-name="ListLabel 50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51" style:display-name="ListLabel 5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6" style:display-name="ListLabel 5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7" style:display-name="ListLabel 57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fo:color="#0033cc" fo:background-color="#ffffff"/>
    </style:style>
    <style:style style:name="ListLabel_20_60" style:display-name="ListLabel 60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.8in" fo:margin-right="0.6984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1:16:00</meta:creation-date>
    <meta:initial-creator>Rainer Benndorf</meta:initial-creator>
    <dc:language>de-DE</dc:language>
    <dc:date>2019-01-07T13:11:01.277000000</dc:date>
    <meta:editing-cycles>526</meta:editing-cycles>
    <meta:editing-duration>P1DT6H8M54S</meta:editing-duration>
    <meta:generator>LibreOffice/6.1.3.2$Windows_X86_64 LibreOffice_project/86daf60bf00efa86ad547e59e09d6bb77c699acb</meta:generator>
    <dc:title>Neuropathy- and myopathy-associated mutations in human small heat shock proteins: Characteristics and evolutionary history of the mutation sites</dc:title>
    <dc:subject>Mutation Research-Reviews in Mutation Research, 761 (2014) 15-30. doi:10.1016/j.mrrev.2014.02.004</dc:subject>
    <meta:document-statistic meta:table-count="0" meta:image-count="0" meta:object-count="0" meta:page-count="17" meta:paragraph-count="300" meta:word-count="301" meta:character-count="87792" meta:non-whitespace-character-count="87791"/>
    <meta:user-defined meta:name="AppVersion">15.0000</meta:user-defined>
    <meta:user-defined meta:name="Company">NC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